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ico_w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date</text:p>
          </table:table-cell>
          <table:table-cell table:style-name="ce2" office:value-type="string" calcext:value-type="string">
            <text:p> {x: -10,y: 0}, </text:p>
          </table:table-cell>
          <table:table-cell table:style-name="ce1"/>
          <table:table-cell table:style-name="Default" office:value-type="string" calcext:value-type="string">
            <text:p>n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at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77.25" calcext:value-type="float">
            <text:p>477.25</text:p>
          </table:table-cell>
          <table:table-cell office:value-type="string" calcext:value-type="string">
            <text:p>2022-10-12 22:01:57</text:p>
          </table:table-cell>
          <table:table-cell/>
          <table:table-cell table:style-name="ce3" table:formula="of:=ROUND(([.E2]-[.$E$2])*86400)" office:value-type="float" office:value="0" calcext:value-type="float">
            <text:p>0</text:p>
          </table:table-cell>
          <table:table-cell table:formula="of:=&quot;{x:&quot;&amp;[.$G2]&amp;&quot;,y:&quot;&amp;[.B2]&amp;&quot;},&quot;" office:value-type="string" office:string-value="{x:0,y:42970.1}," calcext:value-type="string">
            <text:p>{x:0,y:42970.1},</text:p>
          </table:table-cell>
          <table:table-cell table:style-name="ce4" table:formula="of:=&quot;{x:&quot;&amp;[.$G2]&amp;&quot;,y:&quot;&amp;[.C2]&amp;&quot;},&quot;" office:value-type="string" office:string-value="{x:0,y:18616.2}," calcext:value-type="string">
            <text:p>{x:0,y:18616.2},</text:p>
          </table:table-cell>
          <table:table-cell table:style-name="ce4" table:formula="of:=&quot;{x:&quot;&amp;[.$G2]&amp;&quot;,y:&quot;&amp;[.D2]&amp;&quot;},&quot;" office:value-type="string" office:string-value="{x:0,y:477.25}," calcext:value-type="string">
            <text:p>{x:0,y:477.25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500.84" calcext:value-type="float">
            <text:p>500.84</text:p>
          </table:table-cell>
          <table:table-cell office:value-type="string" calcext:value-type="string">
            <text:p>2022-10-12 22:02:30</text:p>
          </table:table-cell>
          <table:table-cell/>
          <table:table-cell table:style-name="ce3" table:formula="of:=ROUND(([.E3]-[.$E$2])*86400)" office:value-type="float" office:value="33" calcext:value-type="float">
            <text:p>33</text:p>
          </table:table-cell>
          <table:table-cell table:formula="of:=&quot;{x:&quot;&amp;[.$G3]&amp;&quot;,y:&quot;&amp;[.B3]&amp;&quot;},&quot;" office:value-type="string" office:string-value="{x:33,y:42970.1}," calcext:value-type="string">
            <text:p>{x:33,y:42970.1},</text:p>
          </table:table-cell>
          <table:table-cell table:style-name="ce4" table:formula="of:=&quot;{x:&quot;&amp;[.$G3]&amp;&quot;,y:&quot;&amp;[.C3]&amp;&quot;},&quot;" office:value-type="string" office:string-value="{x:33,y:18616.2}," calcext:value-type="string">
            <text:p>{x:33,y:18616.2},</text:p>
          </table:table-cell>
          <table:table-cell table:style-name="ce4" table:formula="of:=&quot;{x:&quot;&amp;[.$G3]&amp;&quot;,y:&quot;&amp;[.D3]&amp;&quot;},&quot;" office:value-type="string" office:string-value="{x:33,y:500.84}," calcext:value-type="string">
            <text:p>{x:33,y:500.84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503.52" calcext:value-type="float">
            <text:p>503.52</text:p>
          </table:table-cell>
          <table:table-cell office:value-type="string" calcext:value-type="string">
            <text:p>2022-10-12 22:03:05</text:p>
          </table:table-cell>
          <table:table-cell/>
          <table:table-cell table:style-name="ce3" table:formula="of:=ROUND(([.E4]-[.$E$2])*86400)" office:value-type="float" office:value="68" calcext:value-type="float">
            <text:p>68</text:p>
          </table:table-cell>
          <table:table-cell table:formula="of:=&quot;{x:&quot;&amp;[.$G4]&amp;&quot;,y:&quot;&amp;[.B4]&amp;&quot;},&quot;" office:value-type="string" office:string-value="{x:68,y:42970.1}," calcext:value-type="string">
            <text:p>{x:68,y:42970.1},</text:p>
          </table:table-cell>
          <table:table-cell table:style-name="ce4" table:formula="of:=&quot;{x:&quot;&amp;[.$G4]&amp;&quot;,y:&quot;&amp;[.C4]&amp;&quot;},&quot;" office:value-type="string" office:string-value="{x:68,y:18616.2}," calcext:value-type="string">
            <text:p>{x:68,y:18616.2},</text:p>
          </table:table-cell>
          <table:table-cell table:style-name="ce4" table:formula="of:=&quot;{x:&quot;&amp;[.$G4]&amp;&quot;,y:&quot;&amp;[.D4]&amp;&quot;},&quot;" office:value-type="string" office:string-value="{x:68,y:503.52}," calcext:value-type="string">
            <text:p>{x:68,y:503.52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87.59" calcext:value-type="float">
            <text:p>487.59</text:p>
          </table:table-cell>
          <table:table-cell office:value-type="string" calcext:value-type="string">
            <text:p>2022-10-12 22:03:39</text:p>
          </table:table-cell>
          <table:table-cell/>
          <table:table-cell table:style-name="ce3" table:formula="of:=ROUND(([.E5]-[.$E$2])*86400)" office:value-type="float" office:value="102" calcext:value-type="float">
            <text:p>102</text:p>
          </table:table-cell>
          <table:table-cell table:formula="of:=&quot;{x:&quot;&amp;[.$G5]&amp;&quot;,y:&quot;&amp;[.B5]&amp;&quot;},&quot;" office:value-type="string" office:string-value="{x:102,y:42970.1}," calcext:value-type="string">
            <text:p>{x:102,y:42970.1},</text:p>
          </table:table-cell>
          <table:table-cell table:style-name="ce4" table:formula="of:=&quot;{x:&quot;&amp;[.$G5]&amp;&quot;,y:&quot;&amp;[.C5]&amp;&quot;},&quot;" office:value-type="string" office:string-value="{x:102,y:18616.2}," calcext:value-type="string">
            <text:p>{x:102,y:18616.2},</text:p>
          </table:table-cell>
          <table:table-cell table:style-name="ce4" table:formula="of:=&quot;{x:&quot;&amp;[.$G5]&amp;&quot;,y:&quot;&amp;[.D5]&amp;&quot;},&quot;" office:value-type="string" office:string-value="{x:102,y:487.59}," calcext:value-type="string">
            <text:p>{x:102,y:487.59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74.85" calcext:value-type="float">
            <text:p>474.85</text:p>
          </table:table-cell>
          <table:table-cell office:value-type="string" calcext:value-type="string">
            <text:p>2022-10-12 22:04:11</text:p>
          </table:table-cell>
          <table:table-cell/>
          <table:table-cell table:style-name="ce3" table:formula="of:=ROUND(([.E6]-[.$E$2])*86400)" office:value-type="float" office:value="134" calcext:value-type="float">
            <text:p>134</text:p>
          </table:table-cell>
          <table:table-cell table:formula="of:=&quot;{x:&quot;&amp;[.$G6]&amp;&quot;,y:&quot;&amp;[.B6]&amp;&quot;},&quot;" office:value-type="string" office:string-value="{x:134,y:42970.1}," calcext:value-type="string">
            <text:p>{x:134,y:42970.1},</text:p>
          </table:table-cell>
          <table:table-cell table:style-name="ce4" table:formula="of:=&quot;{x:&quot;&amp;[.$G6]&amp;&quot;,y:&quot;&amp;[.C6]&amp;&quot;},&quot;" office:value-type="string" office:string-value="{x:134,y:18616.2}," calcext:value-type="string">
            <text:p>{x:134,y:18616.2},</text:p>
          </table:table-cell>
          <table:table-cell table:style-name="ce4" table:formula="of:=&quot;{x:&quot;&amp;[.$G6]&amp;&quot;,y:&quot;&amp;[.D6]&amp;&quot;},&quot;" office:value-type="string" office:string-value="{x:134,y:474.85}," calcext:value-type="string">
            <text:p>{x:134,y:474.85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53.08" calcext:value-type="float">
            <text:p>453.08</text:p>
          </table:table-cell>
          <table:table-cell office:value-type="string" calcext:value-type="string">
            <text:p>2022-10-12 22:04:44</text:p>
          </table:table-cell>
          <table:table-cell/>
          <table:table-cell table:style-name="ce3" table:formula="of:=ROUND(([.E7]-[.$E$2])*86400)" office:value-type="float" office:value="167" calcext:value-type="float">
            <text:p>167</text:p>
          </table:table-cell>
          <table:table-cell table:formula="of:=&quot;{x:&quot;&amp;[.$G7]&amp;&quot;,y:&quot;&amp;[.B7]&amp;&quot;},&quot;" office:value-type="string" office:string-value="{x:167,y:42970.1}," calcext:value-type="string">
            <text:p>{x:167,y:42970.1},</text:p>
          </table:table-cell>
          <table:table-cell table:style-name="ce4" table:formula="of:=&quot;{x:&quot;&amp;[.$G7]&amp;&quot;,y:&quot;&amp;[.C7]&amp;&quot;},&quot;" office:value-type="string" office:string-value="{x:167,y:18616.2}," calcext:value-type="string">
            <text:p>{x:167,y:18616.2},</text:p>
          </table:table-cell>
          <table:table-cell table:style-name="ce4" table:formula="of:=&quot;{x:&quot;&amp;[.$G7]&amp;&quot;,y:&quot;&amp;[.D7]&amp;&quot;},&quot;" office:value-type="string" office:string-value="{x:167,y:453.08}," calcext:value-type="string">
            <text:p>{x:167,y:453.08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72.45" calcext:value-type="float">
            <text:p>472.45</text:p>
          </table:table-cell>
          <table:table-cell office:value-type="string" calcext:value-type="string">
            <text:p>2022-10-12 22:05:18</text:p>
          </table:table-cell>
          <table:table-cell/>
          <table:table-cell table:style-name="ce3" table:formula="of:=ROUND(([.E8]-[.$E$2])*86400)" office:value-type="float" office:value="201" calcext:value-type="float">
            <text:p>201</text:p>
          </table:table-cell>
          <table:table-cell table:formula="of:=&quot;{x:&quot;&amp;[.$G8]&amp;&quot;,y:&quot;&amp;[.B8]&amp;&quot;},&quot;" office:value-type="string" office:string-value="{x:201,y:42970.1}," calcext:value-type="string">
            <text:p>{x:201,y:42970.1},</text:p>
          </table:table-cell>
          <table:table-cell table:style-name="ce4" table:formula="of:=&quot;{x:&quot;&amp;[.$G8]&amp;&quot;,y:&quot;&amp;[.C8]&amp;&quot;},&quot;" office:value-type="string" office:string-value="{x:201,y:18616.2}," calcext:value-type="string">
            <text:p>{x:201,y:18616.2},</text:p>
          </table:table-cell>
          <table:table-cell table:style-name="ce4" table:formula="of:=&quot;{x:&quot;&amp;[.$G8]&amp;&quot;,y:&quot;&amp;[.D8]&amp;&quot;},&quot;" office:value-type="string" office:string-value="{x:201,y:472.45}," calcext:value-type="string">
            <text:p>{x:201,y:472.45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68.96" calcext:value-type="float">
            <text:p>468.96</text:p>
          </table:table-cell>
          <table:table-cell office:value-type="string" calcext:value-type="string">
            <text:p>2022-10-12 22:05:53</text:p>
          </table:table-cell>
          <table:table-cell/>
          <table:table-cell table:style-name="ce3" table:formula="of:=ROUND(([.E9]-[.$E$2])*86400)" office:value-type="float" office:value="236" calcext:value-type="float">
            <text:p>236</text:p>
          </table:table-cell>
          <table:table-cell table:formula="of:=&quot;{x:&quot;&amp;[.$G9]&amp;&quot;,y:&quot;&amp;[.B9]&amp;&quot;},&quot;" office:value-type="string" office:string-value="{x:236,y:42970.1}," calcext:value-type="string">
            <text:p>{x:236,y:42970.1},</text:p>
          </table:table-cell>
          <table:table-cell table:style-name="ce4" table:formula="of:=&quot;{x:&quot;&amp;[.$G9]&amp;&quot;,y:&quot;&amp;[.C9]&amp;&quot;},&quot;" office:value-type="string" office:string-value="{x:236,y:18616.2}," calcext:value-type="string">
            <text:p>{x:236,y:18616.2},</text:p>
          </table:table-cell>
          <table:table-cell table:style-name="ce4" table:formula="of:=&quot;{x:&quot;&amp;[.$G9]&amp;&quot;,y:&quot;&amp;[.D9]&amp;&quot;},&quot;" office:value-type="string" office:string-value="{x:236,y:468.96}," calcext:value-type="string">
            <text:p>{x:236,y:468.96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57.01" calcext:value-type="float">
            <text:p>457.01</text:p>
          </table:table-cell>
          <table:table-cell office:value-type="string" calcext:value-type="string">
            <text:p>2022-10-12 22:06:25</text:p>
          </table:table-cell>
          <table:table-cell/>
          <table:table-cell table:style-name="ce3" table:formula="of:=ROUND(([.E10]-[.$E$2])*86400)" office:value-type="float" office:value="268" calcext:value-type="float">
            <text:p>268</text:p>
          </table:table-cell>
          <table:table-cell table:formula="of:=&quot;{x:&quot;&amp;[.$G10]&amp;&quot;,y:&quot;&amp;[.B10]&amp;&quot;},&quot;" office:value-type="string" office:string-value="{x:268,y:42970.1}," calcext:value-type="string">
            <text:p>{x:268,y:42970.1},</text:p>
          </table:table-cell>
          <table:table-cell table:style-name="ce4" table:formula="of:=&quot;{x:&quot;&amp;[.$G10]&amp;&quot;,y:&quot;&amp;[.C10]&amp;&quot;},&quot;" office:value-type="string" office:string-value="{x:268,y:18616.2}," calcext:value-type="string">
            <text:p>{x:268,y:18616.2},</text:p>
          </table:table-cell>
          <table:table-cell table:style-name="ce4" table:formula="of:=&quot;{x:&quot;&amp;[.$G10]&amp;&quot;,y:&quot;&amp;[.D10]&amp;&quot;},&quot;" office:value-type="string" office:string-value="{x:268,y:457.01}," calcext:value-type="string">
            <text:p>{x:268,y:457.01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62.47" calcext:value-type="float">
            <text:p>462.47</text:p>
          </table:table-cell>
          <table:table-cell office:value-type="string" calcext:value-type="string">
            <text:p>2022-10-12 22:06:58</text:p>
          </table:table-cell>
          <table:table-cell/>
          <table:table-cell table:style-name="ce3" table:formula="of:=ROUND(([.E11]-[.$E$2])*86400)" office:value-type="float" office:value="301" calcext:value-type="float">
            <text:p>301</text:p>
          </table:table-cell>
          <table:table-cell table:formula="of:=&quot;{x:&quot;&amp;[.$G11]&amp;&quot;,y:&quot;&amp;[.B11]&amp;&quot;},&quot;" office:value-type="string" office:string-value="{x:301,y:42970.1}," calcext:value-type="string">
            <text:p>{x:301,y:42970.1},</text:p>
          </table:table-cell>
          <table:table-cell table:style-name="ce4" table:formula="of:=&quot;{x:&quot;&amp;[.$G11]&amp;&quot;,y:&quot;&amp;[.C11]&amp;&quot;},&quot;" office:value-type="string" office:string-value="{x:301,y:18616.2}," calcext:value-type="string">
            <text:p>{x:301,y:18616.2},</text:p>
          </table:table-cell>
          <table:table-cell table:style-name="ce4" table:formula="of:=&quot;{x:&quot;&amp;[.$G11]&amp;&quot;,y:&quot;&amp;[.D11]&amp;&quot;},&quot;" office:value-type="string" office:string-value="{x:301,y:462.47}," calcext:value-type="string">
            <text:p>{x:301,y:462.47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5.38" calcext:value-type="float">
            <text:p>425.38</text:p>
          </table:table-cell>
          <table:table-cell office:value-type="string" calcext:value-type="string">
            <text:p>2022-10-12 22:07:32</text:p>
          </table:table-cell>
          <table:table-cell/>
          <table:table-cell table:style-name="ce3" table:formula="of:=ROUND(([.E12]-[.$E$2])*86400)" office:value-type="float" office:value="335" calcext:value-type="float">
            <text:p>335</text:p>
          </table:table-cell>
          <table:table-cell table:formula="of:=&quot;{x:&quot;&amp;[.$G12]&amp;&quot;,y:&quot;&amp;[.B12]&amp;&quot;},&quot;" office:value-type="string" office:string-value="{x:335,y:42970.1}," calcext:value-type="string">
            <text:p>{x:335,y:42970.1},</text:p>
          </table:table-cell>
          <table:table-cell table:style-name="ce4" table:formula="of:=&quot;{x:&quot;&amp;[.$G12]&amp;&quot;,y:&quot;&amp;[.C12]&amp;&quot;},&quot;" office:value-type="string" office:string-value="{x:335,y:18616.2}," calcext:value-type="string">
            <text:p>{x:335,y:18616.2},</text:p>
          </table:table-cell>
          <table:table-cell table:style-name="ce4" table:formula="of:=&quot;{x:&quot;&amp;[.$G12]&amp;&quot;,y:&quot;&amp;[.D12]&amp;&quot;},&quot;" office:value-type="string" office:string-value="{x:335,y:425.38}," calcext:value-type="string">
            <text:p>{x:335,y:425.38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9.96" calcext:value-type="float">
            <text:p>439.96</text:p>
          </table:table-cell>
          <table:table-cell office:value-type="string" calcext:value-type="string">
            <text:p>2022-10-12 22:08:07</text:p>
          </table:table-cell>
          <table:table-cell/>
          <table:table-cell table:style-name="ce3" table:formula="of:=ROUND(([.E13]-[.$E$2])*86400)" office:value-type="float" office:value="370" calcext:value-type="float">
            <text:p>370</text:p>
          </table:table-cell>
          <table:table-cell table:formula="of:=&quot;{x:&quot;&amp;[.$G13]&amp;&quot;,y:&quot;&amp;[.B13]&amp;&quot;},&quot;" office:value-type="string" office:string-value="{x:370,y:42970.1}," calcext:value-type="string">
            <text:p>{x:370,y:42970.1},</text:p>
          </table:table-cell>
          <table:table-cell table:style-name="ce4" table:formula="of:=&quot;{x:&quot;&amp;[.$G13]&amp;&quot;,y:&quot;&amp;[.C13]&amp;&quot;},&quot;" office:value-type="string" office:string-value="{x:370,y:18616.2}," calcext:value-type="string">
            <text:p>{x:370,y:18616.2},</text:p>
          </table:table-cell>
          <table:table-cell table:style-name="ce4" table:formula="of:=&quot;{x:&quot;&amp;[.$G13]&amp;&quot;,y:&quot;&amp;[.D13]&amp;&quot;},&quot;" office:value-type="string" office:string-value="{x:370,y:439.96}," calcext:value-type="string">
            <text:p>{x:370,y:439.96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43.63" calcext:value-type="float">
            <text:p>443.63</text:p>
          </table:table-cell>
          <table:table-cell office:value-type="string" calcext:value-type="string">
            <text:p>2022-10-12 22:08:40</text:p>
          </table:table-cell>
          <table:table-cell/>
          <table:table-cell table:style-name="ce3" table:formula="of:=ROUND(([.E14]-[.$E$2])*86400)" office:value-type="float" office:value="403" calcext:value-type="float">
            <text:p>403</text:p>
          </table:table-cell>
          <table:table-cell table:formula="of:=&quot;{x:&quot;&amp;[.$G14]&amp;&quot;,y:&quot;&amp;[.B14]&amp;&quot;},&quot;" office:value-type="string" office:string-value="{x:403,y:42970.1}," calcext:value-type="string">
            <text:p>{x:403,y:42970.1},</text:p>
          </table:table-cell>
          <table:table-cell table:style-name="ce4" table:formula="of:=&quot;{x:&quot;&amp;[.$G14]&amp;&quot;,y:&quot;&amp;[.C14]&amp;&quot;},&quot;" office:value-type="string" office:string-value="{x:403,y:18616.2}," calcext:value-type="string">
            <text:p>{x:403,y:18616.2},</text:p>
          </table:table-cell>
          <table:table-cell table:style-name="ce4" table:formula="of:=&quot;{x:&quot;&amp;[.$G14]&amp;&quot;,y:&quot;&amp;[.D14]&amp;&quot;},&quot;" office:value-type="string" office:string-value="{x:403,y:443.63}," calcext:value-type="string">
            <text:p>{x:403,y:443.63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59.42" calcext:value-type="float">
            <text:p>459.42</text:p>
          </table:table-cell>
          <table:table-cell office:value-type="string" calcext:value-type="string">
            <text:p>2022-10-12 22:09:13</text:p>
          </table:table-cell>
          <table:table-cell/>
          <table:table-cell table:style-name="ce3" table:formula="of:=ROUND(([.E15]-[.$E$2])*86400)" office:value-type="float" office:value="436" calcext:value-type="float">
            <text:p>436</text:p>
          </table:table-cell>
          <table:table-cell table:formula="of:=&quot;{x:&quot;&amp;[.$G15]&amp;&quot;,y:&quot;&amp;[.B15]&amp;&quot;},&quot;" office:value-type="string" office:string-value="{x:436,y:42970.1}," calcext:value-type="string">
            <text:p>{x:436,y:42970.1},</text:p>
          </table:table-cell>
          <table:table-cell table:style-name="ce4" table:formula="of:=&quot;{x:&quot;&amp;[.$G15]&amp;&quot;,y:&quot;&amp;[.C15]&amp;&quot;},&quot;" office:value-type="string" office:string-value="{x:436,y:18616.2}," calcext:value-type="string">
            <text:p>{x:436,y:18616.2},</text:p>
          </table:table-cell>
          <table:table-cell table:style-name="ce4" table:formula="of:=&quot;{x:&quot;&amp;[.$G15]&amp;&quot;,y:&quot;&amp;[.D15]&amp;&quot;},&quot;" office:value-type="string" office:string-value="{x:436,y:459.42}," calcext:value-type="string">
            <text:p>{x:436,y:459.42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56.25" calcext:value-type="float">
            <text:p>456.25</text:p>
          </table:table-cell>
          <table:table-cell office:value-type="string" calcext:value-type="string">
            <text:p>2022-10-12 22:09:47</text:p>
          </table:table-cell>
          <table:table-cell/>
          <table:table-cell table:style-name="ce3" table:formula="of:=ROUND(([.E16]-[.$E$2])*86400)" office:value-type="float" office:value="470" calcext:value-type="float">
            <text:p>470</text:p>
          </table:table-cell>
          <table:table-cell table:formula="of:=&quot;{x:&quot;&amp;[.$G16]&amp;&quot;,y:&quot;&amp;[.B16]&amp;&quot;},&quot;" office:value-type="string" office:string-value="{x:470,y:42970.1}," calcext:value-type="string">
            <text:p>{x:470,y:42970.1},</text:p>
          </table:table-cell>
          <table:table-cell table:style-name="ce4" table:formula="of:=&quot;{x:&quot;&amp;[.$G16]&amp;&quot;,y:&quot;&amp;[.C16]&amp;&quot;},&quot;" office:value-type="string" office:string-value="{x:470,y:18616.2}," calcext:value-type="string">
            <text:p>{x:470,y:18616.2},</text:p>
          </table:table-cell>
          <table:table-cell table:style-name="ce4" table:formula="of:=&quot;{x:&quot;&amp;[.$G16]&amp;&quot;,y:&quot;&amp;[.D16]&amp;&quot;},&quot;" office:value-type="string" office:string-value="{x:470,y:456.25}," calcext:value-type="string">
            <text:p>{x:470,y:456.25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2.46" calcext:value-type="float">
            <text:p>422.46</text:p>
          </table:table-cell>
          <table:table-cell office:value-type="string" calcext:value-type="string">
            <text:p>2022-10-12 22:10:20</text:p>
          </table:table-cell>
          <table:table-cell/>
          <table:table-cell table:style-name="ce3" table:formula="of:=ROUND(([.E17]-[.$E$2])*86400)" office:value-type="float" office:value="503" calcext:value-type="float">
            <text:p>503</text:p>
          </table:table-cell>
          <table:table-cell table:formula="of:=&quot;{x:&quot;&amp;[.$G17]&amp;&quot;,y:&quot;&amp;[.B17]&amp;&quot;},&quot;" office:value-type="string" office:string-value="{x:503,y:42970.1}," calcext:value-type="string">
            <text:p>{x:503,y:42970.1},</text:p>
          </table:table-cell>
          <table:table-cell table:style-name="ce4" table:formula="of:=&quot;{x:&quot;&amp;[.$G17]&amp;&quot;,y:&quot;&amp;[.C17]&amp;&quot;},&quot;" office:value-type="string" office:string-value="{x:503,y:18616.2}," calcext:value-type="string">
            <text:p>{x:503,y:18616.2},</text:p>
          </table:table-cell>
          <table:table-cell table:style-name="ce4" table:formula="of:=&quot;{x:&quot;&amp;[.$G17]&amp;&quot;,y:&quot;&amp;[.D17]&amp;&quot;},&quot;" office:value-type="string" office:string-value="{x:503,y:422.46}," calcext:value-type="string">
            <text:p>{x:503,y:422.46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1.78" calcext:value-type="float">
            <text:p>421.78</text:p>
          </table:table-cell>
          <table:table-cell office:value-type="string" calcext:value-type="string">
            <text:p>2022-10-12 22:10:53</text:p>
          </table:table-cell>
          <table:table-cell/>
          <table:table-cell table:style-name="ce3" table:formula="of:=ROUND(([.E18]-[.$E$2])*86400)" office:value-type="float" office:value="536" calcext:value-type="float">
            <text:p>536</text:p>
          </table:table-cell>
          <table:table-cell table:formula="of:=&quot;{x:&quot;&amp;[.$G18]&amp;&quot;,y:&quot;&amp;[.B18]&amp;&quot;},&quot;" office:value-type="string" office:string-value="{x:536,y:42970.1}," calcext:value-type="string">
            <text:p>{x:536,y:42970.1},</text:p>
          </table:table-cell>
          <table:table-cell table:style-name="ce4" table:formula="of:=&quot;{x:&quot;&amp;[.$G18]&amp;&quot;,y:&quot;&amp;[.C18]&amp;&quot;},&quot;" office:value-type="string" office:string-value="{x:536,y:18616.2}," calcext:value-type="string">
            <text:p>{x:536,y:18616.2},</text:p>
          </table:table-cell>
          <table:table-cell table:style-name="ce4" table:formula="of:=&quot;{x:&quot;&amp;[.$G18]&amp;&quot;,y:&quot;&amp;[.D18]&amp;&quot;},&quot;" office:value-type="string" office:string-value="{x:536,y:421.78}," calcext:value-type="string">
            <text:p>{x:536,y:421.78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45.47" calcext:value-type="float">
            <text:p>445.47</text:p>
          </table:table-cell>
          <table:table-cell office:value-type="string" calcext:value-type="string">
            <text:p>2022-10-12 22:11:27</text:p>
          </table:table-cell>
          <table:table-cell/>
          <table:table-cell table:style-name="ce3" table:formula="of:=ROUND(([.E19]-[.$E$2])*86400)" office:value-type="float" office:value="570" calcext:value-type="float">
            <text:p>570</text:p>
          </table:table-cell>
          <table:table-cell table:formula="of:=&quot;{x:&quot;&amp;[.$G19]&amp;&quot;,y:&quot;&amp;[.B19]&amp;&quot;},&quot;" office:value-type="string" office:string-value="{x:570,y:42970.1}," calcext:value-type="string">
            <text:p>{x:570,y:42970.1},</text:p>
          </table:table-cell>
          <table:table-cell table:style-name="ce4" table:formula="of:=&quot;{x:&quot;&amp;[.$G19]&amp;&quot;,y:&quot;&amp;[.C19]&amp;&quot;},&quot;" office:value-type="string" office:string-value="{x:570,y:18616.2}," calcext:value-type="string">
            <text:p>{x:570,y:18616.2},</text:p>
          </table:table-cell>
          <table:table-cell table:style-name="ce4" table:formula="of:=&quot;{x:&quot;&amp;[.$G19]&amp;&quot;,y:&quot;&amp;[.D19]&amp;&quot;},&quot;" office:value-type="string" office:string-value="{x:570,y:445.47}," calcext:value-type="string">
            <text:p>{x:570,y:445.47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0.89" calcext:value-type="float">
            <text:p>430.89</text:p>
          </table:table-cell>
          <table:table-cell office:value-type="string" calcext:value-type="string">
            <text:p>2022-10-12 22:12:01</text:p>
          </table:table-cell>
          <table:table-cell/>
          <table:table-cell table:style-name="ce3" table:formula="of:=ROUND(([.E20]-[.$E$2])*86400)" office:value-type="float" office:value="604" calcext:value-type="float">
            <text:p>604</text:p>
          </table:table-cell>
          <table:table-cell table:formula="of:=&quot;{x:&quot;&amp;[.$G20]&amp;&quot;,y:&quot;&amp;[.B20]&amp;&quot;},&quot;" office:value-type="string" office:string-value="{x:604,y:42970.1}," calcext:value-type="string">
            <text:p>{x:604,y:42970.1},</text:p>
          </table:table-cell>
          <table:table-cell table:style-name="ce4" table:formula="of:=&quot;{x:&quot;&amp;[.$G20]&amp;&quot;,y:&quot;&amp;[.C20]&amp;&quot;},&quot;" office:value-type="string" office:string-value="{x:604,y:18616.2}," calcext:value-type="string">
            <text:p>{x:604,y:18616.2},</text:p>
          </table:table-cell>
          <table:table-cell table:style-name="ce4" table:formula="of:=&quot;{x:&quot;&amp;[.$G20]&amp;&quot;,y:&quot;&amp;[.D20]&amp;&quot;},&quot;" office:value-type="string" office:string-value="{x:604,y:430.89}," calcext:value-type="string">
            <text:p>{x:604,y:430.89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45.47" calcext:value-type="float">
            <text:p>445.47</text:p>
          </table:table-cell>
          <table:table-cell office:value-type="string" calcext:value-type="string">
            <text:p>2022-10-12 22:12:34</text:p>
          </table:table-cell>
          <table:table-cell/>
          <table:table-cell table:style-name="ce3" table:formula="of:=ROUND(([.E21]-[.$E$2])*86400)" office:value-type="float" office:value="637" calcext:value-type="float">
            <text:p>637</text:p>
          </table:table-cell>
          <table:table-cell table:formula="of:=&quot;{x:&quot;&amp;[.$G21]&amp;&quot;,y:&quot;&amp;[.B21]&amp;&quot;},&quot;" office:value-type="string" office:string-value="{x:637,y:42970.1}," calcext:value-type="string">
            <text:p>{x:637,y:42970.1},</text:p>
          </table:table-cell>
          <table:table-cell table:style-name="ce4" table:formula="of:=&quot;{x:&quot;&amp;[.$G21]&amp;&quot;,y:&quot;&amp;[.C21]&amp;&quot;},&quot;" office:value-type="string" office:string-value="{x:637,y:18616.2}," calcext:value-type="string">
            <text:p>{x:637,y:18616.2},</text:p>
          </table:table-cell>
          <table:table-cell table:style-name="ce4" table:formula="of:=&quot;{x:&quot;&amp;[.$G21]&amp;&quot;,y:&quot;&amp;[.D21]&amp;&quot;},&quot;" office:value-type="string" office:string-value="{x:637,y:445.47}," calcext:value-type="string">
            <text:p>{x:637,y:445.47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16" calcext:value-type="float">
            <text:p>404.16</text:p>
          </table:table-cell>
          <table:table-cell office:value-type="string" calcext:value-type="string">
            <text:p>2022-10-12 22:13:07</text:p>
          </table:table-cell>
          <table:table-cell/>
          <table:table-cell table:style-name="ce3" table:formula="of:=ROUND(([.E22]-[.$E$2])*86400)" office:value-type="float" office:value="670" calcext:value-type="float">
            <text:p>670</text:p>
          </table:table-cell>
          <table:table-cell table:formula="of:=&quot;{x:&quot;&amp;[.$G22]&amp;&quot;,y:&quot;&amp;[.B22]&amp;&quot;},&quot;" office:value-type="string" office:string-value="{x:670,y:42970.1}," calcext:value-type="string">
            <text:p>{x:670,y:42970.1},</text:p>
          </table:table-cell>
          <table:table-cell table:style-name="ce4" table:formula="of:=&quot;{x:&quot;&amp;[.$G22]&amp;&quot;,y:&quot;&amp;[.C22]&amp;&quot;},&quot;" office:value-type="string" office:string-value="{x:670,y:18616.2}," calcext:value-type="string">
            <text:p>{x:670,y:18616.2},</text:p>
          </table:table-cell>
          <table:table-cell table:style-name="ce4" table:formula="of:=&quot;{x:&quot;&amp;[.$G22]&amp;&quot;,y:&quot;&amp;[.D22]&amp;&quot;},&quot;" office:value-type="string" office:string-value="{x:670,y:404.16}," calcext:value-type="string">
            <text:p>{x:670,y:404.16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9.88" calcext:value-type="float">
            <text:p>379.88</text:p>
          </table:table-cell>
          <table:table-cell office:value-type="string" calcext:value-type="string">
            <text:p>2022-10-12 22:13:41</text:p>
          </table:table-cell>
          <table:table-cell/>
          <table:table-cell table:style-name="ce3" table:formula="of:=ROUND(([.E23]-[.$E$2])*86400)" office:value-type="float" office:value="704" calcext:value-type="float">
            <text:p>704</text:p>
          </table:table-cell>
          <table:table-cell table:formula="of:=&quot;{x:&quot;&amp;[.$G23]&amp;&quot;,y:&quot;&amp;[.B23]&amp;&quot;},&quot;" office:value-type="string" office:string-value="{x:704,y:42970.1}," calcext:value-type="string">
            <text:p>{x:704,y:42970.1},</text:p>
          </table:table-cell>
          <table:table-cell table:style-name="ce4" table:formula="of:=&quot;{x:&quot;&amp;[.$G23]&amp;&quot;,y:&quot;&amp;[.C23]&amp;&quot;},&quot;" office:value-type="string" office:string-value="{x:704,y:18616.2}," calcext:value-type="string">
            <text:p>{x:704,y:18616.2},</text:p>
          </table:table-cell>
          <table:table-cell table:style-name="ce4" table:formula="of:=&quot;{x:&quot;&amp;[.$G23]&amp;&quot;,y:&quot;&amp;[.D23]&amp;&quot;},&quot;" office:value-type="string" office:string-value="{x:704,y:379.88}," calcext:value-type="string">
            <text:p>{x:704,y:379.88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5.02" calcext:value-type="float">
            <text:p>375.02</text:p>
          </table:table-cell>
          <table:table-cell office:value-type="string" calcext:value-type="string">
            <text:p>2022-10-12 22:14:15</text:p>
          </table:table-cell>
          <table:table-cell/>
          <table:table-cell table:style-name="ce3" table:formula="of:=ROUND(([.E24]-[.$E$2])*86400)" office:value-type="float" office:value="738" calcext:value-type="float">
            <text:p>738</text:p>
          </table:table-cell>
          <table:table-cell table:formula="of:=&quot;{x:&quot;&amp;[.$G24]&amp;&quot;,y:&quot;&amp;[.B24]&amp;&quot;},&quot;" office:value-type="string" office:string-value="{x:738,y:42970.1}," calcext:value-type="string">
            <text:p>{x:738,y:42970.1},</text:p>
          </table:table-cell>
          <table:table-cell table:style-name="ce4" table:formula="of:=&quot;{x:&quot;&amp;[.$G24]&amp;&quot;,y:&quot;&amp;[.C24]&amp;&quot;},&quot;" office:value-type="string" office:string-value="{x:738,y:18616.2}," calcext:value-type="string">
            <text:p>{x:738,y:18616.2},</text:p>
          </table:table-cell>
          <table:table-cell table:style-name="ce4" table:formula="of:=&quot;{x:&quot;&amp;[.$G24]&amp;&quot;,y:&quot;&amp;[.D24]&amp;&quot;},&quot;" office:value-type="string" office:string-value="{x:738,y:375.02}," calcext:value-type="string">
            <text:p>{x:738,y:375.02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85.25" calcext:value-type="float">
            <text:p>385.25</text:p>
          </table:table-cell>
          <table:table-cell office:value-type="string" calcext:value-type="string">
            <text:p>2022-10-12 22:14:48</text:p>
          </table:table-cell>
          <table:table-cell/>
          <table:table-cell table:style-name="ce3" table:formula="of:=ROUND(([.E25]-[.$E$2])*86400)" office:value-type="float" office:value="771" calcext:value-type="float">
            <text:p>771</text:p>
          </table:table-cell>
          <table:table-cell table:formula="of:=&quot;{x:&quot;&amp;[.$G25]&amp;&quot;,y:&quot;&amp;[.B25]&amp;&quot;},&quot;" office:value-type="string" office:string-value="{x:771,y:42970.1}," calcext:value-type="string">
            <text:p>{x:771,y:42970.1},</text:p>
          </table:table-cell>
          <table:table-cell table:style-name="ce4" table:formula="of:=&quot;{x:&quot;&amp;[.$G25]&amp;&quot;,y:&quot;&amp;[.C25]&amp;&quot;},&quot;" office:value-type="string" office:string-value="{x:771,y:18616.2}," calcext:value-type="string">
            <text:p>{x:771,y:18616.2},</text:p>
          </table:table-cell>
          <table:table-cell table:style-name="ce4" table:formula="of:=&quot;{x:&quot;&amp;[.$G25]&amp;&quot;,y:&quot;&amp;[.D25]&amp;&quot;},&quot;" office:value-type="string" office:string-value="{x:771,y:385.25}," calcext:value-type="string">
            <text:p>{x:771,y:385.25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6.57" calcext:value-type="float">
            <text:p>426.57</text:p>
          </table:table-cell>
          <table:table-cell office:value-type="string" calcext:value-type="string">
            <text:p>2022-10-12 22:15:21</text:p>
          </table:table-cell>
          <table:table-cell/>
          <table:table-cell table:style-name="ce3" table:formula="of:=ROUND(([.E26]-[.$E$2])*86400)" office:value-type="float" office:value="804" calcext:value-type="float">
            <text:p>804</text:p>
          </table:table-cell>
          <table:table-cell table:formula="of:=&quot;{x:&quot;&amp;[.$G26]&amp;&quot;,y:&quot;&amp;[.B26]&amp;&quot;},&quot;" office:value-type="string" office:string-value="{x:804,y:42970.1}," calcext:value-type="string">
            <text:p>{x:804,y:42970.1},</text:p>
          </table:table-cell>
          <table:table-cell table:style-name="ce4" table:formula="of:=&quot;{x:&quot;&amp;[.$G26]&amp;&quot;,y:&quot;&amp;[.C26]&amp;&quot;},&quot;" office:value-type="string" office:string-value="{x:804,y:18616.2}," calcext:value-type="string">
            <text:p>{x:804,y:18616.2},</text:p>
          </table:table-cell>
          <table:table-cell table:style-name="ce4" table:formula="of:=&quot;{x:&quot;&amp;[.$G26]&amp;&quot;,y:&quot;&amp;[.D26]&amp;&quot;},&quot;" office:value-type="string" office:string-value="{x:804,y:426.57}," calcext:value-type="string">
            <text:p>{x:804,y:426.57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9.28" calcext:value-type="float">
            <text:p>419.28</text:p>
          </table:table-cell>
          <table:table-cell office:value-type="string" calcext:value-type="string">
            <text:p>2022-10-12 22:15:54</text:p>
          </table:table-cell>
          <table:table-cell/>
          <table:table-cell table:style-name="ce3" table:formula="of:=ROUND(([.E27]-[.$E$2])*86400)" office:value-type="float" office:value="837" calcext:value-type="float">
            <text:p>837</text:p>
          </table:table-cell>
          <table:table-cell table:formula="of:=&quot;{x:&quot;&amp;[.$G27]&amp;&quot;,y:&quot;&amp;[.B27]&amp;&quot;},&quot;" office:value-type="string" office:string-value="{x:837,y:42970.1}," calcext:value-type="string">
            <text:p>{x:837,y:42970.1},</text:p>
          </table:table-cell>
          <table:table-cell table:style-name="ce4" table:formula="of:=&quot;{x:&quot;&amp;[.$G27]&amp;&quot;,y:&quot;&amp;[.C27]&amp;&quot;},&quot;" office:value-type="string" office:string-value="{x:837,y:18616.2}," calcext:value-type="string">
            <text:p>{x:837,y:18616.2},</text:p>
          </table:table-cell>
          <table:table-cell table:style-name="ce4" table:formula="of:=&quot;{x:&quot;&amp;[.$G27]&amp;&quot;,y:&quot;&amp;[.D27]&amp;&quot;},&quot;" office:value-type="string" office:string-value="{x:837,y:419.28}," calcext:value-type="string">
            <text:p>{x:837,y:419.28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8.29" calcext:value-type="float">
            <text:p>408.29</text:p>
          </table:table-cell>
          <table:table-cell office:value-type="string" calcext:value-type="string">
            <text:p>2022-10-12 22:16:27</text:p>
          </table:table-cell>
          <table:table-cell/>
          <table:table-cell table:style-name="ce3" table:formula="of:=ROUND(([.E28]-[.$E$2])*86400)" office:value-type="float" office:value="870" calcext:value-type="float">
            <text:p>870</text:p>
          </table:table-cell>
          <table:table-cell table:formula="of:=&quot;{x:&quot;&amp;[.$G28]&amp;&quot;,y:&quot;&amp;[.B28]&amp;&quot;},&quot;" office:value-type="string" office:string-value="{x:870,y:42970.1}," calcext:value-type="string">
            <text:p>{x:870,y:42970.1},</text:p>
          </table:table-cell>
          <table:table-cell table:style-name="ce4" table:formula="of:=&quot;{x:&quot;&amp;[.$G28]&amp;&quot;,y:&quot;&amp;[.C28]&amp;&quot;},&quot;" office:value-type="string" office:string-value="{x:870,y:18616.2}," calcext:value-type="string">
            <text:p>{x:870,y:18616.2},</text:p>
          </table:table-cell>
          <table:table-cell table:style-name="ce4" table:formula="of:=&quot;{x:&quot;&amp;[.$G28]&amp;&quot;,y:&quot;&amp;[.D28]&amp;&quot;},&quot;" office:value-type="string" office:string-value="{x:870,y:408.29}," calcext:value-type="string">
            <text:p>{x:870,y:408.29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93" calcext:value-type="float">
            <text:p>403.93</text:p>
          </table:table-cell>
          <table:table-cell office:value-type="string" calcext:value-type="string">
            <text:p>2022-10-12 22:17:00</text:p>
          </table:table-cell>
          <table:table-cell/>
          <table:table-cell table:style-name="ce3" table:formula="of:=ROUND(([.E29]-[.$E$2])*86400)" office:value-type="float" office:value="903" calcext:value-type="float">
            <text:p>903</text:p>
          </table:table-cell>
          <table:table-cell table:formula="of:=&quot;{x:&quot;&amp;[.$G29]&amp;&quot;,y:&quot;&amp;[.B29]&amp;&quot;},&quot;" office:value-type="string" office:string-value="{x:903,y:42970.1}," calcext:value-type="string">
            <text:p>{x:903,y:42970.1},</text:p>
          </table:table-cell>
          <table:table-cell table:style-name="ce4" table:formula="of:=&quot;{x:&quot;&amp;[.$G29]&amp;&quot;,y:&quot;&amp;[.C29]&amp;&quot;},&quot;" office:value-type="string" office:string-value="{x:903,y:18616.2}," calcext:value-type="string">
            <text:p>{x:903,y:18616.2},</text:p>
          </table:table-cell>
          <table:table-cell table:style-name="ce4" table:formula="of:=&quot;{x:&quot;&amp;[.$G29]&amp;&quot;,y:&quot;&amp;[.D29]&amp;&quot;},&quot;" office:value-type="string" office:string-value="{x:903,y:403.93}," calcext:value-type="string">
            <text:p>{x:903,y:403.93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970.1" calcext:value-type="float">
            <text:p>42970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5.3" calcext:value-type="float">
            <text:p>405.3</text:p>
          </table:table-cell>
          <table:table-cell office:value-type="string" calcext:value-type="string">
            <text:p>2022-10-12 22:17:36</text:p>
          </table:table-cell>
          <table:table-cell/>
          <table:table-cell table:style-name="ce3" table:formula="of:=ROUND(([.E30]-[.$E$2])*86400)" office:value-type="float" office:value="939" calcext:value-type="float">
            <text:p>939</text:p>
          </table:table-cell>
          <table:table-cell table:formula="of:=&quot;{x:&quot;&amp;[.$G30]&amp;&quot;,y:&quot;&amp;[.B30]&amp;&quot;},&quot;" office:value-type="string" office:string-value="{x:939,y:42970.1}," calcext:value-type="string">
            <text:p>{x:939,y:42970.1},</text:p>
          </table:table-cell>
          <table:table-cell table:style-name="ce4" table:formula="of:=&quot;{x:&quot;&amp;[.$G30]&amp;&quot;,y:&quot;&amp;[.C30]&amp;&quot;},&quot;" office:value-type="string" office:string-value="{x:939,y:18616.2}," calcext:value-type="string">
            <text:p>{x:939,y:18616.2},</text:p>
          </table:table-cell>
          <table:table-cell table:style-name="ce4" table:formula="of:=&quot;{x:&quot;&amp;[.$G30]&amp;&quot;,y:&quot;&amp;[.D30]&amp;&quot;},&quot;" office:value-type="string" office:string-value="{x:939,y:405.3}," calcext:value-type="string">
            <text:p>{x:939,y:405.3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3.1" calcext:value-type="float">
            <text:p>413.1</text:p>
          </table:table-cell>
          <table:table-cell office:value-type="string" calcext:value-type="string">
            <text:p>2022-10-12 22:18:08</text:p>
          </table:table-cell>
          <table:table-cell/>
          <table:table-cell table:style-name="ce3" table:formula="of:=ROUND(([.E31]-[.$E$2])*86400)" office:value-type="float" office:value="971" calcext:value-type="float">
            <text:p>971</text:p>
          </table:table-cell>
          <table:table-cell table:formula="of:=&quot;{x:&quot;&amp;[.$G31]&amp;&quot;,y:&quot;&amp;[.B31]&amp;&quot;},&quot;" office:value-type="string" office:string-value="{x:971,y:42970.2}," calcext:value-type="string">
            <text:p>{x:971,y:42970.2},</text:p>
          </table:table-cell>
          <table:table-cell table:style-name="ce4" table:formula="of:=&quot;{x:&quot;&amp;[.$G31]&amp;&quot;,y:&quot;&amp;[.C31]&amp;&quot;},&quot;" office:value-type="string" office:string-value="{x:971,y:18616.2}," calcext:value-type="string">
            <text:p>{x:971,y:18616.2},</text:p>
          </table:table-cell>
          <table:table-cell table:style-name="ce4" table:formula="of:=&quot;{x:&quot;&amp;[.$G31]&amp;&quot;,y:&quot;&amp;[.D31]&amp;&quot;},&quot;" office:value-type="string" office:string-value="{x:971,y:413.1}," calcext:value-type="string">
            <text:p>{x:971,y:413.1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5.02" calcext:value-type="float">
            <text:p>415.02</text:p>
          </table:table-cell>
          <table:table-cell office:value-type="string" calcext:value-type="string">
            <text:p>2022-10-12 22:18:41</text:p>
          </table:table-cell>
          <table:table-cell/>
          <table:table-cell table:style-name="ce3" table:formula="of:=ROUND(([.E32]-[.$E$2])*86400)" office:value-type="float" office:value="1004" calcext:value-type="float">
            <text:p>1004</text:p>
          </table:table-cell>
          <table:table-cell table:formula="of:=&quot;{x:&quot;&amp;[.$G32]&amp;&quot;,y:&quot;&amp;[.B32]&amp;&quot;},&quot;" office:value-type="string" office:string-value="{x:1004,y:42970.2}," calcext:value-type="string">
            <text:p>{x:1004,y:42970.2},</text:p>
          </table:table-cell>
          <table:table-cell table:style-name="ce4" table:formula="of:=&quot;{x:&quot;&amp;[.$G32]&amp;&quot;,y:&quot;&amp;[.C32]&amp;&quot;},&quot;" office:value-type="string" office:string-value="{x:1004,y:18616.2}," calcext:value-type="string">
            <text:p>{x:1004,y:18616.2},</text:p>
          </table:table-cell>
          <table:table-cell table:style-name="ce4" table:formula="of:=&quot;{x:&quot;&amp;[.$G32]&amp;&quot;,y:&quot;&amp;[.D32]&amp;&quot;},&quot;" office:value-type="string" office:string-value="{x:1004,y:415.02}," calcext:value-type="string">
            <text:p>{x:1004,y:415.02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3.09" calcext:value-type="float">
            <text:p>413.09</text:p>
          </table:table-cell>
          <table:table-cell office:value-type="string" calcext:value-type="string">
            <text:p>2022-10-12 22:19:15</text:p>
          </table:table-cell>
          <table:table-cell/>
          <table:table-cell table:style-name="ce3" table:formula="of:=ROUND(([.E33]-[.$E$2])*86400)" office:value-type="float" office:value="1038" calcext:value-type="float">
            <text:p>1038</text:p>
          </table:table-cell>
          <table:table-cell table:formula="of:=&quot;{x:&quot;&amp;[.$G33]&amp;&quot;,y:&quot;&amp;[.B33]&amp;&quot;},&quot;" office:value-type="string" office:string-value="{x:1038,y:42970.2}," calcext:value-type="string">
            <text:p>{x:1038,y:42970.2},</text:p>
          </table:table-cell>
          <table:table-cell table:style-name="ce4" table:formula="of:=&quot;{x:&quot;&amp;[.$G33]&amp;&quot;,y:&quot;&amp;[.C33]&amp;&quot;},&quot;" office:value-type="string" office:string-value="{x:1038,y:18616.2}," calcext:value-type="string">
            <text:p>{x:1038,y:18616.2},</text:p>
          </table:table-cell>
          <table:table-cell table:style-name="ce4" table:formula="of:=&quot;{x:&quot;&amp;[.$G33]&amp;&quot;,y:&quot;&amp;[.D33]&amp;&quot;},&quot;" office:value-type="string" office:string-value="{x:1038,y:413.09}," calcext:value-type="string">
            <text:p>{x:1038,y:413.09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9.69" calcext:value-type="float">
            <text:p>409.69</text:p>
          </table:table-cell>
          <table:table-cell office:value-type="string" calcext:value-type="string">
            <text:p>2022-10-12 22:19:5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1.51" calcext:value-type="float">
            <text:p>411.51</text:p>
          </table:table-cell>
          <table:table-cell office:value-type="string" calcext:value-type="string">
            <text:p>2022-10-12 22:20:2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0.99" calcext:value-type="float">
            <text:p>410.99</text:p>
          </table:table-cell>
          <table:table-cell office:value-type="string" calcext:value-type="string">
            <text:p>2022-10-12 22:20:5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4.52" calcext:value-type="float">
            <text:p>414.52</text:p>
          </table:table-cell>
          <table:table-cell office:value-type="string" calcext:value-type="string">
            <text:p>2022-10-12 22:21:2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6.57" calcext:value-type="float">
            <text:p>426.57</text:p>
          </table:table-cell>
          <table:table-cell office:value-type="string" calcext:value-type="string">
            <text:p>2022-10-12 22:22:0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03" calcext:value-type="float">
            <text:p>403.03</text:p>
          </table:table-cell>
          <table:table-cell office:value-type="string" calcext:value-type="string">
            <text:p>2022-10-12 22:22:3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1.92" calcext:value-type="float">
            <text:p>401.92</text:p>
          </table:table-cell>
          <table:table-cell office:value-type="string" calcext:value-type="string">
            <text:p>2022-10-12 22:23:0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0.01" calcext:value-type="float">
            <text:p>400.01</text:p>
          </table:table-cell>
          <table:table-cell office:value-type="string" calcext:value-type="string">
            <text:p>2022-10-12 22:23:4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8.59" calcext:value-type="float">
            <text:p>408.59</text:p>
          </table:table-cell>
          <table:table-cell office:value-type="string" calcext:value-type="string">
            <text:p>2022-10-12 22:24:1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9.18" calcext:value-type="float">
            <text:p>409.18</text:p>
          </table:table-cell>
          <table:table-cell office:value-type="string" calcext:value-type="string">
            <text:p>2022-10-12 22:24:4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97.6" calcext:value-type="float">
            <text:p>397.6</text:p>
          </table:table-cell>
          <table:table-cell office:value-type="string" calcext:value-type="string">
            <text:p>2022-10-12 22:25:2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68" calcext:value-type="float">
            <text:p>356.68</text:p>
          </table:table-cell>
          <table:table-cell office:value-type="string" calcext:value-type="string">
            <text:p>2022-10-12 22:25:5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6.6" calcext:value-type="float">
            <text:p>376.6</text:p>
          </table:table-cell>
          <table:table-cell office:value-type="string" calcext:value-type="string">
            <text:p>2022-10-12 22:26:2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2022-10-12 22:27:0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03" calcext:value-type="float">
            <text:p>335.03</text:p>
          </table:table-cell>
          <table:table-cell office:value-type="string" calcext:value-type="string">
            <text:p>2022-10-12 22:27:3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8.06" calcext:value-type="float">
            <text:p>408.06</text:p>
          </table:table-cell>
          <table:table-cell office:value-type="string" calcext:value-type="string">
            <text:p>2022-10-12 22:28:1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652.92" calcext:value-type="float">
            <text:p>2652.92</text:p>
          </table:table-cell>
          <table:table-cell office:value-type="string" calcext:value-type="string">
            <text:p>2022-10-12 22:28:4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970.2" calcext:value-type="float">
            <text:p>42970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643.32" calcext:value-type="float">
            <text:p>2643.32</text:p>
          </table:table-cell>
          <table:table-cell office:value-type="string" calcext:value-type="string">
            <text:p>2022-10-12 22:29:1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970.3" calcext:value-type="float">
            <text:p>42970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633.71" calcext:value-type="float">
            <text:p>2633.71</text:p>
          </table:table-cell>
          <table:table-cell office:value-type="string" calcext:value-type="string">
            <text:p>2022-10-12 22:29:5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970.3" calcext:value-type="float">
            <text:p>42970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622.13" calcext:value-type="float">
            <text:p>2622.13</text:p>
          </table:table-cell>
          <table:table-cell office:value-type="string" calcext:value-type="string">
            <text:p>2022-10-12 22:30:2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970.3" calcext:value-type="float">
            <text:p>42970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614.51" calcext:value-type="float">
            <text:p>2614.51</text:p>
          </table:table-cell>
          <table:table-cell office:value-type="string" calcext:value-type="string">
            <text:p>2022-10-12 22:30:5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970.3" calcext:value-type="float">
            <text:p>42970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592.86" calcext:value-type="float">
            <text:p>2592.86</text:p>
          </table:table-cell>
          <table:table-cell office:value-type="string" calcext:value-type="string">
            <text:p>2022-10-12 22:31:3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970.3" calcext:value-type="float">
            <text:p>42970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608.11" calcext:value-type="float">
            <text:p>2608.11</text:p>
          </table:table-cell>
          <table:table-cell office:value-type="string" calcext:value-type="string">
            <text:p>2022-10-12 22:32:07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970.4" calcext:value-type="float">
            <text:p>42970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583.76" calcext:value-type="float">
            <text:p>2583.76</text:p>
          </table:table-cell>
          <table:table-cell office:value-type="string" calcext:value-type="string">
            <text:p>2022-10-12 22:32:4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970.4" calcext:value-type="float">
            <text:p>42970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1080.7" calcext:value-type="float">
            <text:p>11080.7</text:p>
          </table:table-cell>
          <table:table-cell office:value-type="string" calcext:value-type="string">
            <text:p>2022-10-12 22:33:1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970.5" calcext:value-type="float">
            <text:p>42970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94.2" calcext:value-type="float">
            <text:p>10994.2</text:p>
          </table:table-cell>
          <table:table-cell office:value-type="string" calcext:value-type="string">
            <text:p>2022-10-12 22:33:4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970.6" calcext:value-type="float">
            <text:p>42970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82.4" calcext:value-type="float">
            <text:p>10982.4</text:p>
          </table:table-cell>
          <table:table-cell office:value-type="string" calcext:value-type="string">
            <text:p>2022-10-12 22:34:2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970.7" calcext:value-type="float">
            <text:p>42970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99.6" calcext:value-type="float">
            <text:p>10999.6</text:p>
          </table:table-cell>
          <table:table-cell office:value-type="string" calcext:value-type="string">
            <text:p>2022-10-12 22:34:5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970.8" calcext:value-type="float">
            <text:p>42970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91.9" calcext:value-type="float">
            <text:p>10991.9</text:p>
          </table:table-cell>
          <table:table-cell office:value-type="string" calcext:value-type="string">
            <text:p>2022-10-12 22:35:2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970.9" calcext:value-type="float">
            <text:p>42970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92.4" calcext:value-type="float">
            <text:p>10992.4</text:p>
          </table:table-cell>
          <table:table-cell office:value-type="string" calcext:value-type="string">
            <text:p>2022-10-12 22:36:0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971" calcext:value-type="float">
            <text:p>4297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34.8" calcext:value-type="float">
            <text:p>10934.8</text:p>
          </table:table-cell>
          <table:table-cell office:value-type="string" calcext:value-type="string">
            <text:p>2022-10-12 22:36:3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971.1" calcext:value-type="float">
            <text:p>42971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68.4" calcext:value-type="float">
            <text:p>10968.4</text:p>
          </table:table-cell>
          <table:table-cell office:value-type="string" calcext:value-type="string">
            <text:p>2022-10-12 22:37:08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971.2" calcext:value-type="float">
            <text:p>42971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66" calcext:value-type="float">
            <text:p>10966</text:p>
          </table:table-cell>
          <table:table-cell office:value-type="string" calcext:value-type="string">
            <text:p>2022-10-12 22:37:43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971.3" calcext:value-type="float">
            <text:p>42971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49.4" calcext:value-type="float">
            <text:p>10949.4</text:p>
          </table:table-cell>
          <table:table-cell office:value-type="string" calcext:value-type="string">
            <text:p>2022-10-12 22:38:16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971.4" calcext:value-type="float">
            <text:p>42971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58.9" calcext:value-type="float">
            <text:p>10958.9</text:p>
          </table:table-cell>
          <table:table-cell office:value-type="string" calcext:value-type="string">
            <text:p>2022-10-12 22:38:4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971.5" calcext:value-type="float">
            <text:p>42971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37.5" calcext:value-type="float">
            <text:p>10937.5</text:p>
          </table:table-cell>
          <table:table-cell office:value-type="string" calcext:value-type="string">
            <text:p>2022-10-12 22:39:2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971.6" calcext:value-type="float">
            <text:p>42971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32.15" calcext:value-type="float">
            <text:p>8832.15</text:p>
          </table:table-cell>
          <table:table-cell office:value-type="string" calcext:value-type="string">
            <text:p>2022-10-12 22:39:5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971.7" calcext:value-type="float">
            <text:p>42971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27.26" calcext:value-type="float">
            <text:p>8827.26</text:p>
          </table:table-cell>
          <table:table-cell office:value-type="string" calcext:value-type="string">
            <text:p>2022-10-12 22:40:2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971.8" calcext:value-type="float">
            <text:p>42971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37.6" calcext:value-type="float">
            <text:p>8837.6</text:p>
          </table:table-cell>
          <table:table-cell office:value-type="string" calcext:value-type="string">
            <text:p>2022-10-12 22:41:0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971.9" calcext:value-type="float">
            <text:p>42971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00.25" calcext:value-type="float">
            <text:p>8800.25</text:p>
          </table:table-cell>
          <table:table-cell office:value-type="string" calcext:value-type="string">
            <text:p>2022-10-12 22:41:3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972" calcext:value-type="float">
            <text:p>4297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24.83" calcext:value-type="float">
            <text:p>8824.83</text:p>
          </table:table-cell>
          <table:table-cell office:value-type="string" calcext:value-type="string">
            <text:p>2022-10-12 22:42:1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972" calcext:value-type="float">
            <text:p>4297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37.06" calcext:value-type="float">
            <text:p>8837.06</text:p>
          </table:table-cell>
          <table:table-cell office:value-type="string" calcext:value-type="string">
            <text:p>2022-10-12 22:42:4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972.1" calcext:value-type="float">
            <text:p>42972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39.73" calcext:value-type="float">
            <text:p>8839.73</text:p>
          </table:table-cell>
          <table:table-cell office:value-type="string" calcext:value-type="string">
            <text:p>2022-10-12 22:43:19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972.2" calcext:value-type="float">
            <text:p>42972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24.34" calcext:value-type="float">
            <text:p>8824.34</text:p>
          </table:table-cell>
          <table:table-cell office:value-type="string" calcext:value-type="string">
            <text:p>2022-10-12 22:43:51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8818.03" calcext:value-type="float">
            <text:p>8818.03</text:p>
          </table:table-cell>
          <table:table-cell office:value-type="string" calcext:value-type="string">
            <text:p>2022-10-12 22:44:2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61" calcext:value-type="float">
            <text:p>354.61</text:p>
          </table:table-cell>
          <table:table-cell office:value-type="string" calcext:value-type="string">
            <text:p>2022-10-12 22:44:58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1.84" calcext:value-type="float">
            <text:p>361.84</text:p>
          </table:table-cell>
          <table:table-cell office:value-type="string" calcext:value-type="string">
            <text:p>2022-10-12 22:45:33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55" calcext:value-type="float">
            <text:p>301.55</text:p>
          </table:table-cell>
          <table:table-cell office:value-type="string" calcext:value-type="string">
            <text:p>2022-10-12 22:46:06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37" calcext:value-type="float">
            <text:p>304.37</text:p>
          </table:table-cell>
          <table:table-cell office:value-type="string" calcext:value-type="string">
            <text:p>2022-10-12 22:46:39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37" calcext:value-type="float">
            <text:p>304.37</text:p>
          </table:table-cell>
          <table:table-cell office:value-type="string" calcext:value-type="string">
            <text:p>2022-10-12 22:47: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96" calcext:value-type="float">
            <text:p>301.96</text:p>
          </table:table-cell>
          <table:table-cell office:value-type="string" calcext:value-type="string">
            <text:p>2022-10-12 22:47:48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022-10-12 22:48:2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8.82" calcext:value-type="float">
            <text:p>308.82</text:p>
          </table:table-cell>
          <table:table-cell office:value-type="string" calcext:value-type="string">
            <text:p>2022-10-12 22:48:5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4" calcext:value-type="float">
            <text:p>302.44</text:p>
          </table:table-cell>
          <table:table-cell office:value-type="string" calcext:value-type="string">
            <text:p>2022-10-12 22:49:2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37" calcext:value-type="float">
            <text:p>304.37</text:p>
          </table:table-cell>
          <table:table-cell office:value-type="string" calcext:value-type="string">
            <text:p>2022-10-12 22:50:0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85" calcext:value-type="float">
            <text:p>304.85</text:p>
          </table:table-cell>
          <table:table-cell office:value-type="string" calcext:value-type="string">
            <text:p>2022-10-12 22:50:3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22-10-12 22:51:09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43" calcext:value-type="float">
            <text:p>304.43</text:p>
          </table:table-cell>
          <table:table-cell office:value-type="string" calcext:value-type="string">
            <text:p>2022-10-12 22:51:42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22-10-12 22:52:15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85" calcext:value-type="float">
            <text:p>304.85</text:p>
          </table:table-cell>
          <table:table-cell office:value-type="string" calcext:value-type="string">
            <text:p>2022-10-12 22:52:4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972.3" calcext:value-type="float">
            <text:p>42972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8.52" calcext:value-type="float">
            <text:p>308.52</text:p>
          </table:table-cell>
          <table:table-cell office:value-type="string" calcext:value-type="string">
            <text:p>2022-10-12 22:53:2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6.54" calcext:value-type="float">
            <text:p>306.54</text:p>
          </table:table-cell>
          <table:table-cell office:value-type="string" calcext:value-type="string">
            <text:p>2022-10-12 22:53:57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6.54" calcext:value-type="float">
            <text:p>306.54</text:p>
          </table:table-cell>
          <table:table-cell office:value-type="string" calcext:value-type="string">
            <text:p>2022-10-12 22:54:3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9.32" calcext:value-type="float">
            <text:p>309.32</text:p>
          </table:table-cell>
          <table:table-cell office:value-type="string" calcext:value-type="string">
            <text:p>2022-10-12 22:55:04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6.23" calcext:value-type="float">
            <text:p>306.23</text:p>
          </table:table-cell>
          <table:table-cell office:value-type="string" calcext:value-type="string">
            <text:p>2022-10-12 22:55:3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6.58" calcext:value-type="float">
            <text:p>306.58</text:p>
          </table:table-cell>
          <table:table-cell office:value-type="string" calcext:value-type="string">
            <text:p>2022-10-12 22:56:11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8.94" calcext:value-type="float">
            <text:p>308.94</text:p>
          </table:table-cell>
          <table:table-cell office:value-type="string" calcext:value-type="string">
            <text:p>2022-10-12 22:56:46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7.02" calcext:value-type="float">
            <text:p>307.02</text:p>
          </table:table-cell>
          <table:table-cell office:value-type="string" calcext:value-type="string">
            <text:p>2022-10-12 22:57:19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9.42" calcext:value-type="float">
            <text:p>309.42</text:p>
          </table:table-cell>
          <table:table-cell office:value-type="string" calcext:value-type="string">
            <text:p>2022-10-12 22:57:51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2.62" calcext:value-type="float">
            <text:p>352.62</text:p>
          </table:table-cell>
          <table:table-cell office:value-type="string" calcext:value-type="string">
            <text:p>2022-10-12 22:58:2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022-10-12 22:59:01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6.06" calcext:value-type="float">
            <text:p>346.06</text:p>
          </table:table-cell>
          <table:table-cell office:value-type="string" calcext:value-type="string">
            <text:p>2022-10-12 22:59:33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6.06" calcext:value-type="float">
            <text:p>346.06</text:p>
          </table:table-cell>
          <table:table-cell office:value-type="string" calcext:value-type="string">
            <text:p>2022-10-12 23:00:06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5.53" calcext:value-type="float">
            <text:p>345.53</text:p>
          </table:table-cell>
          <table:table-cell office:value-type="string" calcext:value-type="string">
            <text:p>2022-10-12 23:00:4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2.12" calcext:value-type="float">
            <text:p>342.12</text:p>
          </table:table-cell>
          <table:table-cell office:value-type="string" calcext:value-type="string">
            <text:p>2022-10-12 23:01:1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2.12" calcext:value-type="float">
            <text:p>342.12</text:p>
          </table:table-cell>
          <table:table-cell office:value-type="string" calcext:value-type="string">
            <text:p>2022-10-12 23:01:57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4.52" calcext:value-type="float">
            <text:p>344.52</text:p>
          </table:table-cell>
          <table:table-cell office:value-type="string" calcext:value-type="string">
            <text:p>2022-10-12 23:02:3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6.4" calcext:value-type="float">
            <text:p>346.4</text:p>
          </table:table-cell>
          <table:table-cell office:value-type="string" calcext:value-type="string">
            <text:p>2022-10-12 23:03:03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03:3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1.12" calcext:value-type="float">
            <text:p>341.12</text:p>
          </table:table-cell>
          <table:table-cell office:value-type="string" calcext:value-type="string">
            <text:p>2022-10-12 23:04:1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04:51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05:23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05:5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88" calcext:value-type="float">
            <text:p>336.88</text:p>
          </table:table-cell>
          <table:table-cell office:value-type="string" calcext:value-type="string">
            <text:p>2022-10-12 23:06:3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2 23:07:0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28" calcext:value-type="float">
            <text:p>339.28</text:p>
          </table:table-cell>
          <table:table-cell office:value-type="string" calcext:value-type="string">
            <text:p>2022-10-12 23:07:37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2 23:08:11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29" calcext:value-type="float">
            <text:p>339.29</text:p>
          </table:table-cell>
          <table:table-cell office:value-type="string" calcext:value-type="string">
            <text:p>2022-10-12 23:08:4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1" calcext:value-type="float">
            <text:p>339.71</text:p>
          </table:table-cell>
          <table:table-cell office:value-type="string" calcext:value-type="string">
            <text:p>2022-10-12 23:09:2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2 23:09:5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29" calcext:value-type="float">
            <text:p>339.29</text:p>
          </table:table-cell>
          <table:table-cell office:value-type="string" calcext:value-type="string">
            <text:p>2022-10-12 23:10:27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47" calcext:value-type="float">
            <text:p>336.47</text:p>
          </table:table-cell>
          <table:table-cell office:value-type="string" calcext:value-type="string">
            <text:p>2022-10-12 23:11:01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7" calcext:value-type="float">
            <text:p>340.7</text:p>
          </table:table-cell>
          <table:table-cell office:value-type="string" calcext:value-type="string">
            <text:p>2022-10-12 23:11:36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1.7" calcext:value-type="float">
            <text:p>341.7</text:p>
          </table:table-cell>
          <table:table-cell office:value-type="string" calcext:value-type="string">
            <text:p>2022-10-12 23:12:08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2 23:12:43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88" calcext:value-type="float">
            <text:p>336.88</text:p>
          </table:table-cell>
          <table:table-cell office:value-type="string" calcext:value-type="string">
            <text:p>2022-10-12 23:13:16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82" calcext:value-type="float">
            <text:p>338.82</text:p>
          </table:table-cell>
          <table:table-cell office:value-type="string" calcext:value-type="string">
            <text:p>2022-10-12 23:13:5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6" calcext:value-type="float">
            <text:p>336.36</text:p>
          </table:table-cell>
          <table:table-cell office:value-type="string" calcext:value-type="string">
            <text:p>2022-10-12 23:14:29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48" calcext:value-type="float">
            <text:p>335.48</text:p>
          </table:table-cell>
          <table:table-cell office:value-type="string" calcext:value-type="string">
            <text:p>2022-10-12 23:15:0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5" calcext:value-type="float">
            <text:p>335.95</text:p>
          </table:table-cell>
          <table:table-cell office:value-type="string" calcext:value-type="string">
            <text:p>2022-10-12 23:15:3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3" calcext:value-type="float">
            <text:p>338.3</text:p>
          </table:table-cell>
          <table:table-cell office:value-type="string" calcext:value-type="string">
            <text:p>2022-10-12 23:16:0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82" calcext:value-type="float">
            <text:p>338.82</text:p>
          </table:table-cell>
          <table:table-cell office:value-type="string" calcext:value-type="string">
            <text:p>2022-10-12 23:16:43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82" calcext:value-type="float">
            <text:p>338.82</text:p>
          </table:table-cell>
          <table:table-cell office:value-type="string" calcext:value-type="string">
            <text:p>2022-10-12 23:17:2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17:53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18:27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3" calcext:value-type="float">
            <text:p>338.3</text:p>
          </table:table-cell>
          <table:table-cell office:value-type="string" calcext:value-type="string">
            <text:p>2022-10-12 23:19:0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19:4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2" calcext:value-type="float">
            <text:p>338.72</text:p>
          </table:table-cell>
          <table:table-cell office:value-type="string" calcext:value-type="string">
            <text:p>2022-10-12 23:20:12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3" calcext:value-type="float">
            <text:p>338.3</text:p>
          </table:table-cell>
          <table:table-cell office:value-type="string" calcext:value-type="string">
            <text:p>2022-10-12 23:20:47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19" calcext:value-type="float">
            <text:p>339.19</text:p>
          </table:table-cell>
          <table:table-cell office:value-type="string" calcext:value-type="string">
            <text:p>2022-10-12 23:21:2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3" calcext:value-type="float">
            <text:p>338.3</text:p>
          </table:table-cell>
          <table:table-cell office:value-type="string" calcext:value-type="string">
            <text:p>2022-10-12 23:21:52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2" calcext:value-type="float">
            <text:p>338.72</text:p>
          </table:table-cell>
          <table:table-cell office:value-type="string" calcext:value-type="string">
            <text:p>2022-10-12 23:22:3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1.7" calcext:value-type="float">
            <text:p>341.7</text:p>
          </table:table-cell>
          <table:table-cell office:value-type="string" calcext:value-type="string">
            <text:p>2022-10-12 23:23:04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3" calcext:value-type="float">
            <text:p>338.3</text:p>
          </table:table-cell>
          <table:table-cell office:value-type="string" calcext:value-type="string">
            <text:p>2022-10-12 23:23:37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19" calcext:value-type="float">
            <text:p>339.19</text:p>
          </table:table-cell>
          <table:table-cell office:value-type="string" calcext:value-type="string">
            <text:p>2022-10-12 23:24:1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24:44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6" calcext:value-type="float">
            <text:p>336.36</text:p>
          </table:table-cell>
          <table:table-cell office:value-type="string" calcext:value-type="string">
            <text:p>2022-10-12 23:25:21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25:5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88" calcext:value-type="float">
            <text:p>336.88</text:p>
          </table:table-cell>
          <table:table-cell office:value-type="string" calcext:value-type="string">
            <text:p>2022-10-12 23:26:27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972.4" calcext:value-type="float">
            <text:p>42972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2" calcext:value-type="float">
            <text:p>338.72</text:p>
          </table:table-cell>
          <table:table-cell office:value-type="string" calcext:value-type="string">
            <text:p>2022-10-12 23:27:0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19" calcext:value-type="float">
            <text:p>339.19</text:p>
          </table:table-cell>
          <table:table-cell office:value-type="string" calcext:value-type="string">
            <text:p>2022-10-12 23:27:36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77" calcext:value-type="float">
            <text:p>338.77</text:p>
          </table:table-cell>
          <table:table-cell office:value-type="string" calcext:value-type="string">
            <text:p>2022-10-12 23:28:0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29" calcext:value-type="float">
            <text:p>339.29</text:p>
          </table:table-cell>
          <table:table-cell office:value-type="string" calcext:value-type="string">
            <text:p>2022-10-12 23:28:4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1" calcext:value-type="float">
            <text:p>339.71</text:p>
          </table:table-cell>
          <table:table-cell office:value-type="string" calcext:value-type="string">
            <text:p>2022-10-12 23:29:17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1" calcext:value-type="float">
            <text:p>339.71</text:p>
          </table:table-cell>
          <table:table-cell office:value-type="string" calcext:value-type="string">
            <text:p>2022-10-12 23:29:49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88" calcext:value-type="float">
            <text:p>336.88</text:p>
          </table:table-cell>
          <table:table-cell office:value-type="string" calcext:value-type="string">
            <text:p>2022-10-12 23:30:24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9" calcext:value-type="float">
            <text:p>337.29</text:p>
          </table:table-cell>
          <table:table-cell office:value-type="string" calcext:value-type="string">
            <text:p>2022-10-12 23:30:58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2022-10-12 23:31:3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81" calcext:value-type="float">
            <text:p>337.81</text:p>
          </table:table-cell>
          <table:table-cell office:value-type="string" calcext:value-type="string">
            <text:p>2022-10-12 23:32:03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2 23:32:38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61" calcext:value-type="float">
            <text:p>340.61</text:p>
          </table:table-cell>
          <table:table-cell office:value-type="string" calcext:value-type="string">
            <text:p>2022-10-12 23:33:1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2 23:33:46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99.71" calcext:value-type="float">
            <text:p>299.71</text:p>
          </table:table-cell>
          <table:table-cell office:value-type="string" calcext:value-type="string">
            <text:p>2022-10-12 23:34:19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99.61" calcext:value-type="float">
            <text:p>299.61</text:p>
          </table:table-cell>
          <table:table-cell office:value-type="string" calcext:value-type="string">
            <text:p>2022-10-12 23:34:53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3.81" calcext:value-type="float">
            <text:p>323.81</text:p>
          </table:table-cell>
          <table:table-cell office:value-type="string" calcext:value-type="string">
            <text:p>2022-10-12 23:35:28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99" calcext:value-type="float">
            <text:p>318.99</text:p>
          </table:table-cell>
          <table:table-cell office:value-type="string" calcext:value-type="string">
            <text:p>2022-10-12 23:36:01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2 23:36:37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9.39" calcext:value-type="float">
            <text:p>319.39</text:p>
          </table:table-cell>
          <table:table-cell office:value-type="string" calcext:value-type="string">
            <text:p>2022-10-12 23:37:09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2 23:37:4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99" calcext:value-type="float">
            <text:p>318.99</text:p>
          </table:table-cell>
          <table:table-cell office:value-type="string" calcext:value-type="string">
            <text:p>2022-10-12 23:38:1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99" calcext:value-type="float">
            <text:p>318.99</text:p>
          </table:table-cell>
          <table:table-cell office:value-type="string" calcext:value-type="string">
            <text:p>2022-10-12 23:38:51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86" calcext:value-type="float">
            <text:p>321.86</text:p>
          </table:table-cell>
          <table:table-cell office:value-type="string" calcext:value-type="string">
            <text:p>2022-10-12 23:39:23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9.04" calcext:value-type="float">
            <text:p>319.04</text:p>
          </table:table-cell>
          <table:table-cell office:value-type="string" calcext:value-type="string">
            <text:p>2022-10-12 23:39:56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9.02" calcext:value-type="float">
            <text:p>319.02</text:p>
          </table:table-cell>
          <table:table-cell office:value-type="string" calcext:value-type="string">
            <text:p>2022-10-12 23:40:3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9.42" calcext:value-type="float">
            <text:p>319.42</text:p>
          </table:table-cell>
          <table:table-cell office:value-type="string" calcext:value-type="string">
            <text:p>2022-10-12 23:41:05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97" calcext:value-type="float">
            <text:p>318.97</text:p>
          </table:table-cell>
          <table:table-cell office:value-type="string" calcext:value-type="string">
            <text:p>2022-10-12 23:41:38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2 23:42:1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52" calcext:value-type="float">
            <text:p>318.52</text:p>
          </table:table-cell>
          <table:table-cell office:value-type="string" calcext:value-type="string">
            <text:p>2022-10-12 23:42:44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98" calcext:value-type="float">
            <text:p>316.98</text:p>
          </table:table-cell>
          <table:table-cell office:value-type="string" calcext:value-type="string">
            <text:p>2022-10-12 23:43:18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98" calcext:value-type="float">
            <text:p>316.98</text:p>
          </table:table-cell>
          <table:table-cell office:value-type="string" calcext:value-type="string">
            <text:p>2022-10-12 23:43:5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2 23:44:27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58" calcext:value-type="float">
            <text:p>316.58</text:p>
          </table:table-cell>
          <table:table-cell office:value-type="string" calcext:value-type="string">
            <text:p>2022-10-12 23:44:59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2 23:45:32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98" calcext:value-type="float">
            <text:p>316.98</text:p>
          </table:table-cell>
          <table:table-cell office:value-type="string" calcext:value-type="string">
            <text:p>2022-10-12 23:46:07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2 23:46:4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2 23:47:13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9" calcext:value-type="float">
            <text:p>317.49</text:p>
          </table:table-cell>
          <table:table-cell office:value-type="string" calcext:value-type="string">
            <text:p>2022-10-12 23:47:46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6" calcext:value-type="float">
            <text:p>317.46</text:p>
          </table:table-cell>
          <table:table-cell office:value-type="string" calcext:value-type="string">
            <text:p>2022-10-12 23:48:2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6" calcext:value-type="float">
            <text:p>317.46</text:p>
          </table:table-cell>
          <table:table-cell office:value-type="string" calcext:value-type="string">
            <text:p>2022-10-12 23:48:55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2 23:49:28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2 23:50:01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2 23:50:35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2 23:51:1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2 23:51:4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58" calcext:value-type="float">
            <text:p>316.58</text:p>
          </table:table-cell>
          <table:table-cell office:value-type="string" calcext:value-type="string">
            <text:p>2022-10-12 23:52:18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17" calcext:value-type="float">
            <text:p>314.17</text:p>
          </table:table-cell>
          <table:table-cell office:value-type="string" calcext:value-type="string">
            <text:p>2022-10-12 23:52:5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74" calcext:value-type="float">
            <text:p>313.74</text:p>
          </table:table-cell>
          <table:table-cell office:value-type="string" calcext:value-type="string">
            <text:p>2022-10-12 23:53:23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74" calcext:value-type="float">
            <text:p>313.74</text:p>
          </table:table-cell>
          <table:table-cell office:value-type="string" calcext:value-type="string">
            <text:p>2022-10-12 23:53:58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67" calcext:value-type="float">
            <text:p>313.67</text:p>
          </table:table-cell>
          <table:table-cell office:value-type="string" calcext:value-type="string">
            <text:p>2022-10-12 23:54:32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67" calcext:value-type="float">
            <text:p>313.67</text:p>
          </table:table-cell>
          <table:table-cell office:value-type="string" calcext:value-type="string">
            <text:p>2022-10-12 23:55:0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2022-10-12 23:55:37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5" calcext:value-type="float">
            <text:p>314.5</text:p>
          </table:table-cell>
          <table:table-cell office:value-type="string" calcext:value-type="string">
            <text:p>2022-10-12 23:56:1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2022-10-12 23:56:46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2972.5" calcext:value-type="float">
            <text:p>42972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53" calcext:value-type="float">
            <text:p>314.53</text:p>
          </table:table-cell>
          <table:table-cell office:value-type="string" calcext:value-type="string">
            <text:p>2022-10-12 23:57:19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972.6" calcext:value-type="float">
            <text:p>42972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2022-10-12 23:57:52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972.6" calcext:value-type="float">
            <text:p>42972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2022-10-12 23:58:25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972.6" calcext:value-type="float">
            <text:p>42972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8.03" calcext:value-type="float">
            <text:p>368.03</text:p>
          </table:table-cell>
          <table:table-cell office:value-type="string" calcext:value-type="string">
            <text:p>2022-10-12 23:59:0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2972.6" calcext:value-type="float">
            <text:p>42972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802.24" calcext:value-type="float">
            <text:p>3802.24</text:p>
          </table:table-cell>
          <table:table-cell office:value-type="string" calcext:value-type="string">
            <text:p>2022-10-12 23:59:33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2972.6" calcext:value-type="float">
            <text:p>42972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59.75" calcext:value-type="float">
            <text:p>4359.75</text:p>
          </table:table-cell>
          <table:table-cell office:value-type="string" calcext:value-type="string">
            <text:p>2022-10-13 00:00:0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972.6" calcext:value-type="float">
            <text:p>42972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450.32" calcext:value-type="float">
            <text:p>4450.32</text:p>
          </table:table-cell>
          <table:table-cell office:value-type="string" calcext:value-type="string">
            <text:p>2022-10-13 00:00:4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44.57" calcext:value-type="float">
            <text:p>4344.57</text:p>
          </table:table-cell>
          <table:table-cell office:value-type="string" calcext:value-type="string">
            <text:p>2022-10-13 00:01:13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8.33" calcext:value-type="float">
            <text:p>358.33</text:p>
          </table:table-cell>
          <table:table-cell office:value-type="string" calcext:value-type="string">
            <text:p>2022-10-13 00:01:4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09" calcext:value-type="float">
            <text:p>312.09</text:p>
          </table:table-cell>
          <table:table-cell office:value-type="string" calcext:value-type="string">
            <text:p>2022-10-13 00:02:25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16" calcext:value-type="float">
            <text:p>312.16</text:p>
          </table:table-cell>
          <table:table-cell office:value-type="string" calcext:value-type="string">
            <text:p>2022-10-13 00:03:0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67" calcext:value-type="float">
            <text:p>313.67</text:p>
          </table:table-cell>
          <table:table-cell office:value-type="string" calcext:value-type="string">
            <text:p>2022-10-13 00:03:32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1.27" calcext:value-type="float">
            <text:p>311.27</text:p>
          </table:table-cell>
          <table:table-cell office:value-type="string" calcext:value-type="string">
            <text:p>2022-10-13 00:04:1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1.74" calcext:value-type="float">
            <text:p>311.74</text:p>
          </table:table-cell>
          <table:table-cell office:value-type="string" calcext:value-type="string">
            <text:p>2022-10-13 00:04:48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1.74" calcext:value-type="float">
            <text:p>311.74</text:p>
          </table:table-cell>
          <table:table-cell office:value-type="string" calcext:value-type="string">
            <text:p>2022-10-13 00:05:21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47" calcext:value-type="float">
            <text:p>354.47</text:p>
          </table:table-cell>
          <table:table-cell office:value-type="string" calcext:value-type="string">
            <text:p>2022-10-13 00:05:56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67" calcext:value-type="float">
            <text:p>355.67</text:p>
          </table:table-cell>
          <table:table-cell office:value-type="string" calcext:value-type="string">
            <text:p>2022-10-13 00:06:3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07" calcext:value-type="float">
            <text:p>355.07</text:p>
          </table:table-cell>
          <table:table-cell office:value-type="string" calcext:value-type="string">
            <text:p>2022-10-13 00:07:14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67" calcext:value-type="float">
            <text:p>337.67</text:p>
          </table:table-cell>
          <table:table-cell office:value-type="string" calcext:value-type="string">
            <text:p>2022-10-13 00:07:5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4" calcext:value-type="float">
            <text:p>338.14</text:p>
          </table:table-cell>
          <table:table-cell office:value-type="string" calcext:value-type="string">
            <text:p>2022-10-13 00:08:28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09:0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09:33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0:0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75" calcext:value-type="float">
            <text:p>334.75</text:p>
          </table:table-cell>
          <table:table-cell office:value-type="string" calcext:value-type="string">
            <text:p>2022-10-13 00:10:42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1:14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1:47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79" calcext:value-type="float">
            <text:p>335.79</text:p>
          </table:table-cell>
          <table:table-cell office:value-type="string" calcext:value-type="string">
            <text:p>2022-10-13 00:12:21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74" calcext:value-type="float">
            <text:p>335.74</text:p>
          </table:table-cell>
          <table:table-cell office:value-type="string" calcext:value-type="string">
            <text:p>2022-10-13 00:12:56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3:29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4:02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4:36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74" calcext:value-type="float">
            <text:p>335.74</text:p>
          </table:table-cell>
          <table:table-cell office:value-type="string" calcext:value-type="string">
            <text:p>2022-10-13 00:15:1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87" calcext:value-type="float">
            <text:p>334.87</text:p>
          </table:table-cell>
          <table:table-cell office:value-type="string" calcext:value-type="string">
            <text:p>2022-10-13 00:15:43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6:18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6:51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79" calcext:value-type="float">
            <text:p>335.79</text:p>
          </table:table-cell>
          <table:table-cell office:value-type="string" calcext:value-type="string">
            <text:p>2022-10-13 00:17:23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7:58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75" calcext:value-type="float">
            <text:p>334.75</text:p>
          </table:table-cell>
          <table:table-cell office:value-type="string" calcext:value-type="string">
            <text:p>2022-10-13 00:18:33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19:0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75" calcext:value-type="float">
            <text:p>334.75</text:p>
          </table:table-cell>
          <table:table-cell office:value-type="string" calcext:value-type="string">
            <text:p>2022-10-13 00:19:38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68" calcext:value-type="float">
            <text:p>337.68</text:p>
          </table:table-cell>
          <table:table-cell office:value-type="string" calcext:value-type="string">
            <text:p>2022-10-13 00:20:12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6" calcext:value-type="float">
            <text:p>338.16</text:p>
          </table:table-cell>
          <table:table-cell office:value-type="string" calcext:value-type="string">
            <text:p>2022-10-13 00:20:47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79" calcext:value-type="float">
            <text:p>335.79</text:p>
          </table:table-cell>
          <table:table-cell office:value-type="string" calcext:value-type="string">
            <text:p>2022-10-13 00:21:19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21:52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972.7" calcext:value-type="float">
            <text:p>42972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27" calcext:value-type="float">
            <text:p>335.27</text:p>
          </table:table-cell>
          <table:table-cell office:value-type="string" calcext:value-type="string">
            <text:p>2022-10-13 00:22:26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86" calcext:value-type="float">
            <text:p>335.86</text:p>
          </table:table-cell>
          <table:table-cell office:value-type="string" calcext:value-type="string">
            <text:p>2022-10-13 00:23:01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0:23:3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0:24:09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4" calcext:value-type="float">
            <text:p>335.34</text:p>
          </table:table-cell>
          <table:table-cell office:value-type="string" calcext:value-type="string">
            <text:p>2022-10-13 00:24:41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25:1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79" calcext:value-type="float">
            <text:p>335.79</text:p>
          </table:table-cell>
          <table:table-cell office:value-type="string" calcext:value-type="string">
            <text:p>2022-10-13 00:25:48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0:26:23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0:26:55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0:27:28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1" calcext:value-type="float">
            <text:p>336.31</text:p>
          </table:table-cell>
          <table:table-cell office:value-type="string" calcext:value-type="string">
            <text:p>2022-10-13 00:28:02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3" calcext:value-type="float">
            <text:p>336.33</text:p>
          </table:table-cell>
          <table:table-cell office:value-type="string" calcext:value-type="string">
            <text:p>2022-10-13 00:28:37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0:29:11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3 00:29:44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0:30:18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86" calcext:value-type="float">
            <text:p>335.86</text:p>
          </table:table-cell>
          <table:table-cell office:value-type="string" calcext:value-type="string">
            <text:p>2022-10-13 00:30:53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0:31:26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0:32:0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86" calcext:value-type="float">
            <text:p>335.86</text:p>
          </table:table-cell>
          <table:table-cell office:value-type="string" calcext:value-type="string">
            <text:p>2022-10-13 00:32:33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33:06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33:41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34:15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0:34:47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0:35:2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35:55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0:36:29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0:37:03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26" calcext:value-type="float">
            <text:p>336.26</text:p>
          </table:table-cell>
          <table:table-cell office:value-type="string" calcext:value-type="string">
            <text:p>2022-10-13 00:37:3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0:38:1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0:38:45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0:39:18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0:39:53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5" calcext:value-type="float">
            <text:p>302.05</text:p>
          </table:table-cell>
          <table:table-cell office:value-type="string" calcext:value-type="string">
            <text:p>2022-10-13 00:40:26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0:40:58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0:41:33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0:42:08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0:42:4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5" calcext:value-type="float">
            <text:p>302.05</text:p>
          </table:table-cell>
          <table:table-cell office:value-type="string" calcext:value-type="string">
            <text:p>2022-10-13 00:43:13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00:43:47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0:44:22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0:44:54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00:45:27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00:46:01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00:46:36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00:47:08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0:47:43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0:48:16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3 00:48:49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0:49:22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0:49:57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3 00:50:29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8" calcext:value-type="float">
            <text:p>302.48</text:p>
          </table:table-cell>
          <table:table-cell office:value-type="string" calcext:value-type="string">
            <text:p>2022-10-13 00:51:02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8" calcext:value-type="float">
            <text:p>302.48</text:p>
          </table:table-cell>
          <table:table-cell office:value-type="string" calcext:value-type="string">
            <text:p>2022-10-13 00:51:37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0:52:11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0:52:45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0:53:18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0:53:52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0:54:27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0:55:0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0:55:35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0:56:07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0:56:4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0:57:15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0:57:49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3" calcext:value-type="float">
            <text:p>302.43</text:p>
          </table:table-cell>
          <table:table-cell office:value-type="string" calcext:value-type="string">
            <text:p>2022-10-13 00:58:21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1" calcext:value-type="float">
            <text:p>302.41</text:p>
          </table:table-cell>
          <table:table-cell office:value-type="string" calcext:value-type="string">
            <text:p>2022-10-13 00:58:54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2972.8" calcext:value-type="float">
            <text:p>42972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0:59:29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1:00:03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6.86" calcext:value-type="float">
            <text:p>306.86</text:p>
          </table:table-cell>
          <table:table-cell office:value-type="string" calcext:value-type="string">
            <text:p>2022-10-13 01:00:36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1:01:09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1:4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2:17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1:02:5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3 01:03:25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3:57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4:3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5:05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01:05:39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56" calcext:value-type="float">
            <text:p>301.56</text:p>
          </table:table-cell>
          <table:table-cell office:value-type="string" calcext:value-type="string">
            <text:p>2022-10-13 01:06:11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6:44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7:19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7:56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8:29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99.61" calcext:value-type="float">
            <text:p>299.61</text:p>
          </table:table-cell>
          <table:table-cell office:value-type="string" calcext:value-type="string">
            <text:p>2022-10-13 01:09:03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09:37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10:12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10:44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56" calcext:value-type="float">
            <text:p>301.56</text:p>
          </table:table-cell>
          <table:table-cell office:value-type="string" calcext:value-type="string">
            <text:p>2022-10-13 01:11:19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1:11:52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33" calcext:value-type="float">
            <text:p>338.33</text:p>
          </table:table-cell>
          <table:table-cell office:value-type="string" calcext:value-type="string">
            <text:p>2022-10-13 01:12:24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4.48" calcext:value-type="float">
            <text:p>364.48</text:p>
          </table:table-cell>
          <table:table-cell office:value-type="string" calcext:value-type="string">
            <text:p>2022-10-13 01:12:59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53" calcext:value-type="float">
            <text:p>362.53</text:p>
          </table:table-cell>
          <table:table-cell office:value-type="string" calcext:value-type="string">
            <text:p>2022-10-13 01:13:33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01:14:05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01:14:38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53" calcext:value-type="float">
            <text:p>362.53</text:p>
          </table:table-cell>
          <table:table-cell office:value-type="string" calcext:value-type="string">
            <text:p>2022-10-13 01:15:13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1.66" calcext:value-type="float">
            <text:p>361.66</text:p>
          </table:table-cell>
          <table:table-cell office:value-type="string" calcext:value-type="string">
            <text:p>2022-10-13 01:15:47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3 01:16:21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3 01:16:53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3 01:17:27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3 01:18:02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3 01:18:3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3 01:19:1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3 01:19:42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3 01:20:15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02" calcext:value-type="float">
            <text:p>359.02</text:p>
          </table:table-cell>
          <table:table-cell office:value-type="string" calcext:value-type="string">
            <text:p>2022-10-13 01:20:50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01:21:24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3 01:21:56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1:22:29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3 01:23:04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3 01:23:38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1:24:11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1:24:45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1:25:18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3 01:25:54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1:26:27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14" calcext:value-type="float">
            <text:p>355.14</text:p>
          </table:table-cell>
          <table:table-cell office:value-type="string" calcext:value-type="string">
            <text:p>2022-10-13 01:27:02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01:27:3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1:28:07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01:28:4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67" calcext:value-type="float">
            <text:p>355.67</text:p>
          </table:table-cell>
          <table:table-cell office:value-type="string" calcext:value-type="string">
            <text:p>2022-10-13 01:29:16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1:29:48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972.9" calcext:value-type="float">
            <text:p>42972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01:30:21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67" calcext:value-type="float">
            <text:p>355.67</text:p>
          </table:table-cell>
          <table:table-cell office:value-type="string" calcext:value-type="string">
            <text:p>2022-10-13 01:30:5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01:31:3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1:32:02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27" calcext:value-type="float">
            <text:p>355.27</text:p>
          </table:table-cell>
          <table:table-cell office:value-type="string" calcext:value-type="string">
            <text:p>2022-10-13 01:32:36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1:33:10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27" calcext:value-type="float">
            <text:p>355.27</text:p>
          </table:table-cell>
          <table:table-cell office:value-type="string" calcext:value-type="string">
            <text:p>2022-10-13 01:33:45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27" calcext:value-type="float">
            <text:p>355.27</text:p>
          </table:table-cell>
          <table:table-cell office:value-type="string" calcext:value-type="string">
            <text:p>2022-10-13 01:34:17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34" calcext:value-type="float">
            <text:p>356.34</text:p>
          </table:table-cell>
          <table:table-cell office:value-type="string" calcext:value-type="string">
            <text:p>2022-10-13 01:34:52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01:35:25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27" calcext:value-type="float">
            <text:p>356.27</text:p>
          </table:table-cell>
          <table:table-cell office:value-type="string" calcext:value-type="string">
            <text:p>2022-10-13 01:35:58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1:36:32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01:37:0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1:37:39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1:38:12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1:38:46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1:39:21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01:39:54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01:40:27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19" calcext:value-type="float">
            <text:p>354.19</text:p>
          </table:table-cell>
          <table:table-cell office:value-type="string" calcext:value-type="string">
            <text:p>2022-10-13 01:41:02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3 01:41:37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01:42:09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1:42:45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3 01:43:17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01:43:5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1:44:24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1:44:59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18" calcext:value-type="float">
            <text:p>337.18</text:p>
          </table:table-cell>
          <table:table-cell office:value-type="string" calcext:value-type="string">
            <text:p>2022-10-13 01:45:31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1:46:04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1:46:38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1:47:13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3 01:47:46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1:48:19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1:48:53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1:49:28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3 01:50:01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1:50:36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1:51:09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68" calcext:value-type="float">
            <text:p>303.68</text:p>
          </table:table-cell>
          <table:table-cell office:value-type="string" calcext:value-type="string">
            <text:p>2022-10-13 01:51:41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1:52:15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1:52:50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3 01:53:22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77" calcext:value-type="float">
            <text:p>303.77</text:p>
          </table:table-cell>
          <table:table-cell office:value-type="string" calcext:value-type="string">
            <text:p>2022-10-13 01:53:55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973" calcext:value-type="float">
            <text:p>4297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32" calcext:value-type="float">
            <text:p>301.32</text:p>
          </table:table-cell>
          <table:table-cell office:value-type="string" calcext:value-type="string">
            <text:p>2022-10-13 01:54:29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973.1" calcext:value-type="float">
            <text:p>42973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74" calcext:value-type="float">
            <text:p>9074</text:p>
          </table:table-cell>
          <table:table-cell office:value-type="string" calcext:value-type="string">
            <text:p>2022-10-13 01:55:04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2973.2" calcext:value-type="float">
            <text:p>42973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81.65" calcext:value-type="float">
            <text:p>9081.65</text:p>
          </table:table-cell>
          <table:table-cell office:value-type="string" calcext:value-type="string">
            <text:p>2022-10-13 01:55:3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973.3" calcext:value-type="float">
            <text:p>42973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84.06" calcext:value-type="float">
            <text:p>9084.06</text:p>
          </table:table-cell>
          <table:table-cell office:value-type="string" calcext:value-type="string">
            <text:p>2022-10-13 01:56:11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973.4" calcext:value-type="float">
            <text:p>42973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88.89" calcext:value-type="float">
            <text:p>9088.89</text:p>
          </table:table-cell>
          <table:table-cell office:value-type="string" calcext:value-type="string">
            <text:p>2022-10-13 01:56:45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973.4" calcext:value-type="float">
            <text:p>42973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113.45" calcext:value-type="float">
            <text:p>9113.45</text:p>
          </table:table-cell>
          <table:table-cell office:value-type="string" calcext:value-type="string">
            <text:p>2022-10-13 01:57:21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973.5" calcext:value-type="float">
            <text:p>42973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105.77" calcext:value-type="float">
            <text:p>9105.77</text:p>
          </table:table-cell>
          <table:table-cell office:value-type="string" calcext:value-type="string">
            <text:p>2022-10-13 01:57:54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2973.6" calcext:value-type="float">
            <text:p>42973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98.53" calcext:value-type="float">
            <text:p>9098.53</text:p>
          </table:table-cell>
          <table:table-cell office:value-type="string" calcext:value-type="string">
            <text:p>2022-10-13 01:58:28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973.7" calcext:value-type="float">
            <text:p>42973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66.42" calcext:value-type="float">
            <text:p>9066.42</text:p>
          </table:table-cell>
          <table:table-cell office:value-type="string" calcext:value-type="string">
            <text:p>2022-10-13 01:59:01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973.8" calcext:value-type="float">
            <text:p>42973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76.83" calcext:value-type="float">
            <text:p>9076.83</text:p>
          </table:table-cell>
          <table:table-cell office:value-type="string" calcext:value-type="string">
            <text:p>2022-10-13 01:59:34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973.9" calcext:value-type="float">
            <text:p>42973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9054.06" calcext:value-type="float">
            <text:p>9054.06</text:p>
          </table:table-cell>
          <table:table-cell office:value-type="string" calcext:value-type="string">
            <text:p>2022-10-13 02:00:09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89.48" calcext:value-type="float">
            <text:p>289.48</text:p>
          </table:table-cell>
          <table:table-cell office:value-type="string" calcext:value-type="string">
            <text:p>2022-10-13 02:00:44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01:16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01:49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02:23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2:02:58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2:03:31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2" calcext:value-type="float">
            <text:p>302.12</text:p>
          </table:table-cell>
          <table:table-cell office:value-type="string" calcext:value-type="string">
            <text:p>2022-10-13 02:04:04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2:04:38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05:13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2:05:46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06:2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06:54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2:07:27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2:08:01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08:35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99.61" calcext:value-type="float">
            <text:p>299.61</text:p>
          </table:table-cell>
          <table:table-cell office:value-type="string" calcext:value-type="string">
            <text:p>2022-10-13 02:09:08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09:41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2:10:15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10:5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41" calcext:value-type="float">
            <text:p>302.41</text:p>
          </table:table-cell>
          <table:table-cell office:value-type="string" calcext:value-type="string">
            <text:p>2022-10-13 02:11:23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2:11:56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02:12:29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13:04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13:37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14:12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14:44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15:17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2:15:51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2:16:25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2:16:58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2:17:3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2:18:05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2:18:39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2:19:13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2:19:45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2:20:19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2:20:54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67" calcext:value-type="float">
            <text:p>339.67</text:p>
          </table:table-cell>
          <table:table-cell office:value-type="string" calcext:value-type="string">
            <text:p>2022-10-13 02:21:27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2:22:02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22:34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3 02:23:07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2:23:42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24:1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24:49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25:21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25:56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26:31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27:04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27:37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2:28:1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2:28:45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2" calcext:value-type="float">
            <text:p>339.72</text:p>
          </table:table-cell>
          <table:table-cell office:value-type="string" calcext:value-type="string">
            <text:p>2022-10-13 02:29:18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2:29:53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02:30:25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2:30:58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2974" calcext:value-type="float">
            <text:p>4297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31:32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32:06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32:39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33:12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33:46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34:2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34:53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35:26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36:00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36:35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37:08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37:43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2:38:15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2:38:48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39:22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2:39:57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40:29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41:02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41:37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42:11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2:42:44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43:17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43:49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44:24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44:58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2:45:33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2:46:05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46:38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47:12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2:47:47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3 02:48:19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2:48:52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2:49:26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095.79" calcext:value-type="float">
            <text:p>1095.79</text:p>
          </table:table-cell>
          <table:table-cell office:value-type="string" calcext:value-type="string">
            <text:p>2022-10-13 02:50:01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3 02:50:34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02:51:07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17" calcext:value-type="float">
            <text:p>359.17</text:p>
          </table:table-cell>
          <table:table-cell office:value-type="string" calcext:value-type="string">
            <text:p>2022-10-13 02:51:41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17" calcext:value-type="float">
            <text:p>359.17</text:p>
          </table:table-cell>
          <table:table-cell office:value-type="string" calcext:value-type="string">
            <text:p>2022-10-13 02:52:16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02:52:48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1.6" calcext:value-type="float">
            <text:p>361.6</text:p>
          </table:table-cell>
          <table:table-cell office:value-type="string" calcext:value-type="string">
            <text:p>2022-10-13 02:53:24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17" calcext:value-type="float">
            <text:p>359.17</text:p>
          </table:table-cell>
          <table:table-cell office:value-type="string" calcext:value-type="string">
            <text:p>2022-10-13 02:53:56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02:54:29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8.77" calcext:value-type="float">
            <text:p>358.77</text:p>
          </table:table-cell>
          <table:table-cell office:value-type="string" calcext:value-type="string">
            <text:p>2022-10-13 02:55:03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17" calcext:value-type="float">
            <text:p>359.17</text:p>
          </table:table-cell>
          <table:table-cell office:value-type="string" calcext:value-type="string">
            <text:p>2022-10-13 02:55:38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02:56:18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74" calcext:value-type="float">
            <text:p>320.74</text:p>
          </table:table-cell>
          <table:table-cell office:value-type="string" calcext:value-type="string">
            <text:p>2022-10-13 02:56:5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61" calcext:value-type="float">
            <text:p>321.61</text:p>
          </table:table-cell>
          <table:table-cell office:value-type="string" calcext:value-type="string">
            <text:p>2022-10-13 02:57:25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2022-10-13 02:58:0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77" calcext:value-type="float">
            <text:p>318.77</text:p>
          </table:table-cell>
          <table:table-cell office:value-type="string" calcext:value-type="string">
            <text:p>2022-10-13 02:58:33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2:59:06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26" calcext:value-type="float">
            <text:p>318.26</text:p>
          </table:table-cell>
          <table:table-cell office:value-type="string" calcext:value-type="string">
            <text:p>2022-10-13 02:59:40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73" calcext:value-type="float">
            <text:p>318.73</text:p>
          </table:table-cell>
          <table:table-cell office:value-type="string" calcext:value-type="string">
            <text:p>2022-10-13 03:00:15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0:47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6" calcext:value-type="float">
            <text:p>317.46</text:p>
          </table:table-cell>
          <table:table-cell office:value-type="string" calcext:value-type="string">
            <text:p>2022-10-13 03:01:22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6" calcext:value-type="float">
            <text:p>317.46</text:p>
          </table:table-cell>
          <table:table-cell office:value-type="string" calcext:value-type="string">
            <text:p>2022-10-13 03:01:55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3:02:27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974.1" calcext:value-type="float">
            <text:p>42974.1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3:02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3:36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4:09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6" calcext:value-type="float">
            <text:p>317.46</text:p>
          </table:table-cell>
          <table:table-cell office:value-type="string" calcext:value-type="string">
            <text:p>2022-10-13 03:04:42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5:16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5:50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03:06:24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06:57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7:30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08:05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7.86" calcext:value-type="float">
            <text:p>317.86</text:p>
          </table:table-cell>
          <table:table-cell office:value-type="string" calcext:value-type="string">
            <text:p>2022-10-13 03:08:38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09:13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09:45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10:18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03" calcext:value-type="float">
            <text:p>315.03</text:p>
          </table:table-cell>
          <table:table-cell office:value-type="string" calcext:value-type="string">
            <text:p>2022-10-13 03:10:53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11:27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6" calcext:value-type="float">
            <text:p>314.6</text:p>
          </table:table-cell>
          <table:table-cell office:value-type="string" calcext:value-type="string">
            <text:p>2022-10-13 03:11:59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12:32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13:06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13:4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14:15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14:48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15:21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03" calcext:value-type="float">
            <text:p>315.03</text:p>
          </table:table-cell>
          <table:table-cell office:value-type="string" calcext:value-type="string">
            <text:p>2022-10-13 03:15:56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5" calcext:value-type="float">
            <text:p>315.5</text:p>
          </table:table-cell>
          <table:table-cell office:value-type="string" calcext:value-type="string">
            <text:p>2022-10-13 03:16:29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07" calcext:value-type="float">
            <text:p>313.07</text:p>
          </table:table-cell>
          <table:table-cell office:value-type="string" calcext:value-type="string">
            <text:p>2022-10-13 03:17:05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43" calcext:value-type="float">
            <text:p>315.43</text:p>
          </table:table-cell>
          <table:table-cell office:value-type="string" calcext:value-type="string">
            <text:p>2022-10-13 03:17:37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18" calcext:value-type="float">
            <text:p>312.18</text:p>
          </table:table-cell>
          <table:table-cell office:value-type="string" calcext:value-type="string">
            <text:p>2022-10-13 03:18:1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65" calcext:value-type="float">
            <text:p>312.65</text:p>
          </table:table-cell>
          <table:table-cell office:value-type="string" calcext:value-type="string">
            <text:p>2022-10-13 03:18:44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03" calcext:value-type="float">
            <text:p>315.03</text:p>
          </table:table-cell>
          <table:table-cell office:value-type="string" calcext:value-type="string">
            <text:p>2022-10-13 03:19:19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18" calcext:value-type="float">
            <text:p>312.18</text:p>
          </table:table-cell>
          <table:table-cell office:value-type="string" calcext:value-type="string">
            <text:p>2022-10-13 03:19:51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58" calcext:value-type="float">
            <text:p>312.58</text:p>
          </table:table-cell>
          <table:table-cell office:value-type="string" calcext:value-type="string">
            <text:p>2022-10-13 03:20:24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03:20:58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18" calcext:value-type="float">
            <text:p>312.18</text:p>
          </table:table-cell>
          <table:table-cell office:value-type="string" calcext:value-type="string">
            <text:p>2022-10-13 03:21:33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03:22:05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3:22:38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3:12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3:47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4:20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4:55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3:25:28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6:00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06" calcext:value-type="float">
            <text:p>304.06</text:p>
          </table:table-cell>
          <table:table-cell office:value-type="string" calcext:value-type="string">
            <text:p>2022-10-13 03:26:35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3:27:09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7:4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03:28:14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3:28:49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3:29:24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3:29:57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73" calcext:value-type="float">
            <text:p>340.73</text:p>
          </table:table-cell>
          <table:table-cell office:value-type="string" calcext:value-type="string">
            <text:p>2022-10-13 03:30:30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73" calcext:value-type="float">
            <text:p>340.73</text:p>
          </table:table-cell>
          <table:table-cell office:value-type="string" calcext:value-type="string">
            <text:p>2022-10-13 03:31:04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73" calcext:value-type="float">
            <text:p>340.73</text:p>
          </table:table-cell>
          <table:table-cell office:value-type="string" calcext:value-type="string">
            <text:p>2022-10-13 03:31:38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3:32:11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32:46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03:33:18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82" calcext:value-type="float">
            <text:p>337.82</text:p>
          </table:table-cell>
          <table:table-cell office:value-type="string" calcext:value-type="string">
            <text:p>2022-10-13 03:33:5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73" calcext:value-type="float">
            <text:p>340.73</text:p>
          </table:table-cell>
          <table:table-cell office:value-type="string" calcext:value-type="string">
            <text:p>2022-10-13 03:34:25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73" calcext:value-type="float">
            <text:p>340.73</text:p>
          </table:table-cell>
          <table:table-cell office:value-type="string" calcext:value-type="string">
            <text:p>2022-10-13 03:35:00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35:32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974.2" calcext:value-type="float">
            <text:p>42974.2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3 03:36:05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36:39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37:13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37:47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38:20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7" calcext:value-type="float">
            <text:p>337.37</text:p>
          </table:table-cell>
          <table:table-cell office:value-type="string" calcext:value-type="string">
            <text:p>2022-10-13 03:38:54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39:28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0:01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40:36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1:09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41:42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2:16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42:50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3:2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7" calcext:value-type="float">
            <text:p>337.37</text:p>
          </table:table-cell>
          <table:table-cell office:value-type="string" calcext:value-type="string">
            <text:p>2022-10-13 03:43:56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44:30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3:45:05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5:38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3:46:1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6:44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3 03:47:19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47:52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48:27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48:59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3 03:49:32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3 03:50:06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3 03:50:41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3 03:51:13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3 03:51:46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3 03:52:20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3 03:52:55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0.24" calcext:value-type="float">
            <text:p>340.24</text:p>
          </table:table-cell>
          <table:table-cell office:value-type="string" calcext:value-type="string">
            <text:p>2022-10-13 03:53:28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3 03:54:01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3 03:54:35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3 03:55:10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3 03:55:43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3 03:56:1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56:50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57:23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3 03:57:57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3:58:31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3:59:04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3:59:36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4:00:11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4:00:45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4:01:19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7" calcext:value-type="float">
            <text:p>337.37</text:p>
          </table:table-cell>
          <table:table-cell office:value-type="string" calcext:value-type="string">
            <text:p>2022-10-13 04:01:52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4:02:26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4:03:00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03:34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04:10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04:42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05:15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4:05:49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06:24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06:56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3" calcext:value-type="float">
            <text:p>304.13</text:p>
          </table:table-cell>
          <table:table-cell office:value-type="string" calcext:value-type="string">
            <text:p>2022-10-13 04:07:29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08:03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08:38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6" calcext:value-type="float">
            <text:p>304.6</text:p>
          </table:table-cell>
          <table:table-cell office:value-type="string" calcext:value-type="string">
            <text:p>2022-10-13 04:09:11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2974.3" calcext:value-type="float">
            <text:p>42974.3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5" calcext:value-type="float">
            <text:p>304.55</text:p>
          </table:table-cell>
          <table:table-cell office:value-type="string" calcext:value-type="string">
            <text:p>2022-10-13 04:09:44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5" calcext:value-type="float">
            <text:p>304.55</text:p>
          </table:table-cell>
          <table:table-cell office:value-type="string" calcext:value-type="string">
            <text:p>2022-10-13 04:10:18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0:53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1:26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12:01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12:33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22" calcext:value-type="float">
            <text:p>304.22</text:p>
          </table:table-cell>
          <table:table-cell office:value-type="string" calcext:value-type="string">
            <text:p>2022-10-13 04:13:06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62" calcext:value-type="float">
            <text:p>304.62</text:p>
          </table:table-cell>
          <table:table-cell office:value-type="string" calcext:value-type="string">
            <text:p>2022-10-13 04:13:41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14:15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4:47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5:20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15:55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62" calcext:value-type="float">
            <text:p>304.62</text:p>
          </table:table-cell>
          <table:table-cell office:value-type="string" calcext:value-type="string">
            <text:p>2022-10-13 04:16:29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17:02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7:35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18:08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62" calcext:value-type="float">
            <text:p>304.62</text:p>
          </table:table-cell>
          <table:table-cell office:value-type="string" calcext:value-type="string">
            <text:p>2022-10-13 04:18:43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9:16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19:51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4:20:24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20:57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21:3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2022-10-13 04:22:05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22:38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62" calcext:value-type="float">
            <text:p>304.62</text:p>
          </table:table-cell>
          <table:table-cell office:value-type="string" calcext:value-type="string">
            <text:p>2022-10-13 04:23:10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23:45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24:19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.38" calcext:value-type="float">
            <text:p>305.38</text:p>
          </table:table-cell>
          <table:table-cell office:value-type="string" calcext:value-type="string">
            <text:p>2022-10-13 04:24:52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.38" calcext:value-type="float">
            <text:p>305.38</text:p>
          </table:table-cell>
          <table:table-cell office:value-type="string" calcext:value-type="string">
            <text:p>2022-10-13 04:25:26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022-10-13 04:25:59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22" calcext:value-type="float">
            <text:p>304.22</text:p>
          </table:table-cell>
          <table:table-cell office:value-type="string" calcext:value-type="string">
            <text:p>2022-10-13 04:26:34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4:27:07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3 04:27:42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3 04:28:15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4.13" calcext:value-type="float">
            <text:p>304.13</text:p>
          </table:table-cell>
          <table:table-cell office:value-type="string" calcext:value-type="string">
            <text:p>2022-10-13 04:28:47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6.09" calcext:value-type="float">
            <text:p>326.09</text:p>
          </table:table-cell>
          <table:table-cell office:value-type="string" calcext:value-type="string">
            <text:p>2022-10-13 04:29:22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4.05" calcext:value-type="float">
            <text:p>324.05</text:p>
          </table:table-cell>
          <table:table-cell office:value-type="string" calcext:value-type="string">
            <text:p>2022-10-13 04:29:56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23" calcext:value-type="float">
            <text:p>321.23</text:p>
          </table:table-cell>
          <table:table-cell office:value-type="string" calcext:value-type="string">
            <text:p>2022-10-13 04:30:29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04:31:01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23" calcext:value-type="float">
            <text:p>321.23</text:p>
          </table:table-cell>
          <table:table-cell office:value-type="string" calcext:value-type="string">
            <text:p>2022-10-13 04:31:36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16" calcext:value-type="float">
            <text:p>321.16</text:p>
          </table:table-cell>
          <table:table-cell office:value-type="string" calcext:value-type="string">
            <text:p>2022-10-13 04:32:10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23" calcext:value-type="float">
            <text:p>321.23</text:p>
          </table:table-cell>
          <table:table-cell office:value-type="string" calcext:value-type="string">
            <text:p>2022-10-13 04:32:44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16" calcext:value-type="float">
            <text:p>321.16</text:p>
          </table:table-cell>
          <table:table-cell office:value-type="string" calcext:value-type="string">
            <text:p>2022-10-13 04:33:16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04:33:50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21" calcext:value-type="float">
            <text:p>321.21</text:p>
          </table:table-cell>
          <table:table-cell office:value-type="string" calcext:value-type="string">
            <text:p>2022-10-13 04:34:25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04:34:58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04:35:33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3.09" calcext:value-type="float">
            <text:p>363.09</text:p>
          </table:table-cell>
          <table:table-cell office:value-type="string" calcext:value-type="string">
            <text:p>2022-10-13 04:36:05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04:36:38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04:37:13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04:37:47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69" calcext:value-type="float">
            <text:p>362.69</text:p>
          </table:table-cell>
          <table:table-cell office:value-type="string" calcext:value-type="string">
            <text:p>2022-10-13 04:38:19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04:38:52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04:39:27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04:40:01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85" calcext:value-type="float">
            <text:p>359.85</text:p>
          </table:table-cell>
          <table:table-cell office:value-type="string" calcext:value-type="string">
            <text:p>2022-10-13 04:40:34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04:41:07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51" calcext:value-type="float">
            <text:p>360.51</text:p>
          </table:table-cell>
          <table:table-cell office:value-type="string" calcext:value-type="string">
            <text:p>2022-10-13 04:41:41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9.76" calcext:value-type="float">
            <text:p>369.76</text:p>
          </table:table-cell>
          <table:table-cell office:value-type="string" calcext:value-type="string">
            <text:p>2022-10-13 04:42:16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5.36" calcext:value-type="float">
            <text:p>375.36</text:p>
          </table:table-cell>
          <table:table-cell office:value-type="string" calcext:value-type="string">
            <text:p>2022-10-13 04:42:49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2974.4" calcext:value-type="float">
            <text:p>42974.4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72" calcext:value-type="float">
            <text:p>360.72</text:p>
          </table:table-cell>
          <table:table-cell office:value-type="string" calcext:value-type="string">
            <text:p>2022-10-13 04:43:25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3 04:43:57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68" calcext:value-type="float">
            <text:p>362.68</text:p>
          </table:table-cell>
          <table:table-cell office:value-type="string" calcext:value-type="string">
            <text:p>2022-10-13 04:44:30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3.32" calcext:value-type="float">
            <text:p>373.32</text:p>
          </table:table-cell>
          <table:table-cell office:value-type="string" calcext:value-type="string">
            <text:p>2022-10-13 04:45:04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0.65" calcext:value-type="float">
            <text:p>360.65</text:p>
          </table:table-cell>
          <table:table-cell office:value-type="string" calcext:value-type="string">
            <text:p>2022-10-13 04:45:38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8.68" calcext:value-type="float">
            <text:p>358.68</text:p>
          </table:table-cell>
          <table:table-cell office:value-type="string" calcext:value-type="string">
            <text:p>2022-10-13 04:46:11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81" calcext:value-type="float">
            <text:p>357.81</text:p>
          </table:table-cell>
          <table:table-cell office:value-type="string" calcext:value-type="string">
            <text:p>2022-10-13 04:46:43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1" calcext:value-type="float">
            <text:p>357.61</text:p>
          </table:table-cell>
          <table:table-cell office:value-type="string" calcext:value-type="string">
            <text:p>2022-10-13 04:47:18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81" calcext:value-type="float">
            <text:p>357.81</text:p>
          </table:table-cell>
          <table:table-cell office:value-type="string" calcext:value-type="string">
            <text:p>2022-10-13 04:47:52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81" calcext:value-type="float">
            <text:p>357.81</text:p>
          </table:table-cell>
          <table:table-cell office:value-type="string" calcext:value-type="string">
            <text:p>2022-10-13 04:48:26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8.21" calcext:value-type="float">
            <text:p>358.21</text:p>
          </table:table-cell>
          <table:table-cell office:value-type="string" calcext:value-type="string">
            <text:p>2022-10-13 04:48:59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8.21" calcext:value-type="float">
            <text:p>358.21</text:p>
          </table:table-cell>
          <table:table-cell office:value-type="string" calcext:value-type="string">
            <text:p>2022-10-13 04:49:33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61" calcext:value-type="float">
            <text:p>357.61</text:p>
          </table:table-cell>
          <table:table-cell office:value-type="string" calcext:value-type="string">
            <text:p>2022-10-13 04:50:08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21" calcext:value-type="float">
            <text:p>357.21</text:p>
          </table:table-cell>
          <table:table-cell office:value-type="string" calcext:value-type="string">
            <text:p>2022-10-13 04:50:41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3 04:51:16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8.21" calcext:value-type="float">
            <text:p>358.21</text:p>
          </table:table-cell>
          <table:table-cell office:value-type="string" calcext:value-type="string">
            <text:p>2022-10-13 04:51:48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81" calcext:value-type="float">
            <text:p>357.81</text:p>
          </table:table-cell>
          <table:table-cell office:value-type="string" calcext:value-type="string">
            <text:p>2022-10-13 04:52:21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81" calcext:value-type="float">
            <text:p>357.81</text:p>
          </table:table-cell>
          <table:table-cell office:value-type="string" calcext:value-type="string">
            <text:p>2022-10-13 04:52:55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04:53:30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37" calcext:value-type="float">
            <text:p>355.37</text:p>
          </table:table-cell>
          <table:table-cell office:value-type="string" calcext:value-type="string">
            <text:p>2022-10-13 04:54:02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3 04:54:35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37" calcext:value-type="float">
            <text:p>355.37</text:p>
          </table:table-cell>
          <table:table-cell office:value-type="string" calcext:value-type="string">
            <text:p>2022-10-13 04:55:10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18" calcext:value-type="float">
            <text:p>355.18</text:p>
          </table:table-cell>
          <table:table-cell office:value-type="string" calcext:value-type="string">
            <text:p>2022-10-13 04:55:44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77" calcext:value-type="float">
            <text:p>355.77</text:p>
          </table:table-cell>
          <table:table-cell office:value-type="string" calcext:value-type="string">
            <text:p>2022-10-13 04:56:17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3 04:56:50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37" calcext:value-type="float">
            <text:p>355.37</text:p>
          </table:table-cell>
          <table:table-cell office:value-type="string" calcext:value-type="string">
            <text:p>2022-10-13 04:57:24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37" calcext:value-type="float">
            <text:p>355.37</text:p>
          </table:table-cell>
          <table:table-cell office:value-type="string" calcext:value-type="string">
            <text:p>2022-10-13 04:57:59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77" calcext:value-type="float">
            <text:p>355.77</text:p>
          </table:table-cell>
          <table:table-cell office:value-type="string" calcext:value-type="string">
            <text:p>2022-10-13 04:58:31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37" calcext:value-type="float">
            <text:p>355.37</text:p>
          </table:table-cell>
          <table:table-cell office:value-type="string" calcext:value-type="string">
            <text:p>2022-10-13 04:59:07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37" calcext:value-type="float">
            <text:p>355.37</text:p>
          </table:table-cell>
          <table:table-cell office:value-type="string" calcext:value-type="string">
            <text:p>2022-10-13 04:59:39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18" calcext:value-type="float">
            <text:p>355.18</text:p>
          </table:table-cell>
          <table:table-cell office:value-type="string" calcext:value-type="string">
            <text:p>2022-10-13 05:00:12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3 05:00:46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3 05:01:21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3 05:01:54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5:02:26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5:03:01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3 05:03:36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5:04:09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5:04:42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5:05:15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5:05:49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3 05:06:23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5:06:59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3 05:07:31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3 05:08:04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3 05:08:38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3 05:09:13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3 05:09:45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78" calcext:value-type="float">
            <text:p>300.78</text:p>
          </table:table-cell>
          <table:table-cell office:value-type="string" calcext:value-type="string">
            <text:p>2022-10-13 05:10:18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3 05:10:53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3 05:11:27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974.5" calcext:value-type="float">
            <text:p>42974.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05:12:00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5:12:33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05:13:06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13:42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5:14:15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5:14:50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7.34" calcext:value-type="float">
            <text:p>307.34</text:p>
          </table:table-cell>
          <table:table-cell office:value-type="string" calcext:value-type="string">
            <text:p>2022-10-13 05:15:22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15:5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05:16:30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05:17:04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299.61" calcext:value-type="float">
            <text:p>299.61</text:p>
          </table:table-cell>
          <table:table-cell office:value-type="string" calcext:value-type="string">
            <text:p>2022-10-13 05:17:36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18:10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72" calcext:value-type="float">
            <text:p>301.72</text:p>
          </table:table-cell>
          <table:table-cell office:value-type="string" calcext:value-type="string">
            <text:p>2022-10-13 05:18:44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5:19:19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5:19:52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0:26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0:59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05:21:34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05:22:07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05:22:42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3:14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5:23:47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5:24:21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4:56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5:28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6:01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0.08" calcext:value-type="float">
            <text:p>300.08</text:p>
          </table:table-cell>
          <table:table-cell office:value-type="string" calcext:value-type="string">
            <text:p>2022-10-13 05:26:35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7:10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5:27:42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8:15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8:49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29:24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5:29:57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0:32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1:05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05:31:38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2:12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5:32:46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5:33:19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5:33:51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05:34:26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05:35:00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5:33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6:07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5:36:40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7:16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7:49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3 05:38:24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5:38:56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62" calcext:value-type="float">
            <text:p>316.62</text:p>
          </table:table-cell>
          <table:table-cell office:value-type="string" calcext:value-type="string">
            <text:p>2022-10-13 05:39:29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5" calcext:value-type="float">
            <text:p>318.5</text:p>
          </table:table-cell>
          <table:table-cell office:value-type="string" calcext:value-type="string">
            <text:p>2022-10-13 05:40:03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8.52" calcext:value-type="float">
            <text:p>318.52</text:p>
          </table:table-cell>
          <table:table-cell office:value-type="string" calcext:value-type="string">
            <text:p>2022-10-13 05:40:37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1.31" calcext:value-type="float">
            <text:p>321.31</text:p>
          </table:table-cell>
          <table:table-cell office:value-type="string" calcext:value-type="string">
            <text:p>2022-10-13 05:41:10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53" calcext:value-type="float">
            <text:p>320.53</text:p>
          </table:table-cell>
          <table:table-cell office:value-type="string" calcext:value-type="string">
            <text:p>2022-10-13 05:41:42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91" calcext:value-type="float">
            <text:p>320.91</text:p>
          </table:table-cell>
          <table:table-cell office:value-type="string" calcext:value-type="string">
            <text:p>2022-10-13 05:42:17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0.53" calcext:value-type="float">
            <text:p>320.53</text:p>
          </table:table-cell>
          <table:table-cell office:value-type="string" calcext:value-type="string">
            <text:p>2022-10-13 05:42:51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68" calcext:value-type="float">
            <text:p>356.68</text:p>
          </table:table-cell>
          <table:table-cell office:value-type="string" calcext:value-type="string">
            <text:p>2022-10-13 05:43:25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68" calcext:value-type="float">
            <text:p>356.68</text:p>
          </table:table-cell>
          <table:table-cell office:value-type="string" calcext:value-type="string">
            <text:p>2022-10-13 05:43:58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68" calcext:value-type="float">
            <text:p>356.68</text:p>
          </table:table-cell>
          <table:table-cell office:value-type="string" calcext:value-type="string">
            <text:p>2022-10-13 05:44:32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21" calcext:value-type="float">
            <text:p>357.21</text:p>
          </table:table-cell>
          <table:table-cell office:value-type="string" calcext:value-type="string">
            <text:p>2022-10-13 05:45:07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9" calcext:value-type="float">
            <text:p>354.79</text:p>
          </table:table-cell>
          <table:table-cell office:value-type="string" calcext:value-type="string">
            <text:p>2022-10-13 05:45:40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79" calcext:value-type="float">
            <text:p>354.79</text:p>
          </table:table-cell>
          <table:table-cell office:value-type="string" calcext:value-type="string">
            <text:p>2022-10-13 05:46:1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68" calcext:value-type="float">
            <text:p>356.68</text:p>
          </table:table-cell>
          <table:table-cell office:value-type="string" calcext:value-type="string">
            <text:p>2022-10-13 05:46:47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3 05:47:20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3 05:47:54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87" calcext:value-type="float">
            <text:p>353.87</text:p>
          </table:table-cell>
          <table:table-cell office:value-type="string" calcext:value-type="string">
            <text:p>2022-10-13 05:48:29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2974.6" calcext:value-type="float">
            <text:p>42974.6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3 05:49:01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5:49:34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35" calcext:value-type="float">
            <text:p>353.35</text:p>
          </table:table-cell>
          <table:table-cell office:value-type="string" calcext:value-type="string">
            <text:p>2022-10-13 05:50:08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5:50:43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3 05:51:16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3 05:51:49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87" calcext:value-type="float">
            <text:p>353.87</text:p>
          </table:table-cell>
          <table:table-cell office:value-type="string" calcext:value-type="string">
            <text:p>2022-10-13 05:52:22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5" calcext:value-type="float">
            <text:p>353.75</text:p>
          </table:table-cell>
          <table:table-cell office:value-type="string" calcext:value-type="string">
            <text:p>2022-10-13 05:52:57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13" calcext:value-type="float">
            <text:p>356.13</text:p>
          </table:table-cell>
          <table:table-cell office:value-type="string" calcext:value-type="string">
            <text:p>2022-10-13 05:53:30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3 05:54:04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3 05:54:37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5:55:10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5:55:44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5:56:18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5:56:51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5" calcext:value-type="float">
            <text:p>353.75</text:p>
          </table:table-cell>
          <table:table-cell office:value-type="string" calcext:value-type="string">
            <text:p>2022-10-13 05:57:24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5:57:58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5:58:33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5:59:06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5:59:38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3 06:00:12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2" calcext:value-type="float">
            <text:p>353.2</text:p>
          </table:table-cell>
          <table:table-cell office:value-type="string" calcext:value-type="string">
            <text:p>2022-10-13 06:00:46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5" calcext:value-type="float">
            <text:p>353.75</text:p>
          </table:table-cell>
          <table:table-cell office:value-type="string" calcext:value-type="string">
            <text:p>2022-10-13 06:01:19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3 06:01:54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22" calcext:value-type="float">
            <text:p>355.22</text:p>
          </table:table-cell>
          <table:table-cell office:value-type="string" calcext:value-type="string">
            <text:p>2022-10-13 06:02:27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5.22" calcext:value-type="float">
            <text:p>355.22</text:p>
          </table:table-cell>
          <table:table-cell office:value-type="string" calcext:value-type="string">
            <text:p>2022-10-13 06:03:00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82" calcext:value-type="float">
            <text:p>354.82</text:p>
          </table:table-cell>
          <table:table-cell office:value-type="string" calcext:value-type="string">
            <text:p>2022-10-13 06:03:34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3 06:04:09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82" calcext:value-type="float">
            <text:p>354.82</text:p>
          </table:table-cell>
          <table:table-cell office:value-type="string" calcext:value-type="string">
            <text:p>2022-10-13 06:04:41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82" calcext:value-type="float">
            <text:p>354.82</text:p>
          </table:table-cell>
          <table:table-cell office:value-type="string" calcext:value-type="string">
            <text:p>2022-10-13 06:05:14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3 06:05:49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75" calcext:value-type="float">
            <text:p>353.75</text:p>
          </table:table-cell>
          <table:table-cell office:value-type="string" calcext:value-type="string">
            <text:p>2022-10-13 06:06:24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2022-10-13 06:06:57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2022-10-13 06:07:30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2022-10-13 06:08:04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81.05" calcext:value-type="float">
            <text:p>381.05</text:p>
          </table:table-cell>
          <table:table-cell office:value-type="string" calcext:value-type="string">
            <text:p>2022-10-13 06:08:38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6.8" calcext:value-type="float">
            <text:p>376.8</text:p>
          </table:table-cell>
          <table:table-cell office:value-type="string" calcext:value-type="string">
            <text:p>2022-10-13 06:09:11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6.8" calcext:value-type="float">
            <text:p>376.8</text:p>
          </table:table-cell>
          <table:table-cell office:value-type="string" calcext:value-type="string">
            <text:p>2022-10-13 06:09:46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4.4" calcext:value-type="float">
            <text:p>374.4</text:p>
          </table:table-cell>
          <table:table-cell office:value-type="string" calcext:value-type="string">
            <text:p>2022-10-13 06:10:18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6.8" calcext:value-type="float">
            <text:p>376.8</text:p>
          </table:table-cell>
          <table:table-cell office:value-type="string" calcext:value-type="string">
            <text:p>2022-10-13 06:10:52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8.8" calcext:value-type="float">
            <text:p>378.8</text:p>
          </table:table-cell>
          <table:table-cell office:value-type="string" calcext:value-type="string">
            <text:p>2022-10-13 06:11:26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8.8" calcext:value-type="float">
            <text:p>378.8</text:p>
          </table:table-cell>
          <table:table-cell office:value-type="string" calcext:value-type="string">
            <text:p>2022-10-13 06:12:00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6.25" calcext:value-type="float">
            <text:p>376.25</text:p>
          </table:table-cell>
          <table:table-cell office:value-type="string" calcext:value-type="string">
            <text:p>2022-10-13 06:12:33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5.63" calcext:value-type="float">
            <text:p>375.63</text:p>
          </table:table-cell>
          <table:table-cell office:value-type="string" calcext:value-type="string">
            <text:p>2022-10-13 06:13:06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6.4" calcext:value-type="float">
            <text:p>376.4</text:p>
          </table:table-cell>
          <table:table-cell office:value-type="string" calcext:value-type="string">
            <text:p>2022-10-13 06:13:40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2974.7" calcext:value-type="float">
            <text:p>42974.7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6.98" calcext:value-type="float">
            <text:p>356.98</text:p>
          </table:table-cell>
          <table:table-cell office:value-type="string" calcext:value-type="string">
            <text:p>2022-10-13 06:14:15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7.13" calcext:value-type="float">
            <text:p>357.13</text:p>
          </table:table-cell>
          <table:table-cell office:value-type="string" calcext:value-type="string">
            <text:p>2022-10-13 06:14:48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92.83" calcext:value-type="float">
            <text:p>392.83</text:p>
          </table:table-cell>
          <table:table-cell office:value-type="string" calcext:value-type="string">
            <text:p>2022-10-13 06:15:21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9.54" calcext:value-type="float">
            <text:p>379.54</text:p>
          </table:table-cell>
          <table:table-cell office:value-type="string" calcext:value-type="string">
            <text:p>2022-10-13 06:15:55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8.99" calcext:value-type="float">
            <text:p>378.99</text:p>
          </table:table-cell>
          <table:table-cell office:value-type="string" calcext:value-type="string">
            <text:p>2022-10-13 06:16:30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6:17:03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2022-10-13 06:17:38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43" calcext:value-type="float">
            <text:p>335.43</text:p>
          </table:table-cell>
          <table:table-cell office:value-type="string" calcext:value-type="string">
            <text:p>2022-10-13 06:18:1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88" calcext:value-type="float">
            <text:p>334.88</text:p>
          </table:table-cell>
          <table:table-cell office:value-type="string" calcext:value-type="string">
            <text:p>2022-10-13 06:18:43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83" calcext:value-type="float">
            <text:p>335.83</text:p>
          </table:table-cell>
          <table:table-cell office:value-type="string" calcext:value-type="string">
            <text:p>2022-10-13 06:19:18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83" calcext:value-type="float">
            <text:p>335.83</text:p>
          </table:table-cell>
          <table:table-cell office:value-type="string" calcext:value-type="string">
            <text:p>2022-10-13 06:19:52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4.84" calcext:value-type="float">
            <text:p>334.84</text:p>
          </table:table-cell>
          <table:table-cell office:value-type="string" calcext:value-type="string">
            <text:p>2022-10-13 06:20:24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6:20:57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83" calcext:value-type="float">
            <text:p>335.83</text:p>
          </table:table-cell>
          <table:table-cell office:value-type="string" calcext:value-type="string">
            <text:p>2022-10-13 06:21:32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6:22:06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94" calcext:value-type="float">
            <text:p>335.94</text:p>
          </table:table-cell>
          <table:table-cell office:value-type="string" calcext:value-type="string">
            <text:p>2022-10-13 06:22:39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6:23:13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06:23:47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3 06:24:22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3 06:24:55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3 06:25:30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27" calcext:value-type="float">
            <text:p>315.27</text:p>
          </table:table-cell>
          <table:table-cell office:value-type="string" calcext:value-type="string">
            <text:p>2022-10-13 06:26:02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27" calcext:value-type="float">
            <text:p>315.27</text:p>
          </table:table-cell>
          <table:table-cell office:value-type="string" calcext:value-type="string">
            <text:p>2022-10-13 06:26:35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2022-10-13 06:27:10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87" calcext:value-type="float">
            <text:p>312.87</text:p>
          </table:table-cell>
          <table:table-cell office:value-type="string" calcext:value-type="string">
            <text:p>2022-10-13 06:27:45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44" calcext:value-type="float">
            <text:p>312.44</text:p>
          </table:table-cell>
          <table:table-cell office:value-type="string" calcext:value-type="string">
            <text:p>2022-10-13 06:28:17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47" calcext:value-type="float">
            <text:p>312.47</text:p>
          </table:table-cell>
          <table:table-cell office:value-type="string" calcext:value-type="string">
            <text:p>2022-10-13 06:28:50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87" calcext:value-type="float">
            <text:p>312.87</text:p>
          </table:table-cell>
          <table:table-cell office:value-type="string" calcext:value-type="string">
            <text:p>2022-10-13 06:29:24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94" calcext:value-type="float">
            <text:p>312.94</text:p>
          </table:table-cell>
          <table:table-cell office:value-type="string" calcext:value-type="string">
            <text:p>2022-10-13 06:29:59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5.36" calcext:value-type="float">
            <text:p>315.36</text:p>
          </table:table-cell>
          <table:table-cell office:value-type="string" calcext:value-type="string">
            <text:p>2022-10-13 06:30:32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47" calcext:value-type="float">
            <text:p>312.47</text:p>
          </table:table-cell>
          <table:table-cell office:value-type="string" calcext:value-type="string">
            <text:p>2022-10-13 06:31:06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94" calcext:value-type="float">
            <text:p>312.94</text:p>
          </table:table-cell>
          <table:table-cell office:value-type="string" calcext:value-type="string">
            <text:p>2022-10-13 06:31:39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04" calcext:value-type="float">
            <text:p>312.04</text:p>
          </table:table-cell>
          <table:table-cell office:value-type="string" calcext:value-type="string">
            <text:p>2022-10-13 06:32:13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44" calcext:value-type="float">
            <text:p>312.44</text:p>
          </table:table-cell>
          <table:table-cell office:value-type="string" calcext:value-type="string">
            <text:p>2022-10-13 06:32:46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2.04" calcext:value-type="float">
            <text:p>312.04</text:p>
          </table:table-cell>
          <table:table-cell office:value-type="string" calcext:value-type="string">
            <text:p>2022-10-13 06:33:21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3.97" calcext:value-type="float">
            <text:p>313.97</text:p>
          </table:table-cell>
          <table:table-cell office:value-type="string" calcext:value-type="string">
            <text:p>2022-10-13 06:33:54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4.88" calcext:value-type="float">
            <text:p>314.88</text:p>
          </table:table-cell>
          <table:table-cell office:value-type="string" calcext:value-type="string">
            <text:p>2022-10-13 06:34:26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24.09" calcext:value-type="float">
            <text:p>324.09</text:p>
          </table:table-cell>
          <table:table-cell office:value-type="string" calcext:value-type="string">
            <text:p>2022-10-13 06:35:01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06:35:35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1.56" calcext:value-type="float">
            <text:p>421.56</text:p>
          </table:table-cell>
          <table:table-cell office:value-type="string" calcext:value-type="string">
            <text:p>2022-10-13 06:36:08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75.72" calcext:value-type="float">
            <text:p>475.72</text:p>
          </table:table-cell>
          <table:table-cell office:value-type="string" calcext:value-type="string">
            <text:p>2022-10-13 06:36:40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4.76" calcext:value-type="float">
            <text:p>364.76</text:p>
          </table:table-cell>
          <table:table-cell office:value-type="string" calcext:value-type="string">
            <text:p>2022-10-13 06:37:15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2.8" calcext:value-type="float">
            <text:p>362.8</text:p>
          </table:table-cell>
          <table:table-cell office:value-type="string" calcext:value-type="string">
            <text:p>2022-10-13 06:37:50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5.34" calcext:value-type="float">
            <text:p>365.34</text:p>
          </table:table-cell>
          <table:table-cell office:value-type="string" calcext:value-type="string">
            <text:p>2022-10-13 06:38:22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6.61" calcext:value-type="float">
            <text:p>346.61</text:p>
          </table:table-cell>
          <table:table-cell office:value-type="string" calcext:value-type="string">
            <text:p>2022-10-13 06:38:56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1.43" calcext:value-type="float">
            <text:p>351.43</text:p>
          </table:table-cell>
          <table:table-cell office:value-type="string" calcext:value-type="string">
            <text:p>2022-10-13 06:39:30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53.84" calcext:value-type="float">
            <text:p>353.84</text:p>
          </table:table-cell>
          <table:table-cell office:value-type="string" calcext:value-type="string">
            <text:p>2022-10-13 06:40:04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2974.8" calcext:value-type="float">
            <text:p>42974.8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48.8" calcext:value-type="float">
            <text:p>448.8</text:p>
          </table:table-cell>
          <table:table-cell office:value-type="string" calcext:value-type="string">
            <text:p>2022-10-13 06:40:37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646.92" calcext:value-type="float">
            <text:p>1646.92</text:p>
          </table:table-cell>
          <table:table-cell office:value-type="string" calcext:value-type="string">
            <text:p>2022-10-13 06:41:13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022-10-13 06:41:45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3.2" calcext:value-type="float">
            <text:p>343.2</text:p>
          </table:table-cell>
          <table:table-cell office:value-type="string" calcext:value-type="string">
            <text:p>2022-10-13 06:42:1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3.2" calcext:value-type="float">
            <text:p>343.2</text:p>
          </table:table-cell>
          <table:table-cell office:value-type="string" calcext:value-type="string">
            <text:p>2022-10-13 06:42:52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44.94" calcext:value-type="float">
            <text:p>344.94</text:p>
          </table:table-cell>
          <table:table-cell office:value-type="string" calcext:value-type="string">
            <text:p>2022-10-13 06:43:27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11.48" calcext:value-type="float">
            <text:p>311.48</text:p>
          </table:table-cell>
          <table:table-cell office:value-type="string" calcext:value-type="string">
            <text:p>2022-10-13 06:43:59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69.97" calcext:value-type="float">
            <text:p>369.97</text:p>
          </table:table-cell>
          <table:table-cell office:value-type="string" calcext:value-type="string">
            <text:p>2022-10-13 06:44:32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7.99" calcext:value-type="float">
            <text:p>377.99</text:p>
          </table:table-cell>
          <table:table-cell office:value-type="string" calcext:value-type="string">
            <text:p>2022-10-13 06:45:06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9.6" calcext:value-type="float">
            <text:p>379.6</text:p>
          </table:table-cell>
          <table:table-cell office:value-type="string" calcext:value-type="string">
            <text:p>2022-10-13 06:45:41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8.37" calcext:value-type="float">
            <text:p>378.37</text:p>
          </table:table-cell>
          <table:table-cell office:value-type="string" calcext:value-type="string">
            <text:p>2022-10-13 06:46:14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3.17" calcext:value-type="float">
            <text:p>373.17</text:p>
          </table:table-cell>
          <table:table-cell office:value-type="string" calcext:value-type="string">
            <text:p>2022-10-13 06:46:47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5.96" calcext:value-type="float">
            <text:p>375.96</text:p>
          </table:table-cell>
          <table:table-cell office:value-type="string" calcext:value-type="string">
            <text:p>2022-10-13 06:47:25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2.78" calcext:value-type="float">
            <text:p>372.78</text:p>
          </table:table-cell>
          <table:table-cell office:value-type="string" calcext:value-type="string">
            <text:p>2022-10-13 06:48:09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375.96" calcext:value-type="float">
            <text:p>375.96</text:p>
          </table:table-cell>
          <table:table-cell office:value-type="string" calcext:value-type="string">
            <text:p>2022-10-13 06:48:42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2.47" calcext:value-type="float">
            <text:p>402.47</text:p>
          </table:table-cell>
          <table:table-cell office:value-type="string" calcext:value-type="string">
            <text:p>2022-10-13 06:49:17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9.6" calcext:value-type="float">
            <text:p>439.6</text:p>
          </table:table-cell>
          <table:table-cell office:value-type="string" calcext:value-type="string">
            <text:p>2022-10-13 06:50:08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45.85" calcext:value-type="float">
            <text:p>445.85</text:p>
          </table:table-cell>
          <table:table-cell office:value-type="string" calcext:value-type="string">
            <text:p>2022-10-13 06:50:41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7.73" calcext:value-type="float">
            <text:p>437.73</text:p>
          </table:table-cell>
          <table:table-cell office:value-type="string" calcext:value-type="string">
            <text:p>2022-10-13 06:51:21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3.92" calcext:value-type="float">
            <text:p>433.92</text:p>
          </table:table-cell>
          <table:table-cell office:value-type="string" calcext:value-type="string">
            <text:p>2022-10-13 06:51:56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022-10-13 06:52:32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8.94" calcext:value-type="float">
            <text:p>408.94</text:p>
          </table:table-cell>
          <table:table-cell office:value-type="string" calcext:value-type="string">
            <text:p>2022-10-13 06:53:04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6" calcext:value-type="float">
            <text:p>403.6</text:p>
          </table:table-cell>
          <table:table-cell office:value-type="string" calcext:value-type="string">
            <text:p>2022-10-13 06:53:39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6" calcext:value-type="float">
            <text:p>403.6</text:p>
          </table:table-cell>
          <table:table-cell office:value-type="string" calcext:value-type="string">
            <text:p>2022-10-13 06:54:13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6.53" calcext:value-type="float">
            <text:p>406.53</text:p>
          </table:table-cell>
          <table:table-cell office:value-type="string" calcext:value-type="string">
            <text:p>2022-10-13 06:54:50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636.4" calcext:value-type="float">
            <text:p>636.4</text:p>
          </table:table-cell>
          <table:table-cell office:value-type="string" calcext:value-type="string">
            <text:p>2022-10-13 06:55:23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2" calcext:value-type="float">
            <text:p>403.2</text:p>
          </table:table-cell>
          <table:table-cell office:value-type="string" calcext:value-type="string">
            <text:p>2022-10-13 06:55:56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73" calcext:value-type="float">
            <text:p>403.73</text:p>
          </table:table-cell>
          <table:table-cell office:value-type="string" calcext:value-type="string">
            <text:p>2022-10-13 06:56:34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12" calcext:value-type="float">
            <text:p>404.12</text:p>
          </table:table-cell>
          <table:table-cell office:value-type="string" calcext:value-type="string">
            <text:p>2022-10-13 06:57:07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2974.9" calcext:value-type="float">
            <text:p>42974.9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64" calcext:value-type="float">
            <text:p>404.64</text:p>
          </table:table-cell>
          <table:table-cell office:value-type="string" calcext:value-type="string">
            <text:p>2022-10-13 06:57:43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1756.89" calcext:value-type="float">
            <text:p>1756.89</text:p>
          </table:table-cell>
          <table:table-cell office:value-type="string" calcext:value-type="string">
            <text:p>2022-10-13 06:58:26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88" calcext:value-type="float">
            <text:p>404.88</text:p>
          </table:table-cell>
          <table:table-cell office:value-type="string" calcext:value-type="string">
            <text:p>2022-10-13 06:58:58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72" calcext:value-type="float">
            <text:p>403.72</text:p>
          </table:table-cell>
          <table:table-cell office:value-type="string" calcext:value-type="string">
            <text:p>2022-10-13 06:59:33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7.06" calcext:value-type="float">
            <text:p>407.06</text:p>
          </table:table-cell>
          <table:table-cell office:value-type="string" calcext:value-type="string">
            <text:p>2022-10-13 07:00:07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23.94" calcext:value-type="float">
            <text:p>423.94</text:p>
          </table:table-cell>
          <table:table-cell office:value-type="string" calcext:value-type="string">
            <text:p>2022-10-13 07:00:39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1.95" calcext:value-type="float">
            <text:p>431.95</text:p>
          </table:table-cell>
          <table:table-cell office:value-type="string" calcext:value-type="string">
            <text:p>2022-10-13 07:01:18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2.11" calcext:value-type="float">
            <text:p>412.11</text:p>
          </table:table-cell>
          <table:table-cell office:value-type="string" calcext:value-type="string">
            <text:p>2022-10-13 07:01:53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2.64" calcext:value-type="float">
            <text:p>412.64</text:p>
          </table:table-cell>
          <table:table-cell office:value-type="string" calcext:value-type="string">
            <text:p>2022-10-13 07:02:43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13.04" calcext:value-type="float">
            <text:p>413.04</text:p>
          </table:table-cell>
          <table:table-cell office:value-type="string" calcext:value-type="string">
            <text:p>2022-10-13 07:03:22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7.82" calcext:value-type="float">
            <text:p>407.82</text:p>
          </table:table-cell>
          <table:table-cell office:value-type="string" calcext:value-type="string">
            <text:p>2022-10-13 07:03:59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6.16" calcext:value-type="float">
            <text:p>406.16</text:p>
          </table:table-cell>
          <table:table-cell office:value-type="string" calcext:value-type="string">
            <text:p>2022-10-13 07:04:36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88" calcext:value-type="float">
            <text:p>404.88</text:p>
          </table:table-cell>
          <table:table-cell office:value-type="string" calcext:value-type="string">
            <text:p>2022-10-13 07:05:12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4.32" calcext:value-type="float">
            <text:p>434.32</text:p>
          </table:table-cell>
          <table:table-cell office:value-type="string" calcext:value-type="string">
            <text:p>2022-10-13 07:05:50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6.74" calcext:value-type="float">
            <text:p>436.74</text:p>
          </table:table-cell>
          <table:table-cell office:value-type="string" calcext:value-type="string">
            <text:p>2022-10-13 07:06:26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5.4" calcext:value-type="float">
            <text:p>405.4</text:p>
          </table:table-cell>
          <table:table-cell office:value-type="string" calcext:value-type="string">
            <text:p>2022-10-13 07:06:5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52" calcext:value-type="float">
            <text:p>404.52</text:p>
          </table:table-cell>
          <table:table-cell office:value-type="string" calcext:value-type="string">
            <text:p>2022-10-13 07:07:32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52" calcext:value-type="float">
            <text:p>404.52</text:p>
          </table:table-cell>
          <table:table-cell office:value-type="string" calcext:value-type="string">
            <text:p>2022-10-13 07:08:06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4.88" calcext:value-type="float">
            <text:p>404.88</text:p>
          </table:table-cell>
          <table:table-cell office:value-type="string" calcext:value-type="string">
            <text:p>2022-10-13 07:08:41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36" calcext:value-type="float">
            <text:p>403.36</text:p>
          </table:table-cell>
          <table:table-cell office:value-type="string" calcext:value-type="string">
            <text:p>2022-10-13 07:09:1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36" calcext:value-type="float">
            <text:p>403.36</text:p>
          </table:table-cell>
          <table:table-cell office:value-type="string" calcext:value-type="string">
            <text:p>2022-10-13 07:09:52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03.36" calcext:value-type="float">
            <text:p>403.36</text:p>
          </table:table-cell>
          <table:table-cell office:value-type="string" calcext:value-type="string">
            <text:p>2022-10-13 07:10:30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2.04" calcext:value-type="float">
            <text:p>432.04</text:p>
          </table:table-cell>
          <table:table-cell office:value-type="string" calcext:value-type="string">
            <text:p>2022-10-13 07:11:08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2" calcext:value-type="float">
            <text:p>18616.2</text:p>
          </table:table-cell>
          <table:table-cell office:value-type="float" office:value="432.04" calcext:value-type="float">
            <text:p>432.04</text:p>
          </table:table-cell>
          <table:table-cell office:value-type="string" calcext:value-type="string">
            <text:p>2022-10-13 07:11:56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2.04" calcext:value-type="float">
            <text:p>432.04</text:p>
          </table:table-cell>
          <table:table-cell office:value-type="string" calcext:value-type="string">
            <text:p>2022-10-13 07:12:29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2.04" calcext:value-type="float">
            <text:p>432.04</text:p>
          </table:table-cell>
          <table:table-cell office:value-type="string" calcext:value-type="string">
            <text:p>2022-10-13 07:13:03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2.92" calcext:value-type="float">
            <text:p>432.92</text:p>
          </table:table-cell>
          <table:table-cell office:value-type="string" calcext:value-type="string">
            <text:p>2022-10-13 07:13:38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2.4" calcext:value-type="float">
            <text:p>432.4</text:p>
          </table:table-cell>
          <table:table-cell office:value-type="string" calcext:value-type="string">
            <text:p>2022-10-13 07:14:11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1.52" calcext:value-type="float">
            <text:p>431.52</text:p>
          </table:table-cell>
          <table:table-cell office:value-type="string" calcext:value-type="string">
            <text:p>2022-10-13 07:14:48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1.12" calcext:value-type="float">
            <text:p>431.12</text:p>
          </table:table-cell>
          <table:table-cell office:value-type="string" calcext:value-type="string">
            <text:p>2022-10-13 07:15:25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55.02" calcext:value-type="float">
            <text:p>455.02</text:p>
          </table:table-cell>
          <table:table-cell office:value-type="string" calcext:value-type="string">
            <text:p>2022-10-13 07:15:58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022-10-13 07:16:35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1.12" calcext:value-type="float">
            <text:p>431.12</text:p>
          </table:table-cell>
          <table:table-cell office:value-type="string" calcext:value-type="string">
            <text:p>2022-10-13 07:17:09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022-10-13 07:17:41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1.48" calcext:value-type="float">
            <text:p>431.48</text:p>
          </table:table-cell>
          <table:table-cell office:value-type="string" calcext:value-type="string">
            <text:p>2022-10-13 07:18:14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022-10-13 07:18:53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30.6" calcext:value-type="float">
            <text:p>430.6</text:p>
          </table:table-cell>
          <table:table-cell office:value-type="string" calcext:value-type="string">
            <text:p>2022-10-13 07:19:28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0.05" calcext:value-type="float">
            <text:p>400.05</text:p>
          </table:table-cell>
          <table:table-cell office:value-type="string" calcext:value-type="string">
            <text:p>2022-10-13 07:20:01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99.93" calcext:value-type="float">
            <text:p>399.93</text:p>
          </table:table-cell>
          <table:table-cell office:value-type="string" calcext:value-type="string">
            <text:p>2022-10-13 07:20:35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99.41" calcext:value-type="float">
            <text:p>399.41</text:p>
          </table:table-cell>
          <table:table-cell office:value-type="string" calcext:value-type="string">
            <text:p>2022-10-13 07:21:08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99.53" calcext:value-type="float">
            <text:p>399.53</text:p>
          </table:table-cell>
          <table:table-cell office:value-type="string" calcext:value-type="string">
            <text:p>2022-10-13 07:21:43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0.68" calcext:value-type="float">
            <text:p>400.68</text:p>
          </table:table-cell>
          <table:table-cell office:value-type="string" calcext:value-type="string">
            <text:p>2022-10-13 07:22:16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0.8" calcext:value-type="float">
            <text:p>400.8</text:p>
          </table:table-cell>
          <table:table-cell office:value-type="string" calcext:value-type="string">
            <text:p>2022-10-13 07:22:51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97.52" calcext:value-type="float">
            <text:p>397.52</text:p>
          </table:table-cell>
          <table:table-cell office:value-type="string" calcext:value-type="string">
            <text:p>2022-10-13 07:23:24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99.93" calcext:value-type="float">
            <text:p>399.93</text:p>
          </table:table-cell>
          <table:table-cell office:value-type="string" calcext:value-type="string">
            <text:p>2022-10-13 07:23:56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0.31" calcext:value-type="float">
            <text:p>400.31</text:p>
          </table:table-cell>
          <table:table-cell office:value-type="string" calcext:value-type="string">
            <text:p>2022-10-13 07:24:31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2.3" calcext:value-type="float">
            <text:p>402.3</text:p>
          </table:table-cell>
          <table:table-cell office:value-type="string" calcext:value-type="string">
            <text:p>2022-10-13 07:25:06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2.32" calcext:value-type="float">
            <text:p>402.32</text:p>
          </table:table-cell>
          <table:table-cell office:value-type="string" calcext:value-type="string">
            <text:p>2022-10-13 07:25:38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2.82" calcext:value-type="float">
            <text:p>402.82</text:p>
          </table:table-cell>
          <table:table-cell office:value-type="string" calcext:value-type="string">
            <text:p>2022-10-13 07:26:11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1.92" calcext:value-type="float">
            <text:p>401.92</text:p>
          </table:table-cell>
          <table:table-cell office:value-type="string" calcext:value-type="string">
            <text:p>2022-10-13 07:26:45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03.2" calcext:value-type="float">
            <text:p>403.2</text:p>
          </table:table-cell>
          <table:table-cell office:value-type="string" calcext:value-type="string">
            <text:p>2022-10-13 07:27:20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23.43" calcext:value-type="float">
            <text:p>423.43</text:p>
          </table:table-cell>
          <table:table-cell office:value-type="string" calcext:value-type="string">
            <text:p>2022-10-13 07:27:53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62.02" calcext:value-type="float">
            <text:p>362.02</text:p>
          </table:table-cell>
          <table:table-cell office:value-type="string" calcext:value-type="string">
            <text:p>2022-10-13 07:28:26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82.4" calcext:value-type="float">
            <text:p>382.4</text:p>
          </table:table-cell>
          <table:table-cell office:value-type="string" calcext:value-type="string">
            <text:p>2022-10-13 07:28:59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84.51" calcext:value-type="float">
            <text:p>384.51</text:p>
          </table:table-cell>
          <table:table-cell office:value-type="string" calcext:value-type="string">
            <text:p>2022-10-13 07:29:33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381.63" calcext:value-type="float">
            <text:p>381.63</text:p>
          </table:table-cell>
          <table:table-cell office:value-type="string" calcext:value-type="string">
            <text:p>2022-10-13 07:30:06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48.99" calcext:value-type="float">
            <text:p>448.99</text:p>
          </table:table-cell>
          <table:table-cell office:value-type="string" calcext:value-type="string">
            <text:p>2022-10-13 07:30:42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3" calcext:value-type="float">
            <text:p>18616.3</text:p>
          </table:table-cell>
          <table:table-cell office:value-type="float" office:value="480.85" calcext:value-type="float">
            <text:p>480.85</text:p>
          </table:table-cell>
          <table:table-cell office:value-type="string" calcext:value-type="string">
            <text:p>2022-10-13 07:31:14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51.81" calcext:value-type="float">
            <text:p>451.81</text:p>
          </table:table-cell>
          <table:table-cell office:value-type="string" calcext:value-type="string">
            <text:p>2022-10-13 07:31:47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51.81" calcext:value-type="float">
            <text:p>451.81</text:p>
          </table:table-cell>
          <table:table-cell office:value-type="string" calcext:value-type="string">
            <text:p>2022-10-13 07:32:22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56.24" calcext:value-type="float">
            <text:p>456.24</text:p>
          </table:table-cell>
          <table:table-cell office:value-type="string" calcext:value-type="string">
            <text:p>2022-10-13 07:32:56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51.41" calcext:value-type="float">
            <text:p>451.41</text:p>
          </table:table-cell>
          <table:table-cell office:value-type="string" calcext:value-type="string">
            <text:p>2022-10-13 07:33:28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51.07" calcext:value-type="float">
            <text:p>451.07</text:p>
          </table:table-cell>
          <table:table-cell office:value-type="string" calcext:value-type="string">
            <text:p>2022-10-13 07:34:01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49.39" calcext:value-type="float">
            <text:p>449.39</text:p>
          </table:table-cell>
          <table:table-cell office:value-type="string" calcext:value-type="string">
            <text:p>2022-10-13 07:34:36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80.85" calcext:value-type="float">
            <text:p>480.85</text:p>
          </table:table-cell>
          <table:table-cell office:value-type="string" calcext:value-type="string">
            <text:p>2022-10-13 07:35:10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85.69" calcext:value-type="float">
            <text:p>485.69</text:p>
          </table:table-cell>
          <table:table-cell office:value-type="string" calcext:value-type="string">
            <text:p>2022-10-13 07:35:43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86.42" calcext:value-type="float">
            <text:p>486.42</text:p>
          </table:table-cell>
          <table:table-cell office:value-type="string" calcext:value-type="string">
            <text:p>2022-10-13 07:36:16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519.57" calcext:value-type="float">
            <text:p>519.57</text:p>
          </table:table-cell>
          <table:table-cell office:value-type="string" calcext:value-type="string">
            <text:p>2022-10-13 07:36:49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85.69" calcext:value-type="float">
            <text:p>485.69</text:p>
          </table:table-cell>
          <table:table-cell office:value-type="string" calcext:value-type="string">
            <text:p>2022-10-13 07:37:24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85.69" calcext:value-type="float">
            <text:p>485.69</text:p>
          </table:table-cell>
          <table:table-cell office:value-type="string" calcext:value-type="string">
            <text:p>2022-10-13 07:37:57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17.93" calcext:value-type="float">
            <text:p>417.93</text:p>
          </table:table-cell>
          <table:table-cell office:value-type="string" calcext:value-type="string">
            <text:p>2022-10-13 07:38:33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418.33" calcext:value-type="float">
            <text:p>418.33</text:p>
          </table:table-cell>
          <table:table-cell office:value-type="string" calcext:value-type="string">
            <text:p>2022-10-13 07:39:05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82.03" calcext:value-type="float">
            <text:p>382.03</text:p>
          </table:table-cell>
          <table:table-cell office:value-type="string" calcext:value-type="string">
            <text:p>2022-10-13 07:39:38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79.57" calcext:value-type="float">
            <text:p>379.57</text:p>
          </table:table-cell>
          <table:table-cell office:value-type="string" calcext:value-type="string">
            <text:p>2022-10-13 07:40:12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2022-10-13 07:40:47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48.32" calcext:value-type="float">
            <text:p>348.32</text:p>
          </table:table-cell>
          <table:table-cell office:value-type="string" calcext:value-type="string">
            <text:p>2022-10-13 07:41:20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2022-10-13 07:41:53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7:42:27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97.64" calcext:value-type="float">
            <text:p>397.64</text:p>
          </table:table-cell>
          <table:table-cell office:value-type="string" calcext:value-type="string">
            <text:p>2022-10-13 07:43:01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79.94" calcext:value-type="float">
            <text:p>379.94</text:p>
          </table:table-cell>
          <table:table-cell office:value-type="string" calcext:value-type="string">
            <text:p>2022-10-13 07:43:35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7:44:08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7:44:42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3 07:45:17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3 07:45:50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84" calcext:value-type="float">
            <text:p>319.84</text:p>
          </table:table-cell>
          <table:table-cell office:value-type="string" calcext:value-type="string">
            <text:p>2022-10-13 07:46:25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3 07:46:58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84" calcext:value-type="float">
            <text:p>319.84</text:p>
          </table:table-cell>
          <table:table-cell office:value-type="string" calcext:value-type="string">
            <text:p>2022-10-13 07:47:30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6.94" calcext:value-type="float">
            <text:p>316.94</text:p>
          </table:table-cell>
          <table:table-cell office:value-type="string" calcext:value-type="string">
            <text:p>2022-10-13 07:48:05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3 07:48:39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6.51" calcext:value-type="float">
            <text:p>316.51</text:p>
          </table:table-cell>
          <table:table-cell office:value-type="string" calcext:value-type="string">
            <text:p>2022-10-13 07:49:11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07:49:45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07:50:19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84" calcext:value-type="float">
            <text:p>319.84</text:p>
          </table:table-cell>
          <table:table-cell office:value-type="string" calcext:value-type="string">
            <text:p>2022-10-13 07:50:54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4" calcext:value-type="float">
            <text:p>18616.4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3 07:51:26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7:51:59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45" calcext:value-type="float">
            <text:p>317.45</text:p>
          </table:table-cell>
          <table:table-cell office:value-type="string" calcext:value-type="string">
            <text:p>2022-10-13 07:52:33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7:53:08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07:53:41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7:54:16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07:54:49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07:55:21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7:55:56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16.54" calcext:value-type="float">
            <text:p>316.54</text:p>
          </table:table-cell>
          <table:table-cell office:value-type="string" calcext:value-type="string">
            <text:p>2022-10-13 07:56:30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2022-10-13 07:57:03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3 07:57:35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7:58:10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3 07:58:44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5.27" calcext:value-type="float">
            <text:p>355.27</text:p>
          </table:table-cell>
          <table:table-cell office:value-type="string" calcext:value-type="string">
            <text:p>2022-10-13 07:59:17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5.27" calcext:value-type="float">
            <text:p>355.27</text:p>
          </table:table-cell>
          <table:table-cell office:value-type="string" calcext:value-type="string">
            <text:p>2022-10-13 07:59:51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62.5" calcext:value-type="float">
            <text:p>362.5</text:p>
          </table:table-cell>
          <table:table-cell office:value-type="string" calcext:value-type="string">
            <text:p>2022-10-13 08:00:25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3 08:01:00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8.33" calcext:value-type="float">
            <text:p>338.33</text:p>
          </table:table-cell>
          <table:table-cell office:value-type="string" calcext:value-type="string">
            <text:p>2022-10-13 08:01:32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08:02:08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08:02:40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08:03:13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8.86" calcext:value-type="float">
            <text:p>338.86</text:p>
          </table:table-cell>
          <table:table-cell office:value-type="string" calcext:value-type="string">
            <text:p>2022-10-13 08:03:47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08:04:21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0.38" calcext:value-type="float">
            <text:p>350.38</text:p>
          </table:table-cell>
          <table:table-cell office:value-type="string" calcext:value-type="string">
            <text:p>2022-10-13 08:04:54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3 08:05:27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7.61" calcext:value-type="float">
            <text:p>357.61</text:p>
          </table:table-cell>
          <table:table-cell office:value-type="string" calcext:value-type="string">
            <text:p>2022-10-13 08:06:01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8.33" calcext:value-type="float">
            <text:p>338.33</text:p>
          </table:table-cell>
          <table:table-cell office:value-type="string" calcext:value-type="string">
            <text:p>2022-10-13 08:06:35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0.37" calcext:value-type="float">
            <text:p>350.37</text:p>
          </table:table-cell>
          <table:table-cell office:value-type="string" calcext:value-type="string">
            <text:p>2022-10-13 08:07:08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8:07:42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8:08:16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60.05" calcext:value-type="float">
            <text:p>360.05</text:p>
          </table:table-cell>
          <table:table-cell office:value-type="string" calcext:value-type="string">
            <text:p>2022-10-13 08:08:51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8.03" calcext:value-type="float">
            <text:p>358.03</text:p>
          </table:table-cell>
          <table:table-cell office:value-type="string" calcext:value-type="string">
            <text:p>2022-10-13 08:09:23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2.79" calcext:value-type="float">
            <text:p>352.79</text:p>
          </table:table-cell>
          <table:table-cell office:value-type="string" calcext:value-type="string">
            <text:p>2022-10-13 08:09:58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2.26" calcext:value-type="float">
            <text:p>352.26</text:p>
          </table:table-cell>
          <table:table-cell office:value-type="string" calcext:value-type="string">
            <text:p>2022-10-13 08:10:31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2.26" calcext:value-type="float">
            <text:p>352.26</text:p>
          </table:table-cell>
          <table:table-cell office:value-type="string" calcext:value-type="string">
            <text:p>2022-10-13 08:11:03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0.37" calcext:value-type="float">
            <text:p>350.37</text:p>
          </table:table-cell>
          <table:table-cell office:value-type="string" calcext:value-type="string">
            <text:p>2022-10-13 08:11:38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0.38" calcext:value-type="float">
            <text:p>350.38</text:p>
          </table:table-cell>
          <table:table-cell office:value-type="string" calcext:value-type="string">
            <text:p>2022-10-13 08:12:12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45.55" calcext:value-type="float">
            <text:p>345.55</text:p>
          </table:table-cell>
          <table:table-cell office:value-type="string" calcext:value-type="string">
            <text:p>2022-10-13 08:12:45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45.95" calcext:value-type="float">
            <text:p>345.95</text:p>
          </table:table-cell>
          <table:table-cell office:value-type="string" calcext:value-type="string">
            <text:p>2022-10-13 08:13:17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45.55" calcext:value-type="float">
            <text:p>345.55</text:p>
          </table:table-cell>
          <table:table-cell office:value-type="string" calcext:value-type="string">
            <text:p>2022-10-13 08:13:52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43.64" calcext:value-type="float">
            <text:p>343.64</text:p>
          </table:table-cell>
          <table:table-cell office:value-type="string" calcext:value-type="string">
            <text:p>2022-10-13 08:14:26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3.96" calcext:value-type="float">
            <text:p>333.96</text:p>
          </table:table-cell>
          <table:table-cell office:value-type="string" calcext:value-type="string">
            <text:p>2022-10-13 08:15:00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1.09" calcext:value-type="float">
            <text:p>331.09</text:p>
          </table:table-cell>
          <table:table-cell office:value-type="string" calcext:value-type="string">
            <text:p>2022-10-13 08:15:33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26.27" calcext:value-type="float">
            <text:p>326.27</text:p>
          </table:table-cell>
          <table:table-cell office:value-type="string" calcext:value-type="string">
            <text:p>2022-10-13 08:16:07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23.87" calcext:value-type="float">
            <text:p>323.87</text:p>
          </table:table-cell>
          <table:table-cell office:value-type="string" calcext:value-type="string">
            <text:p>2022-10-13 08:16:42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1.09" calcext:value-type="float">
            <text:p>331.09</text:p>
          </table:table-cell>
          <table:table-cell office:value-type="string" calcext:value-type="string">
            <text:p>2022-10-13 08:17:15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3.5" calcext:value-type="float">
            <text:p>333.5</text:p>
          </table:table-cell>
          <table:table-cell office:value-type="string" calcext:value-type="string">
            <text:p>2022-10-13 08:17:50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0.37" calcext:value-type="float">
            <text:p>350.37</text:p>
          </table:table-cell>
          <table:table-cell office:value-type="string" calcext:value-type="string">
            <text:p>2022-10-13 08:18:22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5.44" calcext:value-type="float">
            <text:p>335.44</text:p>
          </table:table-cell>
          <table:table-cell office:value-type="string" calcext:value-type="string">
            <text:p>2022-10-13 08:18:55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5.44" calcext:value-type="float">
            <text:p>335.44</text:p>
          </table:table-cell>
          <table:table-cell office:value-type="string" calcext:value-type="string">
            <text:p>2022-10-13 08:19:29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36.83" calcext:value-type="float">
            <text:p>336.83</text:p>
          </table:table-cell>
          <table:table-cell office:value-type="string" calcext:value-type="string">
            <text:p>2022-10-13 08:20:04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40.73" calcext:value-type="float">
            <text:p>340.73</text:p>
          </table:table-cell>
          <table:table-cell office:value-type="string" calcext:value-type="string">
            <text:p>2022-10-13 08:20:36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5" calcext:value-type="float">
            <text:p>18616.5</text:p>
          </table:table-cell>
          <table:table-cell office:value-type="float" office:value="351.29" calcext:value-type="float">
            <text:p>351.29</text:p>
          </table:table-cell>
          <table:table-cell office:value-type="string" calcext:value-type="string">
            <text:p>2022-10-13 08:21:09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3.3" calcext:value-type="float">
            <text:p>353.3</text:p>
          </table:table-cell>
          <table:table-cell office:value-type="string" calcext:value-type="string">
            <text:p>2022-10-13 08:21:43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2.76" calcext:value-type="float">
            <text:p>352.76</text:p>
          </table:table-cell>
          <table:table-cell office:value-type="string" calcext:value-type="string">
            <text:p>2022-10-13 08:22:18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3.3" calcext:value-type="float">
            <text:p>353.3</text:p>
          </table:table-cell>
          <table:table-cell office:value-type="string" calcext:value-type="string">
            <text:p>2022-10-13 08:22:50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2.38" calcext:value-type="float">
            <text:p>352.38</text:p>
          </table:table-cell>
          <table:table-cell office:value-type="string" calcext:value-type="string">
            <text:p>2022-10-13 08:23:23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43" calcext:value-type="float">
            <text:p>336.43</text:p>
          </table:table-cell>
          <table:table-cell office:value-type="string" calcext:value-type="string">
            <text:p>2022-10-13 08:23:57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8:24:32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3.96" calcext:value-type="float">
            <text:p>333.96</text:p>
          </table:table-cell>
          <table:table-cell office:value-type="string" calcext:value-type="string">
            <text:p>2022-10-13 08:25:04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8:25:40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3 08:26:12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8:26:45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8:27:19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8:27:54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8:28:26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08:28:59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3 08:29:33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48" calcext:value-type="float">
            <text:p>302.48</text:p>
          </table:table-cell>
          <table:table-cell office:value-type="string" calcext:value-type="string">
            <text:p>2022-10-13 08:30:08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8:30:41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8:31:14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08:31:48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8:32:23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8:32:56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17.02" calcext:value-type="float">
            <text:p>317.02</text:p>
          </table:table-cell>
          <table:table-cell office:value-type="string" calcext:value-type="string">
            <text:p>2022-10-13 08:33:31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12" calcext:value-type="float">
            <text:p>302.12</text:p>
          </table:table-cell>
          <table:table-cell office:value-type="string" calcext:value-type="string">
            <text:p>2022-10-13 08:34:03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8:34:36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8:35:11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08:35:45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8:36:17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57" calcext:value-type="float">
            <text:p>302.57</text:p>
          </table:table-cell>
          <table:table-cell office:value-type="string" calcext:value-type="string">
            <text:p>2022-10-13 08:36:50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0.9" calcext:value-type="float">
            <text:p>350.9</text:p>
          </table:table-cell>
          <table:table-cell office:value-type="string" calcext:value-type="string">
            <text:p>2022-10-13 08:37:25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3.79" calcext:value-type="float">
            <text:p>353.79</text:p>
          </table:table-cell>
          <table:table-cell office:value-type="string" calcext:value-type="string">
            <text:p>2022-10-13 08:37:59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0.5" calcext:value-type="float">
            <text:p>350.5</text:p>
          </table:table-cell>
          <table:table-cell office:value-type="string" calcext:value-type="string">
            <text:p>2022-10-13 08:38:32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3.79" calcext:value-type="float">
            <text:p>353.79</text:p>
          </table:table-cell>
          <table:table-cell office:value-type="string" calcext:value-type="string">
            <text:p>2022-10-13 08:39:05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0.9" calcext:value-type="float">
            <text:p>350.9</text:p>
          </table:table-cell>
          <table:table-cell office:value-type="string" calcext:value-type="string">
            <text:p>2022-10-13 08:39:39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3 08:40:14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08:40:47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08:41:23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02.57" calcext:value-type="float">
            <text:p>302.57</text:p>
          </table:table-cell>
          <table:table-cell office:value-type="string" calcext:value-type="string">
            <text:p>2022-10-13 08:41:55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3 08:42:28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08:43:02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3.16" calcext:value-type="float">
            <text:p>363.16</text:p>
          </table:table-cell>
          <table:table-cell office:value-type="string" calcext:value-type="string">
            <text:p>2022-10-13 08:43:37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4.1" calcext:value-type="float">
            <text:p>364.1</text:p>
          </table:table-cell>
          <table:table-cell office:value-type="string" calcext:value-type="string">
            <text:p>2022-10-13 08:44:09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3 08:44:42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08:45:16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1.21" calcext:value-type="float">
            <text:p>361.21</text:p>
          </table:table-cell>
          <table:table-cell office:value-type="string" calcext:value-type="string">
            <text:p>2022-10-13 08:45:51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1.04" calcext:value-type="float">
            <text:p>361.04</text:p>
          </table:table-cell>
          <table:table-cell office:value-type="string" calcext:value-type="string">
            <text:p>2022-10-13 08:46:25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08:46:58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3 08:47:32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49.11" calcext:value-type="float">
            <text:p>349.11</text:p>
          </table:table-cell>
          <table:table-cell office:value-type="string" calcext:value-type="string">
            <text:p>2022-10-13 08:48:07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46.06" calcext:value-type="float">
            <text:p>346.06</text:p>
          </table:table-cell>
          <table:table-cell office:value-type="string" calcext:value-type="string">
            <text:p>2022-10-13 08:48:40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46.46" calcext:value-type="float">
            <text:p>346.46</text:p>
          </table:table-cell>
          <table:table-cell office:value-type="string" calcext:value-type="string">
            <text:p>2022-10-13 08:49:15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44.67" calcext:value-type="float">
            <text:p>344.67</text:p>
          </table:table-cell>
          <table:table-cell office:value-type="string" calcext:value-type="string">
            <text:p>2022-10-13 08:49:47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0.15" calcext:value-type="float">
            <text:p>330.15</text:p>
          </table:table-cell>
          <table:table-cell office:value-type="string" calcext:value-type="string">
            <text:p>2022-10-13 08:50:20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3 08:50:55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2.18" calcext:value-type="float">
            <text:p>332.18</text:p>
          </table:table-cell>
          <table:table-cell office:value-type="string" calcext:value-type="string">
            <text:p>2022-10-13 08:51:29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3 08:52:01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2.25" calcext:value-type="float">
            <text:p>332.25</text:p>
          </table:table-cell>
          <table:table-cell office:value-type="string" calcext:value-type="string">
            <text:p>2022-10-13 08:52:35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3 08:53:09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37.47" calcext:value-type="float">
            <text:p>337.47</text:p>
          </table:table-cell>
          <table:table-cell office:value-type="string" calcext:value-type="string">
            <text:p>2022-10-13 08:53:44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46.71" calcext:value-type="float">
            <text:p>346.71</text:p>
          </table:table-cell>
          <table:table-cell office:value-type="string" calcext:value-type="string">
            <text:p>2022-10-13 08:54:17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22-10-13 08:54:49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96.04" calcext:value-type="float">
            <text:p>396.04</text:p>
          </table:table-cell>
          <table:table-cell office:value-type="string" calcext:value-type="string">
            <text:p>2022-10-13 08:55:23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6" calcext:value-type="float">
            <text:p>18616.6</text:p>
          </table:table-cell>
          <table:table-cell office:value-type="float" office:value="342.63" calcext:value-type="float">
            <text:p>342.63</text:p>
          </table:table-cell>
          <table:table-cell office:value-type="string" calcext:value-type="string">
            <text:p>2022-10-13 08:55:59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2.16" calcext:value-type="float">
            <text:p>342.16</text:p>
          </table:table-cell>
          <table:table-cell office:value-type="string" calcext:value-type="string">
            <text:p>2022-10-13 08:56:31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4.59" calcext:value-type="float">
            <text:p>344.59</text:p>
          </table:table-cell>
          <table:table-cell office:value-type="string" calcext:value-type="string">
            <text:p>2022-10-13 08:57:07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27.1" calcext:value-type="float">
            <text:p>327.1</text:p>
          </table:table-cell>
          <table:table-cell office:value-type="string" calcext:value-type="string">
            <text:p>2022-10-13 08:57:39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27.58" calcext:value-type="float">
            <text:p>327.58</text:p>
          </table:table-cell>
          <table:table-cell office:value-type="string" calcext:value-type="string">
            <text:p>2022-10-13 08:58:12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25.08" calcext:value-type="float">
            <text:p>325.08</text:p>
          </table:table-cell>
          <table:table-cell office:value-type="string" calcext:value-type="string">
            <text:p>2022-10-13 08:58:46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24.68" calcext:value-type="float">
            <text:p>324.68</text:p>
          </table:table-cell>
          <table:table-cell office:value-type="string" calcext:value-type="string">
            <text:p>2022-10-13 08:59:20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3 08:59:53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03.68" calcext:value-type="float">
            <text:p>303.68</text:p>
          </table:table-cell>
          <table:table-cell office:value-type="string" calcext:value-type="string">
            <text:p>2022-10-13 09:00:26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9:01:00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09:01:34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09:02:07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5.06" calcext:value-type="float">
            <text:p>345.06</text:p>
          </table:table-cell>
          <table:table-cell office:value-type="string" calcext:value-type="string">
            <text:p>2022-10-13 09:02:41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4.12" calcext:value-type="float">
            <text:p>344.12</text:p>
          </table:table-cell>
          <table:table-cell office:value-type="string" calcext:value-type="string">
            <text:p>2022-10-13 09:03:14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9.27" calcext:value-type="float">
            <text:p>339.27</text:p>
          </table:table-cell>
          <table:table-cell office:value-type="string" calcext:value-type="string">
            <text:p>2022-10-13 09:03:49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09:04:22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7.91" calcext:value-type="float">
            <text:p>367.91</text:p>
          </table:table-cell>
          <table:table-cell office:value-type="string" calcext:value-type="string">
            <text:p>2022-10-13 09:04:58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5.42" calcext:value-type="float">
            <text:p>365.42</text:p>
          </table:table-cell>
          <table:table-cell office:value-type="string" calcext:value-type="string">
            <text:p>2022-10-13 09:05:30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09:06:03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57.7" calcext:value-type="float">
            <text:p>357.7</text:p>
          </table:table-cell>
          <table:table-cell office:value-type="string" calcext:value-type="string">
            <text:p>2022-10-13 09:06:37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0.98" calcext:value-type="float">
            <text:p>360.98</text:p>
          </table:table-cell>
          <table:table-cell office:value-type="string" calcext:value-type="string">
            <text:p>2022-10-13 09:07:11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3 09:07:44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3 09:08:17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60.12" calcext:value-type="float">
            <text:p>360.12</text:p>
          </table:table-cell>
          <table:table-cell office:value-type="string" calcext:value-type="string">
            <text:p>2022-10-13 09:08:51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09:09:25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6.46" calcext:value-type="float">
            <text:p>346.46</text:p>
          </table:table-cell>
          <table:table-cell office:value-type="string" calcext:value-type="string">
            <text:p>2022-10-13 09:09:59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3.25" calcext:value-type="float">
            <text:p>343.25</text:p>
          </table:table-cell>
          <table:table-cell office:value-type="string" calcext:value-type="string">
            <text:p>2022-10-13 09:10:32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1.45" calcext:value-type="float">
            <text:p>341.45</text:p>
          </table:table-cell>
          <table:table-cell office:value-type="string" calcext:value-type="string">
            <text:p>2022-10-13 09:11:06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0.44" calcext:value-type="float">
            <text:p>340.44</text:p>
          </table:table-cell>
          <table:table-cell office:value-type="string" calcext:value-type="string">
            <text:p>2022-10-13 09:11:41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0.84" calcext:value-type="float">
            <text:p>340.84</text:p>
          </table:table-cell>
          <table:table-cell office:value-type="string" calcext:value-type="string">
            <text:p>2022-10-13 09:12:13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1.23" calcext:value-type="float">
            <text:p>341.23</text:p>
          </table:table-cell>
          <table:table-cell office:value-type="string" calcext:value-type="string">
            <text:p>2022-10-13 09:12:48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0.83" calcext:value-type="float">
            <text:p>340.83</text:p>
          </table:table-cell>
          <table:table-cell office:value-type="string" calcext:value-type="string">
            <text:p>2022-10-13 09:13:21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1.06" calcext:value-type="float">
            <text:p>341.06</text:p>
          </table:table-cell>
          <table:table-cell office:value-type="string" calcext:value-type="string">
            <text:p>2022-10-13 09:13:53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1.45" calcext:value-type="float">
            <text:p>341.45</text:p>
          </table:table-cell>
          <table:table-cell office:value-type="string" calcext:value-type="string">
            <text:p>2022-10-13 09:14:28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40.83" calcext:value-type="float">
            <text:p>340.83</text:p>
          </table:table-cell>
          <table:table-cell office:value-type="string" calcext:value-type="string">
            <text:p>2022-10-13 09:15:03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8.41" calcext:value-type="float">
            <text:p>338.41</text:p>
          </table:table-cell>
          <table:table-cell office:value-type="string" calcext:value-type="string">
            <text:p>2022-10-13 09:15:35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022-10-13 09:16:08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.99" calcext:value-type="float">
            <text:p>336.99</text:p>
          </table:table-cell>
          <table:table-cell office:value-type="string" calcext:value-type="string">
            <text:p>2022-10-13 09:16:42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1.18" calcext:value-type="float">
            <text:p>331.18</text:p>
          </table:table-cell>
          <table:table-cell office:value-type="string" calcext:value-type="string">
            <text:p>2022-10-13 09:17:17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3.59" calcext:value-type="float">
            <text:p>333.59</text:p>
          </table:table-cell>
          <table:table-cell office:value-type="string" calcext:value-type="string">
            <text:p>2022-10-13 09:17:50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022-10-13 09:18:22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9:18:55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2022-10-13 09:19:29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09:20:02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2.98" calcext:value-type="float">
            <text:p>332.98</text:p>
          </table:table-cell>
          <table:table-cell office:value-type="string" calcext:value-type="string">
            <text:p>2022-10-13 09:20:37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3.36" calcext:value-type="float">
            <text:p>333.36</text:p>
          </table:table-cell>
          <table:table-cell office:value-type="string" calcext:value-type="string">
            <text:p>2022-10-13 09:21:09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5.99" calcext:value-type="float">
            <text:p>335.99</text:p>
          </table:table-cell>
          <table:table-cell office:value-type="string" calcext:value-type="string">
            <text:p>2022-10-13 09:21:42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5.99" calcext:value-type="float">
            <text:p>335.99</text:p>
          </table:table-cell>
          <table:table-cell office:value-type="string" calcext:value-type="string">
            <text:p>2022-10-13 09:22:16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3 09:22:51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.39" calcext:value-type="float">
            <text:p>336.39</text:p>
          </table:table-cell>
          <table:table-cell office:value-type="string" calcext:value-type="string">
            <text:p>2022-10-13 09:23:25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36.2" calcext:value-type="float">
            <text:p>336.2</text:p>
          </table:table-cell>
          <table:table-cell office:value-type="string" calcext:value-type="string">
            <text:p>2022-10-13 09:23:58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28.76" calcext:value-type="float">
            <text:p>328.76</text:p>
          </table:table-cell>
          <table:table-cell office:value-type="string" calcext:value-type="string">
            <text:p>2022-10-13 09:24:32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7" calcext:value-type="float">
            <text:p>18616.7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25:07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2" calcext:value-type="float">
            <text:p>321.2</text:p>
          </table:table-cell>
          <table:table-cell office:value-type="string" calcext:value-type="string">
            <text:p>2022-10-13 09:25:40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26:12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2" calcext:value-type="float">
            <text:p>321.2</text:p>
          </table:table-cell>
          <table:table-cell office:value-type="string" calcext:value-type="string">
            <text:p>2022-10-13 09:26:46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86" calcext:value-type="float">
            <text:p>321.86</text:p>
          </table:table-cell>
          <table:table-cell office:value-type="string" calcext:value-type="string">
            <text:p>2022-10-13 09:27:21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27:54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86" calcext:value-type="float">
            <text:p>321.86</text:p>
          </table:table-cell>
          <table:table-cell office:value-type="string" calcext:value-type="string">
            <text:p>2022-10-13 09:28:29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86" calcext:value-type="float">
            <text:p>321.86</text:p>
          </table:table-cell>
          <table:table-cell office:value-type="string" calcext:value-type="string">
            <text:p>2022-10-13 09:29:01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29:34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86" calcext:value-type="float">
            <text:p>321.86</text:p>
          </table:table-cell>
          <table:table-cell office:value-type="string" calcext:value-type="string">
            <text:p>2022-10-13 09:30:09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30:43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2.13" calcext:value-type="float">
            <text:p>322.13</text:p>
          </table:table-cell>
          <table:table-cell office:value-type="string" calcext:value-type="string">
            <text:p>2022-10-13 09:31:16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31:48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32:23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13" calcext:value-type="float">
            <text:p>321.13</text:p>
          </table:table-cell>
          <table:table-cell office:value-type="string" calcext:value-type="string">
            <text:p>2022-10-13 09:32:57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2" calcext:value-type="float">
            <text:p>321.2</text:p>
          </table:table-cell>
          <table:table-cell office:value-type="string" calcext:value-type="string">
            <text:p>2022-10-13 09:33:31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34:04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34:37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321.53" calcext:value-type="float">
            <text:p>321.53</text:p>
          </table:table-cell>
          <table:table-cell office:value-type="string" calcext:value-type="string">
            <text:p>2022-10-13 09:35:12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80.39" calcext:value-type="float">
            <text:p>280.39</text:p>
          </table:table-cell>
          <table:table-cell office:value-type="string" calcext:value-type="string">
            <text:p>2022-10-13 09:35:45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8.67" calcext:value-type="float">
            <text:p>268.67</text:p>
          </table:table-cell>
          <table:table-cell office:value-type="string" calcext:value-type="string">
            <text:p>2022-10-13 09:36:20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8.29" calcext:value-type="float">
            <text:p>268.29</text:p>
          </table:table-cell>
          <table:table-cell office:value-type="string" calcext:value-type="string">
            <text:p>2022-10-13 09:36:52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8.29" calcext:value-type="float">
            <text:p>268.29</text:p>
          </table:table-cell>
          <table:table-cell office:value-type="string" calcext:value-type="string">
            <text:p>2022-10-13 09:37:25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8.29" calcext:value-type="float">
            <text:p>268.29</text:p>
          </table:table-cell>
          <table:table-cell office:value-type="string" calcext:value-type="string">
            <text:p>2022-10-13 09:38:00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80.34" calcext:value-type="float">
            <text:p>280.34</text:p>
          </table:table-cell>
          <table:table-cell office:value-type="string" calcext:value-type="string">
            <text:p>2022-10-13 09:38:37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80.72" calcext:value-type="float">
            <text:p>280.72</text:p>
          </table:table-cell>
          <table:table-cell office:value-type="string" calcext:value-type="string">
            <text:p>2022-10-13 09:39:10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80.72" calcext:value-type="float">
            <text:p>280.72</text:p>
          </table:table-cell>
          <table:table-cell office:value-type="string" calcext:value-type="string">
            <text:p>2022-10-13 09:39:42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5.52" calcext:value-type="float">
            <text:p>275.52</text:p>
          </table:table-cell>
          <table:table-cell office:value-type="string" calcext:value-type="string">
            <text:p>2022-10-13 09:40:17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7.93" calcext:value-type="float">
            <text:p>277.93</text:p>
          </table:table-cell>
          <table:table-cell office:value-type="string" calcext:value-type="string">
            <text:p>2022-10-13 09:40:51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0.74" calcext:value-type="float">
            <text:p>270.74</text:p>
          </table:table-cell>
          <table:table-cell office:value-type="string" calcext:value-type="string">
            <text:p>2022-10-13 09:41:24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8.29" calcext:value-type="float">
            <text:p>268.29</text:p>
          </table:table-cell>
          <table:table-cell office:value-type="string" calcext:value-type="string">
            <text:p>2022-10-13 09:41:57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09:42:31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9.96" calcext:value-type="float">
            <text:p>269.96</text:p>
          </table:table-cell>
          <table:table-cell office:value-type="string" calcext:value-type="string">
            <text:p>2022-10-13 09:43:04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09:43:37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44:12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1" calcext:value-type="float">
            <text:p>267.51</text:p>
          </table:table-cell>
          <table:table-cell office:value-type="string" calcext:value-type="string">
            <text:p>2022-10-13 09:44:45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4" calcext:value-type="float">
            <text:p>267.84</text:p>
          </table:table-cell>
          <table:table-cell office:value-type="string" calcext:value-type="string">
            <text:p>2022-10-13 09:45:17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45:52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16" calcext:value-type="float">
            <text:p>267.16</text:p>
          </table:table-cell>
          <table:table-cell office:value-type="string" calcext:value-type="string">
            <text:p>2022-10-13 09:46:26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94" calcext:value-type="float">
            <text:p>267.94</text:p>
          </table:table-cell>
          <table:table-cell office:value-type="string" calcext:value-type="string">
            <text:p>2022-10-13 09:46:58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94" calcext:value-type="float">
            <text:p>267.94</text:p>
          </table:table-cell>
          <table:table-cell office:value-type="string" calcext:value-type="string">
            <text:p>2022-10-13 09:47:31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48:06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94" calcext:value-type="float">
            <text:p>267.94</text:p>
          </table:table-cell>
          <table:table-cell office:value-type="string" calcext:value-type="string">
            <text:p>2022-10-13 09:48:40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49:13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49:47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09:50:21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0:56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09:51:28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23" calcext:value-type="float">
            <text:p>267.23</text:p>
          </table:table-cell>
          <table:table-cell office:value-type="string" calcext:value-type="string">
            <text:p>2022-10-13 09:52:03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16" calcext:value-type="float">
            <text:p>267.16</text:p>
          </table:table-cell>
          <table:table-cell office:value-type="string" calcext:value-type="string">
            <text:p>2022-10-13 09:52:35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18" calcext:value-type="float">
            <text:p>267.18</text:p>
          </table:table-cell>
          <table:table-cell office:value-type="string" calcext:value-type="string">
            <text:p>2022-10-13 09:53:08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3:43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4:17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4:50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5:22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5:57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1" calcext:value-type="float">
            <text:p>267.51</text:p>
          </table:table-cell>
          <table:table-cell office:value-type="string" calcext:value-type="string">
            <text:p>2022-10-13 09:56:31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7:05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18" calcext:value-type="float">
            <text:p>267.18</text:p>
          </table:table-cell>
          <table:table-cell office:value-type="string" calcext:value-type="string">
            <text:p>2022-10-13 09:57:38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23" calcext:value-type="float">
            <text:p>267.23</text:p>
          </table:table-cell>
          <table:table-cell office:value-type="string" calcext:value-type="string">
            <text:p>2022-10-13 09:58:12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16" calcext:value-type="float">
            <text:p>267.16</text:p>
          </table:table-cell>
          <table:table-cell office:value-type="string" calcext:value-type="string">
            <text:p>2022-10-13 09:58:47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89" calcext:value-type="float">
            <text:p>267.89</text:p>
          </table:table-cell>
          <table:table-cell office:value-type="string" calcext:value-type="string">
            <text:p>2022-10-13 09:59:20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09:59:55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2.36" calcext:value-type="float">
            <text:p>272.36</text:p>
          </table:table-cell>
          <table:table-cell office:value-type="string" calcext:value-type="string">
            <text:p>2022-10-13 10:00:28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10:01:00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6.78" calcext:value-type="float">
            <text:p>266.78</text:p>
          </table:table-cell>
          <table:table-cell office:value-type="string" calcext:value-type="string">
            <text:p>2022-10-13 10:01:35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6.83" calcext:value-type="float">
            <text:p>266.83</text:p>
          </table:table-cell>
          <table:table-cell office:value-type="string" calcext:value-type="string">
            <text:p>2022-10-13 10:02:09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56" calcext:value-type="float">
            <text:p>267.56</text:p>
          </table:table-cell>
          <table:table-cell office:value-type="string" calcext:value-type="string">
            <text:p>2022-10-13 10:02:41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1.63" calcext:value-type="float">
            <text:p>271.63</text:p>
          </table:table-cell>
          <table:table-cell office:value-type="string" calcext:value-type="string">
            <text:p>2022-10-13 10:03:14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9.62" calcext:value-type="float">
            <text:p>269.62</text:p>
          </table:table-cell>
          <table:table-cell office:value-type="string" calcext:value-type="string">
            <text:p>2022-10-13 10:03:49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1.98" calcext:value-type="float">
            <text:p>271.98</text:p>
          </table:table-cell>
          <table:table-cell office:value-type="string" calcext:value-type="string">
            <text:p>2022-10-13 10:04:23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9.94" calcext:value-type="float">
            <text:p>279.94</text:p>
          </table:table-cell>
          <table:table-cell office:value-type="string" calcext:value-type="string">
            <text:p>2022-10-13 10:04:56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6.76" calcext:value-type="float">
            <text:p>276.76</text:p>
          </table:table-cell>
          <table:table-cell office:value-type="string" calcext:value-type="string">
            <text:p>2022-10-13 10:05:29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79.54" calcext:value-type="float">
            <text:p>279.54</text:p>
          </table:table-cell>
          <table:table-cell office:value-type="string" calcext:value-type="string">
            <text:p>2022-10-13 10:06:02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7.16" calcext:value-type="float">
            <text:p>267.16</text:p>
          </table:table-cell>
          <table:table-cell office:value-type="string" calcext:value-type="string">
            <text:p>2022-10-13 10:06:35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8" calcext:value-type="float">
            <text:p>18616.8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2022-10-13 10:07:09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66.42" calcext:value-type="float">
            <text:p>266.42</text:p>
          </table:table-cell>
          <table:table-cell office:value-type="string" calcext:value-type="string">
            <text:p>2022-10-13 10:07:45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66.42" calcext:value-type="float">
            <text:p>266.42</text:p>
          </table:table-cell>
          <table:table-cell office:value-type="string" calcext:value-type="string">
            <text:p>2022-10-13 10:08:17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22-10-13 10:08:50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22-10-13 10:09:24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13" calcext:value-type="float">
            <text:p>303.13</text:p>
          </table:table-cell>
          <table:table-cell office:value-type="string" calcext:value-type="string">
            <text:p>2022-10-13 10:09:59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4" calcext:value-type="float">
            <text:p>302.4</text:p>
          </table:table-cell>
          <table:table-cell office:value-type="string" calcext:value-type="string">
            <text:p>2022-10-13 10:10:31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22-10-13 10:11:04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07" calcext:value-type="float">
            <text:p>302.07</text:p>
          </table:table-cell>
          <table:table-cell office:value-type="string" calcext:value-type="string">
            <text:p>2022-10-13 10:11:38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8" calcext:value-type="float">
            <text:p>302.8</text:p>
          </table:table-cell>
          <table:table-cell office:value-type="string" calcext:value-type="string">
            <text:p>2022-10-13 10:12:13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73" calcext:value-type="float">
            <text:p>302.73</text:p>
          </table:table-cell>
          <table:table-cell office:value-type="string" calcext:value-type="string">
            <text:p>2022-10-13 10:12:46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0.07" calcext:value-type="float">
            <text:p>300.07</text:p>
          </table:table-cell>
          <table:table-cell office:value-type="string" calcext:value-type="string">
            <text:p>2022-10-13 10:13:19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2.47" calcext:value-type="float">
            <text:p>302.47</text:p>
          </table:table-cell>
          <table:table-cell office:value-type="string" calcext:value-type="string">
            <text:p>2022-10-13 10:13:53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0.4" calcext:value-type="float">
            <text:p>300.4</text:p>
          </table:table-cell>
          <table:table-cell office:value-type="string" calcext:value-type="string">
            <text:p>2022-10-13 10:14:28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13" calcext:value-type="float">
            <text:p>303.13</text:p>
          </table:table-cell>
          <table:table-cell office:value-type="string" calcext:value-type="string">
            <text:p>2022-10-13 10:15:00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32" calcext:value-type="float">
            <text:p>303.32</text:p>
          </table:table-cell>
          <table:table-cell office:value-type="string" calcext:value-type="string">
            <text:p>2022-10-13 10:15:36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5.2" calcext:value-type="float">
            <text:p>305.2</text:p>
          </table:table-cell>
          <table:table-cell office:value-type="string" calcext:value-type="string">
            <text:p>2022-10-13 10:16:08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14" calcext:value-type="float">
            <text:p>303.14</text:p>
          </table:table-cell>
          <table:table-cell office:value-type="string" calcext:value-type="string">
            <text:p>2022-10-13 10:16:41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14" calcext:value-type="float">
            <text:p>303.14</text:p>
          </table:table-cell>
          <table:table-cell office:value-type="string" calcext:value-type="string">
            <text:p>2022-10-13 10:17:15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14" calcext:value-type="float">
            <text:p>303.14</text:p>
          </table:table-cell>
          <table:table-cell office:value-type="string" calcext:value-type="string">
            <text:p>2022-10-13 10:17:49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5.2" calcext:value-type="float">
            <text:p>305.2</text:p>
          </table:table-cell>
          <table:table-cell office:value-type="string" calcext:value-type="string">
            <text:p>2022-10-13 10:18:22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7.95" calcext:value-type="float">
            <text:p>307.95</text:p>
          </table:table-cell>
          <table:table-cell office:value-type="string" calcext:value-type="string">
            <text:p>2022-10-13 10:18:54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0.53" calcext:value-type="float">
            <text:p>310.53</text:p>
          </table:table-cell>
          <table:table-cell office:value-type="string" calcext:value-type="string">
            <text:p>2022-10-13 10:19:29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8.48" calcext:value-type="float">
            <text:p>308.48</text:p>
          </table:table-cell>
          <table:table-cell office:value-type="string" calcext:value-type="string">
            <text:p>2022-10-13 10:20:03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3.83" calcext:value-type="float">
            <text:p>313.83</text:p>
          </table:table-cell>
          <table:table-cell office:value-type="string" calcext:value-type="string">
            <text:p>2022-10-13 10:20:36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5.73" calcext:value-type="float">
            <text:p>315.73</text:p>
          </table:table-cell>
          <table:table-cell office:value-type="string" calcext:value-type="string">
            <text:p>2022-10-13 10:21:09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9.05" calcext:value-type="float">
            <text:p>319.05</text:p>
          </table:table-cell>
          <table:table-cell office:value-type="string" calcext:value-type="string">
            <text:p>2022-10-13 10:21:43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3 10:22:18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20.41" calcext:value-type="float">
            <text:p>320.41</text:p>
          </table:table-cell>
          <table:table-cell office:value-type="string" calcext:value-type="string">
            <text:p>2022-10-13 10:22:51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20.41" calcext:value-type="float">
            <text:p>320.41</text:p>
          </table:table-cell>
          <table:table-cell office:value-type="string" calcext:value-type="string">
            <text:p>2022-10-13 10:23:26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20.81" calcext:value-type="float">
            <text:p>320.81</text:p>
          </table:table-cell>
          <table:table-cell office:value-type="string" calcext:value-type="string">
            <text:p>2022-10-13 10:23:58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2022-10-13 10:24:31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24.71" calcext:value-type="float">
            <text:p>324.71</text:p>
          </table:table-cell>
          <table:table-cell office:value-type="string" calcext:value-type="string">
            <text:p>2022-10-13 10:25:05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22.4" calcext:value-type="float">
            <text:p>322.4</text:p>
          </table:table-cell>
          <table:table-cell office:value-type="string" calcext:value-type="string">
            <text:p>2022-10-13 10:25:40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2022-10-13 10:26:12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5.2" calcext:value-type="float">
            <text:p>315.2</text:p>
          </table:table-cell>
          <table:table-cell office:value-type="string" calcext:value-type="string">
            <text:p>2022-10-13 10:26:45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3 10:27:19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6.51" calcext:value-type="float">
            <text:p>316.51</text:p>
          </table:table-cell>
          <table:table-cell office:value-type="string" calcext:value-type="string">
            <text:p>2022-10-13 10:27:54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2022-10-13 10:28:28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3.7" calcext:value-type="float">
            <text:p>313.7</text:p>
          </table:table-cell>
          <table:table-cell office:value-type="string" calcext:value-type="string">
            <text:p>2022-10-13 10:29:00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0.92" calcext:value-type="float">
            <text:p>310.92</text:p>
          </table:table-cell>
          <table:table-cell office:value-type="string" calcext:value-type="string">
            <text:p>2022-10-13 10:29:34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11.81" calcext:value-type="float">
            <text:p>311.81</text:p>
          </table:table-cell>
          <table:table-cell office:value-type="string" calcext:value-type="string">
            <text:p>2022-10-13 10:30:09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9.4" calcext:value-type="float">
            <text:p>309.4</text:p>
          </table:table-cell>
          <table:table-cell office:value-type="string" calcext:value-type="string">
            <text:p>2022-10-13 10:30:42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8.88" calcext:value-type="float">
            <text:p>308.88</text:p>
          </table:table-cell>
          <table:table-cell office:value-type="string" calcext:value-type="string">
            <text:p>2022-10-13 10:31:16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2022-10-13 10:31:49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8.36" calcext:value-type="float">
            <text:p>308.36</text:p>
          </table:table-cell>
          <table:table-cell office:value-type="string" calcext:value-type="string">
            <text:p>2022-10-13 10:32:22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8.88" calcext:value-type="float">
            <text:p>308.88</text:p>
          </table:table-cell>
          <table:table-cell office:value-type="string" calcext:value-type="string">
            <text:p>2022-10-13 10:32:56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12" calcext:value-type="float">
            <text:p>306.12</text:p>
          </table:table-cell>
          <table:table-cell office:value-type="string" calcext:value-type="string">
            <text:p>2022-10-13 10:33:30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47" calcext:value-type="float">
            <text:p>306.47</text:p>
          </table:table-cell>
          <table:table-cell office:value-type="string" calcext:value-type="string">
            <text:p>2022-10-13 10:34:02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47" calcext:value-type="float">
            <text:p>306.47</text:p>
          </table:table-cell>
          <table:table-cell office:value-type="string" calcext:value-type="string">
            <text:p>2022-10-13 10:34:35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12" calcext:value-type="float">
            <text:p>306.12</text:p>
          </table:table-cell>
          <table:table-cell office:value-type="string" calcext:value-type="string">
            <text:p>2022-10-13 10:35:10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4.12" calcext:value-type="float">
            <text:p>304.12</text:p>
          </table:table-cell>
          <table:table-cell office:value-type="string" calcext:value-type="string">
            <text:p>2022-10-13 10:35:44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38" calcext:value-type="float">
            <text:p>303.38</text:p>
          </table:table-cell>
          <table:table-cell office:value-type="string" calcext:value-type="string">
            <text:p>2022-10-13 10:36:17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3.38" calcext:value-type="float">
            <text:p>303.38</text:p>
          </table:table-cell>
          <table:table-cell office:value-type="string" calcext:value-type="string">
            <text:p>2022-10-13 10:36:50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4.24" calcext:value-type="float">
            <text:p>304.24</text:p>
          </table:table-cell>
          <table:table-cell office:value-type="string" calcext:value-type="string">
            <text:p>2022-10-13 10:37:24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59" calcext:value-type="float">
            <text:p>306.59</text:p>
          </table:table-cell>
          <table:table-cell office:value-type="string" calcext:value-type="string">
            <text:p>2022-10-13 10:37:58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47" calcext:value-type="float">
            <text:p>306.47</text:p>
          </table:table-cell>
          <table:table-cell office:value-type="string" calcext:value-type="string">
            <text:p>2022-10-13 10:38:31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35" calcext:value-type="float">
            <text:p>306.35</text:p>
          </table:table-cell>
          <table:table-cell office:value-type="string" calcext:value-type="string">
            <text:p>2022-10-13 10:39:06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52" calcext:value-type="float">
            <text:p>306.52</text:p>
          </table:table-cell>
          <table:table-cell office:value-type="string" calcext:value-type="string">
            <text:p>2022-10-13 10:39:39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12" calcext:value-type="float">
            <text:p>306.12</text:p>
          </table:table-cell>
          <table:table-cell office:value-type="string" calcext:value-type="string">
            <text:p>2022-10-13 10:40:11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64" calcext:value-type="float">
            <text:p>306.64</text:p>
          </table:table-cell>
          <table:table-cell office:value-type="string" calcext:value-type="string">
            <text:p>2022-10-13 10:40:46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306.12" calcext:value-type="float">
            <text:p>306.12</text:p>
          </table:table-cell>
          <table:table-cell office:value-type="string" calcext:value-type="string">
            <text:p>2022-10-13 10:41:20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70.32" calcext:value-type="float">
            <text:p>270.32</text:p>
          </table:table-cell>
          <table:table-cell office:value-type="string" calcext:value-type="string">
            <text:p>2022-10-13 10:41:53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73.08" calcext:value-type="float">
            <text:p>273.08</text:p>
          </table:table-cell>
          <table:table-cell office:value-type="string" calcext:value-type="string">
            <text:p>2022-10-13 10:42:25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6.83" calcext:value-type="float">
            <text:p>296.83</text:p>
          </table:table-cell>
          <table:table-cell office:value-type="string" calcext:value-type="string">
            <text:p>2022-10-13 10:43:00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1.2" calcext:value-type="float">
            <text:p>291.2</text:p>
          </table:table-cell>
          <table:table-cell office:value-type="string" calcext:value-type="string">
            <text:p>2022-10-13 10:43:34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22-10-13 10:44:08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22-10-13 10:44:40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89.2" calcext:value-type="float">
            <text:p>289.2</text:p>
          </table:table-cell>
          <table:table-cell office:value-type="string" calcext:value-type="string">
            <text:p>2022-10-13 10:45:14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4.48" calcext:value-type="float">
            <text:p>294.48</text:p>
          </table:table-cell>
          <table:table-cell office:value-type="string" calcext:value-type="string">
            <text:p>2022-10-13 10:45:49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4.88" calcext:value-type="float">
            <text:p>294.88</text:p>
          </table:table-cell>
          <table:table-cell office:value-type="string" calcext:value-type="string">
            <text:p>2022-10-13 10:46:22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2.01" calcext:value-type="float">
            <text:p>292.01</text:p>
          </table:table-cell>
          <table:table-cell office:value-type="string" calcext:value-type="string">
            <text:p>2022-10-13 10:46:57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2.01" calcext:value-type="float">
            <text:p>292.01</text:p>
          </table:table-cell>
          <table:table-cell office:value-type="string" calcext:value-type="string">
            <text:p>2022-10-13 10:47:29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1.61" calcext:value-type="float">
            <text:p>291.61</text:p>
          </table:table-cell>
          <table:table-cell office:value-type="string" calcext:value-type="string">
            <text:p>2022-10-13 10:48:02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1.16" calcext:value-type="float">
            <text:p>291.16</text:p>
          </table:table-cell>
          <table:table-cell office:value-type="string" calcext:value-type="string">
            <text:p>2022-10-13 10:48:37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3.97" calcext:value-type="float">
            <text:p>293.97</text:p>
          </table:table-cell>
          <table:table-cell office:value-type="string" calcext:value-type="string">
            <text:p>2022-10-13 10:49:11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2022-10-13 10:49:43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0:50:16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1.61" calcext:value-type="float">
            <text:p>291.61</text:p>
          </table:table-cell>
          <table:table-cell office:value-type="string" calcext:value-type="string">
            <text:p>2022-10-13 10:50:50</text:p>
          </table:table-cell>
          <table:table-cell table:number-columns-repeated="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1.61" calcext:value-type="float">
            <text:p>291.61</text:p>
          </table:table-cell>
          <table:table-cell office:value-type="string" calcext:value-type="string">
            <text:p>2022-10-13 10:51:25</text:p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2.01" calcext:value-type="float">
            <text:p>292.01</text:p>
          </table:table-cell>
          <table:table-cell office:value-type="string" calcext:value-type="string">
            <text:p>2022-10-13 10:51:58</text:p>
          </table:table-cell>
          <table:table-cell table:number-columns-repeated="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6.9" calcext:value-type="float">
            <text:p>18616.9</text:p>
          </table:table-cell>
          <table:table-cell office:value-type="float" office:value="291.56" calcext:value-type="float">
            <text:p>291.56</text:p>
          </table:table-cell>
          <table:table-cell office:value-type="string" calcext:value-type="string">
            <text:p>2022-10-13 10:52:31</text:p>
          </table:table-cell>
          <table:table-cell table:number-columns-repeated="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9.15" calcext:value-type="float">
            <text:p>289.15</text:p>
          </table:table-cell>
          <table:table-cell office:value-type="string" calcext:value-type="string">
            <text:p>2022-10-13 10:53:04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6.75" calcext:value-type="float">
            <text:p>286.75</text:p>
          </table:table-cell>
          <table:table-cell office:value-type="string" calcext:value-type="string">
            <text:p>2022-10-13 10:53:39</text:p>
          </table:table-cell>
          <table:table-cell table:number-columns-repeated="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7.23" calcext:value-type="float">
            <text:p>287.23</text:p>
          </table:table-cell>
          <table:table-cell office:value-type="string" calcext:value-type="string">
            <text:p>2022-10-13 10:54:12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5.22" calcext:value-type="float">
            <text:p>285.22</text:p>
          </table:table-cell>
          <table:table-cell office:value-type="string" calcext:value-type="string">
            <text:p>2022-10-13 10:54:47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4.44" calcext:value-type="float">
            <text:p>284.44</text:p>
          </table:table-cell>
          <table:table-cell office:value-type="string" calcext:value-type="string">
            <text:p>2022-10-13 10:55:19</text:p>
          </table:table-cell>
          <table:table-cell table:number-columns-repeated="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5.28" calcext:value-type="float">
            <text:p>285.28</text:p>
          </table:table-cell>
          <table:table-cell office:value-type="string" calcext:value-type="string">
            <text:p>2022-10-13 10:55:52</text:p>
          </table:table-cell>
          <table:table-cell table:number-columns-repeated="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5.62" calcext:value-type="float">
            <text:p>285.62</text:p>
          </table:table-cell>
          <table:table-cell office:value-type="string" calcext:value-type="string">
            <text:p>2022-10-13 10:56:26</text:p>
          </table:table-cell>
          <table:table-cell table:number-columns-repeated="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4.78" calcext:value-type="float">
            <text:p>284.78</text:p>
          </table:table-cell>
          <table:table-cell office:value-type="string" calcext:value-type="string">
            <text:p>2022-10-13 10:57:0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4.84" calcext:value-type="float">
            <text:p>284.84</text:p>
          </table:table-cell>
          <table:table-cell office:value-type="string" calcext:value-type="string">
            <text:p>2022-10-13 10:57:33</text:p>
          </table:table-cell>
          <table:table-cell table:number-columns-repeated="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4.78" calcext:value-type="float">
            <text:p>284.78</text:p>
          </table:table-cell>
          <table:table-cell office:value-type="string" calcext:value-type="string">
            <text:p>2022-10-13 10:58:06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4.88" calcext:value-type="float">
            <text:p>284.88</text:p>
          </table:table-cell>
          <table:table-cell office:value-type="string" calcext:value-type="string">
            <text:p>2022-10-13 10:58:40</text:p>
          </table:table-cell>
          <table:table-cell table:number-columns-repeated="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4.88" calcext:value-type="float">
            <text:p>284.88</text:p>
          </table:table-cell>
          <table:table-cell office:value-type="string" calcext:value-type="string">
            <text:p>2022-10-13 10:59:15</text:p>
          </table:table-cell>
          <table:table-cell table:number-columns-repeated="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2.48" calcext:value-type="float">
            <text:p>282.48</text:p>
          </table:table-cell>
          <table:table-cell office:value-type="string" calcext:value-type="string">
            <text:p>2022-10-13 10:59:48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22-10-13 11:00:21</text:p>
          </table:table-cell>
          <table:table-cell table:number-columns-repeated="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2.37" calcext:value-type="float">
            <text:p>282.37</text:p>
          </table:table-cell>
          <table:table-cell office:value-type="string" calcext:value-type="string">
            <text:p>2022-10-13 11:00:54</text:p>
          </table:table-cell>
          <table:table-cell table:number-columns-repeated="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2.04" calcext:value-type="float">
            <text:p>282.04</text:p>
          </table:table-cell>
          <table:table-cell office:value-type="string" calcext:value-type="string">
            <text:p>2022-10-13 11:01:29</text:p>
          </table:table-cell>
          <table:table-cell table:number-columns-repeated="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2.81" calcext:value-type="float">
            <text:p>282.81</text:p>
          </table:table-cell>
          <table:table-cell office:value-type="string" calcext:value-type="string">
            <text:p>2022-10-13 11:02:02</text:p>
          </table:table-cell>
          <table:table-cell table:number-columns-repeated="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3.25" calcext:value-type="float">
            <text:p>283.25</text:p>
          </table:table-cell>
          <table:table-cell office:value-type="string" calcext:value-type="string">
            <text:p>2022-10-13 11:02:38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2022-10-13 11:03:10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93" calcext:value-type="float">
            <text:p>279.93</text:p>
          </table:table-cell>
          <table:table-cell office:value-type="string" calcext:value-type="string">
            <text:p>2022-10-13 11:03:43</text:p>
          </table:table-cell>
          <table:table-cell table:number-columns-repeated="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6" calcext:value-type="float">
            <text:p>279.6</text:p>
          </table:table-cell>
          <table:table-cell office:value-type="string" calcext:value-type="string">
            <text:p>2022-10-13 11:04:17</text:p>
          </table:table-cell>
          <table:table-cell table:number-columns-repeated="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2.33" calcext:value-type="float">
            <text:p>282.33</text:p>
          </table:table-cell>
          <table:table-cell office:value-type="string" calcext:value-type="string">
            <text:p>2022-10-13 11:04:51</text:p>
          </table:table-cell>
          <table:table-cell table:number-columns-repeated="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2022-10-13 11:05:24</text:p>
          </table:table-cell>
          <table:table-cell table:number-columns-repeated="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76" calcext:value-type="float">
            <text:p>280.76</text:p>
          </table:table-cell>
          <table:table-cell office:value-type="string" calcext:value-type="string">
            <text:p>2022-10-13 11:05:57</text:p>
          </table:table-cell>
          <table:table-cell table:number-columns-repeated="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3" calcext:value-type="float">
            <text:p>280.33</text:p>
          </table:table-cell>
          <table:table-cell office:value-type="string" calcext:value-type="string">
            <text:p>2022-10-13 11:06:31</text:p>
          </table:table-cell>
          <table:table-cell table:number-columns-repeated="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6" calcext:value-type="float">
            <text:p>279.6</text:p>
          </table:table-cell>
          <table:table-cell office:value-type="string" calcext:value-type="string">
            <text:p>2022-10-13 11:07:06</text:p>
          </table:table-cell>
          <table:table-cell table:number-columns-repeated="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93" calcext:value-type="float">
            <text:p>279.93</text:p>
          </table:table-cell>
          <table:table-cell office:value-type="string" calcext:value-type="string">
            <text:p>2022-10-13 11:07:39</text:p>
          </table:table-cell>
          <table:table-cell table:number-columns-repeated="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2022-10-13 11:08:12</text:p>
          </table:table-cell>
          <table:table-cell table:number-columns-repeated="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6" calcext:value-type="float">
            <text:p>279.6</text:p>
          </table:table-cell>
          <table:table-cell office:value-type="string" calcext:value-type="string">
            <text:p>2022-10-13 11:08:46</text:p>
          </table:table-cell>
          <table:table-cell table:number-columns-repeated="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2022-10-13 11:09:20</text:p>
          </table:table-cell>
          <table:table-cell table:number-columns-repeated="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2022-10-13 11:09:53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22-10-13 11:10:28</text:p>
          </table:table-cell>
          <table:table-cell table:number-columns-repeated="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93" calcext:value-type="float">
            <text:p>279.93</text:p>
          </table:table-cell>
          <table:table-cell office:value-type="string" calcext:value-type="string">
            <text:p>2022-10-13 11:11:01</text:p>
          </table:table-cell>
          <table:table-cell table:number-columns-repeated="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79.63" calcext:value-type="float">
            <text:p>279.63</text:p>
          </table:table-cell>
          <table:table-cell office:value-type="string" calcext:value-type="string">
            <text:p>2022-10-13 11:11:34</text:p>
          </table:table-cell>
          <table:table-cell table:number-columns-repeated="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22-10-13 11:12:08</text:p>
          </table:table-cell>
          <table:table-cell table:number-columns-repeated="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22-10-13 11:12:43</text:p>
          </table:table-cell>
          <table:table-cell table:number-columns-repeated="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80.33" calcext:value-type="float">
            <text:p>280.33</text:p>
          </table:table-cell>
          <table:table-cell office:value-type="string" calcext:value-type="string">
            <text:p>2022-10-13 11:13:15</text:p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68.71" calcext:value-type="float">
            <text:p>268.71</text:p>
          </table:table-cell>
          <table:table-cell office:value-type="string" calcext:value-type="string">
            <text:p>2022-10-13 11:13:48</text:p>
          </table:table-cell>
          <table:table-cell table:number-columns-repeated="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268.33" calcext:value-type="float">
            <text:p>268.33</text:p>
          </table:table-cell>
          <table:table-cell office:value-type="string" calcext:value-type="string">
            <text:p>2022-10-13 11:14:23</text:p>
          </table:table-cell>
          <table:table-cell table:number-columns-repeated="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4.46" calcext:value-type="float">
            <text:p>304.46</text:p>
          </table:table-cell>
          <table:table-cell office:value-type="string" calcext:value-type="string">
            <text:p>2022-10-13 11:14:57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28" calcext:value-type="float">
            <text:p>309.28</text:p>
          </table:table-cell>
          <table:table-cell office:value-type="string" calcext:value-type="string">
            <text:p>2022-10-13 11:15:30</text:p>
          </table:table-cell>
          <table:table-cell table:number-columns-repeated="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4.46" calcext:value-type="float">
            <text:p>304.46</text:p>
          </table:table-cell>
          <table:table-cell office:value-type="string" calcext:value-type="string">
            <text:p>2022-10-13 11:16:03</text:p>
          </table:table-cell>
          <table:table-cell table:number-columns-repeated="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4.46" calcext:value-type="float">
            <text:p>304.46</text:p>
          </table:table-cell>
          <table:table-cell office:value-type="string" calcext:value-type="string">
            <text:p>2022-10-13 11:16:37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4.58" calcext:value-type="float">
            <text:p>304.58</text:p>
          </table:table-cell>
          <table:table-cell office:value-type="string" calcext:value-type="string">
            <text:p>2022-10-13 11:17:12</text:p>
          </table:table-cell>
          <table:table-cell table:number-columns-repeated="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7.4" calcext:value-type="float">
            <text:p>307.4</text:p>
          </table:table-cell>
          <table:table-cell office:value-type="string" calcext:value-type="string">
            <text:p>2022-10-13 11:17:45</text:p>
          </table:table-cell>
          <table:table-cell table:number-columns-repeated="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2022-10-13 11:18:20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46" calcext:value-type="float">
            <text:p>309.46</text:p>
          </table:table-cell>
          <table:table-cell office:value-type="string" calcext:value-type="string">
            <text:p>2022-10-13 11:18:53</text:p>
          </table:table-cell>
          <table:table-cell table:number-columns-repeated="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6.64" calcext:value-type="float">
            <text:p>306.64</text:p>
          </table:table-cell>
          <table:table-cell office:value-type="string" calcext:value-type="string">
            <text:p>2022-10-13 11:19:25</text:p>
          </table:table-cell>
          <table:table-cell table:number-columns-repeated="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7.16" calcext:value-type="float">
            <text:p>307.16</text:p>
          </table:table-cell>
          <table:table-cell office:value-type="string" calcext:value-type="string">
            <text:p>2022-10-13 11:20:00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46" calcext:value-type="float">
            <text:p>309.46</text:p>
          </table:table-cell>
          <table:table-cell office:value-type="string" calcext:value-type="string">
            <text:p>2022-10-13 11:20:34</text:p>
          </table:table-cell>
          <table:table-cell table:number-columns-repeated="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28" calcext:value-type="float">
            <text:p>309.28</text:p>
          </table:table-cell>
          <table:table-cell office:value-type="string" calcext:value-type="string">
            <text:p>2022-10-13 11:21:06</text:p>
          </table:table-cell>
          <table:table-cell table:number-columns-repeated="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3 11:21:39</text:p>
          </table:table-cell>
          <table:table-cell table:number-columns-repeated="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3 11:22:14</text:p>
          </table:table-cell>
          <table:table-cell table:number-columns-repeated="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3 11:22:48</text:p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10.34" calcext:value-type="float">
            <text:p>310.34</text:p>
          </table:table-cell>
          <table:table-cell office:value-type="string" calcext:value-type="string">
            <text:p>2022-10-13 11:23:21</text:p>
          </table:table-cell>
          <table:table-cell table:number-columns-repeated="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10.74" calcext:value-type="float">
            <text:p>310.74</text:p>
          </table:table-cell>
          <table:table-cell office:value-type="string" calcext:value-type="string">
            <text:p>2022-10-13 11:23:54</text:p>
          </table:table-cell>
          <table:table-cell table:number-columns-repeated="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81" calcext:value-type="float">
            <text:p>309.81</text:p>
          </table:table-cell>
          <table:table-cell office:value-type="string" calcext:value-type="string">
            <text:p>2022-10-13 11:24:28</text:p>
          </table:table-cell>
          <table:table-cell table:number-columns-repeated="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7.39" calcext:value-type="float">
            <text:p>307.39</text:p>
          </table:table-cell>
          <table:table-cell office:value-type="string" calcext:value-type="string">
            <text:p>2022-10-13 11:25:03</text:p>
          </table:table-cell>
          <table:table-cell table:number-columns-repeated="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7.39" calcext:value-type="float">
            <text:p>307.39</text:p>
          </table:table-cell>
          <table:table-cell office:value-type="string" calcext:value-type="string">
            <text:p>2022-10-13 11:25:36</text:p>
          </table:table-cell>
          <table:table-cell table:number-columns-repeated="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6.99" calcext:value-type="float">
            <text:p>306.99</text:p>
          </table:table-cell>
          <table:table-cell office:value-type="string" calcext:value-type="string">
            <text:p>2022-10-13 11:26:11</text:p>
          </table:table-cell>
          <table:table-cell table:number-columns-repeated="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96" calcext:value-type="float">
            <text:p>309.96</text:p>
          </table:table-cell>
          <table:table-cell office:value-type="string" calcext:value-type="string">
            <text:p>2022-10-13 11:26:43</text:p>
          </table:table-cell>
          <table:table-cell table:number-columns-repeated="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96" calcext:value-type="float">
            <text:p>309.96</text:p>
          </table:table-cell>
          <table:table-cell office:value-type="string" calcext:value-type="string">
            <text:p>2022-10-13 11:27:16</text:p>
          </table:table-cell>
          <table:table-cell table:number-columns-repeated="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96" calcext:value-type="float">
            <text:p>309.96</text:p>
          </table:table-cell>
          <table:table-cell office:value-type="string" calcext:value-type="string">
            <text:p>2022-10-13 11:27:50</text:p>
          </table:table-cell>
          <table:table-cell table:number-columns-repeated="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12.24" calcext:value-type="float">
            <text:p>312.24</text:p>
          </table:table-cell>
          <table:table-cell office:value-type="string" calcext:value-type="string">
            <text:p>2022-10-13 11:28:25</text:p>
          </table:table-cell>
          <table:table-cell table:number-columns-repeated="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11.84" calcext:value-type="float">
            <text:p>311.84</text:p>
          </table:table-cell>
          <table:table-cell office:value-type="string" calcext:value-type="string">
            <text:p>2022-10-13 11:28:57</text:p>
          </table:table-cell>
          <table:table-cell table:number-columns-repeated="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12.21" calcext:value-type="float">
            <text:p>312.21</text:p>
          </table:table-cell>
          <table:table-cell office:value-type="string" calcext:value-type="string">
            <text:p>2022-10-13 11:29:30</text:p>
          </table:table-cell>
          <table:table-cell table:number-columns-repeated="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8" calcext:value-type="float">
            <text:p>309.8</text:p>
          </table:table-cell>
          <table:table-cell office:value-type="string" calcext:value-type="string">
            <text:p>2022-10-13 11:30:04</text:p>
          </table:table-cell>
          <table:table-cell table:number-columns-repeated="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8" calcext:value-type="float">
            <text:p>309.8</text:p>
          </table:table-cell>
          <table:table-cell office:value-type="string" calcext:value-type="string">
            <text:p>2022-10-13 11:30:38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10.2" calcext:value-type="float">
            <text:p>310.2</text:p>
          </table:table-cell>
          <table:table-cell office:value-type="string" calcext:value-type="string">
            <text:p>2022-10-13 11:31:11</text:p>
          </table:table-cell>
          <table:table-cell table:number-columns-repeated="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9.28" calcext:value-type="float">
            <text:p>309.28</text:p>
          </table:table-cell>
          <table:table-cell office:value-type="string" calcext:value-type="string">
            <text:p>2022-10-13 11:31:44</text:p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" calcext:value-type="float">
            <text:p>18617</text:p>
          </table:table-cell>
          <table:table-cell office:value-type="float" office:value="307.79" calcext:value-type="float">
            <text:p>307.79</text:p>
          </table:table-cell>
          <table:table-cell office:value-type="string" calcext:value-type="string">
            <text:p>2022-10-13 11:32:18</text:p>
          </table:table-cell>
          <table:table-cell table:number-columns-repeated="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9.8" calcext:value-type="float">
            <text:p>309.8</text:p>
          </table:table-cell>
          <table:table-cell office:value-type="string" calcext:value-type="string">
            <text:p>2022-10-13 11:32:53</text:p>
          </table:table-cell>
          <table:table-cell table:number-columns-repeated="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9.68" calcext:value-type="float">
            <text:p>309.68</text:p>
          </table:table-cell>
          <table:table-cell office:value-type="string" calcext:value-type="string">
            <text:p>2022-10-13 11:33:26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8.88" calcext:value-type="float">
            <text:p>308.88</text:p>
          </table:table-cell>
          <table:table-cell office:value-type="string" calcext:value-type="string">
            <text:p>2022-10-13 11:34:01</text:p>
          </table:table-cell>
          <table:table-cell table:number-columns-repeated="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9.28" calcext:value-type="float">
            <text:p>309.28</text:p>
          </table:table-cell>
          <table:table-cell office:value-type="string" calcext:value-type="string">
            <text:p>2022-10-13 11:34:34</text:p>
          </table:table-cell>
          <table:table-cell table:number-columns-repeated="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2.21" calcext:value-type="float">
            <text:p>312.21</text:p>
          </table:table-cell>
          <table:table-cell office:value-type="string" calcext:value-type="string">
            <text:p>2022-10-13 11:35:06</text:p>
          </table:table-cell>
          <table:table-cell table:number-columns-repeated="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2.58" calcext:value-type="float">
            <text:p>312.58</text:p>
          </table:table-cell>
          <table:table-cell office:value-type="string" calcext:value-type="string">
            <text:p>2022-10-13 11:35:41</text:p>
          </table:table-cell>
          <table:table-cell table:number-columns-repeated="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36:15</text:p>
          </table:table-cell>
          <table:table-cell table:number-columns-repeated="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36:48</text:p>
          </table:table-cell>
          <table:table-cell table:number-columns-repeated="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37:20</text:p>
          </table:table-cell>
          <table:table-cell table:number-columns-repeated="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37:55</text:p>
          </table:table-cell>
          <table:table-cell table:number-columns-repeated="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1" calcext:value-type="float">
            <text:p>314.1</text:p>
          </table:table-cell>
          <table:table-cell office:value-type="string" calcext:value-type="string">
            <text:p>2022-10-13 11:38:30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39:03</text:p>
          </table:table-cell>
          <table:table-cell table:number-columns-repeated="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39:36</text:p>
          </table:table-cell>
          <table:table-cell table:number-columns-repeated="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6.91" calcext:value-type="float">
            <text:p>316.91</text:p>
          </table:table-cell>
          <table:table-cell office:value-type="string" calcext:value-type="string">
            <text:p>2022-10-13 11:40:10</text:p>
          </table:table-cell>
          <table:table-cell table:number-columns-repeated="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6.51" calcext:value-type="float">
            <text:p>316.51</text:p>
          </table:table-cell>
          <table:table-cell office:value-type="string" calcext:value-type="string">
            <text:p>2022-10-13 11:40:45</text:p>
          </table:table-cell>
          <table:table-cell table:number-columns-repeated="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7.03" calcext:value-type="float">
            <text:p>317.03</text:p>
          </table:table-cell>
          <table:table-cell office:value-type="string" calcext:value-type="string">
            <text:p>2022-10-13 11:41:18</text:p>
          </table:table-cell>
          <table:table-cell table:number-columns-repeated="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3 11:41:53</text:p>
          </table:table-cell>
          <table:table-cell table:number-columns-repeated="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" calcext:value-type="float">
            <text:p>314.6</text:p>
          </table:table-cell>
          <table:table-cell office:value-type="string" calcext:value-type="string">
            <text:p>2022-10-13 11:42:25</text:p>
          </table:table-cell>
          <table:table-cell table:number-columns-repeated="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42:58</text:p>
          </table:table-cell>
          <table:table-cell table:number-columns-repeated="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11:43:32</text:p>
          </table:table-cell>
          <table:table-cell table:number-columns-repeated="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5.4" calcext:value-type="float">
            <text:p>315.4</text:p>
          </table:table-cell>
          <table:table-cell office:value-type="string" calcext:value-type="string">
            <text:p>2022-10-13 11:44:06</text:p>
          </table:table-cell>
          <table:table-cell table:number-columns-repeated="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11:44:38</text:p>
          </table:table-cell>
          <table:table-cell table:number-columns-repeated="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4.62" calcext:value-type="float">
            <text:p>314.62</text:p>
          </table:table-cell>
          <table:table-cell office:value-type="string" calcext:value-type="string">
            <text:p>2022-10-13 11:45:11</text:p>
          </table:table-cell>
          <table:table-cell table:number-columns-repeated="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5.4" calcext:value-type="float">
            <text:p>315.4</text:p>
          </table:table-cell>
          <table:table-cell office:value-type="string" calcext:value-type="string">
            <text:p>2022-10-13 11:45:46</text:p>
          </table:table-cell>
          <table:table-cell table:number-columns-repeated="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11:46:20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7.82" calcext:value-type="float">
            <text:p>317.82</text:p>
          </table:table-cell>
          <table:table-cell office:value-type="string" calcext:value-type="string">
            <text:p>2022-10-13 11:46:53</text:p>
          </table:table-cell>
          <table:table-cell table:number-columns-repeated="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7.82" calcext:value-type="float">
            <text:p>317.82</text:p>
          </table:table-cell>
          <table:table-cell office:value-type="string" calcext:value-type="string">
            <text:p>2022-10-13 11:47:26</text:p>
          </table:table-cell>
          <table:table-cell table:number-columns-repeated="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7.82" calcext:value-type="float">
            <text:p>317.82</text:p>
          </table:table-cell>
          <table:table-cell office:value-type="string" calcext:value-type="string">
            <text:p>2022-10-13 11:48:00</text:p>
          </table:table-cell>
          <table:table-cell table:number-columns-repeated="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7.82" calcext:value-type="float">
            <text:p>317.82</text:p>
          </table:table-cell>
          <table:table-cell office:value-type="string" calcext:value-type="string">
            <text:p>2022-10-13 11:48:35</text:p>
          </table:table-cell>
          <table:table-cell table:number-columns-repeated="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4.32" calcext:value-type="float">
            <text:p>284.32</text:p>
          </table:table-cell>
          <table:table-cell office:value-type="string" calcext:value-type="string">
            <text:p>2022-10-13 11:49:08</text:p>
          </table:table-cell>
          <table:table-cell table:number-columns-repeated="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6.34" calcext:value-type="float">
            <text:p>286.34</text:p>
          </table:table-cell>
          <table:table-cell office:value-type="string" calcext:value-type="string">
            <text:p>2022-10-13 11:49:43</text:p>
          </table:table-cell>
          <table:table-cell table:number-columns-repeated="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8.38" calcext:value-type="float">
            <text:p>288.38</text:p>
          </table:table-cell>
          <table:table-cell office:value-type="string" calcext:value-type="string">
            <text:p>2022-10-13 11:50:15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3.22" calcext:value-type="float">
            <text:p>293.22</text:p>
          </table:table-cell>
          <table:table-cell office:value-type="string" calcext:value-type="string">
            <text:p>2022-10-13 11:50:48</text:p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2022-10-13 11:51:22</text:p>
          </table:table-cell>
          <table:table-cell table:number-columns-repeated="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8.03" calcext:value-type="float">
            <text:p>308.03</text:p>
          </table:table-cell>
          <table:table-cell office:value-type="string" calcext:value-type="string">
            <text:p>2022-10-13 11:51:57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2.83" calcext:value-type="float">
            <text:p>302.83</text:p>
          </table:table-cell>
          <table:table-cell office:value-type="string" calcext:value-type="string">
            <text:p>2022-10-13 11:52:29</text:p>
          </table:table-cell>
          <table:table-cell table:number-columns-repeated="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8.46" calcext:value-type="float">
            <text:p>298.46</text:p>
          </table:table-cell>
          <table:table-cell office:value-type="string" calcext:value-type="string">
            <text:p>2022-10-13 11:53:02</text:p>
          </table:table-cell>
          <table:table-cell table:number-columns-repeated="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8.46" calcext:value-type="float">
            <text:p>298.46</text:p>
          </table:table-cell>
          <table:table-cell office:value-type="string" calcext:value-type="string">
            <text:p>2022-10-13 11:53:36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8.46" calcext:value-type="float">
            <text:p>298.46</text:p>
          </table:table-cell>
          <table:table-cell office:value-type="string" calcext:value-type="string">
            <text:p>2022-10-13 11:54:11</text:p>
          </table:table-cell>
          <table:table-cell table:number-columns-repeated="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8.08" calcext:value-type="float">
            <text:p>298.08</text:p>
          </table:table-cell>
          <table:table-cell office:value-type="string" calcext:value-type="string">
            <text:p>2022-10-13 11:54:44</text:p>
          </table:table-cell>
          <table:table-cell table:number-columns-repeated="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2022-10-13 11:55:17</text:p>
          </table:table-cell>
          <table:table-cell table:number-columns-repeated="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3.67" calcext:value-type="float">
            <text:p>293.67</text:p>
          </table:table-cell>
          <table:table-cell office:value-type="string" calcext:value-type="string">
            <text:p>2022-10-13 11:55:51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2022-10-13 11:56:26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9.57" calcext:value-type="float">
            <text:p>289.57</text:p>
          </table:table-cell>
          <table:table-cell office:value-type="string" calcext:value-type="string">
            <text:p>2022-10-13 11:56:59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0.35" calcext:value-type="float">
            <text:p>290.35</text:p>
          </table:table-cell>
          <table:table-cell office:value-type="string" calcext:value-type="string">
            <text:p>2022-10-13 11:57:34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0.35" calcext:value-type="float">
            <text:p>290.35</text:p>
          </table:table-cell>
          <table:table-cell office:value-type="string" calcext:value-type="string">
            <text:p>2022-10-13 11:58:06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9.59" calcext:value-type="float">
            <text:p>289.59</text:p>
          </table:table-cell>
          <table:table-cell office:value-type="string" calcext:value-type="string">
            <text:p>2022-10-13 11:58:39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90.38" calcext:value-type="float">
            <text:p>290.38</text:p>
          </table:table-cell>
          <table:table-cell office:value-type="string" calcext:value-type="string">
            <text:p>2022-10-13 11:59:14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8.34" calcext:value-type="float">
            <text:p>288.34</text:p>
          </table:table-cell>
          <table:table-cell office:value-type="string" calcext:value-type="string">
            <text:p>2022-10-13 11:59:48</text:p>
          </table:table-cell>
          <table:table-cell table:number-columns-repeated="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10.56" calcext:value-type="float">
            <text:p>310.56</text:p>
          </table:table-cell>
          <table:table-cell office:value-type="string" calcext:value-type="string">
            <text:p>2022-10-13 12:00:21</text:p>
          </table:table-cell>
          <table:table-cell table:number-columns-repeated="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56" calcext:value-type="float">
            <text:p>283.56</text:p>
          </table:table-cell>
          <table:table-cell office:value-type="string" calcext:value-type="string">
            <text:p>2022-10-13 12:00:54</text:p>
          </table:table-cell>
          <table:table-cell table:number-columns-repeated="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8.38" calcext:value-type="float">
            <text:p>288.38</text:p>
          </table:table-cell>
          <table:table-cell office:value-type="string" calcext:value-type="string">
            <text:p>2022-10-13 12:01:28</text:p>
          </table:table-cell>
          <table:table-cell table:number-columns-repeated="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0.76" calcext:value-type="float">
            <text:p>280.76</text:p>
          </table:table-cell>
          <table:table-cell office:value-type="string" calcext:value-type="string">
            <text:p>2022-10-13 12:02:02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8.72" calcext:value-type="float">
            <text:p>278.72</text:p>
          </table:table-cell>
          <table:table-cell office:value-type="string" calcext:value-type="string">
            <text:p>2022-10-13 12:02:35</text:p>
          </table:table-cell>
          <table:table-cell table:number-columns-repeated="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8.33" calcext:value-type="float">
            <text:p>278.33</text:p>
          </table:table-cell>
          <table:table-cell office:value-type="string" calcext:value-type="string">
            <text:p>2022-10-13 12:03:08</text:p>
          </table:table-cell>
          <table:table-cell table:number-columns-repeated="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7.95" calcext:value-type="float">
            <text:p>277.95</text:p>
          </table:table-cell>
          <table:table-cell office:value-type="string" calcext:value-type="string">
            <text:p>2022-10-13 12:03:42</text:p>
          </table:table-cell>
          <table:table-cell table:number-columns-repeated="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8.33" calcext:value-type="float">
            <text:p>278.33</text:p>
          </table:table-cell>
          <table:table-cell office:value-type="string" calcext:value-type="string">
            <text:p>2022-10-13 12:04:17</text:p>
          </table:table-cell>
          <table:table-cell table:number-columns-repeated="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7.96" calcext:value-type="float">
            <text:p>277.96</text:p>
          </table:table-cell>
          <table:table-cell office:value-type="string" calcext:value-type="string">
            <text:p>2022-10-13 12:04:49</text:p>
          </table:table-cell>
          <table:table-cell table:number-columns-repeated="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8.33" calcext:value-type="float">
            <text:p>278.33</text:p>
          </table:table-cell>
          <table:table-cell office:value-type="string" calcext:value-type="string">
            <text:p>2022-10-13 12:05:24</text:p>
          </table:table-cell>
          <table:table-cell table:number-columns-repeated="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7.95" calcext:value-type="float">
            <text:p>277.95</text:p>
          </table:table-cell>
          <table:table-cell office:value-type="string" calcext:value-type="string">
            <text:p>2022-10-13 12:05:57</text:p>
          </table:table-cell>
          <table:table-cell table:number-columns-repeated="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9.98" calcext:value-type="float">
            <text:p>279.98</text:p>
          </table:table-cell>
          <table:table-cell office:value-type="string" calcext:value-type="string">
            <text:p>2022-10-13 12:06:30</text:p>
          </table:table-cell>
          <table:table-cell table:number-columns-repeated="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2:07:04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79.96" calcext:value-type="float">
            <text:p>279.96</text:p>
          </table:table-cell>
          <table:table-cell office:value-type="string" calcext:value-type="string">
            <text:p>2022-10-13 12:07:38</text:p>
          </table:table-cell>
          <table:table-cell table:number-columns-repeated="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4" calcext:value-type="float">
            <text:p>283.14</text:p>
          </table:table-cell>
          <table:table-cell office:value-type="string" calcext:value-type="string">
            <text:p>2022-10-13 12:08:11</text:p>
          </table:table-cell>
          <table:table-cell table:number-columns-repeated="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76" calcext:value-type="float">
            <text:p>282.76</text:p>
          </table:table-cell>
          <table:table-cell office:value-type="string" calcext:value-type="string">
            <text:p>2022-10-13 12:08:44</text:p>
          </table:table-cell>
          <table:table-cell table:number-columns-repeated="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3" calcext:value-type="float">
            <text:p>283.13</text:p>
          </table:table-cell>
          <table:table-cell office:value-type="string" calcext:value-type="string">
            <text:p>2022-10-13 12:09:18</text:p>
          </table:table-cell>
          <table:table-cell table:number-columns-repeated="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5" calcext:value-type="float">
            <text:p>283.15</text:p>
          </table:table-cell>
          <table:table-cell office:value-type="string" calcext:value-type="string">
            <text:p>2022-10-13 12:09:52</text:p>
          </table:table-cell>
          <table:table-cell table:number-columns-repeated="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5" calcext:value-type="float">
            <text:p>283.15</text:p>
          </table:table-cell>
          <table:table-cell office:value-type="string" calcext:value-type="string">
            <text:p>2022-10-13 12:10:25</text:p>
          </table:table-cell>
          <table:table-cell table:number-columns-repeated="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38" calcext:value-type="float">
            <text:p>282.38</text:p>
          </table:table-cell>
          <table:table-cell office:value-type="string" calcext:value-type="string">
            <text:p>2022-10-13 12:10:59</text:p>
          </table:table-cell>
          <table:table-cell table:number-columns-repeated="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77" calcext:value-type="float">
            <text:p>282.77</text:p>
          </table:table-cell>
          <table:table-cell office:value-type="string" calcext:value-type="string">
            <text:p>2022-10-13 12:11:32</text:p>
          </table:table-cell>
          <table:table-cell table:number-columns-repeated="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36" calcext:value-type="float">
            <text:p>282.36</text:p>
          </table:table-cell>
          <table:table-cell office:value-type="string" calcext:value-type="string">
            <text:p>2022-10-13 12:12:07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5" calcext:value-type="float">
            <text:p>283.15</text:p>
          </table:table-cell>
          <table:table-cell office:value-type="string" calcext:value-type="string">
            <text:p>2022-10-13 12:12:40</text:p>
          </table:table-cell>
          <table:table-cell table:number-columns-repeated="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5" calcext:value-type="float">
            <text:p>283.15</text:p>
          </table:table-cell>
          <table:table-cell office:value-type="string" calcext:value-type="string">
            <text:p>2022-10-13 12:13:15</text:p>
          </table:table-cell>
          <table:table-cell table:number-columns-repeated="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74" calcext:value-type="float">
            <text:p>282.74</text:p>
          </table:table-cell>
          <table:table-cell office:value-type="string" calcext:value-type="string">
            <text:p>2022-10-13 12:13:47</text:p>
          </table:table-cell>
          <table:table-cell table:number-columns-repeated="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5.54" calcext:value-type="float">
            <text:p>285.54</text:p>
          </table:table-cell>
          <table:table-cell office:value-type="string" calcext:value-type="string">
            <text:p>2022-10-13 12:14:20</text:p>
          </table:table-cell>
          <table:table-cell table:number-columns-repeated="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76" calcext:value-type="float">
            <text:p>282.76</text:p>
          </table:table-cell>
          <table:table-cell office:value-type="string" calcext:value-type="string">
            <text:p>2022-10-13 12:14:55</text:p>
          </table:table-cell>
          <table:table-cell table:number-columns-repeated="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2.76" calcext:value-type="float">
            <text:p>282.76</text:p>
          </table:table-cell>
          <table:table-cell office:value-type="string" calcext:value-type="string">
            <text:p>2022-10-13 12:15:29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4" calcext:value-type="float">
            <text:p>283.14</text:p>
          </table:table-cell>
          <table:table-cell office:value-type="string" calcext:value-type="string">
            <text:p>2022-10-13 12:16:01</text:p>
          </table:table-cell>
          <table:table-cell table:number-columns-repeated="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2:16:34</text:p>
          </table:table-cell>
          <table:table-cell table:number-columns-repeated="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0.36" calcext:value-type="float">
            <text:p>280.36</text:p>
          </table:table-cell>
          <table:table-cell office:value-type="string" calcext:value-type="string">
            <text:p>2022-10-13 12:17:09</text:p>
          </table:table-cell>
          <table:table-cell table:number-columns-repeated="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0.74" calcext:value-type="float">
            <text:p>280.74</text:p>
          </table:table-cell>
          <table:table-cell office:value-type="string" calcext:value-type="string">
            <text:p>2022-10-13 12:17:43</text:p>
          </table:table-cell>
          <table:table-cell table:number-columns-repeated="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3.14" calcext:value-type="float">
            <text:p>283.14</text:p>
          </table:table-cell>
          <table:table-cell office:value-type="string" calcext:value-type="string">
            <text:p>2022-10-13 12:18:16</text:p>
          </table:table-cell>
          <table:table-cell table:number-columns-repeated="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52" calcext:value-type="float">
            <text:p>281.52</text:p>
          </table:table-cell>
          <table:table-cell office:value-type="string" calcext:value-type="string">
            <text:p>2022-10-13 12:18:49</text:p>
          </table:table-cell>
          <table:table-cell table:number-columns-repeated="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2:19:23</text:p>
          </table:table-cell>
          <table:table-cell table:number-columns-repeated="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2:19:58</text:p>
          </table:table-cell>
          <table:table-cell table:number-columns-repeated="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2:20:31</text:p>
          </table:table-cell>
          <table:table-cell table:number-columns-repeated="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0.74" calcext:value-type="float">
            <text:p>280.74</text:p>
          </table:table-cell>
          <table:table-cell office:value-type="string" calcext:value-type="string">
            <text:p>2022-10-13 12:21:06</text:p>
          </table:table-cell>
          <table:table-cell table:number-columns-repeated="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2:21:38</text:p>
          </table:table-cell>
          <table:table-cell table:number-columns-repeated="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02.99" calcext:value-type="float">
            <text:p>302.99</text:p>
          </table:table-cell>
          <table:table-cell office:value-type="string" calcext:value-type="string">
            <text:p>2022-10-13 12:22:11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6.05" calcext:value-type="float">
            <text:p>356.05</text:p>
          </table:table-cell>
          <table:table-cell office:value-type="string" calcext:value-type="string">
            <text:p>2022-10-13 12:22:45</text:p>
          </table:table-cell>
          <table:table-cell table:number-columns-repeated="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4.27" calcext:value-type="float">
            <text:p>344.27</text:p>
          </table:table-cell>
          <table:table-cell office:value-type="string" calcext:value-type="string">
            <text:p>2022-10-13 12:23:20</text:p>
          </table:table-cell>
          <table:table-cell table:number-columns-repeated="5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6.52" calcext:value-type="float">
            <text:p>346.52</text:p>
          </table:table-cell>
          <table:table-cell office:value-type="string" calcext:value-type="string">
            <text:p>2022-10-13 12:23:52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6.69" calcext:value-type="float">
            <text:p>346.69</text:p>
          </table:table-cell>
          <table:table-cell office:value-type="string" calcext:value-type="string">
            <text:p>2022-10-13 12:24:25</text:p>
          </table:table-cell>
          <table:table-cell table:number-columns-repeated="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3.54" calcext:value-type="float">
            <text:p>353.54</text:p>
          </table:table-cell>
          <table:table-cell office:value-type="string" calcext:value-type="string">
            <text:p>2022-10-13 12:24:59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1.13" calcext:value-type="float">
            <text:p>351.13</text:p>
          </table:table-cell>
          <table:table-cell office:value-type="string" calcext:value-type="string">
            <text:p>2022-10-13 12:25:34</text:p>
          </table:table-cell>
          <table:table-cell table:number-columns-repeated="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2.56" calcext:value-type="float">
            <text:p>352.56</text:p>
          </table:table-cell>
          <table:table-cell office:value-type="string" calcext:value-type="string">
            <text:p>2022-10-13 12:26:07</text:p>
          </table:table-cell>
          <table:table-cell table:number-columns-repeated="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3.92" calcext:value-type="float">
            <text:p>353.92</text:p>
          </table:table-cell>
          <table:table-cell office:value-type="string" calcext:value-type="string">
            <text:p>2022-10-13 12:26:40</text:p>
          </table:table-cell>
          <table:table-cell table:number-columns-repeated="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61.15" calcext:value-type="float">
            <text:p>361.15</text:p>
          </table:table-cell>
          <table:table-cell office:value-type="string" calcext:value-type="string">
            <text:p>2022-10-13 12:27:14</text:p>
          </table:table-cell>
          <table:table-cell table:number-columns-repeated="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73.2" calcext:value-type="float">
            <text:p>373.2</text:p>
          </table:table-cell>
          <table:table-cell office:value-type="string" calcext:value-type="string">
            <text:p>2022-10-13 12:27:49</text:p>
          </table:table-cell>
          <table:table-cell table:number-columns-repeated="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63.56" calcext:value-type="float">
            <text:p>363.56</text:p>
          </table:table-cell>
          <table:table-cell office:value-type="string" calcext:value-type="string">
            <text:p>2022-10-13 12:28:22</text:p>
          </table:table-cell>
          <table:table-cell table:number-columns-repeated="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66.37" calcext:value-type="float">
            <text:p>366.37</text:p>
          </table:table-cell>
          <table:table-cell office:value-type="string" calcext:value-type="string">
            <text:p>2022-10-13 12:28:57</text:p>
          </table:table-cell>
          <table:table-cell table:number-columns-repeated="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8.74" calcext:value-type="float">
            <text:p>358.74</text:p>
          </table:table-cell>
          <table:table-cell office:value-type="string" calcext:value-type="string">
            <text:p>2022-10-13 12:29:30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4.52" calcext:value-type="float">
            <text:p>354.52</text:p>
          </table:table-cell>
          <table:table-cell office:value-type="string" calcext:value-type="string">
            <text:p>2022-10-13 12:30:03</text:p>
          </table:table-cell>
          <table:table-cell table:number-columns-repeated="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1.49" calcext:value-type="float">
            <text:p>351.49</text:p>
          </table:table-cell>
          <table:table-cell office:value-type="string" calcext:value-type="string">
            <text:p>2022-10-13 12:30:37</text:p>
          </table:table-cell>
          <table:table-cell table:number-columns-repeated="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8.66" calcext:value-type="float">
            <text:p>348.66</text:p>
          </table:table-cell>
          <table:table-cell office:value-type="string" calcext:value-type="string">
            <text:p>2022-10-13 12:31:11</text:p>
          </table:table-cell>
          <table:table-cell table:number-columns-repeated="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9.08" calcext:value-type="float">
            <text:p>349.08</text:p>
          </table:table-cell>
          <table:table-cell office:value-type="string" calcext:value-type="string">
            <text:p>2022-10-13 12:31:44</text:p>
          </table:table-cell>
          <table:table-cell table:number-columns-repeated="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9.08" calcext:value-type="float">
            <text:p>349.08</text:p>
          </table:table-cell>
          <table:table-cell office:value-type="string" calcext:value-type="string">
            <text:p>2022-10-13 12:32:17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49.08" calcext:value-type="float">
            <text:p>349.08</text:p>
          </table:table-cell>
          <table:table-cell office:value-type="string" calcext:value-type="string">
            <text:p>2022-10-13 12:32:51</text:p>
          </table:table-cell>
          <table:table-cell table:number-columns-repeated="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1" calcext:value-type="float">
            <text:p>18617.1</text:p>
          </table:table-cell>
          <table:table-cell office:value-type="float" office:value="350.1" calcext:value-type="float">
            <text:p>350.1</text:p>
          </table:table-cell>
          <table:table-cell office:value-type="string" calcext:value-type="string">
            <text:p>2022-10-13 12:33:25</text:p>
          </table:table-cell>
          <table:table-cell table:number-columns-repeated="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8.66" calcext:value-type="float">
            <text:p>348.66</text:p>
          </table:table-cell>
          <table:table-cell office:value-type="string" calcext:value-type="string">
            <text:p>2022-10-13 12:33:58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6.89" calcext:value-type="float">
            <text:p>346.89</text:p>
          </table:table-cell>
          <table:table-cell office:value-type="string" calcext:value-type="string">
            <text:p>2022-10-13 12:34:32</text:p>
          </table:table-cell>
          <table:table-cell table:number-columns-repeated="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3.85" calcext:value-type="float">
            <text:p>343.85</text:p>
          </table:table-cell>
          <table:table-cell office:value-type="string" calcext:value-type="string">
            <text:p>2022-10-13 12:35:06</text:p>
          </table:table-cell>
          <table:table-cell table:number-columns-repeated="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7.07" calcext:value-type="float">
            <text:p>347.07</text:p>
          </table:table-cell>
          <table:table-cell office:value-type="string" calcext:value-type="string">
            <text:p>2022-10-13 12:35:40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7.26" calcext:value-type="float">
            <text:p>347.26</text:p>
          </table:table-cell>
          <table:table-cell office:value-type="string" calcext:value-type="string">
            <text:p>2022-10-13 12:36:13</text:p>
          </table:table-cell>
          <table:table-cell table:number-columns-repeated="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0.1" calcext:value-type="float">
            <text:p>350.1</text:p>
          </table:table-cell>
          <table:table-cell office:value-type="string" calcext:value-type="string">
            <text:p>2022-10-13 12:36:48</text:p>
          </table:table-cell>
          <table:table-cell table:number-columns-repeated="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9.92" calcext:value-type="float">
            <text:p>349.92</text:p>
          </table:table-cell>
          <table:table-cell office:value-type="string" calcext:value-type="string">
            <text:p>2022-10-13 12:37:20</text:p>
          </table:table-cell>
          <table:table-cell table:number-columns-repeated="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1.91" calcext:value-type="float">
            <text:p>351.91</text:p>
          </table:table-cell>
          <table:table-cell office:value-type="string" calcext:value-type="string">
            <text:p>2022-10-13 12:37:53</text:p>
          </table:table-cell>
          <table:table-cell table:number-columns-repeated="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2.52" calcext:value-type="float">
            <text:p>352.52</text:p>
          </table:table-cell>
          <table:table-cell office:value-type="string" calcext:value-type="string">
            <text:p>2022-10-13 12:38:28</text:p>
          </table:table-cell>
          <table:table-cell table:number-columns-repeated="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1.91" calcext:value-type="float">
            <text:p>351.91</text:p>
          </table:table-cell>
          <table:table-cell office:value-type="string" calcext:value-type="string">
            <text:p>2022-10-13 12:39:02</text:p>
          </table:table-cell>
          <table:table-cell table:number-columns-repeated="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1.95" calcext:value-type="float">
            <text:p>351.95</text:p>
          </table:table-cell>
          <table:table-cell office:value-type="string" calcext:value-type="string">
            <text:p>2022-10-13 12:39:34</text:p>
          </table:table-cell>
          <table:table-cell table:number-columns-repeated="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3.93" calcext:value-type="float">
            <text:p>353.93</text:p>
          </table:table-cell>
          <table:table-cell office:value-type="string" calcext:value-type="string">
            <text:p>2022-10-13 12:40:07</text:p>
          </table:table-cell>
          <table:table-cell table:number-columns-repeated="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3.88" calcext:value-type="float">
            <text:p>353.88</text:p>
          </table:table-cell>
          <table:table-cell office:value-type="string" calcext:value-type="string">
            <text:p>2022-10-13 12:40:42</text:p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4.32" calcext:value-type="float">
            <text:p>354.32</text:p>
          </table:table-cell>
          <table:table-cell office:value-type="string" calcext:value-type="string">
            <text:p>2022-10-13 12:41:16</text:p>
          </table:table-cell>
          <table:table-cell table:number-columns-repeated="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4.38" calcext:value-type="float">
            <text:p>354.38</text:p>
          </table:table-cell>
          <table:table-cell office:value-type="string" calcext:value-type="string">
            <text:p>2022-10-13 12:41:50</text:p>
          </table:table-cell>
          <table:table-cell table:number-columns-repeated="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3.92" calcext:value-type="float">
            <text:p>353.92</text:p>
          </table:table-cell>
          <table:table-cell office:value-type="string" calcext:value-type="string">
            <text:p>2022-10-13 12:42:23</text:p>
          </table:table-cell>
          <table:table-cell table:number-columns-repeated="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6.74" calcext:value-type="float">
            <text:p>356.74</text:p>
          </table:table-cell>
          <table:table-cell office:value-type="string" calcext:value-type="string">
            <text:p>2022-10-13 12:42:57</text:p>
          </table:table-cell>
          <table:table-cell table:number-columns-repeated="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7.01" calcext:value-type="float">
            <text:p>357.01</text:p>
          </table:table-cell>
          <table:table-cell office:value-type="string" calcext:value-type="string">
            <text:p>2022-10-13 12:43:32</text:p>
          </table:table-cell>
          <table:table-cell table:number-columns-repeated="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7.21" calcext:value-type="float">
            <text:p>357.21</text:p>
          </table:table-cell>
          <table:table-cell office:value-type="string" calcext:value-type="string">
            <text:p>2022-10-13 12:44:05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12:44:40</text:p>
          </table:table-cell>
          <table:table-cell table:number-columns-repeated="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8.56" calcext:value-type="float">
            <text:p>358.56</text:p>
          </table:table-cell>
          <table:table-cell office:value-type="string" calcext:value-type="string">
            <text:p>2022-10-13 12:45:13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12:45:45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8.56" calcext:value-type="float">
            <text:p>358.56</text:p>
          </table:table-cell>
          <table:table-cell office:value-type="string" calcext:value-type="string">
            <text:p>2022-10-13 12:46:20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8.76" calcext:value-type="float">
            <text:p>358.76</text:p>
          </table:table-cell>
          <table:table-cell office:value-type="string" calcext:value-type="string">
            <text:p>2022-10-13 12:46:54</text:p>
          </table:table-cell>
          <table:table-cell table:number-columns-repeated="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60.98" calcext:value-type="float">
            <text:p>360.98</text:p>
          </table:table-cell>
          <table:table-cell office:value-type="string" calcext:value-type="string">
            <text:p>2022-10-13 12:47:27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61.58" calcext:value-type="float">
            <text:p>361.58</text:p>
          </table:table-cell>
          <table:table-cell office:value-type="string" calcext:value-type="string">
            <text:p>2022-10-13 12:47:59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66.42" calcext:value-type="float">
            <text:p>366.42</text:p>
          </table:table-cell>
          <table:table-cell office:value-type="string" calcext:value-type="string">
            <text:p>2022-10-13 12:48:34</text:p>
          </table:table-cell>
          <table:table-cell table:number-columns-repeated="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90.83" calcext:value-type="float">
            <text:p>390.83</text:p>
          </table:table-cell>
          <table:table-cell office:value-type="string" calcext:value-type="string">
            <text:p>2022-10-13 12:49:08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75.5" calcext:value-type="float">
            <text:p>375.5</text:p>
          </table:table-cell>
          <table:table-cell office:value-type="string" calcext:value-type="string">
            <text:p>2022-10-13 12:49:41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2022-10-13 12:50:14</text:p>
          </table:table-cell>
          <table:table-cell table:number-columns-repeated="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4.03" calcext:value-type="float">
            <text:p>354.03</text:p>
          </table:table-cell>
          <table:table-cell office:value-type="string" calcext:value-type="string">
            <text:p>2022-10-13 12:50:48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2.48" calcext:value-type="float">
            <text:p>352.48</text:p>
          </table:table-cell>
          <table:table-cell office:value-type="string" calcext:value-type="string">
            <text:p>2022-10-13 12:51:23</text:p>
          </table:table-cell>
          <table:table-cell table:number-columns-repeated="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1.49" calcext:value-type="float">
            <text:p>351.49</text:p>
          </table:table-cell>
          <table:table-cell office:value-type="string" calcext:value-type="string">
            <text:p>2022-10-13 12:51:56</text:p>
          </table:table-cell>
          <table:table-cell table:number-columns-repeated="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3 12:52:31</text:p>
          </table:table-cell>
          <table:table-cell table:number-columns-repeated="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6.73" calcext:value-type="float">
            <text:p>356.73</text:p>
          </table:table-cell>
          <table:table-cell office:value-type="string" calcext:value-type="string">
            <text:p>2022-10-13 12:53:03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3.54" calcext:value-type="float">
            <text:p>343.54</text:p>
          </table:table-cell>
          <table:table-cell office:value-type="string" calcext:value-type="string">
            <text:p>2022-10-13 12:53:36</text:p>
          </table:table-cell>
          <table:table-cell table:number-columns-repeated="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2.96" calcext:value-type="float">
            <text:p>312.96</text:p>
          </table:table-cell>
          <table:table-cell office:value-type="string" calcext:value-type="string">
            <text:p>2022-10-13 12:54:10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5.38" calcext:value-type="float">
            <text:p>315.38</text:p>
          </table:table-cell>
          <table:table-cell office:value-type="string" calcext:value-type="string">
            <text:p>2022-10-13 12:54:44</text:p>
          </table:table-cell>
          <table:table-cell table:number-columns-repeated="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5.38" calcext:value-type="float">
            <text:p>315.38</text:p>
          </table:table-cell>
          <table:table-cell office:value-type="string" calcext:value-type="string">
            <text:p>2022-10-13 12:55:17</text:p>
          </table:table-cell>
          <table:table-cell table:number-columns-repeated="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4.34" calcext:value-type="float">
            <text:p>314.34</text:p>
          </table:table-cell>
          <table:table-cell office:value-type="string" calcext:value-type="string">
            <text:p>2022-10-13 12:55:50</text:p>
          </table:table-cell>
          <table:table-cell table:number-columns-repeated="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4.46" calcext:value-type="float">
            <text:p>314.46</text:p>
          </table:table-cell>
          <table:table-cell office:value-type="string" calcext:value-type="string">
            <text:p>2022-10-13 12:56:24</text:p>
          </table:table-cell>
          <table:table-cell table:number-columns-repeated="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4.08" calcext:value-type="float">
            <text:p>314.08</text:p>
          </table:table-cell>
          <table:table-cell office:value-type="string" calcext:value-type="string">
            <text:p>2022-10-13 12:56:59</text:p>
          </table:table-cell>
          <table:table-cell table:number-columns-repeated="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4.08" calcext:value-type="float">
            <text:p>314.08</text:p>
          </table:table-cell>
          <table:table-cell office:value-type="string" calcext:value-type="string">
            <text:p>2022-10-13 12:57:32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4.46" calcext:value-type="float">
            <text:p>314.46</text:p>
          </table:table-cell>
          <table:table-cell office:value-type="string" calcext:value-type="string">
            <text:p>2022-10-13 12:58:06</text:p>
          </table:table-cell>
          <table:table-cell table:number-columns-repeated="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7.15" calcext:value-type="float">
            <text:p>317.15</text:p>
          </table:table-cell>
          <table:table-cell office:value-type="string" calcext:value-type="string">
            <text:p>2022-10-13 12:58:39</text:p>
          </table:table-cell>
          <table:table-cell table:number-columns-repeated="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7.15" calcext:value-type="float">
            <text:p>317.15</text:p>
          </table:table-cell>
          <table:table-cell office:value-type="string" calcext:value-type="string">
            <text:p>2022-10-13 12:59:15</text:p>
          </table:table-cell>
          <table:table-cell table:number-columns-repeated="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6.62" calcext:value-type="float">
            <text:p>316.62</text:p>
          </table:table-cell>
          <table:table-cell office:value-type="string" calcext:value-type="string">
            <text:p>2022-10-13 12:59:48</text:p>
          </table:table-cell>
          <table:table-cell table:number-columns-repeated="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9.04" calcext:value-type="float">
            <text:p>319.04</text:p>
          </table:table-cell>
          <table:table-cell office:value-type="string" calcext:value-type="string">
            <text:p>2022-10-13 13:00:23</text:p>
          </table:table-cell>
          <table:table-cell table:number-columns-repeated="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8.64" calcext:value-type="float">
            <text:p>318.64</text:p>
          </table:table-cell>
          <table:table-cell office:value-type="string" calcext:value-type="string">
            <text:p>2022-10-13 13:00:55</text:p>
          </table:table-cell>
          <table:table-cell table:number-columns-repeated="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4.42" calcext:value-type="float">
            <text:p>324.42</text:p>
          </table:table-cell>
          <table:table-cell office:value-type="string" calcext:value-type="string">
            <text:p>2022-10-13 13:01:28</text:p>
          </table:table-cell>
          <table:table-cell table:number-columns-repeated="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3.88" calcext:value-type="float">
            <text:p>323.88</text:p>
          </table:table-cell>
          <table:table-cell office:value-type="string" calcext:value-type="string">
            <text:p>2022-10-13 13:02:03</text:p>
          </table:table-cell>
          <table:table-cell table:number-columns-repeated="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9.04" calcext:value-type="float">
            <text:p>319.04</text:p>
          </table:table-cell>
          <table:table-cell office:value-type="string" calcext:value-type="string">
            <text:p>2022-10-13 13:02:37</text:p>
          </table:table-cell>
          <table:table-cell table:number-columns-repeated="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4.26" calcext:value-type="float">
            <text:p>324.26</text:p>
          </table:table-cell>
          <table:table-cell office:value-type="string" calcext:value-type="string">
            <text:p>2022-10-13 13:03:09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8.32" calcext:value-type="float">
            <text:p>328.32</text:p>
          </table:table-cell>
          <table:table-cell office:value-type="string" calcext:value-type="string">
            <text:p>2022-10-13 13:03:42</text:p>
          </table:table-cell>
          <table:table-cell table:number-columns-repeated="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3.86" calcext:value-type="float">
            <text:p>323.86</text:p>
          </table:table-cell>
          <table:table-cell office:value-type="string" calcext:value-type="string">
            <text:p>2022-10-13 13:04:17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3.7" calcext:value-type="float">
            <text:p>323.7</text:p>
          </table:table-cell>
          <table:table-cell office:value-type="string" calcext:value-type="string">
            <text:p>2022-10-13 13:04:51</text:p>
          </table:table-cell>
          <table:table-cell table:number-columns-repeated="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6.3" calcext:value-type="float">
            <text:p>326.3</text:p>
          </table:table-cell>
          <table:table-cell office:value-type="string" calcext:value-type="string">
            <text:p>2022-10-13 13:05:24</text:p>
          </table:table-cell>
          <table:table-cell table:number-columns-repeated="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5.92" calcext:value-type="float">
            <text:p>325.92</text:p>
          </table:table-cell>
          <table:table-cell office:value-type="string" calcext:value-type="string">
            <text:p>2022-10-13 13:05:57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26.3" calcext:value-type="float">
            <text:p>326.3</text:p>
          </table:table-cell>
          <table:table-cell office:value-type="string" calcext:value-type="string">
            <text:p>2022-10-13 13:06:30</text:p>
          </table:table-cell>
          <table:table-cell table:number-columns-repeated="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5.03" calcext:value-type="float">
            <text:p>345.03</text:p>
          </table:table-cell>
          <table:table-cell office:value-type="string" calcext:value-type="string">
            <text:p>2022-10-13 13:07:05</text:p>
          </table:table-cell>
          <table:table-cell table:number-columns-repeated="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0.36" calcext:value-type="float">
            <text:p>330.36</text:p>
          </table:table-cell>
          <table:table-cell office:value-type="string" calcext:value-type="string">
            <text:p>2022-10-13 13:07:38</text:p>
          </table:table-cell>
          <table:table-cell table:number-columns-repeated="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8.18" calcext:value-type="float">
            <text:p>338.18</text:p>
          </table:table-cell>
          <table:table-cell office:value-type="string" calcext:value-type="string">
            <text:p>2022-10-13 13:08:13</text:p>
          </table:table-cell>
          <table:table-cell table:number-columns-repeated="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7.78" calcext:value-type="float">
            <text:p>337.78</text:p>
          </table:table-cell>
          <table:table-cell office:value-type="string" calcext:value-type="string">
            <text:p>2022-10-13 13:08:45</text:p>
          </table:table-cell>
          <table:table-cell table:number-columns-repeated="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7.82" calcext:value-type="float">
            <text:p>347.82</text:p>
          </table:table-cell>
          <table:table-cell office:value-type="string" calcext:value-type="string">
            <text:p>2022-10-13 13:09:19</text:p>
          </table:table-cell>
          <table:table-cell table:number-columns-repeated="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022-10-13 13:09:53</text:p>
          </table:table-cell>
          <table:table-cell table:number-columns-repeated="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9.83" calcext:value-type="float">
            <text:p>349.83</text:p>
          </table:table-cell>
          <table:table-cell office:value-type="string" calcext:value-type="string">
            <text:p>2022-10-13 13:10:27</text:p>
          </table:table-cell>
          <table:table-cell table:number-columns-repeated="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4.65" calcext:value-type="float">
            <text:p>354.65</text:p>
          </table:table-cell>
          <table:table-cell office:value-type="string" calcext:value-type="string">
            <text:p>2022-10-13 13:11:00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7.31" calcext:value-type="float">
            <text:p>417.31</text:p>
          </table:table-cell>
          <table:table-cell office:value-type="string" calcext:value-type="string">
            <text:p>2022-10-13 13:11:33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97.18" calcext:value-type="float">
            <text:p>397.18</text:p>
          </table:table-cell>
          <table:table-cell office:value-type="string" calcext:value-type="string">
            <text:p>2022-10-13 13:12:07</text:p>
          </table:table-cell>
          <table:table-cell table:number-columns-repeated="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31.16" calcext:value-type="float">
            <text:p>431.16</text:p>
          </table:table-cell>
          <table:table-cell office:value-type="string" calcext:value-type="string">
            <text:p>2022-10-13 13:12:42</text:p>
          </table:table-cell>
          <table:table-cell table:number-columns-repeated="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9.16" calcext:value-type="float">
            <text:p>419.16</text:p>
          </table:table-cell>
          <table:table-cell office:value-type="string" calcext:value-type="string">
            <text:p>2022-10-13 13:13:15</text:p>
          </table:table-cell>
          <table:table-cell table:number-columns-repeated="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98.43" calcext:value-type="float">
            <text:p>398.43</text:p>
          </table:table-cell>
          <table:table-cell office:value-type="string" calcext:value-type="string">
            <text:p>2022-10-13 13:13:49</text:p>
          </table:table-cell>
          <table:table-cell table:number-columns-repeated="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58.3" calcext:value-type="float">
            <text:p>458.3</text:p>
          </table:table-cell>
          <table:table-cell office:value-type="string" calcext:value-type="string">
            <text:p>2022-10-13 13:14:22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7.31" calcext:value-type="float">
            <text:p>417.31</text:p>
          </table:table-cell>
          <table:table-cell office:value-type="string" calcext:value-type="string">
            <text:p>2022-10-13 13:14:57</text:p>
          </table:table-cell>
          <table:table-cell table:number-columns-repeated="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02.87" calcext:value-type="float">
            <text:p>402.87</text:p>
          </table:table-cell>
          <table:table-cell office:value-type="string" calcext:value-type="string">
            <text:p>2022-10-13 13:15:30</text:p>
          </table:table-cell>
          <table:table-cell table:number-columns-repeated="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51.05" calcext:value-type="float">
            <text:p>451.05</text:p>
          </table:table-cell>
          <table:table-cell office:value-type="string" calcext:value-type="string">
            <text:p>2022-10-13 13:16:05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28.98" calcext:value-type="float">
            <text:p>428.98</text:p>
          </table:table-cell>
          <table:table-cell office:value-type="string" calcext:value-type="string">
            <text:p>2022-10-13 13:16:37</text:p>
          </table:table-cell>
          <table:table-cell table:number-columns-repeated="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25.54" calcext:value-type="float">
            <text:p>425.54</text:p>
          </table:table-cell>
          <table:table-cell office:value-type="string" calcext:value-type="string">
            <text:p>2022-10-13 13:17:10</text:p>
          </table:table-cell>
          <table:table-cell table:number-columns-repeated="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0.78" calcext:value-type="float">
            <text:p>380.78</text:p>
          </table:table-cell>
          <table:table-cell office:value-type="string" calcext:value-type="string">
            <text:p>2022-10-13 13:17:45</text:p>
          </table:table-cell>
          <table:table-cell table:number-columns-repeated="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05.78" calcext:value-type="float">
            <text:p>405.78</text:p>
          </table:table-cell>
          <table:table-cell office:value-type="string" calcext:value-type="string">
            <text:p>2022-10-13 13:18:19</text:p>
          </table:table-cell>
          <table:table-cell table:number-columns-repeated="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2022-10-13 13:18:51</text:p>
          </table:table-cell>
          <table:table-cell table:number-columns-repeated="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2.26" calcext:value-type="float">
            <text:p>352.26</text:p>
          </table:table-cell>
          <table:table-cell office:value-type="string" calcext:value-type="string">
            <text:p>2022-10-13 13:19:24</text:p>
          </table:table-cell>
          <table:table-cell table:number-columns-repeated="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3 13:19:59</text:p>
          </table:table-cell>
          <table:table-cell table:number-columns-repeated="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7.44" calcext:value-type="float">
            <text:p>347.44</text:p>
          </table:table-cell>
          <table:table-cell office:value-type="string" calcext:value-type="string">
            <text:p>2022-10-13 13:20:33</text:p>
          </table:table-cell>
          <table:table-cell table:number-columns-repeated="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2.62" calcext:value-type="float">
            <text:p>342.62</text:p>
          </table:table-cell>
          <table:table-cell office:value-type="string" calcext:value-type="string">
            <text:p>2022-10-13 13:21:06</text:p>
          </table:table-cell>
          <table:table-cell table:number-columns-repeated="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9.45" calcext:value-type="float">
            <text:p>349.45</text:p>
          </table:table-cell>
          <table:table-cell office:value-type="string" calcext:value-type="string">
            <text:p>2022-10-13 13:21:39</text:p>
          </table:table-cell>
          <table:table-cell table:number-columns-repeated="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022-10-13 13:22:12</text:p>
          </table:table-cell>
          <table:table-cell table:number-columns-repeated="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9.81" calcext:value-type="float">
            <text:p>339.81</text:p>
          </table:table-cell>
          <table:table-cell office:value-type="string" calcext:value-type="string">
            <text:p>2022-10-13 13:22:47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3 13:23:20</text:p>
          </table:table-cell>
          <table:table-cell table:number-columns-repeated="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2.96" calcext:value-type="float">
            <text:p>332.96</text:p>
          </table:table-cell>
          <table:table-cell office:value-type="string" calcext:value-type="string">
            <text:p>2022-10-13 13:23:55</text:p>
          </table:table-cell>
          <table:table-cell table:number-columns-repeated="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0.19" calcext:value-type="float">
            <text:p>340.19</text:p>
          </table:table-cell>
          <table:table-cell office:value-type="string" calcext:value-type="string">
            <text:p>2022-10-13 13:24:28</text:p>
          </table:table-cell>
          <table:table-cell table:number-columns-repeated="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0.67" calcext:value-type="float">
            <text:p>410.67</text:p>
          </table:table-cell>
          <table:table-cell office:value-type="string" calcext:value-type="string">
            <text:p>2022-10-13 13:25:01</text:p>
          </table:table-cell>
          <table:table-cell table:number-columns-repeated="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28.98" calcext:value-type="float">
            <text:p>428.98</text:p>
          </table:table-cell>
          <table:table-cell office:value-type="string" calcext:value-type="string">
            <text:p>2022-10-13 13:25:35</text:p>
          </table:table-cell>
          <table:table-cell table:number-columns-repeated="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41.56" calcext:value-type="float">
            <text:p>441.56</text:p>
          </table:table-cell>
          <table:table-cell office:value-type="string" calcext:value-type="string">
            <text:p>2022-10-13 13:26:09</text:p>
          </table:table-cell>
          <table:table-cell table:number-columns-repeated="5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8.94" calcext:value-type="float">
            <text:p>388.94</text:p>
          </table:table-cell>
          <table:table-cell office:value-type="string" calcext:value-type="string">
            <text:p>2022-10-13 13:26:42</text:p>
          </table:table-cell>
          <table:table-cell table:number-columns-repeated="5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76.89" calcext:value-type="float">
            <text:p>376.89</text:p>
          </table:table-cell>
          <table:table-cell office:value-type="string" calcext:value-type="string">
            <text:p>2022-10-13 13:27:15</text:p>
          </table:table-cell>
          <table:table-cell table:number-columns-repeated="5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77.73" calcext:value-type="float">
            <text:p>377.73</text:p>
          </table:table-cell>
          <table:table-cell office:value-type="string" calcext:value-type="string">
            <text:p>2022-10-13 13:27:49</text:p>
          </table:table-cell>
          <table:table-cell table:number-columns-repeated="5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78.9" calcext:value-type="float">
            <text:p>378.9</text:p>
          </table:table-cell>
          <table:table-cell office:value-type="string" calcext:value-type="string">
            <text:p>2022-10-13 13:28:24</text:p>
          </table:table-cell>
          <table:table-cell table:number-columns-repeated="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94.52" calcext:value-type="float">
            <text:p>394.52</text:p>
          </table:table-cell>
          <table:table-cell office:value-type="string" calcext:value-type="string">
            <text:p>2022-10-13 13:28:57</text:p>
          </table:table-cell>
          <table:table-cell table:number-columns-repeated="5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24.69" calcext:value-type="float">
            <text:p>424.69</text:p>
          </table:table-cell>
          <table:table-cell office:value-type="string" calcext:value-type="string">
            <text:p>2022-10-13 13:29:30</text:p>
          </table:table-cell>
          <table:table-cell table:number-columns-repeated="5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6.13" calcext:value-type="float">
            <text:p>416.13</text:p>
          </table:table-cell>
          <table:table-cell office:value-type="string" calcext:value-type="string">
            <text:p>2022-10-13 13:30:04</text:p>
          </table:table-cell>
          <table:table-cell table:number-columns-repeated="5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76.13" calcext:value-type="float">
            <text:p>476.13</text:p>
          </table:table-cell>
          <table:table-cell office:value-type="string" calcext:value-type="string">
            <text:p>2022-10-13 13:30:39</text:p>
          </table:table-cell>
          <table:table-cell table:number-columns-repeated="5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91.06" calcext:value-type="float">
            <text:p>491.06</text:p>
          </table:table-cell>
          <table:table-cell office:value-type="string" calcext:value-type="string">
            <text:p>2022-10-13 13:31:11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559.64" calcext:value-type="float">
            <text:p>559.64</text:p>
          </table:table-cell>
          <table:table-cell office:value-type="string" calcext:value-type="string">
            <text:p>2022-10-13 13:31:46</text:p>
          </table:table-cell>
          <table:table-cell table:number-columns-repeated="5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77.7" calcext:value-type="float">
            <text:p>477.7</text:p>
          </table:table-cell>
          <table:table-cell office:value-type="string" calcext:value-type="string">
            <text:p>2022-10-13 13:32:19</text:p>
          </table:table-cell>
          <table:table-cell table:number-columns-repeated="5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26.24" calcext:value-type="float">
            <text:p>426.24</text:p>
          </table:table-cell>
          <table:table-cell office:value-type="string" calcext:value-type="string">
            <text:p>2022-10-13 13:32:51</text:p>
          </table:table-cell>
          <table:table-cell table:number-columns-repeated="5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6.66" calcext:value-type="float">
            <text:p>416.66</text:p>
          </table:table-cell>
          <table:table-cell office:value-type="string" calcext:value-type="string">
            <text:p>2022-10-13 13:33:25</text:p>
          </table:table-cell>
          <table:table-cell table:number-columns-repeated="5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562.05" calcext:value-type="float">
            <text:p>562.05</text:p>
          </table:table-cell>
          <table:table-cell office:value-type="string" calcext:value-type="string">
            <text:p>2022-10-13 13:34:00</text:p>
          </table:table-cell>
          <table:table-cell table:number-columns-repeated="5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88.66" calcext:value-type="float">
            <text:p>488.66</text:p>
          </table:table-cell>
          <table:table-cell office:value-type="string" calcext:value-type="string">
            <text:p>2022-10-13 13:34:32</text:p>
          </table:table-cell>
          <table:table-cell table:number-columns-repeated="5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41.06" calcext:value-type="float">
            <text:p>441.06</text:p>
          </table:table-cell>
          <table:table-cell office:value-type="string" calcext:value-type="string">
            <text:p>2022-10-13 13:35:05</text:p>
          </table:table-cell>
          <table:table-cell table:number-columns-repeated="5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07.06" calcext:value-type="float">
            <text:p>407.06</text:p>
          </table:table-cell>
          <table:table-cell office:value-type="string" calcext:value-type="string">
            <text:p>2022-10-13 13:35:39</text:p>
          </table:table-cell>
          <table:table-cell table:number-columns-repeated="5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92.66" calcext:value-type="float">
            <text:p>392.66</text:p>
          </table:table-cell>
          <table:table-cell office:value-type="string" calcext:value-type="string">
            <text:p>2022-10-13 13:36:14</text:p>
          </table:table-cell>
          <table:table-cell table:number-columns-repeated="5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16.26" calcext:value-type="float">
            <text:p>416.26</text:p>
          </table:table-cell>
          <table:table-cell office:value-type="string" calcext:value-type="string">
            <text:p>2022-10-13 13:36:46</text:p>
          </table:table-cell>
          <table:table-cell table:number-columns-repeated="5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5.04" calcext:value-type="float">
            <text:p>385.04</text:p>
          </table:table-cell>
          <table:table-cell office:value-type="string" calcext:value-type="string">
            <text:p>2022-10-13 13:37:19</text:p>
          </table:table-cell>
          <table:table-cell table:number-columns-repeated="5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5.06" calcext:value-type="float">
            <text:p>385.06</text:p>
          </table:table-cell>
          <table:table-cell office:value-type="string" calcext:value-type="string">
            <text:p>2022-10-13 13:37:53</text:p>
          </table:table-cell>
          <table:table-cell table:number-columns-repeated="5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5.46" calcext:value-type="float">
            <text:p>385.46</text:p>
          </table:table-cell>
          <table:table-cell office:value-type="string" calcext:value-type="string">
            <text:p>2022-10-13 13:38:28</text:p>
          </table:table-cell>
          <table:table-cell table:number-columns-repeated="5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02.24" calcext:value-type="float">
            <text:p>402.24</text:p>
          </table:table-cell>
          <table:table-cell office:value-type="string" calcext:value-type="string">
            <text:p>2022-10-13 13:39:01</text:p>
          </table:table-cell>
          <table:table-cell table:number-columns-repeated="5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25.72" calcext:value-type="float">
            <text:p>425.72</text:p>
          </table:table-cell>
          <table:table-cell office:value-type="string" calcext:value-type="string">
            <text:p>2022-10-13 13:39:36</text:p>
          </table:table-cell>
          <table:table-cell table:number-columns-repeated="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35.33" calcext:value-type="float">
            <text:p>435.33</text:p>
          </table:table-cell>
          <table:table-cell office:value-type="string" calcext:value-type="string">
            <text:p>2022-10-13 13:40:08</text:p>
          </table:table-cell>
          <table:table-cell table:number-columns-repeated="5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515.44" calcext:value-type="float">
            <text:p>515.44</text:p>
          </table:table-cell>
          <table:table-cell office:value-type="string" calcext:value-type="string">
            <text:p>2022-10-13 13:40:41</text:p>
          </table:table-cell>
          <table:table-cell table:number-columns-repeated="5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98.64" calcext:value-type="float">
            <text:p>498.64</text:p>
          </table:table-cell>
          <table:table-cell office:value-type="string" calcext:value-type="string">
            <text:p>2022-10-13 13:41:16</text:p>
          </table:table-cell>
          <table:table-cell table:number-columns-repeated="5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96.26" calcext:value-type="float">
            <text:p>496.26</text:p>
          </table:table-cell>
          <table:table-cell office:value-type="string" calcext:value-type="string">
            <text:p>2022-10-13 13:41:50</text:p>
          </table:table-cell>
          <table:table-cell table:number-columns-repeated="5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500.64" calcext:value-type="float">
            <text:p>500.64</text:p>
          </table:table-cell>
          <table:table-cell office:value-type="string" calcext:value-type="string">
            <text:p>2022-10-13 13:42:22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59.83" calcext:value-type="float">
            <text:p>459.83</text:p>
          </table:table-cell>
          <table:table-cell office:value-type="string" calcext:value-type="string">
            <text:p>2022-10-13 13:42:55</text:p>
          </table:table-cell>
          <table:table-cell table:number-columns-repeated="5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58.85" calcext:value-type="float">
            <text:p>458.85</text:p>
          </table:table-cell>
          <table:table-cell office:value-type="string" calcext:value-type="string">
            <text:p>2022-10-13 13:43:30</text:p>
          </table:table-cell>
          <table:table-cell table:number-columns-repeated="5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438.24" calcext:value-type="float">
            <text:p>438.24</text:p>
          </table:table-cell>
          <table:table-cell office:value-type="string" calcext:value-type="string">
            <text:p>2022-10-13 13:44:04</text:p>
          </table:table-cell>
          <table:table-cell table:number-columns-repeated="5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85.44" calcext:value-type="float">
            <text:p>385.44</text:p>
          </table:table-cell>
          <table:table-cell office:value-type="string" calcext:value-type="string">
            <text:p>2022-10-13 13:44:37</text:p>
          </table:table-cell>
          <table:table-cell table:number-columns-repeated="5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75.32" calcext:value-type="float">
            <text:p>375.32</text:p>
          </table:table-cell>
          <table:table-cell office:value-type="string" calcext:value-type="string">
            <text:p>2022-10-13 13:45:11</text:p>
          </table:table-cell>
          <table:table-cell table:number-columns-repeated="5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3.84" calcext:value-type="float">
            <text:p>353.84</text:p>
          </table:table-cell>
          <table:table-cell office:value-type="string" calcext:value-type="string">
            <text:p>2022-10-13 13:45:45</text:p>
          </table:table-cell>
          <table:table-cell table:number-columns-repeated="5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3 13:46:20</text:p>
          </table:table-cell>
          <table:table-cell table:number-columns-repeated="5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1.74" calcext:value-type="float">
            <text:p>341.74</text:p>
          </table:table-cell>
          <table:table-cell office:value-type="string" calcext:value-type="string">
            <text:p>2022-10-13 13:46:52</text:p>
          </table:table-cell>
          <table:table-cell table:number-columns-repeated="5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13:47:27</text:p>
          </table:table-cell>
          <table:table-cell table:number-columns-repeated="5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6.52" calcext:value-type="float">
            <text:p>346.52</text:p>
          </table:table-cell>
          <table:table-cell office:value-type="string" calcext:value-type="string">
            <text:p>2022-10-13 13:48:00</text:p>
          </table:table-cell>
          <table:table-cell table:number-columns-repeated="5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46.64" calcext:value-type="float">
            <text:p>346.64</text:p>
          </table:table-cell>
          <table:table-cell office:value-type="string" calcext:value-type="string">
            <text:p>2022-10-13 13:48:33</text:p>
          </table:table-cell>
          <table:table-cell table:number-columns-repeated="5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7.44" calcext:value-type="float">
            <text:p>337.44</text:p>
          </table:table-cell>
          <table:table-cell office:value-type="string" calcext:value-type="string">
            <text:p>2022-10-13 13:49:07</text:p>
          </table:table-cell>
          <table:table-cell table:number-columns-repeated="5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2.24" calcext:value-type="float">
            <text:p>332.24</text:p>
          </table:table-cell>
          <table:table-cell office:value-type="string" calcext:value-type="string">
            <text:p>2022-10-13 13:49:41</text:p>
          </table:table-cell>
          <table:table-cell table:number-columns-repeated="5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2.12" calcext:value-type="float">
            <text:p>332.12</text:p>
          </table:table-cell>
          <table:table-cell office:value-type="string" calcext:value-type="string">
            <text:p>2022-10-13 13:50:14</text:p>
          </table:table-cell>
          <table:table-cell table:number-columns-repeated="5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3 13:50:46</text:p>
          </table:table-cell>
          <table:table-cell table:number-columns-repeated="5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2022-10-13 13:51:21</text:p>
          </table:table-cell>
          <table:table-cell table:number-columns-repeated="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7.8" calcext:value-type="float">
            <text:p>337.8</text:p>
          </table:table-cell>
          <table:table-cell office:value-type="string" calcext:value-type="string">
            <text:p>2022-10-13 13:51:54</text:p>
          </table:table-cell>
          <table:table-cell table:number-columns-repeated="5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9.81" calcext:value-type="float">
            <text:p>339.81</text:p>
          </table:table-cell>
          <table:table-cell office:value-type="string" calcext:value-type="string">
            <text:p>2022-10-13 13:52:27</text:p>
          </table:table-cell>
          <table:table-cell table:number-columns-repeated="5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6.92" calcext:value-type="float">
            <text:p>336.92</text:p>
          </table:table-cell>
          <table:table-cell office:value-type="string" calcext:value-type="string">
            <text:p>2022-10-13 13:53:00</text:p>
          </table:table-cell>
          <table:table-cell table:number-columns-repeated="5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6.92" calcext:value-type="float">
            <text:p>336.92</text:p>
          </table:table-cell>
          <table:table-cell office:value-type="string" calcext:value-type="string">
            <text:p>2022-10-13 13:53:34</text:p>
          </table:table-cell>
          <table:table-cell table:number-columns-repeated="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39.81" calcext:value-type="float">
            <text:p>339.81</text:p>
          </table:table-cell>
          <table:table-cell office:value-type="string" calcext:value-type="string">
            <text:p>2022-10-13 13:54:08</text:p>
          </table:table-cell>
          <table:table-cell table:number-columns-repeated="5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6.07" calcext:value-type="float">
            <text:p>306.07</text:p>
          </table:table-cell>
          <table:table-cell office:value-type="string" calcext:value-type="string">
            <text:p>2022-10-13 13:54:41</text:p>
          </table:table-cell>
          <table:table-cell table:number-columns-repeated="5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6.47" calcext:value-type="float">
            <text:p>306.47</text:p>
          </table:table-cell>
          <table:table-cell office:value-type="string" calcext:value-type="string">
            <text:p>2022-10-13 13:55:16</text:p>
          </table:table-cell>
          <table:table-cell table:number-columns-repeated="5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6.07" calcext:value-type="float">
            <text:p>306.07</text:p>
          </table:table-cell>
          <table:table-cell office:value-type="string" calcext:value-type="string">
            <text:p>2022-10-13 13:55:49</text:p>
          </table:table-cell>
          <table:table-cell table:number-columns-repeated="5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4.44" calcext:value-type="float">
            <text:p>304.44</text:p>
          </table:table-cell>
          <table:table-cell office:value-type="string" calcext:value-type="string">
            <text:p>2022-10-13 13:56:22</text:p>
          </table:table-cell>
          <table:table-cell table:number-columns-repeated="5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3 13:56:56</text:p>
          </table:table-cell>
          <table:table-cell table:number-columns-repeated="5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36" calcext:value-type="float">
            <text:p>296.36</text:p>
          </table:table-cell>
          <table:table-cell office:value-type="string" calcext:value-type="string">
            <text:p>2022-10-13 13:57:30</text:p>
          </table:table-cell>
          <table:table-cell table:number-columns-repeated="5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3.96" calcext:value-type="float">
            <text:p>293.96</text:p>
          </table:table-cell>
          <table:table-cell office:value-type="string" calcext:value-type="string">
            <text:p>2022-10-13 13:58:03</text:p>
          </table:table-cell>
          <table:table-cell table:number-columns-repeated="5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9.58" calcext:value-type="float">
            <text:p>289.58</text:p>
          </table:table-cell>
          <table:table-cell office:value-type="string" calcext:value-type="string">
            <text:p>2022-10-13 13:58:36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7.17" calcext:value-type="float">
            <text:p>287.17</text:p>
          </table:table-cell>
          <table:table-cell office:value-type="string" calcext:value-type="string">
            <text:p>2022-10-13 13:59:10</text:p>
          </table:table-cell>
          <table:table-cell table:number-columns-repeated="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4.78" calcext:value-type="float">
            <text:p>284.78</text:p>
          </table:table-cell>
          <table:table-cell office:value-type="string" calcext:value-type="string">
            <text:p>2022-10-13 13:59:45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2.35" calcext:value-type="float">
            <text:p>282.35</text:p>
          </table:table-cell>
          <table:table-cell office:value-type="string" calcext:value-type="string">
            <text:p>2022-10-13 14:00:17</text:p>
          </table:table-cell>
          <table:table-cell table:number-columns-repeated="5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1.97" calcext:value-type="float">
            <text:p>281.97</text:p>
          </table:table-cell>
          <table:table-cell office:value-type="string" calcext:value-type="string">
            <text:p>2022-10-13 14:00:51</text:p>
          </table:table-cell>
          <table:table-cell table:number-columns-repeated="5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2.75" calcext:value-type="float">
            <text:p>282.75</text:p>
          </table:table-cell>
          <table:table-cell office:value-type="string" calcext:value-type="string">
            <text:p>2022-10-13 14:01:25</text:p>
          </table:table-cell>
          <table:table-cell table:number-columns-repeated="5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5.16" calcext:value-type="float">
            <text:p>285.16</text:p>
          </table:table-cell>
          <table:table-cell office:value-type="string" calcext:value-type="string">
            <text:p>2022-10-13 14:01:59</text:p>
          </table:table-cell>
          <table:table-cell table:number-columns-repeated="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82.35" calcext:value-type="float">
            <text:p>282.35</text:p>
          </table:table-cell>
          <table:table-cell office:value-type="string" calcext:value-type="string">
            <text:p>2022-10-13 14:02:32</text:p>
          </table:table-cell>
          <table:table-cell table:number-columns-repeated="5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8.96" calcext:value-type="float">
            <text:p>308.96</text:p>
          </table:table-cell>
          <table:table-cell office:value-type="string" calcext:value-type="string">
            <text:p>2022-10-13 14:03:07</text:p>
          </table:table-cell>
          <table:table-cell table:number-columns-repeated="5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3 14:03:40</text:p>
          </table:table-cell>
          <table:table-cell table:number-columns-repeated="5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4:04:12</text:p>
          </table:table-cell>
          <table:table-cell table:number-columns-repeated="5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4.1" calcext:value-type="float">
            <text:p>294.1</text:p>
          </table:table-cell>
          <table:table-cell office:value-type="string" calcext:value-type="string">
            <text:p>2022-10-13 14:04:47</text:p>
          </table:table-cell>
          <table:table-cell table:number-columns-repeated="5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3.65" calcext:value-type="float">
            <text:p>293.65</text:p>
          </table:table-cell>
          <table:table-cell office:value-type="string" calcext:value-type="string">
            <text:p>2022-10-13 14:05:21</text:p>
          </table:table-cell>
          <table:table-cell table:number-columns-repeated="5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4:05:53</text:p>
          </table:table-cell>
          <table:table-cell table:number-columns-repeated="5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4:06:26</text:p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4:07:01</text:p>
          </table:table-cell>
          <table:table-cell table:number-columns-repeated="5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5.65" calcext:value-type="float">
            <text:p>295.65</text:p>
          </table:table-cell>
          <table:table-cell office:value-type="string" calcext:value-type="string">
            <text:p>2022-10-13 14:07:35</text:p>
          </table:table-cell>
          <table:table-cell table:number-columns-repeated="5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05" calcext:value-type="float">
            <text:p>296.05</text:p>
          </table:table-cell>
          <table:table-cell office:value-type="string" calcext:value-type="string">
            <text:p>2022-10-13 14:08:08</text:p>
          </table:table-cell>
          <table:table-cell table:number-columns-repeated="5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4:08:41</text:p>
          </table:table-cell>
          <table:table-cell table:number-columns-repeated="5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43" calcext:value-type="float">
            <text:p>296.43</text:p>
          </table:table-cell>
          <table:table-cell office:value-type="string" calcext:value-type="string">
            <text:p>2022-10-13 14:09:15</text:p>
          </table:table-cell>
          <table:table-cell table:number-columns-repeated="5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12" calcext:value-type="float">
            <text:p>296.12</text:p>
          </table:table-cell>
          <table:table-cell office:value-type="string" calcext:value-type="string">
            <text:p>2022-10-13 14:09:49</text:p>
          </table:table-cell>
          <table:table-cell table:number-columns-repeated="5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6.05" calcext:value-type="float">
            <text:p>296.05</text:p>
          </table:table-cell>
          <table:table-cell office:value-type="string" calcext:value-type="string">
            <text:p>2022-10-13 14:10:23</text:p>
          </table:table-cell>
          <table:table-cell table:number-columns-repeated="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299.29" calcext:value-type="float">
            <text:p>299.29</text:p>
          </table:table-cell>
          <table:table-cell office:value-type="string" calcext:value-type="string">
            <text:p>2022-10-13 14:10:58</text:p>
          </table:table-cell>
          <table:table-cell table:number-columns-repeated="5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0.9" calcext:value-type="float">
            <text:p>300.9</text:p>
          </table:table-cell>
          <table:table-cell office:value-type="string" calcext:value-type="string">
            <text:p>2022-10-13 14:11:31</text:p>
          </table:table-cell>
          <table:table-cell table:number-columns-repeated="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2.85" calcext:value-type="float">
            <text:p>302.85</text:p>
          </table:table-cell>
          <table:table-cell office:value-type="string" calcext:value-type="string">
            <text:p>2022-10-13 14:12:04</text:p>
          </table:table-cell>
          <table:table-cell table:number-columns-repeated="5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0.85" calcext:value-type="float">
            <text:p>300.85</text:p>
          </table:table-cell>
          <table:table-cell office:value-type="string" calcext:value-type="string">
            <text:p>2022-10-13 14:12:37</text:p>
          </table:table-cell>
          <table:table-cell table:number-columns-repeated="5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0.44" calcext:value-type="float">
            <text:p>300.44</text:p>
          </table:table-cell>
          <table:table-cell office:value-type="string" calcext:value-type="string">
            <text:p>2022-10-13 14:13:12</text:p>
          </table:table-cell>
          <table:table-cell table:number-columns-repeated="5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0.84" calcext:value-type="float">
            <text:p>300.84</text:p>
          </table:table-cell>
          <table:table-cell office:value-type="string" calcext:value-type="string">
            <text:p>2022-10-13 14:13:45</text:p>
          </table:table-cell>
          <table:table-cell table:number-columns-repeated="5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2.82" calcext:value-type="float">
            <text:p>302.82</text:p>
          </table:table-cell>
          <table:table-cell office:value-type="string" calcext:value-type="string">
            <text:p>2022-10-13 14:14:18</text:p>
          </table:table-cell>
          <table:table-cell table:number-columns-repeated="5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5.64" calcext:value-type="float">
            <text:p>305.64</text:p>
          </table:table-cell>
          <table:table-cell office:value-type="string" calcext:value-type="string">
            <text:p>2022-10-13 14:14:52</text:p>
          </table:table-cell>
          <table:table-cell table:number-columns-repeated="5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07.64" calcext:value-type="float">
            <text:p>307.64</text:p>
          </table:table-cell>
          <table:table-cell office:value-type="string" calcext:value-type="string">
            <text:p>2022-10-13 14:15:26</text:p>
          </table:table-cell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0.49" calcext:value-type="float">
            <text:p>310.49</text:p>
          </table:table-cell>
          <table:table-cell office:value-type="string" calcext:value-type="string">
            <text:p>2022-10-13 14:15:59</text:p>
          </table:table-cell>
          <table:table-cell table:number-columns-repeated="5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0.89" calcext:value-type="float">
            <text:p>310.89</text:p>
          </table:table-cell>
          <table:table-cell office:value-type="string" calcext:value-type="string">
            <text:p>2022-10-13 14:16:33</text:p>
          </table:table-cell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2.84" calcext:value-type="float">
            <text:p>312.84</text:p>
          </table:table-cell>
          <table:table-cell office:value-type="string" calcext:value-type="string">
            <text:p>2022-10-13 14:17:06</text:p>
          </table:table-cell>
          <table:table-cell table:number-columns-repeated="5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5.31" calcext:value-type="float">
            <text:p>315.31</text:p>
          </table:table-cell>
          <table:table-cell office:value-type="string" calcext:value-type="string">
            <text:p>2022-10-13 14:17:41</text:p>
          </table:table-cell>
          <table:table-cell table:number-columns-repeated="5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3 14:18:14</text:p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2" calcext:value-type="float">
            <text:p>18617.2</text:p>
          </table:table-cell>
          <table:table-cell office:value-type="float" office:value="315.75" calcext:value-type="float">
            <text:p>315.75</text:p>
          </table:table-cell>
          <table:table-cell office:value-type="string" calcext:value-type="string">
            <text:p>2022-10-13 14:18:49</text:p>
          </table:table-cell>
          <table:table-cell table:number-columns-repeated="5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6.15" calcext:value-type="float">
            <text:p>316.15</text:p>
          </table:table-cell>
          <table:table-cell office:value-type="string" calcext:value-type="string">
            <text:p>2022-10-13 14:19:22</text:p>
          </table:table-cell>
          <table:table-cell table:number-columns-repeated="5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6.15" calcext:value-type="float">
            <text:p>316.15</text:p>
          </table:table-cell>
          <table:table-cell office:value-type="string" calcext:value-type="string">
            <text:p>2022-10-13 14:19:55</text:p>
          </table:table-cell>
          <table:table-cell table:number-columns-repeated="5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3 14:20:29</text:p>
          </table:table-cell>
          <table:table-cell table:number-columns-repeated="5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8.56" calcext:value-type="float">
            <text:p>318.56</text:p>
          </table:table-cell>
          <table:table-cell office:value-type="string" calcext:value-type="string">
            <text:p>2022-10-13 14:21:04</text:p>
          </table:table-cell>
          <table:table-cell table:number-columns-repeated="5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0.97" calcext:value-type="float">
            <text:p>320.97</text:p>
          </table:table-cell>
          <table:table-cell office:value-type="string" calcext:value-type="string">
            <text:p>2022-10-13 14:21:36</text:p>
          </table:table-cell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7.76" calcext:value-type="float">
            <text:p>327.76</text:p>
          </table:table-cell>
          <table:table-cell office:value-type="string" calcext:value-type="string">
            <text:p>2022-10-13 14:22:09</text:p>
          </table:table-cell>
          <table:table-cell table:number-columns-repeated="5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3.16" calcext:value-type="float">
            <text:p>333.16</text:p>
          </table:table-cell>
          <table:table-cell office:value-type="string" calcext:value-type="string">
            <text:p>2022-10-13 14:22:43</text:p>
          </table:table-cell>
          <table:table-cell table:number-columns-repeated="5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0.25" calcext:value-type="float">
            <text:p>340.25</text:p>
          </table:table-cell>
          <table:table-cell office:value-type="string" calcext:value-type="string">
            <text:p>2022-10-13 14:23:18</text:p>
          </table:table-cell>
          <table:table-cell table:number-columns-repeated="5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7.68" calcext:value-type="float">
            <text:p>347.68</text:p>
          </table:table-cell>
          <table:table-cell office:value-type="string" calcext:value-type="string">
            <text:p>2022-10-13 14:23:51</text:p>
          </table:table-cell>
          <table:table-cell table:number-columns-repeated="5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69.46" calcext:value-type="float">
            <text:p>369.46</text:p>
          </table:table-cell>
          <table:table-cell office:value-type="string" calcext:value-type="string">
            <text:p>2022-10-13 14:24:24</text:p>
          </table:table-cell>
          <table:table-cell table:number-columns-repeated="5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83.27" calcext:value-type="float">
            <text:p>383.27</text:p>
          </table:table-cell>
          <table:table-cell office:value-type="string" calcext:value-type="string">
            <text:p>2022-10-13 14:24:58</text:p>
          </table:table-cell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56.18" calcext:value-type="float">
            <text:p>456.18</text:p>
          </table:table-cell>
          <table:table-cell office:value-type="string" calcext:value-type="string">
            <text:p>2022-10-13 14:25:33</text:p>
          </table:table-cell>
          <table:table-cell table:number-columns-repeated="5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75.99" calcext:value-type="float">
            <text:p>375.99</text:p>
          </table:table-cell>
          <table:table-cell office:value-type="string" calcext:value-type="string">
            <text:p>2022-10-13 14:26:06</text:p>
          </table:table-cell>
          <table:table-cell table:number-columns-repeated="5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17.14" calcext:value-type="float">
            <text:p>417.14</text:p>
          </table:table-cell>
          <table:table-cell office:value-type="string" calcext:value-type="string">
            <text:p>2022-10-13 14:26:41</text:p>
          </table:table-cell>
          <table:table-cell table:number-columns-repeated="5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022-10-13 14:27:13</text:p>
          </table:table-cell>
          <table:table-cell table:number-columns-repeated="5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27.94" calcext:value-type="float">
            <text:p>427.94</text:p>
          </table:table-cell>
          <table:table-cell office:value-type="string" calcext:value-type="string">
            <text:p>2022-10-13 14:27:46</text:p>
          </table:table-cell>
          <table:table-cell table:number-columns-repeated="5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17.86" calcext:value-type="float">
            <text:p>417.86</text:p>
          </table:table-cell>
          <table:table-cell office:value-type="string" calcext:value-type="string">
            <text:p>2022-10-13 14:28:20</text:p>
          </table:table-cell>
          <table:table-cell table:number-columns-repeated="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40.24" calcext:value-type="float">
            <text:p>440.24</text:p>
          </table:table-cell>
          <table:table-cell office:value-type="string" calcext:value-type="string">
            <text:p>2022-10-13 14:28:54</text:p>
          </table:table-cell>
          <table:table-cell table:number-columns-repeated="5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51.74" calcext:value-type="float">
            <text:p>451.74</text:p>
          </table:table-cell>
          <table:table-cell office:value-type="string" calcext:value-type="string">
            <text:p>2022-10-13 14:29:26</text:p>
          </table:table-cell>
          <table:table-cell table:number-columns-repeated="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97.72" calcext:value-type="float">
            <text:p>497.72</text:p>
          </table:table-cell>
          <table:table-cell office:value-type="string" calcext:value-type="string">
            <text:p>2022-10-13 14:29:59</text:p>
          </table:table-cell>
          <table:table-cell table:number-columns-repeated="5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73.52" calcext:value-type="float">
            <text:p>473.52</text:p>
          </table:table-cell>
          <table:table-cell office:value-type="string" calcext:value-type="string">
            <text:p>2022-10-13 14:30:34</text:p>
          </table:table-cell>
          <table:table-cell table:number-columns-repeated="5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94.65" calcext:value-type="float">
            <text:p>494.65</text:p>
          </table:table-cell>
          <table:table-cell office:value-type="string" calcext:value-type="string">
            <text:p>2022-10-13 14:31:08</text:p>
          </table:table-cell>
          <table:table-cell table:number-columns-repeated="5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16.88" calcext:value-type="float">
            <text:p>516.88</text:p>
          </table:table-cell>
          <table:table-cell office:value-type="string" calcext:value-type="string">
            <text:p>2022-10-13 14:31:42</text:p>
          </table:table-cell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619.12" calcext:value-type="float">
            <text:p>619.12</text:p>
          </table:table-cell>
          <table:table-cell office:value-type="string" calcext:value-type="string">
            <text:p>2022-10-13 14:32:15</text:p>
          </table:table-cell>
          <table:table-cell table:number-columns-repeated="5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44.48" calcext:value-type="float">
            <text:p>444.48</text:p>
          </table:table-cell>
          <table:table-cell office:value-type="string" calcext:value-type="string">
            <text:p>2022-10-13 14:32:49</text:p>
          </table:table-cell>
          <table:table-cell table:number-columns-repeated="5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31.4" calcext:value-type="float">
            <text:p>531.4</text:p>
          </table:table-cell>
          <table:table-cell office:value-type="string" calcext:value-type="string">
            <text:p>2022-10-13 14:33:24</text:p>
          </table:table-cell>
          <table:table-cell table:number-columns-repeated="5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26.57" calcext:value-type="float">
            <text:p>426.57</text:p>
          </table:table-cell>
          <table:table-cell office:value-type="string" calcext:value-type="string">
            <text:p>2022-10-13 14:33:57</text:p>
          </table:table-cell>
          <table:table-cell table:number-columns-repeated="5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07.29" calcext:value-type="float">
            <text:p>407.29</text:p>
          </table:table-cell>
          <table:table-cell office:value-type="string" calcext:value-type="string">
            <text:p>2022-10-13 14:34:36</text:p>
          </table:table-cell>
          <table:table-cell table:number-columns-repeated="5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29.76" calcext:value-type="float">
            <text:p>429.76</text:p>
          </table:table-cell>
          <table:table-cell office:value-type="string" calcext:value-type="string">
            <text:p>2022-10-13 14:35:09</text:p>
          </table:table-cell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16.14" calcext:value-type="float">
            <text:p>516.14</text:p>
          </table:table-cell>
          <table:table-cell office:value-type="string" calcext:value-type="string">
            <text:p>2022-10-13 14:35:42</text:p>
          </table:table-cell>
          <table:table-cell table:number-columns-repeated="5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31.79" calcext:value-type="float">
            <text:p>431.79</text:p>
          </table:table-cell>
          <table:table-cell office:value-type="string" calcext:value-type="string">
            <text:p>2022-10-13 14:36:16</text:p>
          </table:table-cell>
          <table:table-cell table:number-columns-repeated="5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602.18" calcext:value-type="float">
            <text:p>602.18</text:p>
          </table:table-cell>
          <table:table-cell office:value-type="string" calcext:value-type="string">
            <text:p>2022-10-13 14:36:50</text:p>
          </table:table-cell>
          <table:table-cell table:number-columns-repeated="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37.43" calcext:value-type="float">
            <text:p>537.43</text:p>
          </table:table-cell>
          <table:table-cell office:value-type="string" calcext:value-type="string">
            <text:p>2022-10-13 14:37:23</text:p>
          </table:table-cell>
          <table:table-cell table:number-columns-repeated="5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66.75" calcext:value-type="float">
            <text:p>566.75</text:p>
          </table:table-cell>
          <table:table-cell office:value-type="string" calcext:value-type="string">
            <text:p>2022-10-13 14:37:56</text:p>
          </table:table-cell>
          <table:table-cell table:number-columns-repeated="5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84.81" calcext:value-type="float">
            <text:p>484.81</text:p>
          </table:table-cell>
          <table:table-cell office:value-type="string" calcext:value-type="string">
            <text:p>2022-10-13 14:38:30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34.2" calcext:value-type="float">
            <text:p>434.2</text:p>
          </table:table-cell>
          <table:table-cell office:value-type="string" calcext:value-type="string">
            <text:p>2022-10-13 14:39:04</text:p>
          </table:table-cell>
          <table:table-cell table:number-columns-repeated="5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02.2" calcext:value-type="float">
            <text:p>502.2</text:p>
          </table:table-cell>
          <table:table-cell office:value-type="string" calcext:value-type="string">
            <text:p>2022-10-13 14:39:37</text:p>
          </table:table-cell>
          <table:table-cell table:number-columns-repeated="5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55.89" calcext:value-type="float">
            <text:p>455.89</text:p>
          </table:table-cell>
          <table:table-cell office:value-type="string" calcext:value-type="string">
            <text:p>2022-10-13 14:40:10</text:p>
          </table:table-cell>
          <table:table-cell table:number-columns-repeated="5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92.56" calcext:value-type="float">
            <text:p>492.56</text:p>
          </table:table-cell>
          <table:table-cell office:value-type="string" calcext:value-type="string">
            <text:p>2022-10-13 14:40:44</text:p>
          </table:table-cell>
          <table:table-cell table:number-columns-repeated="5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467.44" calcext:value-type="float">
            <text:p>467.44</text:p>
          </table:table-cell>
          <table:table-cell office:value-type="string" calcext:value-type="string">
            <text:p>2022-10-13 14:41:19</text:p>
          </table:table-cell>
          <table:table-cell table:number-columns-repeated="5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71.44" calcext:value-type="float">
            <text:p>371.44</text:p>
          </table:table-cell>
          <table:table-cell office:value-type="string" calcext:value-type="string">
            <text:p>2022-10-13 14:41:52</text:p>
          </table:table-cell>
          <table:table-cell table:number-columns-repeated="5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83.44" calcext:value-type="float">
            <text:p>383.44</text:p>
          </table:table-cell>
          <table:table-cell office:value-type="string" calcext:value-type="string">
            <text:p>2022-10-13 14:42:27</text:p>
          </table:table-cell>
          <table:table-cell table:number-columns-repeated="5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57.04" calcext:value-type="float">
            <text:p>357.04</text:p>
          </table:table-cell>
          <table:table-cell office:value-type="string" calcext:value-type="string">
            <text:p>2022-10-13 14:42:59</text:p>
          </table:table-cell>
          <table:table-cell table:number-columns-repeated="5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56.64" calcext:value-type="float">
            <text:p>356.64</text:p>
          </table:table-cell>
          <table:table-cell office:value-type="string" calcext:value-type="string">
            <text:p>2022-10-13 14:43:32</text:p>
          </table:table-cell>
          <table:table-cell table:number-columns-repeated="5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75.84" calcext:value-type="float">
            <text:p>375.84</text:p>
          </table:table-cell>
          <table:table-cell office:value-type="string" calcext:value-type="string">
            <text:p>2022-10-13 14:44:06</text:p>
          </table:table-cell>
          <table:table-cell table:number-columns-repeated="5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508.92" calcext:value-type="float">
            <text:p>508.92</text:p>
          </table:table-cell>
          <table:table-cell office:value-type="string" calcext:value-type="string">
            <text:p>2022-10-13 14:44:41</text:p>
          </table:table-cell>
          <table:table-cell table:number-columns-repeated="5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56.52" calcext:value-type="float">
            <text:p>356.52</text:p>
          </table:table-cell>
          <table:table-cell office:value-type="string" calcext:value-type="string">
            <text:p>2022-10-13 14:45:13</text:p>
          </table:table-cell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22-10-13 14:45:46</text:p>
          </table:table-cell>
          <table:table-cell table:number-columns-repeated="5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7.2" calcext:value-type="float">
            <text:p>337.2</text:p>
          </table:table-cell>
          <table:table-cell office:value-type="string" calcext:value-type="string">
            <text:p>2022-10-13 14:46:20</text:p>
          </table:table-cell>
          <table:table-cell table:number-columns-repeated="5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2.98" calcext:value-type="float">
            <text:p>332.98</text:p>
          </table:table-cell>
          <table:table-cell office:value-type="string" calcext:value-type="string">
            <text:p>2022-10-13 14:46:55</text:p>
          </table:table-cell>
          <table:table-cell table:number-columns-repeated="5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0.05" calcext:value-type="float">
            <text:p>330.05</text:p>
          </table:table-cell>
          <table:table-cell office:value-type="string" calcext:value-type="string">
            <text:p>2022-10-13 14:47:28</text:p>
          </table:table-cell>
          <table:table-cell table:number-columns-repeated="5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0.05" calcext:value-type="float">
            <text:p>330.05</text:p>
          </table:table-cell>
          <table:table-cell office:value-type="string" calcext:value-type="string">
            <text:p>2022-10-13 14:48:01</text:p>
          </table:table-cell>
          <table:table-cell table:number-columns-repeated="5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0.57" calcext:value-type="float">
            <text:p>330.57</text:p>
          </table:table-cell>
          <table:table-cell office:value-type="string" calcext:value-type="string">
            <text:p>2022-10-13 14:48:35</text:p>
          </table:table-cell>
          <table:table-cell table:number-columns-repeated="5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2.98" calcext:value-type="float">
            <text:p>332.98</text:p>
          </table:table-cell>
          <table:table-cell office:value-type="string" calcext:value-type="string">
            <text:p>2022-10-13 14:49:10</text:p>
          </table:table-cell>
          <table:table-cell table:number-columns-repeated="5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3 14:49:43</text:p>
          </table:table-cell>
          <table:table-cell table:number-columns-repeated="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5.03" calcext:value-type="float">
            <text:p>345.03</text:p>
          </table:table-cell>
          <table:table-cell office:value-type="string" calcext:value-type="string">
            <text:p>2022-10-13 14:50:17</text:p>
          </table:table-cell>
          <table:table-cell table:number-columns-repeated="5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0.21" calcext:value-type="float">
            <text:p>340.21</text:p>
          </table:table-cell>
          <table:table-cell office:value-type="string" calcext:value-type="string">
            <text:p>2022-10-13 14:50:50</text:p>
          </table:table-cell>
          <table:table-cell table:number-columns-repeated="5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2.62" calcext:value-type="float">
            <text:p>342.62</text:p>
          </table:table-cell>
          <table:table-cell office:value-type="string" calcext:value-type="string">
            <text:p>2022-10-13 14:51:23</text:p>
          </table:table-cell>
          <table:table-cell table:number-columns-repeated="5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5.03" calcext:value-type="float">
            <text:p>345.03</text:p>
          </table:table-cell>
          <table:table-cell office:value-type="string" calcext:value-type="string">
            <text:p>2022-10-13 14:51:57</text:p>
          </table:table-cell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3 14:52:31</text:p>
          </table:table-cell>
          <table:table-cell table:number-columns-repeated="5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45.03" calcext:value-type="float">
            <text:p>345.03</text:p>
          </table:table-cell>
          <table:table-cell office:value-type="string" calcext:value-type="string">
            <text:p>2022-10-13 14:53:04</text:p>
          </table:table-cell>
          <table:table-cell table:number-columns-repeated="5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7.64" calcext:value-type="float">
            <text:p>327.64</text:p>
          </table:table-cell>
          <table:table-cell office:value-type="string" calcext:value-type="string">
            <text:p>2022-10-13 14:53:36</text:p>
          </table:table-cell>
          <table:table-cell table:number-columns-repeated="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0.41" calcext:value-type="float">
            <text:p>320.41</text:p>
          </table:table-cell>
          <table:table-cell office:value-type="string" calcext:value-type="string">
            <text:p>2022-10-13 14:54:11</text:p>
          </table:table-cell>
          <table:table-cell table:number-columns-repeated="5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2022-10-13 14:54:45</text:p>
          </table:table-cell>
          <table:table-cell table:number-columns-repeated="5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4.79" calcext:value-type="float">
            <text:p>314.79</text:p>
          </table:table-cell>
          <table:table-cell office:value-type="string" calcext:value-type="string">
            <text:p>2022-10-13 14:55:18</text:p>
          </table:table-cell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2022-10-13 14:55:51</text:p>
          </table:table-cell>
          <table:table-cell table:number-columns-repeated="5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5.31" calcext:value-type="float">
            <text:p>315.31</text:p>
          </table:table-cell>
          <table:table-cell office:value-type="string" calcext:value-type="string">
            <text:p>2022-10-13 14:56:24</text:p>
          </table:table-cell>
          <table:table-cell table:number-columns-repeated="5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5.83" calcext:value-type="float">
            <text:p>315.83</text:p>
          </table:table-cell>
          <table:table-cell office:value-type="string" calcext:value-type="string">
            <text:p>2022-10-13 14:56:59</text:p>
          </table:table-cell>
          <table:table-cell table:number-columns-repeated="5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2022-10-13 14:57:32</text:p>
          </table:table-cell>
          <table:table-cell table:number-columns-repeated="5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3.42" calcext:value-type="float">
            <text:p>313.42</text:p>
          </table:table-cell>
          <table:table-cell office:value-type="string" calcext:value-type="string">
            <text:p>2022-10-13 14:58:07</text:p>
          </table:table-cell>
          <table:table-cell table:number-columns-repeated="5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3.42" calcext:value-type="float">
            <text:p>313.42</text:p>
          </table:table-cell>
          <table:table-cell office:value-type="string" calcext:value-type="string">
            <text:p>2022-10-13 14:58:39</text:p>
          </table:table-cell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2022-10-13 14:59:12</text:p>
          </table:table-cell>
          <table:table-cell table:number-columns-repeated="5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6.76" calcext:value-type="float">
            <text:p>276.76</text:p>
          </table:table-cell>
          <table:table-cell office:value-type="string" calcext:value-type="string">
            <text:p>2022-10-13 14:59:46</text:p>
          </table:table-cell>
          <table:table-cell table:number-columns-repeated="5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16" calcext:value-type="float">
            <text:p>277.16</text:p>
          </table:table-cell>
          <table:table-cell office:value-type="string" calcext:value-type="string">
            <text:p>2022-10-13 15:00:21</text:p>
          </table:table-cell>
          <table:table-cell table:number-columns-repeated="5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5.12" calcext:value-type="float">
            <text:p>275.12</text:p>
          </table:table-cell>
          <table:table-cell office:value-type="string" calcext:value-type="string">
            <text:p>2022-10-13 15:00:53</text:p>
          </table:table-cell>
          <table:table-cell table:number-columns-repeated="5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5.12" calcext:value-type="float">
            <text:p>275.12</text:p>
          </table:table-cell>
          <table:table-cell office:value-type="string" calcext:value-type="string">
            <text:p>2022-10-13 15:01:26</text:p>
          </table:table-cell>
          <table:table-cell table:number-columns-repeated="5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2.71" calcext:value-type="float">
            <text:p>272.71</text:p>
          </table:table-cell>
          <table:table-cell office:value-type="string" calcext:value-type="string">
            <text:p>2022-10-13 15:02:00</text:p>
          </table:table-cell>
          <table:table-cell table:number-columns-repeated="5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2.71" calcext:value-type="float">
            <text:p>272.71</text:p>
          </table:table-cell>
          <table:table-cell office:value-type="string" calcext:value-type="string">
            <text:p>2022-10-13 15:02:35</text:p>
          </table:table-cell>
          <table:table-cell table:number-columns-repeated="5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2.28" calcext:value-type="float">
            <text:p>272.28</text:p>
          </table:table-cell>
          <table:table-cell office:value-type="string" calcext:value-type="string">
            <text:p>2022-10-13 15:03:08</text:p>
          </table:table-cell>
          <table:table-cell table:number-columns-repeated="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2.68" calcext:value-type="float">
            <text:p>272.68</text:p>
          </table:table-cell>
          <table:table-cell office:value-type="string" calcext:value-type="string">
            <text:p>2022-10-13 15:03:41</text:p>
          </table:table-cell>
          <table:table-cell table:number-columns-repeated="5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66" calcext:value-type="float">
            <text:p>270.66</text:p>
          </table:table-cell>
          <table:table-cell office:value-type="string" calcext:value-type="string">
            <text:p>2022-10-13 15:04:14</text:p>
          </table:table-cell>
          <table:table-cell table:number-columns-repeated="5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26" calcext:value-type="float">
            <text:p>270.26</text:p>
          </table:table-cell>
          <table:table-cell office:value-type="string" calcext:value-type="string">
            <text:p>2022-10-13 15:04:49</text:p>
          </table:table-cell>
          <table:table-cell table:number-columns-repeated="5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7" calcext:value-type="float">
            <text:p>270.7</text:p>
          </table:table-cell>
          <table:table-cell office:value-type="string" calcext:value-type="string">
            <text:p>2022-10-13 15:05:22</text:p>
          </table:table-cell>
          <table:table-cell table:number-columns-repeated="5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7" calcext:value-type="float">
            <text:p>270.7</text:p>
          </table:table-cell>
          <table:table-cell office:value-type="string" calcext:value-type="string">
            <text:p>2022-10-13 15:05:57</text:p>
          </table:table-cell>
          <table:table-cell table:number-columns-repeated="5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26" calcext:value-type="float">
            <text:p>270.26</text:p>
          </table:table-cell>
          <table:table-cell office:value-type="string" calcext:value-type="string">
            <text:p>2022-10-13 15:06:30</text:p>
          </table:table-cell>
          <table:table-cell table:number-columns-repeated="5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1.08" calcext:value-type="float">
            <text:p>271.08</text:p>
          </table:table-cell>
          <table:table-cell office:value-type="string" calcext:value-type="string">
            <text:p>2022-10-13 15:07:02</text:p>
          </table:table-cell>
          <table:table-cell table:number-columns-repeated="5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68" calcext:value-type="float">
            <text:p>270.68</text:p>
          </table:table-cell>
          <table:table-cell office:value-type="string" calcext:value-type="string">
            <text:p>2022-10-13 15:07:37</text:p>
          </table:table-cell>
          <table:table-cell table:number-columns-repeated="5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1.08" calcext:value-type="float">
            <text:p>271.08</text:p>
          </table:table-cell>
          <table:table-cell office:value-type="string" calcext:value-type="string">
            <text:p>2022-10-13 15:08:11</text:p>
          </table:table-cell>
          <table:table-cell table:number-columns-repeated="5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68" calcext:value-type="float">
            <text:p>270.68</text:p>
          </table:table-cell>
          <table:table-cell office:value-type="string" calcext:value-type="string">
            <text:p>2022-10-13 15:08:44</text:p>
          </table:table-cell>
          <table:table-cell table:number-columns-repeated="5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68" calcext:value-type="float">
            <text:p>270.68</text:p>
          </table:table-cell>
          <table:table-cell office:value-type="string" calcext:value-type="string">
            <text:p>2022-10-13 15:09:16</text:p>
          </table:table-cell>
          <table:table-cell table:number-columns-repeated="5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0.68" calcext:value-type="float">
            <text:p>270.68</text:p>
          </table:table-cell>
          <table:table-cell office:value-type="string" calcext:value-type="string">
            <text:p>2022-10-13 15:09:51</text:p>
          </table:table-cell>
          <table:table-cell table:number-columns-repeated="5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3.49" calcext:value-type="float">
            <text:p>273.49</text:p>
          </table:table-cell>
          <table:table-cell office:value-type="string" calcext:value-type="string">
            <text:p>2022-10-13 15:10:25</text:p>
          </table:table-cell>
          <table:table-cell table:number-columns-repeated="5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3.09" calcext:value-type="float">
            <text:p>273.09</text:p>
          </table:table-cell>
          <table:table-cell office:value-type="string" calcext:value-type="string">
            <text:p>2022-10-13 15:10:59</text:p>
          </table:table-cell>
          <table:table-cell table:number-columns-repeated="5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2.66" calcext:value-type="float">
            <text:p>272.66</text:p>
          </table:table-cell>
          <table:table-cell office:value-type="string" calcext:value-type="string">
            <text:p>2022-10-13 15:11:32</text:p>
          </table:table-cell>
          <table:table-cell table:number-columns-repeated="5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3.44" calcext:value-type="float">
            <text:p>273.44</text:p>
          </table:table-cell>
          <table:table-cell office:value-type="string" calcext:value-type="string">
            <text:p>2022-10-13 15:12:06</text:p>
          </table:table-cell>
          <table:table-cell table:number-columns-repeated="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5.5" calcext:value-type="float">
            <text:p>275.5</text:p>
          </table:table-cell>
          <table:table-cell office:value-type="string" calcext:value-type="string">
            <text:p>2022-10-13 15:12:41</text:p>
          </table:table-cell>
          <table:table-cell table:number-columns-repeated="5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5.14" calcext:value-type="float">
            <text:p>275.14</text:p>
          </table:table-cell>
          <table:table-cell office:value-type="string" calcext:value-type="string">
            <text:p>2022-10-13 15:13:14</text:p>
          </table:table-cell>
          <table:table-cell table:number-columns-repeated="5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5.12" calcext:value-type="float">
            <text:p>275.12</text:p>
          </table:table-cell>
          <table:table-cell office:value-type="string" calcext:value-type="string">
            <text:p>2022-10-13 15:13:49</text:p>
          </table:table-cell>
          <table:table-cell table:number-columns-repeated="5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" calcext:value-type="float">
            <text:p>277.9</text:p>
          </table:table-cell>
          <table:table-cell office:value-type="string" calcext:value-type="string">
            <text:p>2022-10-13 15:14:21</text:p>
          </table:table-cell>
          <table:table-cell table:number-columns-repeated="5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3" calcext:value-type="float">
            <text:p>277.53</text:p>
          </table:table-cell>
          <table:table-cell office:value-type="string" calcext:value-type="string">
            <text:p>2022-10-13 15:14:54</text:p>
          </table:table-cell>
          <table:table-cell table:number-columns-repeated="5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" calcext:value-type="float">
            <text:p>277.9</text:p>
          </table:table-cell>
          <table:table-cell office:value-type="string" calcext:value-type="string">
            <text:p>2022-10-13 15:15:28</text:p>
          </table:table-cell>
          <table:table-cell table:number-columns-repeated="5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" calcext:value-type="float">
            <text:p>277.9</text:p>
          </table:table-cell>
          <table:table-cell office:value-type="string" calcext:value-type="string">
            <text:p>2022-10-13 15:16:02</text:p>
          </table:table-cell>
          <table:table-cell table:number-columns-repeated="5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2" calcext:value-type="float">
            <text:p>277.52</text:p>
          </table:table-cell>
          <table:table-cell office:value-type="string" calcext:value-type="string">
            <text:p>2022-10-13 15:16:35</text:p>
          </table:table-cell>
          <table:table-cell table:number-columns-repeated="5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2" calcext:value-type="float">
            <text:p>277.52</text:p>
          </table:table-cell>
          <table:table-cell office:value-type="string" calcext:value-type="string">
            <text:p>2022-10-13 15:17:08</text:p>
          </table:table-cell>
          <table:table-cell table:number-columns-repeated="5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2" calcext:value-type="float">
            <text:p>277.92</text:p>
          </table:table-cell>
          <table:table-cell office:value-type="string" calcext:value-type="string">
            <text:p>2022-10-13 15:17:42</text:p>
          </table:table-cell>
          <table:table-cell table:number-columns-repeated="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2" calcext:value-type="float">
            <text:p>277.52</text:p>
          </table:table-cell>
          <table:table-cell office:value-type="string" calcext:value-type="string">
            <text:p>2022-10-13 15:18:16</text:p>
          </table:table-cell>
          <table:table-cell table:number-columns-repeated="5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3" calcext:value-type="float">
            <text:p>277.53</text:p>
          </table:table-cell>
          <table:table-cell office:value-type="string" calcext:value-type="string">
            <text:p>2022-10-13 15:18:50</text:p>
          </table:table-cell>
          <table:table-cell table:number-columns-repeated="5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2" calcext:value-type="float">
            <text:p>277.52</text:p>
          </table:table-cell>
          <table:table-cell office:value-type="string" calcext:value-type="string">
            <text:p>2022-10-13 15:19:23</text:p>
          </table:table-cell>
          <table:table-cell table:number-columns-repeated="5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" calcext:value-type="float">
            <text:p>277.9</text:p>
          </table:table-cell>
          <table:table-cell office:value-type="string" calcext:value-type="string">
            <text:p>2022-10-13 15:19:56</text:p>
          </table:table-cell>
          <table:table-cell table:number-columns-repeated="5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55" calcext:value-type="float">
            <text:p>277.55</text:p>
          </table:table-cell>
          <table:table-cell office:value-type="string" calcext:value-type="string">
            <text:p>2022-10-13 15:20:31</text:p>
          </table:table-cell>
          <table:table-cell table:number-columns-repeated="5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15" calcext:value-type="float">
            <text:p>277.15</text:p>
          </table:table-cell>
          <table:table-cell office:value-type="string" calcext:value-type="string">
            <text:p>2022-10-13 15:21:04</text:p>
          </table:table-cell>
          <table:table-cell table:number-columns-repeated="5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" calcext:value-type="float">
            <text:p>277.9</text:p>
          </table:table-cell>
          <table:table-cell office:value-type="string" calcext:value-type="string">
            <text:p>2022-10-13 15:21:40</text:p>
          </table:table-cell>
          <table:table-cell table:number-columns-repeated="5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9.56" calcext:value-type="float">
            <text:p>279.56</text:p>
          </table:table-cell>
          <table:table-cell office:value-type="string" calcext:value-type="string">
            <text:p>2022-10-13 15:22:12</text:p>
          </table:table-cell>
          <table:table-cell table:number-columns-repeated="5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4.77" calcext:value-type="float">
            <text:p>284.77</text:p>
          </table:table-cell>
          <table:table-cell office:value-type="string" calcext:value-type="string">
            <text:p>2022-10-13 15:22:45</text:p>
          </table:table-cell>
          <table:table-cell table:number-columns-repeated="5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0.34" calcext:value-type="float">
            <text:p>280.34</text:p>
          </table:table-cell>
          <table:table-cell office:value-type="string" calcext:value-type="string">
            <text:p>2022-10-13 15:23:19</text:p>
          </table:table-cell>
          <table:table-cell table:number-columns-repeated="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2.74" calcext:value-type="float">
            <text:p>282.74</text:p>
          </table:table-cell>
          <table:table-cell office:value-type="string" calcext:value-type="string">
            <text:p>2022-10-13 15:23:54</text:p>
          </table:table-cell>
          <table:table-cell table:number-columns-repeated="5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7.57" calcext:value-type="float">
            <text:p>287.57</text:p>
          </table:table-cell>
          <table:table-cell office:value-type="string" calcext:value-type="string">
            <text:p>2022-10-13 15:24:26</text:p>
          </table:table-cell>
          <table:table-cell table:number-columns-repeated="5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9.6" calcext:value-type="float">
            <text:p>289.6</text:p>
          </table:table-cell>
          <table:table-cell office:value-type="string" calcext:value-type="string">
            <text:p>2022-10-13 15:24:59</text:p>
          </table:table-cell>
          <table:table-cell table:number-columns-repeated="5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94.4" calcext:value-type="float">
            <text:p>294.4</text:p>
          </table:table-cell>
          <table:table-cell office:value-type="string" calcext:value-type="string">
            <text:p>2022-10-13 15:25:33</text:p>
          </table:table-cell>
          <table:table-cell table:number-columns-repeated="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99.62" calcext:value-type="float">
            <text:p>299.62</text:p>
          </table:table-cell>
          <table:table-cell office:value-type="string" calcext:value-type="string">
            <text:p>2022-10-13 15:26:08</text:p>
          </table:table-cell>
          <table:table-cell table:number-columns-repeated="5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22-10-13 15:26:40</text:p>
          </table:table-cell>
          <table:table-cell table:number-columns-repeated="5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97.14" calcext:value-type="float">
            <text:p>297.14</text:p>
          </table:table-cell>
          <table:table-cell office:value-type="string" calcext:value-type="string">
            <text:p>2022-10-13 15:27:13</text:p>
          </table:table-cell>
          <table:table-cell table:number-columns-repeated="5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92.74" calcext:value-type="float">
            <text:p>292.74</text:p>
          </table:table-cell>
          <table:table-cell office:value-type="string" calcext:value-type="string">
            <text:p>2022-10-13 15:27:47</text:p>
          </table:table-cell>
          <table:table-cell table:number-columns-repeated="5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90.36" calcext:value-type="float">
            <text:p>290.36</text:p>
          </table:table-cell>
          <table:table-cell office:value-type="string" calcext:value-type="string">
            <text:p>2022-10-13 15:28:22</text:p>
          </table:table-cell>
          <table:table-cell table:number-columns-repeated="5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5.54" calcext:value-type="float">
            <text:p>285.54</text:p>
          </table:table-cell>
          <table:table-cell office:value-type="string" calcext:value-type="string">
            <text:p>2022-10-13 15:28:55</text:p>
          </table:table-cell>
          <table:table-cell table:number-columns-repeated="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3.14" calcext:value-type="float">
            <text:p>283.14</text:p>
          </table:table-cell>
          <table:table-cell office:value-type="string" calcext:value-type="string">
            <text:p>2022-10-13 15:29:30</text:p>
          </table:table-cell>
          <table:table-cell table:number-columns-repeated="5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5:30:02</text:p>
          </table:table-cell>
          <table:table-cell table:number-columns-repeated="5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80.74" calcext:value-type="float">
            <text:p>280.74</text:p>
          </table:table-cell>
          <table:table-cell office:value-type="string" calcext:value-type="string">
            <text:p>2022-10-13 15:30:35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3" calcext:value-type="float">
            <text:p>277.93</text:p>
          </table:table-cell>
          <table:table-cell office:value-type="string" calcext:value-type="string">
            <text:p>2022-10-13 15:31:10</text:p>
          </table:table-cell>
          <table:table-cell table:number-columns-repeated="5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3" calcext:value-type="float">
            <text:p>277.93</text:p>
          </table:table-cell>
          <table:table-cell office:value-type="string" calcext:value-type="string">
            <text:p>2022-10-13 15:31:44</text:p>
          </table:table-cell>
          <table:table-cell table:number-columns-repeated="5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277.93" calcext:value-type="float">
            <text:p>277.93</text:p>
          </table:table-cell>
          <table:table-cell office:value-type="string" calcext:value-type="string">
            <text:p>2022-10-13 15:32:16</text:p>
          </table:table-cell>
          <table:table-cell table:number-columns-repeated="5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30.77" calcext:value-type="float">
            <text:p>330.77</text:p>
          </table:table-cell>
          <table:table-cell office:value-type="string" calcext:value-type="string">
            <text:p>2022-10-13 15:32:49</text:p>
          </table:table-cell>
          <table:table-cell table:number-columns-repeated="5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4.63" calcext:value-type="float">
            <text:p>314.63</text:p>
          </table:table-cell>
          <table:table-cell office:value-type="string" calcext:value-type="string">
            <text:p>2022-10-13 15:33:24</text:p>
          </table:table-cell>
          <table:table-cell table:number-columns-repeated="5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4.76" calcext:value-type="float">
            <text:p>314.76</text:p>
          </table:table-cell>
          <table:table-cell office:value-type="string" calcext:value-type="string">
            <text:p>2022-10-13 15:33:59</text:p>
          </table:table-cell>
          <table:table-cell table:number-columns-repeated="5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4.23" calcext:value-type="float">
            <text:p>314.23</text:p>
          </table:table-cell>
          <table:table-cell office:value-type="string" calcext:value-type="string">
            <text:p>2022-10-13 15:34:31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4.6" calcext:value-type="float">
            <text:p>314.6</text:p>
          </table:table-cell>
          <table:table-cell office:value-type="string" calcext:value-type="string">
            <text:p>2022-10-13 15:35:04</text:p>
          </table:table-cell>
          <table:table-cell table:number-columns-repeated="5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4.63" calcext:value-type="float">
            <text:p>314.63</text:p>
          </table:table-cell>
          <table:table-cell office:value-type="string" calcext:value-type="string">
            <text:p>2022-10-13 15:35:38</text:p>
          </table:table-cell>
          <table:table-cell table:number-columns-repeated="5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7.17" calcext:value-type="float">
            <text:p>317.17</text:p>
          </table:table-cell>
          <table:table-cell office:value-type="string" calcext:value-type="string">
            <text:p>2022-10-13 15:36:13</text:p>
          </table:table-cell>
          <table:table-cell table:number-columns-repeated="5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6.62" calcext:value-type="float">
            <text:p>316.62</text:p>
          </table:table-cell>
          <table:table-cell office:value-type="string" calcext:value-type="string">
            <text:p>2022-10-13 15:36:46</text:p>
          </table:table-cell>
          <table:table-cell table:number-columns-repeated="5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6.62" calcext:value-type="float">
            <text:p>316.62</text:p>
          </table:table-cell>
          <table:table-cell office:value-type="string" calcext:value-type="string">
            <text:p>2022-10-13 15:37:21</text:p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6.77" calcext:value-type="float">
            <text:p>316.77</text:p>
          </table:table-cell>
          <table:table-cell office:value-type="string" calcext:value-type="string">
            <text:p>2022-10-13 15:37:54</text:p>
          </table:table-cell>
          <table:table-cell table:number-columns-repeated="5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6.24" calcext:value-type="float">
            <text:p>316.24</text:p>
          </table:table-cell>
          <table:table-cell office:value-type="string" calcext:value-type="string">
            <text:p>2022-10-13 15:38:26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9.05" calcext:value-type="float">
            <text:p>319.05</text:p>
          </table:table-cell>
          <table:table-cell office:value-type="string" calcext:value-type="string">
            <text:p>2022-10-13 15:39:01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1.46" calcext:value-type="float">
            <text:p>321.46</text:p>
          </table:table-cell>
          <table:table-cell office:value-type="string" calcext:value-type="string">
            <text:p>2022-10-13 15:39:35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1.46" calcext:value-type="float">
            <text:p>321.46</text:p>
          </table:table-cell>
          <table:table-cell office:value-type="string" calcext:value-type="string">
            <text:p>2022-10-13 15:40:07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4.81" calcext:value-type="float">
            <text:p>324.81</text:p>
          </table:table-cell>
          <table:table-cell office:value-type="string" calcext:value-type="string">
            <text:p>2022-10-13 15:40:40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1.06" calcext:value-type="float">
            <text:p>321.06</text:p>
          </table:table-cell>
          <table:table-cell office:value-type="string" calcext:value-type="string">
            <text:p>2022-10-13 15:41:15</text:p>
          </table:table-cell>
          <table:table-cell table:number-columns-repeated="5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2022-10-13 15:41:49</text:p>
          </table:table-cell>
          <table:table-cell table:number-columns-repeated="5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1.99" calcext:value-type="float">
            <text:p>321.99</text:p>
          </table:table-cell>
          <table:table-cell office:value-type="string" calcext:value-type="string">
            <text:p>2022-10-13 15:42:22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3" calcext:value-type="float">
            <text:p>18617.3</text:p>
          </table:table-cell>
          <table:table-cell office:value-type="float" office:value="321.99" calcext:value-type="float">
            <text:p>321.99</text:p>
          </table:table-cell>
          <table:table-cell office:value-type="string" calcext:value-type="string">
            <text:p>2022-10-13 15:42:55</text:p>
          </table:table-cell>
          <table:table-cell table:number-columns-repeated="5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19.56" calcext:value-type="float">
            <text:p>319.56</text:p>
          </table:table-cell>
          <table:table-cell office:value-type="string" calcext:value-type="string">
            <text:p>2022-10-13 15:43:29</text:p>
          </table:table-cell>
          <table:table-cell table:number-columns-repeated="5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51.15" calcext:value-type="float">
            <text:p>351.15</text:p>
          </table:table-cell>
          <table:table-cell office:value-type="string" calcext:value-type="string">
            <text:p>2022-10-13 15:44:03</text:p>
          </table:table-cell>
          <table:table-cell table:number-columns-repeated="5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48.32" calcext:value-type="float">
            <text:p>348.32</text:p>
          </table:table-cell>
          <table:table-cell office:value-type="string" calcext:value-type="string">
            <text:p>2022-10-13 15:44:36</text:p>
          </table:table-cell>
          <table:table-cell table:number-columns-repeated="5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43.46" calcext:value-type="float">
            <text:p>343.46</text:p>
          </table:table-cell>
          <table:table-cell office:value-type="string" calcext:value-type="string">
            <text:p>2022-10-13 15:45:11</text:p>
          </table:table-cell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41.44" calcext:value-type="float">
            <text:p>341.44</text:p>
          </table:table-cell>
          <table:table-cell office:value-type="string" calcext:value-type="string">
            <text:p>2022-10-13 15:45:43</text:p>
          </table:table-cell>
          <table:table-cell table:number-columns-repeated="5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41.44" calcext:value-type="float">
            <text:p>341.44</text:p>
          </table:table-cell>
          <table:table-cell office:value-type="string" calcext:value-type="string">
            <text:p>2022-10-13 15:46:16</text:p>
          </table:table-cell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43.48" calcext:value-type="float">
            <text:p>343.48</text:p>
          </table:table-cell>
          <table:table-cell office:value-type="string" calcext:value-type="string">
            <text:p>2022-10-13 15:46:5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41.47" calcext:value-type="float">
            <text:p>341.47</text:p>
          </table:table-cell>
          <table:table-cell office:value-type="string" calcext:value-type="string">
            <text:p>2022-10-13 15:47:26</text:p>
          </table:table-cell>
          <table:table-cell table:number-columns-repeated="5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8.42" calcext:value-type="float">
            <text:p>338.42</text:p>
          </table:table-cell>
          <table:table-cell office:value-type="string" calcext:value-type="string">
            <text:p>2022-10-13 15:47:58</text:p>
          </table:table-cell>
          <table:table-cell table:number-columns-repeated="5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5.61" calcext:value-type="float">
            <text:p>335.61</text:p>
          </table:table-cell>
          <table:table-cell office:value-type="string" calcext:value-type="string">
            <text:p>2022-10-13 15:48:31</text:p>
          </table:table-cell>
          <table:table-cell table:number-columns-repeated="5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6.63" calcext:value-type="float">
            <text:p>336.63</text:p>
          </table:table-cell>
          <table:table-cell office:value-type="string" calcext:value-type="string">
            <text:p>2022-10-13 15:49:05</text:p>
          </table:table-cell>
          <table:table-cell table:number-columns-repeated="5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6.23" calcext:value-type="float">
            <text:p>336.23</text:p>
          </table:table-cell>
          <table:table-cell office:value-type="string" calcext:value-type="string">
            <text:p>2022-10-13 15:49:40</text:p>
          </table:table-cell>
          <table:table-cell table:number-columns-repeated="5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6.23" calcext:value-type="float">
            <text:p>336.23</text:p>
          </table:table-cell>
          <table:table-cell office:value-type="string" calcext:value-type="string">
            <text:p>2022-10-13 15:50:13</text:p>
          </table:table-cell>
          <table:table-cell table:number-columns-repeated="5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4.18" calcext:value-type="float">
            <text:p>334.18</text:p>
          </table:table-cell>
          <table:table-cell office:value-type="string" calcext:value-type="string">
            <text:p>2022-10-13 15:50:46</text:p>
          </table:table-cell>
          <table:table-cell table:number-columns-repeated="5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3.6" calcext:value-type="float">
            <text:p>333.6</text:p>
          </table:table-cell>
          <table:table-cell office:value-type="string" calcext:value-type="string">
            <text:p>2022-10-13 15:51:19</text:p>
          </table:table-cell>
          <table:table-cell table:number-columns-repeated="5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3.6" calcext:value-type="float">
            <text:p>333.6</text:p>
          </table:table-cell>
          <table:table-cell office:value-type="string" calcext:value-type="string">
            <text:p>2022-10-13 15:51:54</text:p>
          </table:table-cell>
          <table:table-cell table:number-columns-repeated="5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4.22" calcext:value-type="float">
            <text:p>334.22</text:p>
          </table:table-cell>
          <table:table-cell office:value-type="string" calcext:value-type="string">
            <text:p>2022-10-13 15:52:27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1.79" calcext:value-type="float">
            <text:p>331.79</text:p>
          </table:table-cell>
          <table:table-cell office:value-type="string" calcext:value-type="string">
            <text:p>2022-10-13 15:53:02</text:p>
          </table:table-cell>
          <table:table-cell table:number-columns-repeated="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1.18" calcext:value-type="float">
            <text:p>331.18</text:p>
          </table:table-cell>
          <table:table-cell office:value-type="string" calcext:value-type="string">
            <text:p>2022-10-13 15:53:34</text:p>
          </table:table-cell>
          <table:table-cell table:number-columns-repeated="5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1.94" calcext:value-type="float">
            <text:p>331.94</text:p>
          </table:table-cell>
          <table:table-cell office:value-type="string" calcext:value-type="string">
            <text:p>2022-10-13 15:54:07</text:p>
          </table:table-cell>
          <table:table-cell table:number-columns-repeated="5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1.18" calcext:value-type="float">
            <text:p>331.18</text:p>
          </table:table-cell>
          <table:table-cell office:value-type="string" calcext:value-type="string">
            <text:p>2022-10-13 15:54:41</text:p>
          </table:table-cell>
          <table:table-cell table:number-columns-repeated="5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0.78" calcext:value-type="float">
            <text:p>330.78</text:p>
          </table:table-cell>
          <table:table-cell office:value-type="string" calcext:value-type="string">
            <text:p>2022-10-13 15:55:16</text:p>
          </table:table-cell>
          <table:table-cell table:number-columns-repeated="5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0.78" calcext:value-type="float">
            <text:p>330.78</text:p>
          </table:table-cell>
          <table:table-cell office:value-type="string" calcext:value-type="string">
            <text:p>2022-10-13 15:55:48</text:p>
          </table:table-cell>
          <table:table-cell table:number-columns-repeated="5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1.18" calcext:value-type="float">
            <text:p>331.18</text:p>
          </table:table-cell>
          <table:table-cell office:value-type="string" calcext:value-type="string">
            <text:p>2022-10-13 15:56:21</text:p>
          </table:table-cell>
          <table:table-cell table:number-columns-repeated="5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30.82" calcext:value-type="float">
            <text:p>330.82</text:p>
          </table:table-cell>
          <table:table-cell office:value-type="string" calcext:value-type="string">
            <text:p>2022-10-13 15:56:55</text:p>
          </table:table-cell>
          <table:table-cell table:number-columns-repeated="5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9.38" calcext:value-type="float">
            <text:p>329.38</text:p>
          </table:table-cell>
          <table:table-cell office:value-type="string" calcext:value-type="string">
            <text:p>2022-10-13 15:57:30</text:p>
          </table:table-cell>
          <table:table-cell table:number-columns-repeated="5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1" calcext:value-type="float">
            <text:p>327.1</text:p>
          </table:table-cell>
          <table:table-cell office:value-type="string" calcext:value-type="string">
            <text:p>2022-10-13 15:58:03</text:p>
          </table:table-cell>
          <table:table-cell table:number-columns-repeated="5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8.77" calcext:value-type="float">
            <text:p>328.77</text:p>
          </table:table-cell>
          <table:table-cell office:value-type="string" calcext:value-type="string">
            <text:p>2022-10-13 15:58:36</text:p>
          </table:table-cell>
          <table:table-cell table:number-columns-repeated="5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6.75" calcext:value-type="float">
            <text:p>326.75</text:p>
          </table:table-cell>
          <table:table-cell office:value-type="string" calcext:value-type="string">
            <text:p>2022-10-13 15:59:10</text:p>
          </table:table-cell>
          <table:table-cell table:number-columns-repeated="5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7" calcext:value-type="float">
            <text:p>327.7</text:p>
          </table:table-cell>
          <table:table-cell office:value-type="string" calcext:value-type="string">
            <text:p>2022-10-13 15:59:45</text:p>
          </table:table-cell>
          <table:table-cell table:number-columns-repeated="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1" calcext:value-type="float">
            <text:p>327.1</text:p>
          </table:table-cell>
          <table:table-cell office:value-type="string" calcext:value-type="string">
            <text:p>2022-10-13 16:00:17</text:p>
          </table:table-cell>
          <table:table-cell table:number-columns-repeated="5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1" calcext:value-type="float">
            <text:p>327.1</text:p>
          </table:table-cell>
          <table:table-cell office:value-type="string" calcext:value-type="string">
            <text:p>2022-10-13 16:00:53</text:p>
          </table:table-cell>
          <table:table-cell table:number-columns-repeated="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7" calcext:value-type="float">
            <text:p>327.7</text:p>
          </table:table-cell>
          <table:table-cell office:value-type="string" calcext:value-type="string">
            <text:p>2022-10-13 16:01:25</text:p>
          </table:table-cell>
          <table:table-cell table:number-columns-repeated="5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45" calcext:value-type="float">
            <text:p>327.45</text:p>
          </table:table-cell>
          <table:table-cell office:value-type="string" calcext:value-type="string">
            <text:p>2022-10-13 16:01:58</text:p>
          </table:table-cell>
          <table:table-cell table:number-columns-repeated="5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1" calcext:value-type="float">
            <text:p>327.1</text:p>
          </table:table-cell>
          <table:table-cell office:value-type="string" calcext:value-type="string">
            <text:p>2022-10-13 16:02:33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8.05" calcext:value-type="float">
            <text:p>328.05</text:p>
          </table:table-cell>
          <table:table-cell office:value-type="string" calcext:value-type="string">
            <text:p>2022-10-13 16:03:08</text:p>
          </table:table-cell>
          <table:table-cell table:number-columns-repeated="5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7" calcext:value-type="float">
            <text:p>327.7</text:p>
          </table:table-cell>
          <table:table-cell office:value-type="string" calcext:value-type="string">
            <text:p>2022-10-13 16:03:40</text:p>
          </table:table-cell>
          <table:table-cell table:number-columns-repeated="5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8.45" calcext:value-type="float">
            <text:p>328.45</text:p>
          </table:table-cell>
          <table:table-cell office:value-type="string" calcext:value-type="string">
            <text:p>2022-10-13 16:04:13</text:p>
          </table:table-cell>
          <table:table-cell table:number-columns-repeated="5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05" calcext:value-type="float">
            <text:p>327.05</text:p>
          </table:table-cell>
          <table:table-cell office:value-type="string" calcext:value-type="string">
            <text:p>2022-10-13 16:04:47</text:p>
          </table:table-cell>
          <table:table-cell table:number-columns-repeated="5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65" calcext:value-type="float">
            <text:p>327.65</text:p>
          </table:table-cell>
          <table:table-cell office:value-type="string" calcext:value-type="string">
            <text:p>2022-10-13 16:05:22</text:p>
          </table:table-cell>
          <table:table-cell table:number-columns-repeated="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3" calcext:value-type="float">
            <text:p>327.3</text:p>
          </table:table-cell>
          <table:table-cell office:value-type="string" calcext:value-type="string">
            <text:p>2022-10-13 16:05:55</text:p>
          </table:table-cell>
          <table:table-cell table:number-columns-repeated="5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327.3" calcext:value-type="float">
            <text:p>327.3</text:p>
          </table:table-cell>
          <table:table-cell office:value-type="string" calcext:value-type="string">
            <text:p>2022-10-13 16:06:28</text:p>
          </table:table-cell>
          <table:table-cell table:number-columns-repeated="5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8.82" calcext:value-type="float">
            <text:p>288.82</text:p>
          </table:table-cell>
          <table:table-cell office:value-type="string" calcext:value-type="string">
            <text:p>2022-10-13 16:07:02</text:p>
          </table:table-cell>
          <table:table-cell table:number-columns-repeated="5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6.39" calcext:value-type="float">
            <text:p>286.39</text:p>
          </table:table-cell>
          <table:table-cell office:value-type="string" calcext:value-type="string">
            <text:p>2022-10-13 16:07:37</text:p>
          </table:table-cell>
          <table:table-cell table:number-columns-repeated="5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5.99" calcext:value-type="float">
            <text:p>285.99</text:p>
          </table:table-cell>
          <table:table-cell office:value-type="string" calcext:value-type="string">
            <text:p>2022-10-13 16:08:09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6.39" calcext:value-type="float">
            <text:p>286.39</text:p>
          </table:table-cell>
          <table:table-cell office:value-type="string" calcext:value-type="string">
            <text:p>2022-10-13 16:08:45</text:p>
          </table:table-cell>
          <table:table-cell table:number-columns-repeated="5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6.34" calcext:value-type="float">
            <text:p>286.34</text:p>
          </table:table-cell>
          <table:table-cell office:value-type="string" calcext:value-type="string">
            <text:p>2022-10-13 16:09:17</text:p>
          </table:table-cell>
          <table:table-cell table:number-columns-repeated="5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5.99" calcext:value-type="float">
            <text:p>285.99</text:p>
          </table:table-cell>
          <table:table-cell office:value-type="string" calcext:value-type="string">
            <text:p>2022-10-13 16:09:50</text:p>
          </table:table-cell>
          <table:table-cell table:number-columns-repeated="5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6.74" calcext:value-type="float">
            <text:p>286.74</text:p>
          </table:table-cell>
          <table:table-cell office:value-type="string" calcext:value-type="string">
            <text:p>2022-10-13 16:10:24</text:p>
          </table:table-cell>
          <table:table-cell table:number-columns-repeated="5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57" calcext:value-type="float">
            <text:p>283.57</text:p>
          </table:table-cell>
          <table:table-cell office:value-type="string" calcext:value-type="string">
            <text:p>2022-10-13 16:10:59</text:p>
          </table:table-cell>
          <table:table-cell table:number-columns-repeated="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97" calcext:value-type="float">
            <text:p>283.97</text:p>
          </table:table-cell>
          <table:table-cell office:value-type="string" calcext:value-type="string">
            <text:p>2022-10-13 16:11:31</text:p>
          </table:table-cell>
          <table:table-cell table:number-columns-repeated="5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91" calcext:value-type="float">
            <text:p>283.91</text:p>
          </table:table-cell>
          <table:table-cell office:value-type="string" calcext:value-type="string">
            <text:p>2022-10-13 16:12:04</text:p>
          </table:table-cell>
          <table:table-cell table:number-columns-repeated="5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54" calcext:value-type="float">
            <text:p>283.54</text:p>
          </table:table-cell>
          <table:table-cell office:value-type="string" calcext:value-type="string">
            <text:p>2022-10-13 16:12:38</text:p>
          </table:table-cell>
          <table:table-cell table:number-columns-repeated="5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54" calcext:value-type="float">
            <text:p>283.54</text:p>
          </table:table-cell>
          <table:table-cell office:value-type="string" calcext:value-type="string">
            <text:p>2022-10-13 16:13:12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4.31" calcext:value-type="float">
            <text:p>284.31</text:p>
          </table:table-cell>
          <table:table-cell office:value-type="string" calcext:value-type="string">
            <text:p>2022-10-13 16:13:45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14" calcext:value-type="float">
            <text:p>283.14</text:p>
          </table:table-cell>
          <table:table-cell office:value-type="string" calcext:value-type="string">
            <text:p>2022-10-13 16:14:18</text:p>
          </table:table-cell>
          <table:table-cell table:number-columns-repeated="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48" calcext:value-type="float">
            <text:p>283.48</text:p>
          </table:table-cell>
          <table:table-cell office:value-type="string" calcext:value-type="string">
            <text:p>2022-10-13 16:14:52</text:p>
          </table:table-cell>
          <table:table-cell table:number-columns-repeated="5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3.97" calcext:value-type="float">
            <text:p>283.97</text:p>
          </table:table-cell>
          <table:table-cell office:value-type="string" calcext:value-type="string">
            <text:p>2022-10-13 16:15:28</text:p>
          </table:table-cell>
          <table:table-cell table:number-columns-repeated="5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81.12" calcext:value-type="float">
            <text:p>281.12</text:p>
          </table:table-cell>
          <table:table-cell office:value-type="string" calcext:value-type="string">
            <text:p>2022-10-13 16:16:00</text:p>
          </table:table-cell>
          <table:table-cell table:number-columns-repeated="5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69.73" calcext:value-type="float">
            <text:p>269.73</text:p>
          </table:table-cell>
          <table:table-cell office:value-type="string" calcext:value-type="string">
            <text:p>2022-10-13 16:16:36</text:p>
          </table:table-cell>
          <table:table-cell table:number-columns-repeated="5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69.4" calcext:value-type="float">
            <text:p>269.4</text:p>
          </table:table-cell>
          <table:table-cell office:value-type="string" calcext:value-type="string">
            <text:p>2022-10-13 16:17:08</text:p>
          </table:table-cell>
          <table:table-cell table:number-columns-repeated="5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69.07" calcext:value-type="float">
            <text:p>269.07</text:p>
          </table:table-cell>
          <table:table-cell office:value-type="string" calcext:value-type="string">
            <text:p>2022-10-13 16:17:41</text:p>
          </table:table-cell>
          <table:table-cell table:number-columns-repeated="5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2-10-13 16:18:15</text:p>
          </table:table-cell>
          <table:table-cell table:number-columns-repeated="5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2-10-13 16:18:50</text:p>
          </table:table-cell>
          <table:table-cell table:number-columns-repeated="5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4" calcext:value-type="float">
            <text:p>18617.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2-10-13 16:19:22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33" calcext:value-type="float">
            <text:p>269.33</text:p>
          </table:table-cell>
          <table:table-cell office:value-type="string" calcext:value-type="string">
            <text:p>2022-10-13 16:19:55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4" calcext:value-type="float">
            <text:p>269.4</text:p>
          </table:table-cell>
          <table:table-cell office:value-type="string" calcext:value-type="string">
            <text:p>2022-10-13 16:20:30</text:p>
          </table:table-cell>
          <table:table-cell table:number-columns-repeated="5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" calcext:value-type="float">
            <text:p>268.6</text:p>
          </table:table-cell>
          <table:table-cell office:value-type="string" calcext:value-type="string">
            <text:p>2022-10-13 16:21:04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7" calcext:value-type="float">
            <text:p>268.67</text:p>
          </table:table-cell>
          <table:table-cell office:value-type="string" calcext:value-type="string">
            <text:p>2022-10-13 16:21:37</text:p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4" calcext:value-type="float">
            <text:p>269.4</text:p>
          </table:table-cell>
          <table:table-cell office:value-type="string" calcext:value-type="string">
            <text:p>2022-10-13 16:22:10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" calcext:value-type="float">
            <text:p>268.6</text:p>
          </table:table-cell>
          <table:table-cell office:value-type="string" calcext:value-type="string">
            <text:p>2022-10-13 16:22:44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3:18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3:51</text:p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2022-10-13 16:24:26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2" calcext:value-type="float">
            <text:p>268.62</text:p>
          </table:table-cell>
          <table:table-cell office:value-type="string" calcext:value-type="string">
            <text:p>2022-10-13 16:24:58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2" calcext:value-type="float">
            <text:p>268.62</text:p>
          </table:table-cell>
          <table:table-cell office:value-type="string" calcext:value-type="string">
            <text:p>2022-10-13 16:25:31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6:05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6:40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7:12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7:45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8:19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2" calcext:value-type="float">
            <text:p>268.62</text:p>
          </table:table-cell>
          <table:table-cell office:value-type="string" calcext:value-type="string">
            <text:p>2022-10-13 16:28:54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29:26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95" calcext:value-type="float">
            <text:p>268.95</text:p>
          </table:table-cell>
          <table:table-cell office:value-type="string" calcext:value-type="string">
            <text:p>2022-10-13 16:30:00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95" calcext:value-type="float">
            <text:p>268.95</text:p>
          </table:table-cell>
          <table:table-cell office:value-type="string" calcext:value-type="string">
            <text:p>2022-10-13 16:30:33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02" calcext:value-type="float">
            <text:p>269.02</text:p>
          </table:table-cell>
          <table:table-cell office:value-type="string" calcext:value-type="string">
            <text:p>2022-10-13 16:31:08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8.62" calcext:value-type="float">
            <text:p>268.62</text:p>
          </table:table-cell>
          <table:table-cell office:value-type="string" calcext:value-type="string">
            <text:p>2022-10-13 16:31:41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35" calcext:value-type="float">
            <text:p>269.35</text:p>
          </table:table-cell>
          <table:table-cell office:value-type="string" calcext:value-type="string">
            <text:p>2022-10-13 16:32:16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1.82" calcext:value-type="float">
            <text:p>271.82</text:p>
          </table:table-cell>
          <table:table-cell office:value-type="string" calcext:value-type="string">
            <text:p>2022-10-13 16:32:48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69.73" calcext:value-type="float">
            <text:p>269.73</text:p>
          </table:table-cell>
          <table:table-cell office:value-type="string" calcext:value-type="string">
            <text:p>2022-10-13 16:33:21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2.16" calcext:value-type="float">
            <text:p>272.16</text:p>
          </table:table-cell>
          <table:table-cell office:value-type="string" calcext:value-type="string">
            <text:p>2022-10-13 16:33:56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1.82" calcext:value-type="float">
            <text:p>271.82</text:p>
          </table:table-cell>
          <table:table-cell office:value-type="string" calcext:value-type="string">
            <text:p>2022-10-13 16:34:30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1.78" calcext:value-type="float">
            <text:p>271.78</text:p>
          </table:table-cell>
          <table:table-cell office:value-type="string" calcext:value-type="string">
            <text:p>2022-10-13 16:35:02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1.38" calcext:value-type="float">
            <text:p>271.38</text:p>
          </table:table-cell>
          <table:table-cell office:value-type="string" calcext:value-type="string">
            <text:p>2022-10-13 16:35:35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1.76" calcext:value-type="float">
            <text:p>271.76</text:p>
          </table:table-cell>
          <table:table-cell office:value-type="string" calcext:value-type="string">
            <text:p>2022-10-13 16:36:10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1.82" calcext:value-type="float">
            <text:p>271.82</text:p>
          </table:table-cell>
          <table:table-cell office:value-type="string" calcext:value-type="string">
            <text:p>2022-10-13 16:36:44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2.16" calcext:value-type="float">
            <text:p>272.16</text:p>
          </table:table-cell>
          <table:table-cell office:value-type="string" calcext:value-type="string">
            <text:p>2022-10-13 16:37:17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4.19" calcext:value-type="float">
            <text:p>274.19</text:p>
          </table:table-cell>
          <table:table-cell office:value-type="string" calcext:value-type="string">
            <text:p>2022-10-13 16:37:50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274.19" calcext:value-type="float">
            <text:p>274.19</text:p>
          </table:table-cell>
          <table:table-cell office:value-type="string" calcext:value-type="string">
            <text:p>2022-10-13 16:38:24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0.11" calcext:value-type="float">
            <text:p>310.11</text:p>
          </table:table-cell>
          <table:table-cell office:value-type="string" calcext:value-type="string">
            <text:p>2022-10-13 16:38:58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2.54" calcext:value-type="float">
            <text:p>312.54</text:p>
          </table:table-cell>
          <table:table-cell office:value-type="string" calcext:value-type="string">
            <text:p>2022-10-13 16:39:31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0.36" calcext:value-type="float">
            <text:p>320.36</text:p>
          </table:table-cell>
          <table:table-cell office:value-type="string" calcext:value-type="string">
            <text:p>2022-10-13 16:40:06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2022-10-13 16:40:38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51.95" calcext:value-type="float">
            <text:p>351.95</text:p>
          </table:table-cell>
          <table:table-cell office:value-type="string" calcext:value-type="string">
            <text:p>2022-10-13 16:41:11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45.06" calcext:value-type="float">
            <text:p>345.06</text:p>
          </table:table-cell>
          <table:table-cell office:value-type="string" calcext:value-type="string">
            <text:p>2022-10-13 16:41:45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8.05" calcext:value-type="float">
            <text:p>328.05</text:p>
          </table:table-cell>
          <table:table-cell office:value-type="string" calcext:value-type="string">
            <text:p>2022-10-13 16:42:19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42.63" calcext:value-type="float">
            <text:p>342.63</text:p>
          </table:table-cell>
          <table:table-cell office:value-type="string" calcext:value-type="string">
            <text:p>2022-10-13 16:42:52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44.13" calcext:value-type="float">
            <text:p>344.13</text:p>
          </table:table-cell>
          <table:table-cell office:value-type="string" calcext:value-type="string">
            <text:p>2022-10-13 16:43:24</text:p>
          </table:table-cell>
          <table:table-cell table:number-columns-repeated="5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32.38" calcext:value-type="float">
            <text:p>332.38</text:p>
          </table:table-cell>
          <table:table-cell office:value-type="string" calcext:value-type="string">
            <text:p>2022-10-13 16:43:59</text:p>
          </table:table-cell>
          <table:table-cell table:number-columns-repeated="5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7.95" calcext:value-type="float">
            <text:p>317.95</text:p>
          </table:table-cell>
          <table:table-cell office:value-type="string" calcext:value-type="string">
            <text:p>2022-10-13 16:44:33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7.42" calcext:value-type="float">
            <text:p>317.42</text:p>
          </table:table-cell>
          <table:table-cell office:value-type="string" calcext:value-type="string">
            <text:p>2022-10-13 16:45:07</text:p>
          </table:table-cell>
          <table:table-cell table:number-columns-repeated="5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5.37" calcext:value-type="float">
            <text:p>315.37</text:p>
          </table:table-cell>
          <table:table-cell office:value-type="string" calcext:value-type="string">
            <text:p>2022-10-13 16:45:40</text:p>
          </table:table-cell>
          <table:table-cell table:number-columns-repeated="5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7.95" calcext:value-type="float">
            <text:p>317.95</text:p>
          </table:table-cell>
          <table:table-cell office:value-type="string" calcext:value-type="string">
            <text:p>2022-10-13 16:46:14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8.35" calcext:value-type="float">
            <text:p>318.35</text:p>
          </table:table-cell>
          <table:table-cell office:value-type="string" calcext:value-type="string">
            <text:p>2022-10-13 16:46:49</text:p>
          </table:table-cell>
          <table:table-cell table:number-columns-repeated="5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7.95" calcext:value-type="float">
            <text:p>317.95</text:p>
          </table:table-cell>
          <table:table-cell office:value-type="string" calcext:value-type="string">
            <text:p>2022-10-13 16:47:21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2022-10-13 16:47:57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7.8" calcext:value-type="float">
            <text:p>317.8</text:p>
          </table:table-cell>
          <table:table-cell office:value-type="string" calcext:value-type="string">
            <text:p>2022-10-13 16:48:29</text:p>
          </table:table-cell>
          <table:table-cell table:number-columns-repeated="5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0.24" calcext:value-type="float">
            <text:p>320.24</text:p>
          </table:table-cell>
          <table:table-cell office:value-type="string" calcext:value-type="string">
            <text:p>2022-10-13 16:49:02</text:p>
          </table:table-cell>
          <table:table-cell table:number-columns-repeated="5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16:49:36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0.63" calcext:value-type="float">
            <text:p>320.63</text:p>
          </table:table-cell>
          <table:table-cell office:value-type="string" calcext:value-type="string">
            <text:p>2022-10-13 16:50:10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1.16" calcext:value-type="float">
            <text:p>321.16</text:p>
          </table:table-cell>
          <table:table-cell office:value-type="string" calcext:value-type="string">
            <text:p>2022-10-13 16:50:43</text:p>
          </table:table-cell>
          <table:table-cell table:number-columns-repeated="5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3 16:51:16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7.93" calcext:value-type="float">
            <text:p>317.93</text:p>
          </table:table-cell>
          <table:table-cell office:value-type="string" calcext:value-type="string">
            <text:p>2022-10-13 16:51:50</text:p>
          </table:table-cell>
          <table:table-cell table:number-columns-repeated="5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3.47" calcext:value-type="float">
            <text:p>313.47</text:p>
          </table:table-cell>
          <table:table-cell office:value-type="string" calcext:value-type="string">
            <text:p>2022-10-13 16:52:24</text:p>
          </table:table-cell>
          <table:table-cell table:number-columns-repeated="5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3.47" calcext:value-type="float">
            <text:p>313.47</text:p>
          </table:table-cell>
          <table:table-cell office:value-type="string" calcext:value-type="string">
            <text:p>2022-10-13 16:52:58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3.47" calcext:value-type="float">
            <text:p>313.47</text:p>
          </table:table-cell>
          <table:table-cell office:value-type="string" calcext:value-type="string">
            <text:p>2022-10-13 16:53:31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3.83" calcext:value-type="float">
            <text:p>313.83</text:p>
          </table:table-cell>
          <table:table-cell office:value-type="string" calcext:value-type="string">
            <text:p>2022-10-13 16:54:05</text:p>
          </table:table-cell>
          <table:table-cell table:number-columns-repeated="5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3.83" calcext:value-type="float">
            <text:p>313.83</text:p>
          </table:table-cell>
          <table:table-cell office:value-type="string" calcext:value-type="string">
            <text:p>2022-10-13 16:54:40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1.04" calcext:value-type="float">
            <text:p>311.04</text:p>
          </table:table-cell>
          <table:table-cell office:value-type="string" calcext:value-type="string">
            <text:p>2022-10-13 16:55:13</text:p>
          </table:table-cell>
          <table:table-cell table:number-columns-repeated="5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1.04" calcext:value-type="float">
            <text:p>311.04</text:p>
          </table:table-cell>
          <table:table-cell office:value-type="string" calcext:value-type="string">
            <text:p>2022-10-13 16:55:47</text:p>
          </table:table-cell>
          <table:table-cell table:number-columns-repeated="5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8.44" calcext:value-type="float">
            <text:p>308.44</text:p>
          </table:table-cell>
          <table:table-cell office:value-type="string" calcext:value-type="string">
            <text:p>2022-10-13 16:56:20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1.39" calcext:value-type="float">
            <text:p>311.39</text:p>
          </table:table-cell>
          <table:table-cell office:value-type="string" calcext:value-type="string">
            <text:p>2022-10-13 16:56:53</text:p>
          </table:table-cell>
          <table:table-cell table:number-columns-repeated="5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1.34" calcext:value-type="float">
            <text:p>311.34</text:p>
          </table:table-cell>
          <table:table-cell office:value-type="string" calcext:value-type="string">
            <text:p>2022-10-13 16:57:27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8.96" calcext:value-type="float">
            <text:p>308.96</text:p>
          </table:table-cell>
          <table:table-cell office:value-type="string" calcext:value-type="string">
            <text:p>2022-10-13 16:58:02</text:p>
          </table:table-cell>
          <table:table-cell table:number-columns-repeated="5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11.39" calcext:value-type="float">
            <text:p>311.39</text:p>
          </table:table-cell>
          <table:table-cell office:value-type="string" calcext:value-type="string">
            <text:p>2022-10-13 16:58:34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8.95" calcext:value-type="float">
            <text:p>308.95</text:p>
          </table:table-cell>
          <table:table-cell office:value-type="string" calcext:value-type="string">
            <text:p>2022-10-13 16:59:07</text:p>
          </table:table-cell>
          <table:table-cell table:number-columns-repeated="5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8.95" calcext:value-type="float">
            <text:p>308.95</text:p>
          </table:table-cell>
          <table:table-cell office:value-type="string" calcext:value-type="string">
            <text:p>2022-10-13 16:59:42</text:p>
          </table:table-cell>
          <table:table-cell table:number-columns-repeated="5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8.95" calcext:value-type="float">
            <text:p>308.95</text:p>
          </table:table-cell>
          <table:table-cell office:value-type="string" calcext:value-type="string">
            <text:p>2022-10-13 17:00:16</text:p>
          </table:table-cell>
          <table:table-cell table:number-columns-repeated="5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6.86" calcext:value-type="float">
            <text:p>306.86</text:p>
          </table:table-cell>
          <table:table-cell office:value-type="string" calcext:value-type="string">
            <text:p>2022-10-13 17:00:49</text:p>
          </table:table-cell>
          <table:table-cell table:number-columns-repeated="5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9.48" calcext:value-type="float">
            <text:p>309.48</text:p>
          </table:table-cell>
          <table:table-cell office:value-type="string" calcext:value-type="string">
            <text:p>2022-10-13 17:01:22</text:p>
          </table:table-cell>
          <table:table-cell table:number-columns-repeated="5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7.04" calcext:value-type="float">
            <text:p>307.04</text:p>
          </table:table-cell>
          <table:table-cell office:value-type="string" calcext:value-type="string">
            <text:p>2022-10-13 17:01:56</text:p>
          </table:table-cell>
          <table:table-cell table:number-columns-repeated="5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6.7" calcext:value-type="float">
            <text:p>306.7</text:p>
          </table:table-cell>
          <table:table-cell office:value-type="string" calcext:value-type="string">
            <text:p>2022-10-13 17:02:31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9.82" calcext:value-type="float">
            <text:p>309.82</text:p>
          </table:table-cell>
          <table:table-cell office:value-type="string" calcext:value-type="string">
            <text:p>2022-10-13 17:03:04</text:p>
          </table:table-cell>
          <table:table-cell table:number-columns-repeated="5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7.78" calcext:value-type="float">
            <text:p>307.78</text:p>
          </table:table-cell>
          <table:table-cell office:value-type="string" calcext:value-type="string">
            <text:p>2022-10-13 17:03:39</text:p>
          </table:table-cell>
          <table:table-cell table:number-columns-repeated="5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4.41" calcext:value-type="float">
            <text:p>304.41</text:p>
          </table:table-cell>
          <table:table-cell office:value-type="string" calcext:value-type="string">
            <text:p>2022-10-13 17:04:11</text:p>
          </table:table-cell>
          <table:table-cell table:number-columns-repeated="5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4.6" calcext:value-type="float">
            <text:p>304.6</text:p>
          </table:table-cell>
          <table:table-cell office:value-type="string" calcext:value-type="string">
            <text:p>2022-10-13 17:04:44</text:p>
          </table:table-cell>
          <table:table-cell table:number-columns-repeated="5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4.93" calcext:value-type="float">
            <text:p>304.93</text:p>
          </table:table-cell>
          <table:table-cell office:value-type="string" calcext:value-type="string">
            <text:p>2022-10-13 17:05:18</text:p>
          </table:table-cell>
          <table:table-cell table:number-columns-repeated="5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4.6" calcext:value-type="float">
            <text:p>304.6</text:p>
          </table:table-cell>
          <table:table-cell office:value-type="string" calcext:value-type="string">
            <text:p>2022-10-13 17:05:53</text:p>
          </table:table-cell>
          <table:table-cell table:number-columns-repeated="5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4.6" calcext:value-type="float">
            <text:p>304.6</text:p>
          </table:table-cell>
          <table:table-cell office:value-type="string" calcext:value-type="string">
            <text:p>2022-10-13 17:06:25</text:p>
          </table:table-cell>
          <table:table-cell table:number-columns-repeated="5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4.6" calcext:value-type="float">
            <text:p>304.6</text:p>
          </table:table-cell>
          <table:table-cell office:value-type="string" calcext:value-type="string">
            <text:p>2022-10-13 17:06:58</text:p>
          </table:table-cell>
          <table:table-cell table:number-columns-repeated="5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5" calcext:value-type="float">
            <text:p>18617.5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17:07:32</text:p>
          </table:table-cell>
          <table:table-cell table:number-columns-repeated="5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4.08" calcext:value-type="float">
            <text:p>304.08</text:p>
          </table:table-cell>
          <table:table-cell office:value-type="string" calcext:value-type="string">
            <text:p>2022-10-13 17:08:06</text:p>
          </table:table-cell>
          <table:table-cell table:number-columns-repeated="5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6.98" calcext:value-type="float">
            <text:p>306.98</text:p>
          </table:table-cell>
          <table:table-cell office:value-type="string" calcext:value-type="string">
            <text:p>2022-10-13 17:08:40</text:p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8.55" calcext:value-type="float">
            <text:p>308.55</text:p>
          </table:table-cell>
          <table:table-cell office:value-type="string" calcext:value-type="string">
            <text:p>2022-10-13 17:09:13</text:p>
          </table:table-cell>
          <table:table-cell table:number-columns-repeated="5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6.18" calcext:value-type="float">
            <text:p>306.18</text:p>
          </table:table-cell>
          <table:table-cell office:value-type="string" calcext:value-type="string">
            <text:p>2022-10-13 17:09:47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8.21" calcext:value-type="float">
            <text:p>308.21</text:p>
          </table:table-cell>
          <table:table-cell office:value-type="string" calcext:value-type="string">
            <text:p>2022-10-13 17:10:21</text:p>
          </table:table-cell>
          <table:table-cell table:number-columns-repeated="5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6.64" calcext:value-type="float">
            <text:p>306.64</text:p>
          </table:table-cell>
          <table:table-cell office:value-type="string" calcext:value-type="string">
            <text:p>2022-10-13 17:10:54</text:p>
          </table:table-cell>
          <table:table-cell table:number-columns-repeated="5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4.01" calcext:value-type="float">
            <text:p>304.01</text:p>
          </table:table-cell>
          <table:table-cell office:value-type="string" calcext:value-type="string">
            <text:p>2022-10-13 17:11:29</text:p>
          </table:table-cell>
          <table:table-cell table:number-columns-repeated="5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6" calcext:value-type="float">
            <text:p>269.66</text:p>
          </table:table-cell>
          <table:table-cell office:value-type="string" calcext:value-type="string">
            <text:p>2022-10-13 17:12:01</text:p>
          </table:table-cell>
          <table:table-cell table:number-columns-repeated="5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0.06" calcext:value-type="float">
            <text:p>270.06</text:p>
          </table:table-cell>
          <table:table-cell office:value-type="string" calcext:value-type="string">
            <text:p>2022-10-13 17:12:34</text:p>
          </table:table-cell>
          <table:table-cell table:number-columns-repeated="5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8" calcext:value-type="float">
            <text:p>269.68</text:p>
          </table:table-cell>
          <table:table-cell office:value-type="string" calcext:value-type="string">
            <text:p>2022-10-13 17:13:09</text:p>
          </table:table-cell>
          <table:table-cell table:number-columns-repeated="5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6" calcext:value-type="float">
            <text:p>269.66</text:p>
          </table:table-cell>
          <table:table-cell office:value-type="string" calcext:value-type="string">
            <text:p>2022-10-13 17:13:43</text:p>
          </table:table-cell>
          <table:table-cell table:number-columns-repeated="5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0.06" calcext:value-type="float">
            <text:p>270.06</text:p>
          </table:table-cell>
          <table:table-cell office:value-type="string" calcext:value-type="string">
            <text:p>2022-10-13 17:14:15</text:p>
          </table:table-cell>
          <table:table-cell table:number-columns-repeated="5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26" calcext:value-type="float">
            <text:p>269.26</text:p>
          </table:table-cell>
          <table:table-cell office:value-type="string" calcext:value-type="string">
            <text:p>2022-10-13 17:14:49</text:p>
          </table:table-cell>
          <table:table-cell table:number-columns-repeated="5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5" calcext:value-type="float">
            <text:p>272.5</text:p>
          </table:table-cell>
          <table:table-cell office:value-type="string" calcext:value-type="string">
            <text:p>2022-10-13 17:15:23</text:p>
          </table:table-cell>
          <table:table-cell table:number-columns-repeated="5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5" calcext:value-type="float">
            <text:p>272.5</text:p>
          </table:table-cell>
          <table:table-cell office:value-type="string" calcext:value-type="string">
            <text:p>2022-10-13 17:15:56</text:p>
          </table:table-cell>
          <table:table-cell table:number-columns-repeated="5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1.76" calcext:value-type="float">
            <text:p>271.76</text:p>
          </table:table-cell>
          <table:table-cell office:value-type="string" calcext:value-type="string">
            <text:p>2022-10-13 17:16:30</text:p>
          </table:table-cell>
          <table:table-cell table:number-columns-repeated="5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1" calcext:value-type="float">
            <text:p>272.1</text:p>
          </table:table-cell>
          <table:table-cell office:value-type="string" calcext:value-type="string">
            <text:p>2022-10-13 17:17:03</text:p>
          </table:table-cell>
          <table:table-cell table:number-columns-repeated="5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7" calcext:value-type="float">
            <text:p>269.67</text:p>
          </table:table-cell>
          <table:table-cell office:value-type="string" calcext:value-type="string">
            <text:p>2022-10-13 17:17:36</text:p>
          </table:table-cell>
          <table:table-cell table:number-columns-repeated="5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08" calcext:value-type="float">
            <text:p>272.08</text:p>
          </table:table-cell>
          <table:table-cell office:value-type="string" calcext:value-type="string">
            <text:p>2022-10-13 17:18:10</text:p>
          </table:table-cell>
          <table:table-cell table:number-columns-repeated="5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1" calcext:value-type="float">
            <text:p>272.1</text:p>
          </table:table-cell>
          <table:table-cell office:value-type="string" calcext:value-type="string">
            <text:p>2022-10-13 17:18:43</text:p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1.74" calcext:value-type="float">
            <text:p>271.74</text:p>
          </table:table-cell>
          <table:table-cell office:value-type="string" calcext:value-type="string">
            <text:p>2022-10-13 17:19:18</text:p>
          </table:table-cell>
          <table:table-cell table:number-columns-repeated="5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48" calcext:value-type="float">
            <text:p>272.48</text:p>
          </table:table-cell>
          <table:table-cell office:value-type="string" calcext:value-type="string">
            <text:p>2022-10-13 17:19:51</text:p>
          </table:table-cell>
          <table:table-cell table:number-columns-repeated="5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1.76" calcext:value-type="float">
            <text:p>271.76</text:p>
          </table:table-cell>
          <table:table-cell office:value-type="string" calcext:value-type="string">
            <text:p>2022-10-13 17:20:24</text:p>
          </table:table-cell>
          <table:table-cell table:number-columns-repeated="5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08" calcext:value-type="float">
            <text:p>272.08</text:p>
          </table:table-cell>
          <table:table-cell office:value-type="string" calcext:value-type="string">
            <text:p>2022-10-13 17:20:58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26" calcext:value-type="float">
            <text:p>269.26</text:p>
          </table:table-cell>
          <table:table-cell office:value-type="string" calcext:value-type="string">
            <text:p>2022-10-13 17:21:32</text:p>
          </table:table-cell>
          <table:table-cell table:number-columns-repeated="5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6" calcext:value-type="float">
            <text:p>269.66</text:p>
          </table:table-cell>
          <table:table-cell office:value-type="string" calcext:value-type="string">
            <text:p>2022-10-13 17:22:05</text:p>
          </table:table-cell>
          <table:table-cell table:number-columns-repeated="5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31" calcext:value-type="float">
            <text:p>269.31</text:p>
          </table:table-cell>
          <table:table-cell office:value-type="string" calcext:value-type="string">
            <text:p>2022-10-13 17:22:37</text:p>
          </table:table-cell>
          <table:table-cell table:number-columns-repeated="5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4" calcext:value-type="float">
            <text:p>269.64</text:p>
          </table:table-cell>
          <table:table-cell office:value-type="string" calcext:value-type="string">
            <text:p>2022-10-13 17:23:12</text:p>
          </table:table-cell>
          <table:table-cell table:number-columns-repeated="5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71" calcext:value-type="float">
            <text:p>269.71</text:p>
          </table:table-cell>
          <table:table-cell office:value-type="string" calcext:value-type="string">
            <text:p>2022-10-13 17:23:46</text:p>
          </table:table-cell>
          <table:table-cell table:number-columns-repeated="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73" calcext:value-type="float">
            <text:p>269.73</text:p>
          </table:table-cell>
          <table:table-cell office:value-type="string" calcext:value-type="string">
            <text:p>2022-10-13 17:24:20</text:p>
          </table:table-cell>
          <table:table-cell table:number-columns-repeated="5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69.66" calcext:value-type="float">
            <text:p>269.66</text:p>
          </table:table-cell>
          <table:table-cell office:value-type="string" calcext:value-type="string">
            <text:p>2022-10-13 17:24:53</text:p>
          </table:table-cell>
          <table:table-cell table:number-columns-repeated="5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72.14" calcext:value-type="float">
            <text:p>272.14</text:p>
          </table:table-cell>
          <table:table-cell office:value-type="string" calcext:value-type="string">
            <text:p>2022-10-13 17:25:27</text:p>
          </table:table-cell>
          <table:table-cell table:number-columns-repeated="5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81.86" calcext:value-type="float">
            <text:p>281.86</text:p>
          </table:table-cell>
          <table:table-cell office:value-type="string" calcext:value-type="string">
            <text:p>2022-10-13 17:26:02</text:p>
          </table:table-cell>
          <table:table-cell table:number-columns-repeated="5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1.52" calcext:value-type="float">
            <text:p>311.52</text:p>
          </table:table-cell>
          <table:table-cell office:value-type="string" calcext:value-type="string">
            <text:p>2022-10-13 17:26:35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08.61" calcext:value-type="float">
            <text:p>308.61</text:p>
          </table:table-cell>
          <table:table-cell office:value-type="string" calcext:value-type="string">
            <text:p>2022-10-13 17:27:11</text:p>
          </table:table-cell>
          <table:table-cell table:number-columns-repeated="5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6.35" calcext:value-type="float">
            <text:p>316.35</text:p>
          </table:table-cell>
          <table:table-cell office:value-type="string" calcext:value-type="string">
            <text:p>2022-10-13 17:27:43</text:p>
          </table:table-cell>
          <table:table-cell table:number-columns-repeated="5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21.68" calcext:value-type="float">
            <text:p>321.68</text:p>
          </table:table-cell>
          <table:table-cell office:value-type="string" calcext:value-type="string">
            <text:p>2022-10-13 17:28:16</text:p>
          </table:table-cell>
          <table:table-cell table:number-columns-repeated="5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21.68" calcext:value-type="float">
            <text:p>321.68</text:p>
          </table:table-cell>
          <table:table-cell office:value-type="string" calcext:value-type="string">
            <text:p>2022-10-13 17:28:50</text:p>
          </table:table-cell>
          <table:table-cell table:number-columns-repeated="5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50.56" calcext:value-type="float">
            <text:p>350.56</text:p>
          </table:table-cell>
          <table:table-cell office:value-type="string" calcext:value-type="string">
            <text:p>2022-10-13 17:29:25</text:p>
          </table:table-cell>
          <table:table-cell table:number-columns-repeated="5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406.68" calcext:value-type="float">
            <text:p>406.68</text:p>
          </table:table-cell>
          <table:table-cell office:value-type="string" calcext:value-type="string">
            <text:p>2022-10-13 17:29:57</text:p>
          </table:table-cell>
          <table:table-cell table:number-columns-repeated="5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63.37" calcext:value-type="float">
            <text:p>363.37</text:p>
          </table:table-cell>
          <table:table-cell office:value-type="string" calcext:value-type="string">
            <text:p>2022-10-13 17:30:30</text:p>
          </table:table-cell>
          <table:table-cell table:number-columns-repeated="5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55.44" calcext:value-type="float">
            <text:p>355.44</text:p>
          </table:table-cell>
          <table:table-cell office:value-type="string" calcext:value-type="string">
            <text:p>2022-10-13 17:31:04</text:p>
          </table:table-cell>
          <table:table-cell table:number-columns-repeated="5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8.39" calcext:value-type="float">
            <text:p>318.39</text:p>
          </table:table-cell>
          <table:table-cell office:value-type="string" calcext:value-type="string">
            <text:p>2022-10-13 17:31:39</text:p>
          </table:table-cell>
          <table:table-cell table:number-columns-repeated="5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93.66" calcext:value-type="float">
            <text:p>393.66</text:p>
          </table:table-cell>
          <table:table-cell office:value-type="string" calcext:value-type="string">
            <text:p>2022-10-13 17:32:12</text:p>
          </table:table-cell>
          <table:table-cell table:number-columns-repeated="5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50.52" calcext:value-type="float">
            <text:p>350.52</text:p>
          </table:table-cell>
          <table:table-cell office:value-type="string" calcext:value-type="string">
            <text:p>2022-10-13 17:32:45</text:p>
          </table:table-cell>
          <table:table-cell table:number-columns-repeated="5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55.38" calcext:value-type="float">
            <text:p>355.38</text:p>
          </table:table-cell>
          <table:table-cell office:value-type="string" calcext:value-type="string">
            <text:p>2022-10-13 17:33:18</text:p>
          </table:table-cell>
          <table:table-cell table:number-columns-repeated="5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55.38" calcext:value-type="float">
            <text:p>355.38</text:p>
          </table:table-cell>
          <table:table-cell office:value-type="string" calcext:value-type="string">
            <text:p>2022-10-13 17:33:53</text:p>
          </table:table-cell>
          <table:table-cell table:number-columns-repeated="5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7.87" calcext:value-type="float">
            <text:p>317.87</text:p>
          </table:table-cell>
          <table:table-cell office:value-type="string" calcext:value-type="string">
            <text:p>2022-10-13 17:34:26</text:p>
          </table:table-cell>
          <table:table-cell table:number-columns-repeated="5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21.21" calcext:value-type="float">
            <text:p>321.21</text:p>
          </table:table-cell>
          <table:table-cell office:value-type="string" calcext:value-type="string">
            <text:p>2022-10-13 17:35:01</text:p>
          </table:table-cell>
          <table:table-cell table:number-columns-repeated="5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6.34" calcext:value-type="float">
            <text:p>316.34</text:p>
          </table:table-cell>
          <table:table-cell office:value-type="string" calcext:value-type="string">
            <text:p>2022-10-13 17:35:33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6.34" calcext:value-type="float">
            <text:p>316.34</text:p>
          </table:table-cell>
          <table:table-cell office:value-type="string" calcext:value-type="string">
            <text:p>2022-10-13 17:36:06</text:p>
          </table:table-cell>
          <table:table-cell table:number-columns-repeated="5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45.26" calcext:value-type="float">
            <text:p>345.26</text:p>
          </table:table-cell>
          <table:table-cell office:value-type="string" calcext:value-type="string">
            <text:p>2022-10-13 17:36:40</text:p>
          </table:table-cell>
          <table:table-cell table:number-columns-repeated="5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37.37" calcext:value-type="float">
            <text:p>337.37</text:p>
          </table:table-cell>
          <table:table-cell office:value-type="string" calcext:value-type="string">
            <text:p>2022-10-13 17:37:15</text:p>
          </table:table-cell>
          <table:table-cell table:number-columns-repeated="5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81.51" calcext:value-type="float">
            <text:p>381.51</text:p>
          </table:table-cell>
          <table:table-cell office:value-type="string" calcext:value-type="string">
            <text:p>2022-10-13 17:37:47</text:p>
          </table:table-cell>
          <table:table-cell table:number-columns-repeated="5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32.51" calcext:value-type="float">
            <text:p>332.51</text:p>
          </table:table-cell>
          <table:table-cell office:value-type="string" calcext:value-type="string">
            <text:p>2022-10-13 17:38:21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27.65" calcext:value-type="float">
            <text:p>327.65</text:p>
          </table:table-cell>
          <table:table-cell office:value-type="string" calcext:value-type="string">
            <text:p>2022-10-13 17:38:55</text:p>
          </table:table-cell>
          <table:table-cell table:number-columns-repeated="5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22.79" calcext:value-type="float">
            <text:p>322.79</text:p>
          </table:table-cell>
          <table:table-cell office:value-type="string" calcext:value-type="string">
            <text:p>2022-10-13 17:39:29</text:p>
          </table:table-cell>
          <table:table-cell table:number-columns-repeated="5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83.98" calcext:value-type="float">
            <text:p>283.98</text:p>
          </table:table-cell>
          <table:table-cell office:value-type="string" calcext:value-type="string">
            <text:p>2022-10-13 17:40:03</text:p>
          </table:table-cell>
          <table:table-cell table:number-columns-repeated="5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83.98" calcext:value-type="float">
            <text:p>283.98</text:p>
          </table:table-cell>
          <table:table-cell office:value-type="string" calcext:value-type="string">
            <text:p>2022-10-13 17:40:36</text:p>
          </table:table-cell>
          <table:table-cell table:number-columns-repeated="5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83.98" calcext:value-type="float">
            <text:p>283.98</text:p>
          </table:table-cell>
          <table:table-cell office:value-type="string" calcext:value-type="string">
            <text:p>2022-10-13 17:41:11</text:p>
          </table:table-cell>
          <table:table-cell table:number-columns-repeated="5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283.91" calcext:value-type="float">
            <text:p>283.91</text:p>
          </table:table-cell>
          <table:table-cell office:value-type="string" calcext:value-type="string">
            <text:p>2022-10-13 17:41:46</text:p>
          </table:table-cell>
          <table:table-cell table:number-columns-repeated="5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6" calcext:value-type="float">
            <text:p>18617.6</text:p>
          </table:table-cell>
          <table:table-cell office:value-type="float" office:value="315.5" calcext:value-type="float">
            <text:p>315.5</text:p>
          </table:table-cell>
          <table:table-cell office:value-type="string" calcext:value-type="string">
            <text:p>2022-10-13 17:42:18</text:p>
          </table:table-cell>
          <table:table-cell table:number-columns-repeated="5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18.91" calcext:value-type="float">
            <text:p>318.91</text:p>
          </table:table-cell>
          <table:table-cell office:value-type="string" calcext:value-type="string">
            <text:p>2022-10-13 17:42:53</text:p>
          </table:table-cell>
          <table:table-cell table:number-columns-repeated="5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15.5" calcext:value-type="float">
            <text:p>315.5</text:p>
          </table:table-cell>
          <table:table-cell office:value-type="string" calcext:value-type="string">
            <text:p>2022-10-13 17:43:26</text:p>
          </table:table-cell>
          <table:table-cell table:number-columns-repeated="5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15.1" calcext:value-type="float">
            <text:p>315.1</text:p>
          </table:table-cell>
          <table:table-cell office:value-type="string" calcext:value-type="string">
            <text:p>2022-10-13 17:43:59</text:p>
          </table:table-cell>
          <table:table-cell table:number-columns-repeated="5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24.82" calcext:value-type="float">
            <text:p>324.82</text:p>
          </table:table-cell>
          <table:table-cell office:value-type="string" calcext:value-type="string">
            <text:p>2022-10-13 17:44:32</text:p>
          </table:table-cell>
          <table:table-cell table:number-columns-repeated="5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30.64" calcext:value-type="float">
            <text:p>330.64</text:p>
          </table:table-cell>
          <table:table-cell office:value-type="string" calcext:value-type="string">
            <text:p>2022-10-13 17:45:07</text:p>
          </table:table-cell>
          <table:table-cell table:number-columns-repeated="5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75.85" calcext:value-type="float">
            <text:p>375.85</text:p>
          </table:table-cell>
          <table:table-cell office:value-type="string" calcext:value-type="string">
            <text:p>2022-10-13 17:45:39</text:p>
          </table:table-cell>
          <table:table-cell table:number-columns-repeated="5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78.25" calcext:value-type="float">
            <text:p>378.25</text:p>
          </table:table-cell>
          <table:table-cell office:value-type="string" calcext:value-type="string">
            <text:p>2022-10-13 17:46:13</text:p>
          </table:table-cell>
          <table:table-cell table:number-columns-repeated="5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1.08" calcext:value-type="float">
            <text:p>381.08</text:p>
          </table:table-cell>
          <table:table-cell office:value-type="string" calcext:value-type="string">
            <text:p>2022-10-13 17:46:47</text:p>
          </table:table-cell>
          <table:table-cell table:number-columns-repeated="5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6.09" calcext:value-type="float">
            <text:p>386.09</text:p>
          </table:table-cell>
          <table:table-cell office:value-type="string" calcext:value-type="string">
            <text:p>2022-10-13 17:47:21</text:p>
          </table:table-cell>
          <table:table-cell table:number-columns-repeated="5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022-10-13 17:47:57</text:p>
          </table:table-cell>
          <table:table-cell table:number-columns-repeated="5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6.44" calcext:value-type="float">
            <text:p>386.44</text:p>
          </table:table-cell>
          <table:table-cell office:value-type="string" calcext:value-type="string">
            <text:p>2022-10-13 17:48:42</text:p>
          </table:table-cell>
          <table:table-cell table:number-columns-repeated="5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5.57" calcext:value-type="float">
            <text:p>385.57</text:p>
          </table:table-cell>
          <table:table-cell office:value-type="string" calcext:value-type="string">
            <text:p>2022-10-13 17:49:16</text:p>
          </table:table-cell>
          <table:table-cell table:number-columns-repeated="5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5.97" calcext:value-type="float">
            <text:p>385.97</text:p>
          </table:table-cell>
          <table:table-cell office:value-type="string" calcext:value-type="string">
            <text:p>2022-10-13 17:49:50</text:p>
          </table:table-cell>
          <table:table-cell table:number-columns-repeated="5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4.01" calcext:value-type="float">
            <text:p>384.01</text:p>
          </table:table-cell>
          <table:table-cell office:value-type="string" calcext:value-type="string">
            <text:p>2022-10-13 17:50:23</text:p>
          </table:table-cell>
          <table:table-cell table:number-columns-repeated="5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3.94" calcext:value-type="float">
            <text:p>383.94</text:p>
          </table:table-cell>
          <table:table-cell office:value-type="string" calcext:value-type="string">
            <text:p>2022-10-13 17:51:01</text:p>
          </table:table-cell>
          <table:table-cell table:number-columns-repeated="5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3.54" calcext:value-type="float">
            <text:p>383.54</text:p>
          </table:table-cell>
          <table:table-cell office:value-type="string" calcext:value-type="string">
            <text:p>2022-10-13 17:51:34</text:p>
          </table:table-cell>
          <table:table-cell table:number-columns-repeated="5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2.43" calcext:value-type="float">
            <text:p>382.43</text:p>
          </table:table-cell>
          <table:table-cell office:value-type="string" calcext:value-type="string">
            <text:p>2022-10-13 17:52:06</text:p>
          </table:table-cell>
          <table:table-cell table:number-columns-repeated="5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3.14" calcext:value-type="float">
            <text:p>383.14</text:p>
          </table:table-cell>
          <table:table-cell office:value-type="string" calcext:value-type="string">
            <text:p>2022-10-13 17:52:41</text:p>
          </table:table-cell>
          <table:table-cell table:number-columns-repeated="5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4.01" calcext:value-type="float">
            <text:p>384.01</text:p>
          </table:table-cell>
          <table:table-cell office:value-type="string" calcext:value-type="string">
            <text:p>2022-10-13 17:53:15</text:p>
          </table:table-cell>
          <table:table-cell table:number-columns-repeated="5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3.14" calcext:value-type="float">
            <text:p>383.14</text:p>
          </table:table-cell>
          <table:table-cell office:value-type="string" calcext:value-type="string">
            <text:p>2022-10-13 17:53:47</text:p>
          </table:table-cell>
          <table:table-cell table:number-columns-repeated="5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2.83" calcext:value-type="float">
            <text:p>382.83</text:p>
          </table:table-cell>
          <table:table-cell office:value-type="string" calcext:value-type="string">
            <text:p>2022-10-13 17:54:20</text:p>
          </table:table-cell>
          <table:table-cell table:number-columns-repeated="5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0.73" calcext:value-type="float">
            <text:p>380.73</text:p>
          </table:table-cell>
          <table:table-cell office:value-type="string" calcext:value-type="string">
            <text:p>2022-10-13 17:54:55</text:p>
          </table:table-cell>
          <table:table-cell table:number-columns-repeated="5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3.14" calcext:value-type="float">
            <text:p>383.14</text:p>
          </table:table-cell>
          <table:table-cell office:value-type="string" calcext:value-type="string">
            <text:p>2022-10-13 17:55:29</text:p>
          </table:table-cell>
          <table:table-cell table:number-columns-repeated="5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96.39" calcext:value-type="float">
            <text:p>396.39</text:p>
          </table:table-cell>
          <table:table-cell office:value-type="string" calcext:value-type="string">
            <text:p>2022-10-13 17:56:02</text:p>
          </table:table-cell>
          <table:table-cell table:number-columns-repeated="5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99.61" calcext:value-type="float">
            <text:p>399.61</text:p>
          </table:table-cell>
          <table:table-cell office:value-type="string" calcext:value-type="string">
            <text:p>2022-10-13 17:56:35</text:p>
          </table:table-cell>
          <table:table-cell table:number-columns-repeated="5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400.01" calcext:value-type="float">
            <text:p>400.01</text:p>
          </table:table-cell>
          <table:table-cell office:value-type="string" calcext:value-type="string">
            <text:p>2022-10-13 17:57:09</text:p>
          </table:table-cell>
          <table:table-cell table:number-columns-repeated="5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97.72" calcext:value-type="float">
            <text:p>397.72</text:p>
          </table:table-cell>
          <table:table-cell office:value-type="string" calcext:value-type="string">
            <text:p>2022-10-13 17:57:43</text:p>
          </table:table-cell>
          <table:table-cell table:number-columns-repeated="5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96.64" calcext:value-type="float">
            <text:p>396.64</text:p>
          </table:table-cell>
          <table:table-cell office:value-type="string" calcext:value-type="string">
            <text:p>2022-10-13 17:58:17</text:p>
          </table:table-cell>
          <table:table-cell table:number-columns-repeated="5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97.88" calcext:value-type="float">
            <text:p>397.88</text:p>
          </table:table-cell>
          <table:table-cell office:value-type="string" calcext:value-type="string">
            <text:p>2022-10-13 17:58:52</text:p>
          </table:table-cell>
          <table:table-cell table:number-columns-repeated="5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0.94" calcext:value-type="float">
            <text:p>380.94</text:p>
          </table:table-cell>
          <table:table-cell office:value-type="string" calcext:value-type="string">
            <text:p>2022-10-13 17:59:24</text:p>
          </table:table-cell>
          <table:table-cell table:number-columns-repeated="5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0.87" calcext:value-type="float">
            <text:p>380.87</text:p>
          </table:table-cell>
          <table:table-cell office:value-type="string" calcext:value-type="string">
            <text:p>2022-10-13 17:59:57</text:p>
          </table:table-cell>
          <table:table-cell table:number-columns-repeated="5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2.04" calcext:value-type="float">
            <text:p>382.04</text:p>
          </table:table-cell>
          <table:table-cell office:value-type="string" calcext:value-type="string">
            <text:p>2022-10-13 18:00:31</text:p>
          </table:table-cell>
          <table:table-cell table:number-columns-repeated="5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0.24" calcext:value-type="float">
            <text:p>380.24</text:p>
          </table:table-cell>
          <table:table-cell office:value-type="string" calcext:value-type="string">
            <text:p>2022-10-13 18:01:06</text:p>
          </table:table-cell>
          <table:table-cell table:number-columns-repeated="5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1.81" calcext:value-type="float">
            <text:p>381.81</text:p>
          </table:table-cell>
          <table:table-cell office:value-type="string" calcext:value-type="string">
            <text:p>2022-10-13 18:01:38</text:p>
          </table:table-cell>
          <table:table-cell table:number-columns-repeated="5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81.11" calcext:value-type="float">
            <text:p>381.11</text:p>
          </table:table-cell>
          <table:table-cell office:value-type="string" calcext:value-type="string">
            <text:p>2022-10-13 18:02:11</text:p>
          </table:table-cell>
          <table:table-cell table:number-columns-repeated="5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59.38" calcext:value-type="float">
            <text:p>359.38</text:p>
          </table:table-cell>
          <table:table-cell office:value-type="string" calcext:value-type="string">
            <text:p>2022-10-13 18:02:45</text:p>
          </table:table-cell>
          <table:table-cell table:number-columns-repeated="5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61.89" calcext:value-type="float">
            <text:p>361.89</text:p>
          </table:table-cell>
          <table:table-cell office:value-type="string" calcext:value-type="string">
            <text:p>2022-10-13 18:03:21</text:p>
          </table:table-cell>
          <table:table-cell table:number-columns-repeated="5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61.88" calcext:value-type="float">
            <text:p>361.88</text:p>
          </table:table-cell>
          <table:table-cell office:value-type="string" calcext:value-type="string">
            <text:p>2022-10-13 18:03:53</text:p>
          </table:table-cell>
          <table:table-cell table:number-columns-repeated="5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59.45" calcext:value-type="float">
            <text:p>359.45</text:p>
          </table:table-cell>
          <table:table-cell office:value-type="string" calcext:value-type="string">
            <text:p>2022-10-13 18:04:27</text:p>
          </table:table-cell>
          <table:table-cell table:number-columns-repeated="5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60.8" calcext:value-type="float">
            <text:p>360.8</text:p>
          </table:table-cell>
          <table:table-cell office:value-type="string" calcext:value-type="string">
            <text:p>2022-10-13 18:05:00</text:p>
          </table:table-cell>
          <table:table-cell table:number-columns-repeated="5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61.89" calcext:value-type="float">
            <text:p>361.89</text:p>
          </table:table-cell>
          <table:table-cell office:value-type="string" calcext:value-type="string">
            <text:p>2022-10-13 18:05:35</text:p>
          </table:table-cell>
          <table:table-cell table:number-columns-repeated="5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64.4" calcext:value-type="float">
            <text:p>364.4</text:p>
          </table:table-cell>
          <table:table-cell office:value-type="string" calcext:value-type="string">
            <text:p>2022-10-13 18:06:08</text:p>
          </table:table-cell>
          <table:table-cell table:number-columns-repeated="5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75.58" calcext:value-type="float">
            <text:p>375.58</text:p>
          </table:table-cell>
          <table:table-cell office:value-type="string" calcext:value-type="string">
            <text:p>2022-10-13 18:06:43</text:p>
          </table:table-cell>
          <table:table-cell table:number-columns-repeated="5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7" calcext:value-type="float">
            <text:p>18617.7</text:p>
          </table:table-cell>
          <table:table-cell office:value-type="float" office:value="361.67" calcext:value-type="float">
            <text:p>361.67</text:p>
          </table:table-cell>
          <table:table-cell office:value-type="string" calcext:value-type="string">
            <text:p>2022-10-13 18:07:15</text:p>
          </table:table-cell>
          <table:table-cell table:number-columns-repeated="5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82" calcext:value-type="float">
            <text:p>361.82</text:p>
          </table:table-cell>
          <table:table-cell office:value-type="string" calcext:value-type="string">
            <text:p>2022-10-13 18:07:48</text:p>
          </table:table-cell>
          <table:table-cell table:number-columns-repeated="5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7" calcext:value-type="float">
            <text:p>361.27</text:p>
          </table:table-cell>
          <table:table-cell office:value-type="string" calcext:value-type="string">
            <text:p>2022-10-13 18:08:23</text:p>
          </table:table-cell>
          <table:table-cell table:number-columns-repeated="5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67" calcext:value-type="float">
            <text:p>361.67</text:p>
          </table:table-cell>
          <table:table-cell office:value-type="string" calcext:value-type="string">
            <text:p>2022-10-13 18:08:57</text:p>
          </table:table-cell>
          <table:table-cell table:number-columns-repeated="5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67" calcext:value-type="float">
            <text:p>361.67</text:p>
          </table:table-cell>
          <table:table-cell office:value-type="string" calcext:value-type="string">
            <text:p>2022-10-13 18:09:29</text:p>
          </table:table-cell>
          <table:table-cell table:number-columns-repeated="5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0:02</text:p>
          </table:table-cell>
          <table:table-cell table:number-columns-repeated="5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7" calcext:value-type="float">
            <text:p>361.27</text:p>
          </table:table-cell>
          <table:table-cell office:value-type="string" calcext:value-type="string">
            <text:p>2022-10-13 18:10:37</text:p>
          </table:table-cell>
          <table:table-cell table:number-columns-repeated="5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1:12</text:p>
          </table:table-cell>
          <table:table-cell table:number-columns-repeated="5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7" calcext:value-type="float">
            <text:p>361.27</text:p>
          </table:table-cell>
          <table:table-cell office:value-type="string" calcext:value-type="string">
            <text:p>2022-10-13 18:11:44</text:p>
          </table:table-cell>
          <table:table-cell table:number-columns-repeated="5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67" calcext:value-type="float">
            <text:p>361.67</text:p>
          </table:table-cell>
          <table:table-cell office:value-type="string" calcext:value-type="string">
            <text:p>2022-10-13 18:12:17</text:p>
          </table:table-cell>
          <table:table-cell table:number-columns-repeated="5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2:50</text:p>
          </table:table-cell>
          <table:table-cell table:number-columns-repeated="5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7" calcext:value-type="float">
            <text:p>361.27</text:p>
          </table:table-cell>
          <table:table-cell office:value-type="string" calcext:value-type="string">
            <text:p>2022-10-13 18:13:25</text:p>
          </table:table-cell>
          <table:table-cell table:number-columns-repeated="5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3:58</text:p>
          </table:table-cell>
          <table:table-cell table:number-columns-repeated="5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0.73" calcext:value-type="float">
            <text:p>360.73</text:p>
          </table:table-cell>
          <table:table-cell office:value-type="string" calcext:value-type="string">
            <text:p>2022-10-13 18:14:33</text:p>
          </table:table-cell>
          <table:table-cell table:number-columns-repeated="5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5:05</text:p>
          </table:table-cell>
          <table:table-cell table:number-columns-repeated="5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5:38</text:p>
          </table:table-cell>
          <table:table-cell table:number-columns-repeated="5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67" calcext:value-type="float">
            <text:p>361.67</text:p>
          </table:table-cell>
          <table:table-cell office:value-type="string" calcext:value-type="string">
            <text:p>2022-10-13 18:16:12</text:p>
          </table:table-cell>
          <table:table-cell table:number-columns-repeated="5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0.8" calcext:value-type="float">
            <text:p>360.8</text:p>
          </table:table-cell>
          <table:table-cell office:value-type="string" calcext:value-type="string">
            <text:p>2022-10-13 18:16:46</text:p>
          </table:table-cell>
          <table:table-cell table:number-columns-repeated="5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18:17:18</text:p>
          </table:table-cell>
          <table:table-cell table:number-columns-repeated="5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1.27" calcext:value-type="float">
            <text:p>361.27</text:p>
          </table:table-cell>
          <table:table-cell office:value-type="string" calcext:value-type="string">
            <text:p>2022-10-13 18:17:51</text:p>
          </table:table-cell>
          <table:table-cell table:number-columns-repeated="5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18:18:26</text:p>
          </table:table-cell>
          <table:table-cell table:number-columns-repeated="5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2.14" calcext:value-type="float">
            <text:p>332.14</text:p>
          </table:table-cell>
          <table:table-cell office:value-type="string" calcext:value-type="string">
            <text:p>2022-10-13 18:19:00</text:p>
          </table:table-cell>
          <table:table-cell table:number-columns-repeated="5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29.61" calcext:value-type="float">
            <text:p>329.61</text:p>
          </table:table-cell>
          <table:table-cell office:value-type="string" calcext:value-type="string">
            <text:p>2022-10-13 18:19:33</text:p>
          </table:table-cell>
          <table:table-cell table:number-columns-repeated="5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29.61" calcext:value-type="float">
            <text:p>329.61</text:p>
          </table:table-cell>
          <table:table-cell office:value-type="string" calcext:value-type="string">
            <text:p>2022-10-13 18:20:07</text:p>
          </table:table-cell>
          <table:table-cell table:number-columns-repeated="5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29.21" calcext:value-type="float">
            <text:p>329.21</text:p>
          </table:table-cell>
          <table:table-cell office:value-type="string" calcext:value-type="string">
            <text:p>2022-10-13 18:20:41</text:p>
          </table:table-cell>
          <table:table-cell table:number-columns-repeated="5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1637.86" calcext:value-type="float">
            <text:p>1637.86</text:p>
          </table:table-cell>
          <table:table-cell office:value-type="string" calcext:value-type="string">
            <text:p>2022-10-13 18:21:16</text:p>
          </table:table-cell>
          <table:table-cell table:number-columns-repeated="5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1234.78" calcext:value-type="float">
            <text:p>1234.78</text:p>
          </table:table-cell>
          <table:table-cell office:value-type="string" calcext:value-type="string">
            <text:p>2022-10-13 18:21:49</text:p>
          </table:table-cell>
          <table:table-cell table:number-columns-repeated="5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2.11" calcext:value-type="float">
            <text:p>332.11</text:p>
          </table:table-cell>
          <table:table-cell office:value-type="string" calcext:value-type="string">
            <text:p>2022-10-13 18:22:24</text:p>
          </table:table-cell>
          <table:table-cell table:number-columns-repeated="5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1681.16" calcext:value-type="float">
            <text:p>1681.16</text:p>
          </table:table-cell>
          <table:table-cell office:value-type="string" calcext:value-type="string">
            <text:p>2022-10-13 18:22:57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1.63" calcext:value-type="float">
            <text:p>331.63</text:p>
          </table:table-cell>
          <table:table-cell office:value-type="string" calcext:value-type="string">
            <text:p>2022-10-13 18:23:29</text:p>
          </table:table-cell>
          <table:table-cell table:number-columns-repeated="5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2.12" calcext:value-type="float">
            <text:p>332.12</text:p>
          </table:table-cell>
          <table:table-cell office:value-type="string" calcext:value-type="string">
            <text:p>2022-10-13 18:24:04</text:p>
          </table:table-cell>
          <table:table-cell table:number-columns-repeated="5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2.13" calcext:value-type="float">
            <text:p>332.13</text:p>
          </table:table-cell>
          <table:table-cell office:value-type="string" calcext:value-type="string">
            <text:p>2022-10-13 18:24:38</text:p>
          </table:table-cell>
          <table:table-cell table:number-columns-repeated="5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05.16" calcext:value-type="float">
            <text:p>305.16</text:p>
          </table:table-cell>
          <table:table-cell office:value-type="string" calcext:value-type="string">
            <text:p>2022-10-13 18:25:11</text:p>
          </table:table-cell>
          <table:table-cell table:number-columns-repeated="5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2.12" calcext:value-type="float">
            <text:p>332.12</text:p>
          </table:table-cell>
          <table:table-cell office:value-type="string" calcext:value-type="string">
            <text:p>2022-10-13 18:25:43</text:p>
          </table:table-cell>
          <table:table-cell table:number-columns-repeated="5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29.7" calcext:value-type="float">
            <text:p>329.7</text:p>
          </table:table-cell>
          <table:table-cell office:value-type="string" calcext:value-type="string">
            <text:p>2022-10-13 18:26:18</text:p>
          </table:table-cell>
          <table:table-cell table:number-columns-repeated="5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30.1" calcext:value-type="float">
            <text:p>330.1</text:p>
          </table:table-cell>
          <table:table-cell office:value-type="string" calcext:value-type="string">
            <text:p>2022-10-13 18:26:51</text:p>
          </table:table-cell>
          <table:table-cell table:number-columns-repeated="5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78.5" calcext:value-type="float">
            <text:p>378.5</text:p>
          </table:table-cell>
          <table:table-cell office:value-type="string" calcext:value-type="string">
            <text:p>2022-10-13 18:27:25</text:p>
          </table:table-cell>
          <table:table-cell table:number-columns-repeated="5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78.1" calcext:value-type="float">
            <text:p>378.1</text:p>
          </table:table-cell>
          <table:table-cell office:value-type="string" calcext:value-type="string">
            <text:p>2022-10-13 18:27:58</text:p>
          </table:table-cell>
          <table:table-cell table:number-columns-repeated="5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78.1" calcext:value-type="float">
            <text:p>378.1</text:p>
          </table:table-cell>
          <table:table-cell office:value-type="string" calcext:value-type="string">
            <text:p>2022-10-13 18:28:32</text:p>
          </table:table-cell>
          <table:table-cell table:number-columns-repeated="5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80.04" calcext:value-type="float">
            <text:p>380.04</text:p>
          </table:table-cell>
          <table:table-cell office:value-type="string" calcext:value-type="string">
            <text:p>2022-10-13 18:29:06</text:p>
          </table:table-cell>
          <table:table-cell table:number-columns-repeated="5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77.61" calcext:value-type="float">
            <text:p>377.61</text:p>
          </table:table-cell>
          <table:table-cell office:value-type="string" calcext:value-type="string">
            <text:p>2022-10-13 18:29:39</text:p>
          </table:table-cell>
          <table:table-cell table:number-columns-repeated="5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8" calcext:value-type="float">
            <text:p>18617.8</text:p>
          </table:table-cell>
          <table:table-cell office:value-type="float" office:value="378.01" calcext:value-type="float">
            <text:p>378.01</text:p>
          </table:table-cell>
          <table:table-cell office:value-type="string" calcext:value-type="string">
            <text:p>2022-10-13 18:30:14</text:p>
          </table:table-cell>
          <table:table-cell table:number-columns-repeated="5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8.28" calcext:value-type="float">
            <text:p>378.28</text:p>
          </table:table-cell>
          <table:table-cell office:value-type="string" calcext:value-type="string">
            <text:p>2022-10-13 18:30:46</text:p>
          </table:table-cell>
          <table:table-cell table:number-columns-repeated="5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7.14" calcext:value-type="float">
            <text:p>407.14</text:p>
          </table:table-cell>
          <table:table-cell office:value-type="string" calcext:value-type="string">
            <text:p>2022-10-13 18:31:22</text:p>
          </table:table-cell>
          <table:table-cell table:number-columns-repeated="5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9.87" calcext:value-type="float">
            <text:p>409.87</text:p>
          </table:table-cell>
          <table:table-cell office:value-type="string" calcext:value-type="string">
            <text:p>2022-10-13 18:32:24</text:p>
          </table:table-cell>
          <table:table-cell table:number-columns-repeated="5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6.74" calcext:value-type="float">
            <text:p>406.74</text:p>
          </table:table-cell>
          <table:table-cell office:value-type="string" calcext:value-type="string">
            <text:p>2022-10-13 18:32:58</text:p>
          </table:table-cell>
          <table:table-cell table:number-columns-repeated="5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7.61" calcext:value-type="float">
            <text:p>377.61</text:p>
          </table:table-cell>
          <table:table-cell office:value-type="string" calcext:value-type="string">
            <text:p>2022-10-13 18:33:30</text:p>
          </table:table-cell>
          <table:table-cell table:number-columns-repeated="5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8.28" calcext:value-type="float">
            <text:p>378.28</text:p>
          </table:table-cell>
          <table:table-cell office:value-type="string" calcext:value-type="string">
            <text:p>2022-10-13 18:34:03</text:p>
          </table:table-cell>
          <table:table-cell table:number-columns-repeated="5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7.88" calcext:value-type="float">
            <text:p>377.88</text:p>
          </table:table-cell>
          <table:table-cell office:value-type="string" calcext:value-type="string">
            <text:p>2022-10-13 18:34:37</text:p>
          </table:table-cell>
          <table:table-cell table:number-columns-repeated="5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7.21" calcext:value-type="float">
            <text:p>377.21</text:p>
          </table:table-cell>
          <table:table-cell office:value-type="string" calcext:value-type="string">
            <text:p>2022-10-13 18:35:12</text:p>
          </table:table-cell>
          <table:table-cell table:number-columns-repeated="5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8.1" calcext:value-type="float">
            <text:p>378.1</text:p>
          </table:table-cell>
          <table:table-cell office:value-type="string" calcext:value-type="string">
            <text:p>2022-10-13 18:35:45</text:p>
          </table:table-cell>
          <table:table-cell table:number-columns-repeated="5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7.61" calcext:value-type="float">
            <text:p>377.61</text:p>
          </table:table-cell>
          <table:table-cell office:value-type="string" calcext:value-type="string">
            <text:p>2022-10-13 18:36:17</text:p>
          </table:table-cell>
          <table:table-cell table:number-columns-repeated="5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7.21" calcext:value-type="float">
            <text:p>377.21</text:p>
          </table:table-cell>
          <table:table-cell office:value-type="string" calcext:value-type="string">
            <text:p>2022-10-13 18:36:51</text:p>
          </table:table-cell>
          <table:table-cell table:number-columns-repeated="5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4.81" calcext:value-type="float">
            <text:p>374.81</text:p>
          </table:table-cell>
          <table:table-cell office:value-type="string" calcext:value-type="string">
            <text:p>2022-10-13 18:37:27</text:p>
          </table:table-cell>
          <table:table-cell table:number-columns-repeated="5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8.67" calcext:value-type="float">
            <text:p>408.67</text:p>
          </table:table-cell>
          <table:table-cell office:value-type="string" calcext:value-type="string">
            <text:p>2022-10-13 18:37:59</text:p>
          </table:table-cell>
          <table:table-cell table:number-columns-repeated="5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5.85" calcext:value-type="float">
            <text:p>405.85</text:p>
          </table:table-cell>
          <table:table-cell office:value-type="string" calcext:value-type="string">
            <text:p>2022-10-13 18:38:42</text:p>
          </table:table-cell>
          <table:table-cell table:number-columns-repeated="5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13.92" calcext:value-type="float">
            <text:p>413.92</text:p>
          </table:table-cell>
          <table:table-cell office:value-type="string" calcext:value-type="string">
            <text:p>2022-10-13 18:39:15</text:p>
          </table:table-cell>
          <table:table-cell table:number-columns-repeated="5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13.64" calcext:value-type="float">
            <text:p>413.64</text:p>
          </table:table-cell>
          <table:table-cell office:value-type="string" calcext:value-type="string">
            <text:p>2022-10-13 18:39:47</text:p>
          </table:table-cell>
          <table:table-cell table:number-columns-repeated="5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5.07" calcext:value-type="float">
            <text:p>405.07</text:p>
          </table:table-cell>
          <table:table-cell office:value-type="string" calcext:value-type="string">
            <text:p>2022-10-13 18:40:22</text:p>
          </table:table-cell>
          <table:table-cell table:number-columns-repeated="5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13.09" calcext:value-type="float">
            <text:p>413.09</text:p>
          </table:table-cell>
          <table:table-cell office:value-type="string" calcext:value-type="string">
            <text:p>2022-10-13 18:40:56</text:p>
          </table:table-cell>
          <table:table-cell table:number-columns-repeated="5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6.16" calcext:value-type="float">
            <text:p>406.16</text:p>
          </table:table-cell>
          <table:table-cell office:value-type="string" calcext:value-type="string">
            <text:p>2022-10-13 18:41:29</text:p>
          </table:table-cell>
          <table:table-cell table:number-columns-repeated="5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5.37" calcext:value-type="float">
            <text:p>405.37</text:p>
          </table:table-cell>
          <table:table-cell office:value-type="string" calcext:value-type="string">
            <text:p>2022-10-13 18:42:02</text:p>
          </table:table-cell>
          <table:table-cell table:number-columns-repeated="5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4.88" calcext:value-type="float">
            <text:p>404.88</text:p>
          </table:table-cell>
          <table:table-cell office:value-type="string" calcext:value-type="string">
            <text:p>2022-10-13 18:42:36</text:p>
          </table:table-cell>
          <table:table-cell table:number-columns-repeated="5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5.76" calcext:value-type="float">
            <text:p>405.76</text:p>
          </table:table-cell>
          <table:table-cell office:value-type="string" calcext:value-type="string">
            <text:p>2022-10-13 18:43:10</text:p>
          </table:table-cell>
          <table:table-cell table:number-columns-repeated="5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5.46" calcext:value-type="float">
            <text:p>405.46</text:p>
          </table:table-cell>
          <table:table-cell office:value-type="string" calcext:value-type="string">
            <text:p>2022-10-13 18:43:44</text:p>
          </table:table-cell>
          <table:table-cell table:number-columns-repeated="5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6.65" calcext:value-type="float">
            <text:p>406.65</text:p>
          </table:table-cell>
          <table:table-cell office:value-type="string" calcext:value-type="string">
            <text:p>2022-10-13 18:44:17</text:p>
          </table:table-cell>
          <table:table-cell table:number-columns-repeated="5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5.85" calcext:value-type="float">
            <text:p>405.85</text:p>
          </table:table-cell>
          <table:table-cell office:value-type="string" calcext:value-type="string">
            <text:p>2022-10-13 18:44:51</text:p>
          </table:table-cell>
          <table:table-cell table:number-columns-repeated="5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4.57" calcext:value-type="float">
            <text:p>404.57</text:p>
          </table:table-cell>
          <table:table-cell office:value-type="string" calcext:value-type="string">
            <text:p>2022-10-13 18:45:26</text:p>
          </table:table-cell>
          <table:table-cell table:number-columns-repeated="5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4.57" calcext:value-type="float">
            <text:p>404.57</text:p>
          </table:table-cell>
          <table:table-cell office:value-type="string" calcext:value-type="string">
            <text:p>2022-10-13 18:45:59</text:p>
          </table:table-cell>
          <table:table-cell table:number-columns-repeated="5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6.16" calcext:value-type="float">
            <text:p>406.16</text:p>
          </table:table-cell>
          <table:table-cell office:value-type="string" calcext:value-type="string">
            <text:p>2022-10-13 18:46:34</text:p>
          </table:table-cell>
          <table:table-cell table:number-columns-repeated="5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6.65" calcext:value-type="float">
            <text:p>406.65</text:p>
          </table:table-cell>
          <table:table-cell office:value-type="string" calcext:value-type="string">
            <text:p>2022-10-13 18:47:06</text:p>
          </table:table-cell>
          <table:table-cell table:number-columns-repeated="5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6.25" calcext:value-type="float">
            <text:p>406.25</text:p>
          </table:table-cell>
          <table:table-cell office:value-type="string" calcext:value-type="string">
            <text:p>2022-10-13 18:47:39</text:p>
          </table:table-cell>
          <table:table-cell table:number-columns-repeated="5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3.05" calcext:value-type="float">
            <text:p>403.05</text:p>
          </table:table-cell>
          <table:table-cell office:value-type="string" calcext:value-type="string">
            <text:p>2022-10-13 18:48:14</text:p>
          </table:table-cell>
          <table:table-cell table:number-columns-repeated="5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2.96" calcext:value-type="float">
            <text:p>402.96</text:p>
          </table:table-cell>
          <table:table-cell office:value-type="string" calcext:value-type="string">
            <text:p>2022-10-13 18:48:48</text:p>
          </table:table-cell>
          <table:table-cell table:number-columns-repeated="5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6.45" calcext:value-type="float">
            <text:p>376.45</text:p>
          </table:table-cell>
          <table:table-cell office:value-type="string" calcext:value-type="string">
            <text:p>2022-10-13 18:49:20</text:p>
          </table:table-cell>
          <table:table-cell table:number-columns-repeated="5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402.67" calcext:value-type="float">
            <text:p>402.67</text:p>
          </table:table-cell>
          <table:table-cell office:value-type="string" calcext:value-type="string">
            <text:p>2022-10-13 18:49:53</text:p>
          </table:table-cell>
          <table:table-cell table:number-columns-repeated="5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74.8" calcext:value-type="float">
            <text:p>374.8</text:p>
          </table:table-cell>
          <table:table-cell office:value-type="string" calcext:value-type="string">
            <text:p>2022-10-13 18:50:28</text:p>
          </table:table-cell>
          <table:table-cell table:number-columns-repeated="5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7.9" calcext:value-type="float">
            <text:p>18617.9</text:p>
          </table:table-cell>
          <table:table-cell office:value-type="float" office:value="397.96" calcext:value-type="float">
            <text:p>397.96</text:p>
          </table:table-cell>
          <table:table-cell office:value-type="string" calcext:value-type="string">
            <text:p>2022-10-13 18:51:02</text:p>
          </table:table-cell>
          <table:table-cell table:number-columns-repeated="5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55.69" calcext:value-type="float">
            <text:p>455.69</text:p>
          </table:table-cell>
          <table:table-cell office:value-type="string" calcext:value-type="string">
            <text:p>2022-10-13 18:51:35</text:p>
          </table:table-cell>
          <table:table-cell table:number-columns-repeated="5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90.73" calcext:value-type="float">
            <text:p>490.73</text:p>
          </table:table-cell>
          <table:table-cell office:value-type="string" calcext:value-type="string">
            <text:p>2022-10-13 18:52:08</text:p>
          </table:table-cell>
          <table:table-cell table:number-columns-repeated="5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60.66" calcext:value-type="float">
            <text:p>460.66</text:p>
          </table:table-cell>
          <table:table-cell office:value-type="string" calcext:value-type="string">
            <text:p>2022-10-13 18:52:42</text:p>
          </table:table-cell>
          <table:table-cell table:number-columns-repeated="5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30.22" calcext:value-type="float">
            <text:p>430.22</text:p>
          </table:table-cell>
          <table:table-cell office:value-type="string" calcext:value-type="string">
            <text:p>2022-10-13 18:53:16</text:p>
          </table:table-cell>
          <table:table-cell table:number-columns-repeated="5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34.66" calcext:value-type="float">
            <text:p>434.66</text:p>
          </table:table-cell>
          <table:table-cell office:value-type="string" calcext:value-type="string">
            <text:p>2022-10-13 18:53:49</text:p>
          </table:table-cell>
          <table:table-cell table:number-columns-repeated="5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32.65" calcext:value-type="float">
            <text:p>432.65</text:p>
          </table:table-cell>
          <table:table-cell office:value-type="string" calcext:value-type="string">
            <text:p>2022-10-13 18:54:25</text:p>
          </table:table-cell>
          <table:table-cell table:number-columns-repeated="5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32.25" calcext:value-type="float">
            <text:p>432.25</text:p>
          </table:table-cell>
          <table:table-cell office:value-type="string" calcext:value-type="string">
            <text:p>2022-10-13 18:54:57</text:p>
          </table:table-cell>
          <table:table-cell table:number-columns-repeated="5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9.2" calcext:value-type="float">
            <text:p>429.2</text:p>
          </table:table-cell>
          <table:table-cell office:value-type="string" calcext:value-type="string">
            <text:p>2022-10-13 18:55:30</text:p>
          </table:table-cell>
          <table:table-cell table:number-columns-repeated="5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56.73" calcext:value-type="float">
            <text:p>456.73</text:p>
          </table:table-cell>
          <table:table-cell office:value-type="string" calcext:value-type="string">
            <text:p>2022-10-13 18:56:04</text:p>
          </table:table-cell>
          <table:table-cell table:number-columns-repeated="5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56.73" calcext:value-type="float">
            <text:p>456.73</text:p>
          </table:table-cell>
          <table:table-cell office:value-type="string" calcext:value-type="string">
            <text:p>2022-10-13 18:56:39</text:p>
          </table:table-cell>
          <table:table-cell table:number-columns-repeated="5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59.14" calcext:value-type="float">
            <text:p>459.14</text:p>
          </table:table-cell>
          <table:table-cell office:value-type="string" calcext:value-type="string">
            <text:p>2022-10-13 18:57:15</text:p>
          </table:table-cell>
          <table:table-cell table:number-columns-repeated="5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9.82" calcext:value-type="float">
            <text:p>429.82</text:p>
          </table:table-cell>
          <table:table-cell office:value-type="string" calcext:value-type="string">
            <text:p>2022-10-13 18:57:47</text:p>
          </table:table-cell>
          <table:table-cell table:number-columns-repeated="5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9.2" calcext:value-type="float">
            <text:p>429.2</text:p>
          </table:table-cell>
          <table:table-cell office:value-type="string" calcext:value-type="string">
            <text:p>2022-10-13 18:58:22</text:p>
          </table:table-cell>
          <table:table-cell table:number-columns-repeated="5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8.84" calcext:value-type="float">
            <text:p>428.84</text:p>
          </table:table-cell>
          <table:table-cell office:value-type="string" calcext:value-type="string">
            <text:p>2022-10-13 18:58:57</text:p>
          </table:table-cell>
          <table:table-cell table:number-columns-repeated="5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82" calcext:value-type="float">
            <text:p>426.82</text:p>
          </table:table-cell>
          <table:table-cell office:value-type="string" calcext:value-type="string">
            <text:p>2022-10-13 18:59:30</text:p>
          </table:table-cell>
          <table:table-cell table:number-columns-repeated="5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8.22" calcext:value-type="float">
            <text:p>428.22</text:p>
          </table:table-cell>
          <table:table-cell office:value-type="string" calcext:value-type="string">
            <text:p>2022-10-13 19:00:03</text:p>
          </table:table-cell>
          <table:table-cell table:number-columns-repeated="5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8.22" calcext:value-type="float">
            <text:p>428.22</text:p>
          </table:table-cell>
          <table:table-cell office:value-type="string" calcext:value-type="string">
            <text:p>2022-10-13 19:00:37</text:p>
          </table:table-cell>
          <table:table-cell table:number-columns-repeated="5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8.76" calcext:value-type="float">
            <text:p>428.76</text:p>
          </table:table-cell>
          <table:table-cell office:value-type="string" calcext:value-type="string">
            <text:p>2022-10-13 19:01:12</text:p>
          </table:table-cell>
          <table:table-cell table:number-columns-repeated="5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21" calcext:value-type="float">
            <text:p>426.21</text:p>
          </table:table-cell>
          <table:table-cell office:value-type="string" calcext:value-type="string">
            <text:p>2022-10-13 19:01:44</text:p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36" calcext:value-type="float">
            <text:p>426.36</text:p>
          </table:table-cell>
          <table:table-cell office:value-type="string" calcext:value-type="string">
            <text:p>2022-10-13 19:02:20</text:p>
          </table:table-cell>
          <table:table-cell table:number-columns-repeated="5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5.6" calcext:value-type="float">
            <text:p>425.6</text:p>
          </table:table-cell>
          <table:table-cell office:value-type="string" calcext:value-type="string">
            <text:p>2022-10-13 19:02:52</text:p>
          </table:table-cell>
          <table:table-cell table:number-columns-repeated="5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21" calcext:value-type="float">
            <text:p>426.21</text:p>
          </table:table-cell>
          <table:table-cell office:value-type="string" calcext:value-type="string">
            <text:p>2022-10-13 19:03:25</text:p>
          </table:table-cell>
          <table:table-cell table:number-columns-repeated="5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61" calcext:value-type="float">
            <text:p>426.61</text:p>
          </table:table-cell>
          <table:table-cell office:value-type="string" calcext:value-type="string">
            <text:p>2022-10-13 19:03:59</text:p>
          </table:table-cell>
          <table:table-cell table:number-columns-repeated="5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42" calcext:value-type="float">
            <text:p>426.42</text:p>
          </table:table-cell>
          <table:table-cell office:value-type="string" calcext:value-type="string">
            <text:p>2022-10-13 19:04:34</text:p>
          </table:table-cell>
          <table:table-cell table:number-columns-repeated="5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21" calcext:value-type="float">
            <text:p>426.21</text:p>
          </table:table-cell>
          <table:table-cell office:value-type="string" calcext:value-type="string">
            <text:p>2022-10-13 19:05:06</text:p>
          </table:table-cell>
          <table:table-cell table:number-columns-repeated="5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6.21" calcext:value-type="float">
            <text:p>426.21</text:p>
          </table:table-cell>
          <table:table-cell office:value-type="string" calcext:value-type="string">
            <text:p>2022-10-13 19:05:39</text:p>
          </table:table-cell>
          <table:table-cell table:number-columns-repeated="5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5.2" calcext:value-type="float">
            <text:p>425.2</text:p>
          </table:table-cell>
          <table:table-cell office:value-type="string" calcext:value-type="string">
            <text:p>2022-10-13 19:06:13</text:p>
          </table:table-cell>
          <table:table-cell table:number-columns-repeated="5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5.81" calcext:value-type="float">
            <text:p>425.81</text:p>
          </table:table-cell>
          <table:table-cell office:value-type="string" calcext:value-type="string">
            <text:p>2022-10-13 19:06:48</text:p>
          </table:table-cell>
          <table:table-cell table:number-columns-repeated="5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" calcext:value-type="float">
            <text:p>18618</text:p>
          </table:table-cell>
          <table:table-cell office:value-type="float" office:value="423.4" calcext:value-type="float">
            <text:p>423.4</text:p>
          </table:table-cell>
          <table:table-cell office:value-type="string" calcext:value-type="string">
            <text:p>2022-10-13 19:07:21</text:p>
          </table:table-cell>
          <table:table-cell table:number-columns-repeated="5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3.89" calcext:value-type="float">
            <text:p>423.89</text:p>
          </table:table-cell>
          <table:table-cell office:value-type="string" calcext:value-type="string">
            <text:p>2022-10-13 19:07:54</text:p>
          </table:table-cell>
          <table:table-cell table:number-columns-repeated="5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2.84" calcext:value-type="float">
            <text:p>422.84</text:p>
          </table:table-cell>
          <table:table-cell office:value-type="string" calcext:value-type="string">
            <text:p>2022-10-13 19:08:28</text:p>
          </table:table-cell>
          <table:table-cell table:number-columns-repeated="5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3.4" calcext:value-type="float">
            <text:p>423.4</text:p>
          </table:table-cell>
          <table:table-cell office:value-type="string" calcext:value-type="string">
            <text:p>2022-10-13 19:09:03</text:p>
          </table:table-cell>
          <table:table-cell table:number-columns-repeated="5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3.24" calcext:value-type="float">
            <text:p>423.24</text:p>
          </table:table-cell>
          <table:table-cell office:value-type="string" calcext:value-type="string">
            <text:p>2022-10-13 19:09:36</text:p>
          </table:table-cell>
          <table:table-cell table:number-columns-repeated="5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3.24" calcext:value-type="float">
            <text:p>423.24</text:p>
          </table:table-cell>
          <table:table-cell office:value-type="string" calcext:value-type="string">
            <text:p>2022-10-13 19:10:11</text:p>
          </table:table-cell>
          <table:table-cell table:number-columns-repeated="5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022-10-13 19:10:43</text:p>
          </table:table-cell>
          <table:table-cell table:number-columns-repeated="5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50.4" calcext:value-type="float">
            <text:p>450.4</text:p>
          </table:table-cell>
          <table:table-cell office:value-type="string" calcext:value-type="string">
            <text:p>2022-10-13 19:11:16</text:p>
          </table:table-cell>
          <table:table-cell table:number-columns-repeated="5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50.2" calcext:value-type="float">
            <text:p>450.2</text:p>
          </table:table-cell>
          <table:table-cell office:value-type="string" calcext:value-type="string">
            <text:p>2022-10-13 19:11:50</text:p>
          </table:table-cell>
          <table:table-cell table:number-columns-repeated="5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2022-10-13 19:12:25</text:p>
          </table:table-cell>
          <table:table-cell table:number-columns-repeated="5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3.8" calcext:value-type="float">
            <text:p>423.8</text:p>
          </table:table-cell>
          <table:table-cell office:value-type="string" calcext:value-type="string">
            <text:p>2022-10-13 19:12:57</text:p>
          </table:table-cell>
          <table:table-cell table:number-columns-repeated="5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4.8" calcext:value-type="float">
            <text:p>424.8</text:p>
          </table:table-cell>
          <table:table-cell office:value-type="string" calcext:value-type="string">
            <text:p>2022-10-13 19:13:30</text:p>
          </table:table-cell>
          <table:table-cell table:number-columns-repeated="5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2022-10-13 19:14:04</text:p>
          </table:table-cell>
          <table:table-cell table:number-columns-repeated="5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4.56" calcext:value-type="float">
            <text:p>424.56</text:p>
          </table:table-cell>
          <table:table-cell office:value-type="string" calcext:value-type="string">
            <text:p>2022-10-13 19:14:39</text:p>
          </table:table-cell>
          <table:table-cell table:number-columns-repeated="5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16" calcext:value-type="float">
            <text:p>425.16</text:p>
          </table:table-cell>
          <table:table-cell office:value-type="string" calcext:value-type="string">
            <text:p>2022-10-13 19:15:12</text:p>
          </table:table-cell>
          <table:table-cell table:number-columns-repeated="5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16" calcext:value-type="float">
            <text:p>425.16</text:p>
          </table:table-cell>
          <table:table-cell office:value-type="string" calcext:value-type="string">
            <text:p>2022-10-13 19:15:45</text:p>
          </table:table-cell>
          <table:table-cell table:number-columns-repeated="5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4.2" calcext:value-type="float">
            <text:p>424.2</text:p>
          </table:table-cell>
          <table:table-cell office:value-type="string" calcext:value-type="string">
            <text:p>2022-10-13 19:16:19</text:p>
          </table:table-cell>
          <table:table-cell table:number-columns-repeated="5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76" calcext:value-type="float">
            <text:p>425.76</text:p>
          </table:table-cell>
          <table:table-cell office:value-type="string" calcext:value-type="string">
            <text:p>2022-10-13 19:16:53</text:p>
          </table:table-cell>
          <table:table-cell table:number-columns-repeated="5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92" calcext:value-type="float">
            <text:p>425.92</text:p>
          </table:table-cell>
          <table:table-cell office:value-type="string" calcext:value-type="string">
            <text:p>2022-10-13 19:17:26</text:p>
          </table:table-cell>
          <table:table-cell table:number-columns-repeated="5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6.16" calcext:value-type="float">
            <text:p>426.16</text:p>
          </table:table-cell>
          <table:table-cell office:value-type="string" calcext:value-type="string">
            <text:p>2022-10-13 19:18:01</text:p>
          </table:table-cell>
          <table:table-cell table:number-columns-repeated="5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16" calcext:value-type="float">
            <text:p>425.16</text:p>
          </table:table-cell>
          <table:table-cell office:value-type="string" calcext:value-type="string">
            <text:p>2022-10-13 19:18:34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16" calcext:value-type="float">
            <text:p>425.16</text:p>
          </table:table-cell>
          <table:table-cell office:value-type="string" calcext:value-type="string">
            <text:p>2022-10-13 19:19:06</text:p>
          </table:table-cell>
          <table:table-cell table:number-columns-repeated="5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56" calcext:value-type="float">
            <text:p>425.56</text:p>
          </table:table-cell>
          <table:table-cell office:value-type="string" calcext:value-type="string">
            <text:p>2022-10-13 19:19:41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16" calcext:value-type="float">
            <text:p>425.16</text:p>
          </table:table-cell>
          <table:table-cell office:value-type="string" calcext:value-type="string">
            <text:p>2022-10-13 19:20:15</text:p>
          </table:table-cell>
          <table:table-cell table:number-columns-repeated="5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1.98" calcext:value-type="float">
            <text:p>421.98</text:p>
          </table:table-cell>
          <table:table-cell office:value-type="string" calcext:value-type="string">
            <text:p>2022-10-13 19:20:47</text:p>
          </table:table-cell>
          <table:table-cell table:number-columns-repeated="5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1.98" calcext:value-type="float">
            <text:p>421.98</text:p>
          </table:table-cell>
          <table:table-cell office:value-type="string" calcext:value-type="string">
            <text:p>2022-10-13 19:21:20</text:p>
          </table:table-cell>
          <table:table-cell table:number-columns-repeated="5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5.76" calcext:value-type="float">
            <text:p>425.76</text:p>
          </table:table-cell>
          <table:table-cell office:value-type="string" calcext:value-type="string">
            <text:p>2022-10-13 19:21:55</text:p>
          </table:table-cell>
          <table:table-cell table:number-columns-repeated="5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2.74" calcext:value-type="float">
            <text:p>422.74</text:p>
          </table:table-cell>
          <table:table-cell office:value-type="string" calcext:value-type="string">
            <text:p>2022-10-13 19:22:29</text:p>
          </table:table-cell>
          <table:table-cell table:number-columns-repeated="5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2.34" calcext:value-type="float">
            <text:p>422.34</text:p>
          </table:table-cell>
          <table:table-cell office:value-type="string" calcext:value-type="string">
            <text:p>2022-10-13 19:23:03</text:p>
          </table:table-cell>
          <table:table-cell table:number-columns-repeated="5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3.1" calcext:value-type="float">
            <text:p>423.1</text:p>
          </table:table-cell>
          <table:table-cell office:value-type="string" calcext:value-type="string">
            <text:p>2022-10-13 19:23:35</text:p>
          </table:table-cell>
          <table:table-cell table:number-columns-repeated="5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2.74" calcext:value-type="float">
            <text:p>422.74</text:p>
          </table:table-cell>
          <table:table-cell office:value-type="string" calcext:value-type="string">
            <text:p>2022-10-13 19:24:09</text:p>
          </table:table-cell>
          <table:table-cell table:number-columns-repeated="5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1" calcext:value-type="float">
            <text:p>18618.1</text:p>
          </table:table-cell>
          <table:table-cell office:value-type="float" office:value="422.34" calcext:value-type="float">
            <text:p>422.34</text:p>
          </table:table-cell>
          <table:table-cell office:value-type="string" calcext:value-type="string">
            <text:p>2022-10-13 19:24:44</text:p>
          </table:table-cell>
          <table:table-cell table:number-columns-repeated="5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2" calcext:value-type="float">
            <text:p>371.92</text:p>
          </table:table-cell>
          <table:table-cell office:value-type="string" calcext:value-type="string">
            <text:p>2022-10-13 19:25:17</text:p>
          </table:table-cell>
          <table:table-cell table:number-columns-repeated="5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2" calcext:value-type="float">
            <text:p>371.92</text:p>
          </table:table-cell>
          <table:table-cell office:value-type="string" calcext:value-type="string">
            <text:p>2022-10-13 19:25:52</text:p>
          </table:table-cell>
          <table:table-cell table:number-columns-repeated="5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52" calcext:value-type="float">
            <text:p>371.52</text:p>
          </table:table-cell>
          <table:table-cell office:value-type="string" calcext:value-type="string">
            <text:p>2022-10-13 19:26:24</text:p>
          </table:table-cell>
          <table:table-cell table:number-columns-repeated="5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52" calcext:value-type="float">
            <text:p>371.52</text:p>
          </table:table-cell>
          <table:table-cell office:value-type="string" calcext:value-type="string">
            <text:p>2022-10-13 19:26:57</text:p>
          </table:table-cell>
          <table:table-cell table:number-columns-repeated="5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2.3" calcext:value-type="float">
            <text:p>372.3</text:p>
          </table:table-cell>
          <table:table-cell office:value-type="string" calcext:value-type="string">
            <text:p>2022-10-13 19:27:32</text:p>
          </table:table-cell>
          <table:table-cell table:number-columns-repeated="5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2.3" calcext:value-type="float">
            <text:p>372.3</text:p>
          </table:table-cell>
          <table:table-cell office:value-type="string" calcext:value-type="string">
            <text:p>2022-10-13 19:28:06</text:p>
          </table:table-cell>
          <table:table-cell table:number-columns-repeated="5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2" calcext:value-type="float">
            <text:p>371.92</text:p>
          </table:table-cell>
          <table:table-cell office:value-type="string" calcext:value-type="string">
            <text:p>2022-10-13 19:28:38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" calcext:value-type="float">
            <text:p>371.9</text:p>
          </table:table-cell>
          <table:table-cell office:value-type="string" calcext:value-type="string">
            <text:p>2022-10-13 19:29:11</text:p>
          </table:table-cell>
          <table:table-cell table:number-columns-repeated="5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2" calcext:value-type="float">
            <text:p>371.92</text:p>
          </table:table-cell>
          <table:table-cell office:value-type="string" calcext:value-type="string">
            <text:p>2022-10-13 19:29:45</text:p>
          </table:table-cell>
          <table:table-cell table:number-columns-repeated="5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7.14" calcext:value-type="float">
            <text:p>377.14</text:p>
          </table:table-cell>
          <table:table-cell office:value-type="string" calcext:value-type="string">
            <text:p>2022-10-13 19:30:20</text:p>
          </table:table-cell>
          <table:table-cell table:number-columns-repeated="5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2" calcext:value-type="float">
            <text:p>371.92</text:p>
          </table:table-cell>
          <table:table-cell office:value-type="string" calcext:value-type="string">
            <text:p>2022-10-13 19:30:54</text:p>
          </table:table-cell>
          <table:table-cell table:number-columns-repeated="5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2" calcext:value-type="float">
            <text:p>371.92</text:p>
          </table:table-cell>
          <table:table-cell office:value-type="string" calcext:value-type="string">
            <text:p>2022-10-13 19:31:27</text:p>
          </table:table-cell>
          <table:table-cell table:number-columns-repeated="5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" calcext:value-type="float">
            <text:p>371.9</text:p>
          </table:table-cell>
          <table:table-cell office:value-type="string" calcext:value-type="string">
            <text:p>2022-10-13 19:32:00</text:p>
          </table:table-cell>
          <table:table-cell table:number-columns-repeated="5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9" calcext:value-type="float">
            <text:p>371.9</text:p>
          </table:table-cell>
          <table:table-cell office:value-type="string" calcext:value-type="string">
            <text:p>2022-10-13 19:32:35</text:p>
          </table:table-cell>
          <table:table-cell table:number-columns-repeated="5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2.28" calcext:value-type="float">
            <text:p>372.28</text:p>
          </table:table-cell>
          <table:table-cell office:value-type="string" calcext:value-type="string">
            <text:p>2022-10-13 19:33:08</text:p>
          </table:table-cell>
          <table:table-cell table:number-columns-repeated="5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2.68" calcext:value-type="float">
            <text:p>372.68</text:p>
          </table:table-cell>
          <table:table-cell office:value-type="string" calcext:value-type="string">
            <text:p>2022-10-13 19:33:43</text:p>
          </table:table-cell>
          <table:table-cell table:number-columns-repeated="5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2.68" calcext:value-type="float">
            <text:p>372.68</text:p>
          </table:table-cell>
          <table:table-cell office:value-type="string" calcext:value-type="string">
            <text:p>2022-10-13 19:34:15</text:p>
          </table:table-cell>
          <table:table-cell table:number-columns-repeated="5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1.52" calcext:value-type="float">
            <text:p>371.52</text:p>
          </table:table-cell>
          <table:table-cell office:value-type="string" calcext:value-type="string">
            <text:p>2022-10-13 19:34:48</text:p>
          </table:table-cell>
          <table:table-cell table:number-columns-repeated="5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378.77" calcext:value-type="float">
            <text:p>378.77</text:p>
          </table:table-cell>
          <table:table-cell office:value-type="string" calcext:value-type="string">
            <text:p>2022-10-13 19:35:23</text:p>
          </table:table-cell>
          <table:table-cell table:number-columns-repeated="5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0.48" calcext:value-type="float">
            <text:p>410.48</text:p>
          </table:table-cell>
          <table:table-cell office:value-type="string" calcext:value-type="string">
            <text:p>2022-10-13 19:35:57</text:p>
          </table:table-cell>
          <table:table-cell table:number-columns-repeated="5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1.96" calcext:value-type="float">
            <text:p>411.96</text:p>
          </table:table-cell>
          <table:table-cell office:value-type="string" calcext:value-type="string">
            <text:p>2022-10-13 19:36:29</text:p>
          </table:table-cell>
          <table:table-cell table:number-columns-repeated="5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2.49" calcext:value-type="float">
            <text:p>412.49</text:p>
          </table:table-cell>
          <table:table-cell office:value-type="string" calcext:value-type="string">
            <text:p>2022-10-13 19:37:03</text:p>
          </table:table-cell>
          <table:table-cell table:number-columns-repeated="5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2022-10-13 19:37:37</text:p>
          </table:table-cell>
          <table:table-cell table:number-columns-repeated="5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38:11</text:p>
          </table:table-cell>
          <table:table-cell table:number-columns-repeated="5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3.96" calcext:value-type="float">
            <text:p>413.96</text:p>
          </table:table-cell>
          <table:table-cell office:value-type="string" calcext:value-type="string">
            <text:p>2022-10-13 19:38:45</text:p>
          </table:table-cell>
          <table:table-cell table:number-columns-repeated="5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39:18</text:p>
          </table:table-cell>
          <table:table-cell table:number-columns-repeated="5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39:52</text:p>
          </table:table-cell>
          <table:table-cell table:number-columns-repeated="5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0:27</text:p>
          </table:table-cell>
          <table:table-cell table:number-columns-repeated="5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6.24" calcext:value-type="float">
            <text:p>416.24</text:p>
          </table:table-cell>
          <table:table-cell office:value-type="string" calcext:value-type="string">
            <text:p>2022-10-13 19:40:59</text:p>
          </table:table-cell>
          <table:table-cell table:number-columns-repeated="5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84" calcext:value-type="float">
            <text:p>415.84</text:p>
          </table:table-cell>
          <table:table-cell office:value-type="string" calcext:value-type="string">
            <text:p>2022-10-13 19:41:35</text:p>
          </table:table-cell>
          <table:table-cell table:number-columns-repeated="5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2:07</text:p>
          </table:table-cell>
          <table:table-cell table:number-columns-repeated="5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2022-10-13 19:42:40</text:p>
          </table:table-cell>
          <table:table-cell table:number-columns-repeated="5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3:14</text:p>
          </table:table-cell>
          <table:table-cell table:number-columns-repeated="5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3:49</text:p>
          </table:table-cell>
          <table:table-cell table:number-columns-repeated="5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4:21</text:p>
          </table:table-cell>
          <table:table-cell table:number-columns-repeated="5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2022-10-13 19:44:54</text:p>
          </table:table-cell>
          <table:table-cell table:number-columns-repeated="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5:29</text:p>
          </table:table-cell>
          <table:table-cell table:number-columns-repeated="5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2" calcext:value-type="float">
            <text:p>18618.2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2022-10-13 19:46:03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5.3" calcext:value-type="float">
            <text:p>415.3</text:p>
          </table:table-cell>
          <table:table-cell office:value-type="string" calcext:value-type="string">
            <text:p>2022-10-13 19:46:36</text:p>
          </table:table-cell>
          <table:table-cell table:number-columns-repeated="5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2022-10-13 19:47:09</text:p>
          </table:table-cell>
          <table:table-cell table:number-columns-repeated="5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2022-10-13 19:47:43</text:p>
          </table:table-cell>
          <table:table-cell table:number-columns-repeated="5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5.84" calcext:value-type="float">
            <text:p>415.84</text:p>
          </table:table-cell>
          <table:table-cell office:value-type="string" calcext:value-type="string">
            <text:p>2022-10-13 19:48:18</text:p>
          </table:table-cell>
          <table:table-cell table:number-columns-repeated="5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7.71" calcext:value-type="float">
            <text:p>417.71</text:p>
          </table:table-cell>
          <table:table-cell office:value-type="string" calcext:value-type="string">
            <text:p>2022-10-13 19:48:51</text:p>
          </table:table-cell>
          <table:table-cell table:number-columns-repeated="5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7.71" calcext:value-type="float">
            <text:p>417.71</text:p>
          </table:table-cell>
          <table:table-cell office:value-type="string" calcext:value-type="string">
            <text:p>2022-10-13 19:49:25</text:p>
          </table:table-cell>
          <table:table-cell table:number-columns-repeated="5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7.71" calcext:value-type="float">
            <text:p>417.71</text:p>
          </table:table-cell>
          <table:table-cell office:value-type="string" calcext:value-type="string">
            <text:p>2022-10-13 19:49:58</text:p>
          </table:table-cell>
          <table:table-cell table:number-columns-repeated="5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20.12" calcext:value-type="float">
            <text:p>420.12</text:p>
          </table:table-cell>
          <table:table-cell office:value-type="string" calcext:value-type="string">
            <text:p>2022-10-13 19:50:31</text:p>
          </table:table-cell>
          <table:table-cell table:number-columns-repeated="5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21.08" calcext:value-type="float">
            <text:p>421.08</text:p>
          </table:table-cell>
          <table:table-cell office:value-type="string" calcext:value-type="string">
            <text:p>2022-10-13 19:51:05</text:p>
          </table:table-cell>
          <table:table-cell table:number-columns-repeated="5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1.94" calcext:value-type="float">
            <text:p>381.94</text:p>
          </table:table-cell>
          <table:table-cell office:value-type="string" calcext:value-type="string">
            <text:p>2022-10-13 19:51:39</text:p>
          </table:table-cell>
          <table:table-cell table:number-columns-repeated="5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5.48" calcext:value-type="float">
            <text:p>375.48</text:p>
          </table:table-cell>
          <table:table-cell office:value-type="string" calcext:value-type="string">
            <text:p>2022-10-13 19:52:12</text:p>
          </table:table-cell>
          <table:table-cell table:number-columns-repeated="5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4.71" calcext:value-type="float">
            <text:p>374.71</text:p>
          </table:table-cell>
          <table:table-cell office:value-type="string" calcext:value-type="string">
            <text:p>2022-10-13 19:52:45</text:p>
          </table:table-cell>
          <table:table-cell table:number-columns-repeated="5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4.71" calcext:value-type="float">
            <text:p>374.71</text:p>
          </table:table-cell>
          <table:table-cell office:value-type="string" calcext:value-type="string">
            <text:p>2022-10-13 19:53:19</text:p>
          </table:table-cell>
          <table:table-cell table:number-columns-repeated="5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5.88" calcext:value-type="float">
            <text:p>375.88</text:p>
          </table:table-cell>
          <table:table-cell office:value-type="string" calcext:value-type="string">
            <text:p>2022-10-13 19:53:54</text:p>
          </table:table-cell>
          <table:table-cell table:number-columns-repeated="5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5.48" calcext:value-type="float">
            <text:p>375.48</text:p>
          </table:table-cell>
          <table:table-cell office:value-type="string" calcext:value-type="string">
            <text:p>2022-10-13 19:54:27</text:p>
          </table:table-cell>
          <table:table-cell table:number-columns-repeated="5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5.1" calcext:value-type="float">
            <text:p>375.1</text:p>
          </table:table-cell>
          <table:table-cell office:value-type="string" calcext:value-type="string">
            <text:p>2022-10-13 19:55:00</text:p>
          </table:table-cell>
          <table:table-cell table:number-columns-repeated="5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5.1" calcext:value-type="float">
            <text:p>375.1</text:p>
          </table:table-cell>
          <table:table-cell office:value-type="string" calcext:value-type="string">
            <text:p>2022-10-13 19:55:34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5.1" calcext:value-type="float">
            <text:p>375.1</text:p>
          </table:table-cell>
          <table:table-cell office:value-type="string" calcext:value-type="string">
            <text:p>2022-10-13 19:56:09</text:p>
          </table:table-cell>
          <table:table-cell table:number-columns-repeated="5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6.25" calcext:value-type="float">
            <text:p>376.25</text:p>
          </table:table-cell>
          <table:table-cell office:value-type="string" calcext:value-type="string">
            <text:p>2022-10-13 19:56:42</text:p>
          </table:table-cell>
          <table:table-cell table:number-columns-repeated="5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2.36" calcext:value-type="float">
            <text:p>382.36</text:p>
          </table:table-cell>
          <table:table-cell office:value-type="string" calcext:value-type="string">
            <text:p>2022-10-13 19:57:17</text:p>
          </table:table-cell>
          <table:table-cell table:number-columns-repeated="5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3.82" calcext:value-type="float">
            <text:p>373.82</text:p>
          </table:table-cell>
          <table:table-cell office:value-type="string" calcext:value-type="string">
            <text:p>2022-10-13 19:57:49</text:p>
          </table:table-cell>
          <table:table-cell table:number-columns-repeated="5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3.06" calcext:value-type="float">
            <text:p>373.06</text:p>
          </table:table-cell>
          <table:table-cell office:value-type="string" calcext:value-type="string">
            <text:p>2022-10-13 19:58:22</text:p>
          </table:table-cell>
          <table:table-cell table:number-columns-repeated="5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9.51" calcext:value-type="float">
            <text:p>409.51</text:p>
          </table:table-cell>
          <table:table-cell office:value-type="string" calcext:value-type="string">
            <text:p>2022-10-13 19:58:56</text:p>
          </table:table-cell>
          <table:table-cell table:number-columns-repeated="5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6.34" calcext:value-type="float">
            <text:p>406.34</text:p>
          </table:table-cell>
          <table:table-cell office:value-type="string" calcext:value-type="string">
            <text:p>2022-10-13 19:59:30</text:p>
          </table:table-cell>
          <table:table-cell table:number-columns-repeated="5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8.62" calcext:value-type="float">
            <text:p>408.62</text:p>
          </table:table-cell>
          <table:table-cell office:value-type="string" calcext:value-type="string">
            <text:p>2022-10-13 20:00:03</text:p>
          </table:table-cell>
          <table:table-cell table:number-columns-repeated="5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6.06" calcext:value-type="float">
            <text:p>346.06</text:p>
          </table:table-cell>
          <table:table-cell office:value-type="string" calcext:value-type="string">
            <text:p>2022-10-13 20:00:36</text:p>
          </table:table-cell>
          <table:table-cell table:number-columns-repeated="5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4" calcext:value-type="float">
            <text:p>340.74</text:p>
          </table:table-cell>
          <table:table-cell office:value-type="string" calcext:value-type="string">
            <text:p>2022-10-13 20:01:10</text:p>
          </table:table-cell>
          <table:table-cell table:number-columns-repeated="5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1:44</text:p>
          </table:table-cell>
          <table:table-cell table:number-columns-repeated="5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9" calcext:value-type="float">
            <text:p>340.69</text:p>
          </table:table-cell>
          <table:table-cell office:value-type="string" calcext:value-type="string">
            <text:p>2022-10-13 20:02:17</text:p>
          </table:table-cell>
          <table:table-cell table:number-columns-repeated="5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14" calcext:value-type="float">
            <text:p>341.14</text:p>
          </table:table-cell>
          <table:table-cell office:value-type="string" calcext:value-type="string">
            <text:p>2022-10-13 20:02:50</text:p>
          </table:table-cell>
          <table:table-cell table:number-columns-repeated="5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9" calcext:value-type="float">
            <text:p>340.69</text:p>
          </table:table-cell>
          <table:table-cell office:value-type="string" calcext:value-type="string">
            <text:p>2022-10-13 20:03:23</text:p>
          </table:table-cell>
          <table:table-cell table:number-columns-repeated="5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3:57</text:p>
          </table:table-cell>
          <table:table-cell table:number-columns-repeated="5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4:30</text:p>
          </table:table-cell>
          <table:table-cell table:number-columns-repeated="5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5:06</text:p>
          </table:table-cell>
          <table:table-cell table:number-columns-repeated="5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9" calcext:value-type="float">
            <text:p>340.69</text:p>
          </table:table-cell>
          <table:table-cell office:value-type="string" calcext:value-type="string">
            <text:p>2022-10-13 20:05:38</text:p>
          </table:table-cell>
          <table:table-cell table:number-columns-repeated="5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6:11</text:p>
          </table:table-cell>
          <table:table-cell table:number-columns-repeated="5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06:45</text:p>
          </table:table-cell>
          <table:table-cell table:number-columns-repeated="5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7:20</text:p>
          </table:table-cell>
          <table:table-cell table:number-columns-repeated="5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7:52</text:p>
          </table:table-cell>
          <table:table-cell table:number-columns-repeated="5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9" calcext:value-type="float">
            <text:p>340.69</text:p>
          </table:table-cell>
          <table:table-cell office:value-type="string" calcext:value-type="string">
            <text:p>2022-10-13 20:08:25</text:p>
          </table:table-cell>
          <table:table-cell table:number-columns-repeated="5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8:59</text:p>
          </table:table-cell>
          <table:table-cell table:number-columns-repeated="5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09:33</text:p>
          </table:table-cell>
          <table:table-cell table:number-columns-repeated="5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10:06</text:p>
          </table:table-cell>
          <table:table-cell table:number-columns-repeated="5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62" calcext:value-type="float">
            <text:p>341.62</text:p>
          </table:table-cell>
          <table:table-cell office:value-type="string" calcext:value-type="string">
            <text:p>2022-10-13 20:10:39</text:p>
          </table:table-cell>
          <table:table-cell table:number-columns-repeated="5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14" calcext:value-type="float">
            <text:p>341.14</text:p>
          </table:table-cell>
          <table:table-cell office:value-type="string" calcext:value-type="string">
            <text:p>2022-10-13 20:11:13</text:p>
          </table:table-cell>
          <table:table-cell table:number-columns-repeated="5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62" calcext:value-type="float">
            <text:p>341.62</text:p>
          </table:table-cell>
          <table:table-cell office:value-type="string" calcext:value-type="string">
            <text:p>2022-10-13 20:11:48</text:p>
          </table:table-cell>
          <table:table-cell table:number-columns-repeated="5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62" calcext:value-type="float">
            <text:p>341.62</text:p>
          </table:table-cell>
          <table:table-cell office:value-type="string" calcext:value-type="string">
            <text:p>2022-10-13 20:12:21</text:p>
          </table:table-cell>
          <table:table-cell table:number-columns-repeated="5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15" calcext:value-type="float">
            <text:p>342.15</text:p>
          </table:table-cell>
          <table:table-cell office:value-type="string" calcext:value-type="string">
            <text:p>2022-10-13 20:12:56</text:p>
          </table:table-cell>
          <table:table-cell table:number-columns-repeated="5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67" calcext:value-type="float">
            <text:p>341.67</text:p>
          </table:table-cell>
          <table:table-cell office:value-type="string" calcext:value-type="string">
            <text:p>2022-10-13 20:13:28</text:p>
          </table:table-cell>
          <table:table-cell table:number-columns-repeated="5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62" calcext:value-type="float">
            <text:p>341.62</text:p>
          </table:table-cell>
          <table:table-cell office:value-type="string" calcext:value-type="string">
            <text:p>2022-10-13 20:14:01</text:p>
          </table:table-cell>
          <table:table-cell table:number-columns-repeated="5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14:35</text:p>
          </table:table-cell>
          <table:table-cell table:number-columns-repeated="5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15" calcext:value-type="float">
            <text:p>342.15</text:p>
          </table:table-cell>
          <table:table-cell office:value-type="string" calcext:value-type="string">
            <text:p>2022-10-13 20:15:09</text:p>
          </table:table-cell>
          <table:table-cell table:number-columns-repeated="5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15:42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16:15</text:p>
          </table:table-cell>
          <table:table-cell table:number-columns-repeated="5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2" calcext:value-type="float">
            <text:p>341.22</text:p>
          </table:table-cell>
          <table:table-cell office:value-type="string" calcext:value-type="string">
            <text:p>2022-10-13 20:16:50</text:p>
          </table:table-cell>
          <table:table-cell table:number-columns-repeated="5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2022-10-13 20:17:24</text:p>
          </table:table-cell>
          <table:table-cell table:number-columns-repeated="5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15" calcext:value-type="float">
            <text:p>342.15</text:p>
          </table:table-cell>
          <table:table-cell office:value-type="string" calcext:value-type="string">
            <text:p>2022-10-13 20:17:57</text:p>
          </table:table-cell>
          <table:table-cell table:number-columns-repeated="5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0:18:31</text:p>
          </table:table-cell>
          <table:table-cell table:number-columns-repeated="5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0:19:04</text:p>
          </table:table-cell>
          <table:table-cell table:number-columns-repeated="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19:39</text:p>
          </table:table-cell>
          <table:table-cell table:number-columns-repeated="5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20:12</text:p>
          </table:table-cell>
          <table:table-cell table:number-columns-repeated="5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20:47</text:p>
          </table:table-cell>
          <table:table-cell table:number-columns-repeated="5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8" calcext:value-type="float">
            <text:p>342.28</text:p>
          </table:table-cell>
          <table:table-cell office:value-type="string" calcext:value-type="string">
            <text:p>2022-10-13 20:21:19</text:p>
          </table:table-cell>
          <table:table-cell table:number-columns-repeated="5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51.84" calcext:value-type="float">
            <text:p>851.84</text:p>
          </table:table-cell>
          <table:table-cell office:value-type="string" calcext:value-type="string">
            <text:p>2022-10-13 20:21:52</text:p>
          </table:table-cell>
          <table:table-cell table:number-columns-repeated="5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7.36" calcext:value-type="float">
            <text:p>407.36</text:p>
          </table:table-cell>
          <table:table-cell office:value-type="string" calcext:value-type="string">
            <text:p>2022-10-13 20:22:27</text:p>
          </table:table-cell>
          <table:table-cell table:number-columns-repeated="5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4.72" calcext:value-type="float">
            <text:p>344.72</text:p>
          </table:table-cell>
          <table:table-cell office:value-type="string" calcext:value-type="string">
            <text:p>2022-10-13 20:23:01</text:p>
          </table:table-cell>
          <table:table-cell table:number-columns-repeated="5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23:33</text:p>
          </table:table-cell>
          <table:table-cell table:number-columns-repeated="5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4.06" calcext:value-type="float">
            <text:p>364.06</text:p>
          </table:table-cell>
          <table:table-cell office:value-type="string" calcext:value-type="string">
            <text:p>2022-10-13 20:24:06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2975" calcext:value-type="float">
            <text:p>4297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95" calcext:value-type="float">
            <text:p>365.95</text:p>
          </table:table-cell>
          <table:table-cell office:value-type="string" calcext:value-type="string">
            <text:p>2022-10-13 20:24:41</text:p>
          </table:table-cell>
          <table:table-cell table:number-columns-repeated="5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0:25:15</text:p>
          </table:table-cell>
          <table:table-cell table:number-columns-repeated="5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5" calcext:value-type="float">
            <text:p>341.75</text:p>
          </table:table-cell>
          <table:table-cell office:value-type="string" calcext:value-type="string">
            <text:p>2022-10-13 20:25:48</text:p>
          </table:table-cell>
          <table:table-cell table:number-columns-repeated="5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7.36" calcext:value-type="float">
            <text:p>407.36</text:p>
          </table:table-cell>
          <table:table-cell office:value-type="string" calcext:value-type="string">
            <text:p>2022-10-13 20:26:22</text:p>
          </table:table-cell>
          <table:table-cell table:number-columns-repeated="5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9.79" calcext:value-type="float">
            <text:p>409.79</text:p>
          </table:table-cell>
          <table:table-cell office:value-type="string" calcext:value-type="string">
            <text:p>2022-10-13 20:26:55</text:p>
          </table:table-cell>
          <table:table-cell table:number-columns-repeated="5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0.27" calcext:value-type="float">
            <text:p>410.27</text:p>
          </table:table-cell>
          <table:table-cell office:value-type="string" calcext:value-type="string">
            <text:p>2022-10-13 20:27:30</text:p>
          </table:table-cell>
          <table:table-cell table:number-columns-repeated="5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9.43" calcext:value-type="float">
            <text:p>439.43</text:p>
          </table:table-cell>
          <table:table-cell office:value-type="string" calcext:value-type="string">
            <text:p>2022-10-13 20:28:03</text:p>
          </table:table-cell>
          <table:table-cell table:number-columns-repeated="5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7.48" calcext:value-type="float">
            <text:p>437.48</text:p>
          </table:table-cell>
          <table:table-cell office:value-type="string" calcext:value-type="string">
            <text:p>2022-10-13 20:28:39</text:p>
          </table:table-cell>
          <table:table-cell table:number-columns-repeated="5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022-10-13 20:29:11</text:p>
          </table:table-cell>
          <table:table-cell table:number-columns-repeated="5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022-10-13 20:29:44</text:p>
          </table:table-cell>
          <table:table-cell table:number-columns-repeated="5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49.15" calcext:value-type="float">
            <text:p>449.15</text:p>
          </table:table-cell>
          <table:table-cell office:value-type="string" calcext:value-type="string">
            <text:p>2022-10-13 20:30:18</text:p>
          </table:table-cell>
          <table:table-cell table:number-columns-repeated="5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2022-10-13 20:30:52</text:p>
          </table:table-cell>
          <table:table-cell table:number-columns-repeated="5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97" calcext:value-type="float">
            <text:p>434.97</text:p>
          </table:table-cell>
          <table:table-cell office:value-type="string" calcext:value-type="string">
            <text:p>2022-10-13 20:31:24</text:p>
          </table:table-cell>
          <table:table-cell table:number-columns-repeated="5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57" calcext:value-type="float">
            <text:p>434.57</text:p>
          </table:table-cell>
          <table:table-cell office:value-type="string" calcext:value-type="string">
            <text:p>2022-10-13 20:31:57</text:p>
          </table:table-cell>
          <table:table-cell table:number-columns-repeated="5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3.66" calcext:value-type="float">
            <text:p>433.66</text:p>
          </table:table-cell>
          <table:table-cell office:value-type="string" calcext:value-type="string">
            <text:p>2022-10-13 20:32:32</text:p>
          </table:table-cell>
          <table:table-cell table:number-columns-repeated="5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57" calcext:value-type="float">
            <text:p>434.57</text:p>
          </table:table-cell>
          <table:table-cell office:value-type="string" calcext:value-type="string">
            <text:p>2022-10-13 20:33:06</text:p>
          </table:table-cell>
          <table:table-cell table:number-columns-repeated="5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1.24" calcext:value-type="float">
            <text:p>431.24</text:p>
          </table:table-cell>
          <table:table-cell office:value-type="string" calcext:value-type="string">
            <text:p>2022-10-13 20:33:39</text:p>
          </table:table-cell>
          <table:table-cell table:number-columns-repeated="5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97" calcext:value-type="float">
            <text:p>434.97</text:p>
          </table:table-cell>
          <table:table-cell office:value-type="string" calcext:value-type="string">
            <text:p>2022-10-13 20:34:12</text:p>
          </table:table-cell>
          <table:table-cell table:number-columns-repeated="5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97" calcext:value-type="float">
            <text:p>434.97</text:p>
          </table:table-cell>
          <table:table-cell office:value-type="string" calcext:value-type="string">
            <text:p>2022-10-13 20:34:45</text:p>
          </table:table-cell>
          <table:table-cell table:number-columns-repeated="5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06" calcext:value-type="float">
            <text:p>434.06</text:p>
          </table:table-cell>
          <table:table-cell office:value-type="string" calcext:value-type="string">
            <text:p>2022-10-13 20:35:19</text:p>
          </table:table-cell>
          <table:table-cell table:number-columns-repeated="5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57" calcext:value-type="float">
            <text:p>434.57</text:p>
          </table:table-cell>
          <table:table-cell office:value-type="string" calcext:value-type="string">
            <text:p>2022-10-13 20:35:53</text:p>
          </table:table-cell>
          <table:table-cell table:number-columns-repeated="5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2.14" calcext:value-type="float">
            <text:p>432.14</text:p>
          </table:table-cell>
          <table:table-cell office:value-type="string" calcext:value-type="string">
            <text:p>2022-10-13 20:36:28</text:p>
          </table:table-cell>
          <table:table-cell table:number-columns-repeated="5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2.62" calcext:value-type="float">
            <text:p>432.62</text:p>
          </table:table-cell>
          <table:table-cell office:value-type="string" calcext:value-type="string">
            <text:p>2022-10-13 20:37:00</text:p>
          </table:table-cell>
          <table:table-cell table:number-columns-repeated="5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57" calcext:value-type="float">
            <text:p>434.57</text:p>
          </table:table-cell>
          <table:table-cell office:value-type="string" calcext:value-type="string">
            <text:p>2022-10-13 20:37:33</text:p>
          </table:table-cell>
          <table:table-cell table:number-columns-repeated="5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5.06" calcext:value-type="float">
            <text:p>435.06</text:p>
          </table:table-cell>
          <table:table-cell office:value-type="string" calcext:value-type="string">
            <text:p>2022-10-13 20:38:07</text:p>
          </table:table-cell>
          <table:table-cell table:number-columns-repeated="5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2.14" calcext:value-type="float">
            <text:p>432.14</text:p>
          </table:table-cell>
          <table:table-cell office:value-type="string" calcext:value-type="string">
            <text:p>2022-10-13 20:38:41</text:p>
          </table:table-cell>
          <table:table-cell table:number-columns-repeated="5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2.14" calcext:value-type="float">
            <text:p>432.14</text:p>
          </table:table-cell>
          <table:table-cell office:value-type="string" calcext:value-type="string">
            <text:p>2022-10-13 20:39:14</text:p>
          </table:table-cell>
          <table:table-cell table:number-columns-repeated="5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2.63" calcext:value-type="float">
            <text:p>432.63</text:p>
          </table:table-cell>
          <table:table-cell office:value-type="string" calcext:value-type="string">
            <text:p>2022-10-13 20:39:47</text:p>
          </table:table-cell>
          <table:table-cell table:number-columns-repeated="5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1.34" calcext:value-type="float">
            <text:p>431.34</text:p>
          </table:table-cell>
          <table:table-cell office:value-type="string" calcext:value-type="string">
            <text:p>2022-10-13 20:40:21</text:p>
          </table:table-cell>
          <table:table-cell table:number-columns-repeated="5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4.57" calcext:value-type="float">
            <text:p>434.57</text:p>
          </table:table-cell>
          <table:table-cell office:value-type="string" calcext:value-type="string">
            <text:p>2022-10-13 20:40:55</text:p>
          </table:table-cell>
          <table:table-cell table:number-columns-repeated="5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32.14" calcext:value-type="float">
            <text:p>432.14</text:p>
          </table:table-cell>
          <table:table-cell office:value-type="string" calcext:value-type="string">
            <text:p>2022-10-13 20:41:29</text:p>
          </table:table-cell>
          <table:table-cell table:number-columns-repeated="5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90.83" calcext:value-type="float">
            <text:p>390.83</text:p>
          </table:table-cell>
          <table:table-cell office:value-type="string" calcext:value-type="string">
            <text:p>2022-10-13 20:42:02</text:p>
          </table:table-cell>
          <table:table-cell table:number-columns-repeated="5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022-10-13 20:42:35</text:p>
          </table:table-cell>
          <table:table-cell table:number-columns-repeated="5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48" calcext:value-type="float">
            <text:p>388.48</text:p>
          </table:table-cell>
          <table:table-cell office:value-type="string" calcext:value-type="string">
            <text:p>2022-10-13 20:43:11</text:p>
          </table:table-cell>
          <table:table-cell table:number-columns-repeated="5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90.52" calcext:value-type="float">
            <text:p>390.52</text:p>
          </table:table-cell>
          <table:table-cell office:value-type="string" calcext:value-type="string">
            <text:p>2022-10-13 20:43:44</text:p>
          </table:table-cell>
          <table:table-cell table:number-columns-repeated="5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7.76" calcext:value-type="float">
            <text:p>387.76</text:p>
          </table:table-cell>
          <table:table-cell office:value-type="string" calcext:value-type="string">
            <text:p>2022-10-13 20:44:19</text:p>
          </table:table-cell>
          <table:table-cell table:number-columns-repeated="5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91.32" calcext:value-type="float">
            <text:p>391.32</text:p>
          </table:table-cell>
          <table:table-cell office:value-type="string" calcext:value-type="string">
            <text:p>2022-10-13 20:44:52</text:p>
          </table:table-cell>
          <table:table-cell table:number-columns-repeated="5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8" calcext:value-type="float">
            <text:p>388.88</text:p>
          </table:table-cell>
          <table:table-cell office:value-type="string" calcext:value-type="string">
            <text:p>2022-10-13 20:45:25</text:p>
          </table:table-cell>
          <table:table-cell table:number-columns-repeated="5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8" calcext:value-type="float">
            <text:p>388.88</text:p>
          </table:table-cell>
          <table:table-cell office:value-type="string" calcext:value-type="string">
            <text:p>2022-10-13 20:45:59</text:p>
          </table:table-cell>
          <table:table-cell table:number-columns-repeated="5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9" calcext:value-type="float">
            <text:p>388.89</text:p>
          </table:table-cell>
          <table:table-cell office:value-type="string" calcext:value-type="string">
            <text:p>2022-10-13 20:46:33</text:p>
          </table:table-cell>
          <table:table-cell table:number-columns-repeated="5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42975.1" calcext:value-type="float">
            <text:p>42975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9" calcext:value-type="float">
            <text:p>388.89</text:p>
          </table:table-cell>
          <table:table-cell office:value-type="string" calcext:value-type="string">
            <text:p>2022-10-13 20:47:05</text:p>
          </table:table-cell>
          <table:table-cell table:number-columns-repeated="5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20:47:38</text:p>
          </table:table-cell>
          <table:table-cell table:number-columns-repeated="5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45" calcext:value-type="float">
            <text:p>386.45</text:p>
          </table:table-cell>
          <table:table-cell office:value-type="string" calcext:value-type="string">
            <text:p>2022-10-13 20:48:13</text:p>
          </table:table-cell>
          <table:table-cell table:number-columns-repeated="5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20:48:48</text:p>
          </table:table-cell>
          <table:table-cell table:number-columns-repeated="5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77" calcext:value-type="float">
            <text:p>386.77</text:p>
          </table:table-cell>
          <table:table-cell office:value-type="string" calcext:value-type="string">
            <text:p>2022-10-13 20:49:21</text:p>
          </table:table-cell>
          <table:table-cell table:number-columns-repeated="5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20:49:54</text:p>
          </table:table-cell>
          <table:table-cell table:number-columns-repeated="5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37" calcext:value-type="float">
            <text:p>386.37</text:p>
          </table:table-cell>
          <table:table-cell office:value-type="string" calcext:value-type="string">
            <text:p>2022-10-13 20:50:28</text:p>
          </table:table-cell>
          <table:table-cell table:number-columns-repeated="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20:51:02</text:p>
          </table:table-cell>
          <table:table-cell table:number-columns-repeated="5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37" calcext:value-type="float">
            <text:p>386.37</text:p>
          </table:table-cell>
          <table:table-cell office:value-type="string" calcext:value-type="string">
            <text:p>2022-10-13 20:51:35</text:p>
          </table:table-cell>
          <table:table-cell table:number-columns-repeated="5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37" calcext:value-type="float">
            <text:p>386.37</text:p>
          </table:table-cell>
          <table:table-cell office:value-type="string" calcext:value-type="string">
            <text:p>2022-10-13 20:52:10</text:p>
          </table:table-cell>
          <table:table-cell table:number-columns-repeated="5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85" calcext:value-type="float">
            <text:p>386.85</text:p>
          </table:table-cell>
          <table:table-cell office:value-type="string" calcext:value-type="string">
            <text:p>2022-10-13 20:52:43</text:p>
          </table:table-cell>
          <table:table-cell table:number-columns-repeated="5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022-10-13 20:53:15</text:p>
          </table:table-cell>
          <table:table-cell table:number-columns-repeated="5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2022-10-13 20:53:50</text:p>
          </table:table-cell>
          <table:table-cell table:number-columns-repeated="5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20:54:24</text:p>
          </table:table-cell>
          <table:table-cell table:number-columns-repeated="5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2022-10-13 20:54:56</text:p>
          </table:table-cell>
          <table:table-cell table:number-columns-repeated="5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37" calcext:value-type="float">
            <text:p>386.37</text:p>
          </table:table-cell>
          <table:table-cell office:value-type="string" calcext:value-type="string">
            <text:p>2022-10-13 20:55:29</text:p>
          </table:table-cell>
          <table:table-cell table:number-columns-repeated="5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9.29" calcext:value-type="float">
            <text:p>389.29</text:p>
          </table:table-cell>
          <table:table-cell office:value-type="string" calcext:value-type="string">
            <text:p>2022-10-13 20:56:04</text:p>
          </table:table-cell>
          <table:table-cell table:number-columns-repeated="5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7.08" calcext:value-type="float">
            <text:p>387.08</text:p>
          </table:table-cell>
          <table:table-cell office:value-type="string" calcext:value-type="string">
            <text:p>2022-10-13 20:56:38</text:p>
          </table:table-cell>
          <table:table-cell table:number-columns-repeated="5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45" calcext:value-type="float">
            <text:p>386.45</text:p>
          </table:table-cell>
          <table:table-cell office:value-type="string" calcext:value-type="string">
            <text:p>2022-10-13 20:57:11</text:p>
          </table:table-cell>
          <table:table-cell table:number-columns-repeated="5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85" calcext:value-type="float">
            <text:p>386.85</text:p>
          </table:table-cell>
          <table:table-cell office:value-type="string" calcext:value-type="string">
            <text:p>2022-10-13 20:57:44</text:p>
          </table:table-cell>
          <table:table-cell table:number-columns-repeated="5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9.29" calcext:value-type="float">
            <text:p>389.29</text:p>
          </table:table-cell>
          <table:table-cell office:value-type="string" calcext:value-type="string">
            <text:p>2022-10-13 20:58:18</text:p>
          </table:table-cell>
          <table:table-cell table:number-columns-repeated="5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4" calcext:value-type="float">
            <text:p>388.4</text:p>
          </table:table-cell>
          <table:table-cell office:value-type="string" calcext:value-type="string">
            <text:p>2022-10-13 20:58:52</text:p>
          </table:table-cell>
          <table:table-cell table:number-columns-repeated="5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9" calcext:value-type="float">
            <text:p>388.89</text:p>
          </table:table-cell>
          <table:table-cell office:value-type="string" calcext:value-type="string">
            <text:p>2022-10-13 20:59:25</text:p>
          </table:table-cell>
          <table:table-cell table:number-columns-repeated="5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9.11" calcext:value-type="float">
            <text:p>389.11</text:p>
          </table:table-cell>
          <table:table-cell office:value-type="string" calcext:value-type="string">
            <text:p>2022-10-13 21:00:00</text:p>
          </table:table-cell>
          <table:table-cell table:number-columns-repeated="5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36" calcext:value-type="float">
            <text:p>369.36</text:p>
          </table:table-cell>
          <table:table-cell office:value-type="string" calcext:value-type="string">
            <text:p>2022-10-13 21:00:33</text:p>
          </table:table-cell>
          <table:table-cell table:number-columns-repeated="5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8.96" calcext:value-type="float">
            <text:p>368.96</text:p>
          </table:table-cell>
          <table:table-cell office:value-type="string" calcext:value-type="string">
            <text:p>2022-10-13 21:01:06</text:p>
          </table:table-cell>
          <table:table-cell table:number-columns-repeated="5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6" calcext:value-type="float">
            <text:p>369.6</text:p>
          </table:table-cell>
          <table:table-cell office:value-type="string" calcext:value-type="string">
            <text:p>2022-10-13 21:01:40</text:p>
          </table:table-cell>
          <table:table-cell table:number-columns-repeated="5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1.39" calcext:value-type="float">
            <text:p>371.39</text:p>
          </table:table-cell>
          <table:table-cell office:value-type="string" calcext:value-type="string">
            <text:p>2022-10-13 21:02:14</text:p>
          </table:table-cell>
          <table:table-cell table:number-columns-repeated="5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6" calcext:value-type="float">
            <text:p>369.6</text:p>
          </table:table-cell>
          <table:table-cell office:value-type="string" calcext:value-type="string">
            <text:p>2022-10-13 21:02:47</text:p>
          </table:table-cell>
          <table:table-cell table:number-columns-repeated="5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68" calcext:value-type="float">
            <text:p>369.68</text:p>
          </table:table-cell>
          <table:table-cell office:value-type="string" calcext:value-type="string">
            <text:p>2022-10-13 21:03:20</text:p>
          </table:table-cell>
          <table:table-cell table:number-columns-repeated="5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2" calcext:value-type="float">
            <text:p>369.2</text:p>
          </table:table-cell>
          <table:table-cell office:value-type="string" calcext:value-type="string">
            <text:p>2022-10-13 21:03:54</text:p>
          </table:table-cell>
          <table:table-cell table:number-columns-repeated="5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2" calcext:value-type="float">
            <text:p>369.2</text:p>
          </table:table-cell>
          <table:table-cell office:value-type="string" calcext:value-type="string">
            <text:p>2022-10-13 21:04:28</text:p>
          </table:table-cell>
          <table:table-cell table:number-columns-repeated="5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2" calcext:value-type="float">
            <text:p>369.2</text:p>
          </table:table-cell>
          <table:table-cell office:value-type="string" calcext:value-type="string">
            <text:p>2022-10-13 21:05:01</text:p>
          </table:table-cell>
          <table:table-cell table:number-columns-repeated="5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28" calcext:value-type="float">
            <text:p>305.28</text:p>
          </table:table-cell>
          <table:table-cell office:value-type="string" calcext:value-type="string">
            <text:p>2022-10-13 21:05:34</text:p>
          </table:table-cell>
          <table:table-cell table:number-columns-repeated="5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8.19" calcext:value-type="float">
            <text:p>308.19</text:p>
          </table:table-cell>
          <table:table-cell office:value-type="string" calcext:value-type="string">
            <text:p>2022-10-13 21:06:08</text:p>
          </table:table-cell>
          <table:table-cell table:number-columns-repeated="5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9" calcext:value-type="float">
            <text:p>304.9</text:p>
          </table:table-cell>
          <table:table-cell office:value-type="string" calcext:value-type="string">
            <text:p>2022-10-13 21:06:43</text:p>
          </table:table-cell>
          <table:table-cell table:number-columns-repeated="5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38" calcext:value-type="float">
            <text:p>305.38</text:p>
          </table:table-cell>
          <table:table-cell office:value-type="string" calcext:value-type="string">
            <text:p>2022-10-13 21:07:16</text:p>
          </table:table-cell>
          <table:table-cell table:number-columns-repeated="5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36" calcext:value-type="float">
            <text:p>305.36</text:p>
          </table:table-cell>
          <table:table-cell office:value-type="string" calcext:value-type="string">
            <text:p>2022-10-13 21:07:51</text:p>
          </table:table-cell>
          <table:table-cell table:number-columns-repeated="5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28" calcext:value-type="float">
            <text:p>305.28</text:p>
          </table:table-cell>
          <table:table-cell office:value-type="string" calcext:value-type="string">
            <text:p>2022-10-13 21:08:23</text:p>
          </table:table-cell>
          <table:table-cell table:number-columns-repeated="5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76" calcext:value-type="float">
            <text:p>305.76</text:p>
          </table:table-cell>
          <table:table-cell office:value-type="string" calcext:value-type="string">
            <text:p>2022-10-13 21:08:57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28" calcext:value-type="float">
            <text:p>305.28</text:p>
          </table:table-cell>
          <table:table-cell office:value-type="string" calcext:value-type="string">
            <text:p>2022-10-13 21:09:31</text:p>
          </table:table-cell>
          <table:table-cell table:number-columns-repeated="5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76" calcext:value-type="float">
            <text:p>305.76</text:p>
          </table:table-cell>
          <table:table-cell office:value-type="string" calcext:value-type="string">
            <text:p>2022-10-13 21:10:05</text:p>
          </table:table-cell>
          <table:table-cell table:number-columns-repeated="5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5" calcext:value-type="float">
            <text:p>304.5</text:p>
          </table:table-cell>
          <table:table-cell office:value-type="string" calcext:value-type="string">
            <text:p>2022-10-13 21:10:38</text:p>
          </table:table-cell>
          <table:table-cell table:number-columns-repeated="5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78" calcext:value-type="float">
            <text:p>305.78</text:p>
          </table:table-cell>
          <table:table-cell office:value-type="string" calcext:value-type="string">
            <text:p>2022-10-13 21:11:11</text:p>
          </table:table-cell>
          <table:table-cell table:number-columns-repeated="5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32" calcext:value-type="float">
            <text:p>307.32</text:p>
          </table:table-cell>
          <table:table-cell office:value-type="string" calcext:value-type="string">
            <text:p>2022-10-13 21:11:45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78" calcext:value-type="float">
            <text:p>305.78</text:p>
          </table:table-cell>
          <table:table-cell office:value-type="string" calcext:value-type="string">
            <text:p>2022-10-13 21:12:19</text:p>
          </table:table-cell>
          <table:table-cell table:number-columns-repeated="5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78" calcext:value-type="float">
            <text:p>305.78</text:p>
          </table:table-cell>
          <table:table-cell office:value-type="string" calcext:value-type="string">
            <text:p>2022-10-13 21:12:53</text:p>
          </table:table-cell>
          <table:table-cell table:number-columns-repeated="5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38" calcext:value-type="float">
            <text:p>305.38</text:p>
          </table:table-cell>
          <table:table-cell office:value-type="string" calcext:value-type="string">
            <text:p>2022-10-13 21:13:26</text:p>
          </table:table-cell>
          <table:table-cell table:number-columns-repeated="5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3" calcext:value-type="float">
            <text:p>305.3</text:p>
          </table:table-cell>
          <table:table-cell office:value-type="string" calcext:value-type="string">
            <text:p>2022-10-13 21:13:59</text:p>
          </table:table-cell>
          <table:table-cell table:number-columns-repeated="5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3" calcext:value-type="float">
            <text:p>305.3</text:p>
          </table:table-cell>
          <table:table-cell office:value-type="string" calcext:value-type="string">
            <text:p>2022-10-13 21:14:34</text:p>
          </table:table-cell>
          <table:table-cell table:number-columns-repeated="5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3" calcext:value-type="float">
            <text:p>305.3</text:p>
          </table:table-cell>
          <table:table-cell office:value-type="string" calcext:value-type="string">
            <text:p>2022-10-13 21:15:07</text:p>
          </table:table-cell>
          <table:table-cell table:number-columns-repeated="5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2975.2" calcext:value-type="float">
            <text:p>42975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15:43</text:p>
          </table:table-cell>
          <table:table-cell table:number-columns-repeated="5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35" calcext:value-type="float">
            <text:p>341.35</text:p>
          </table:table-cell>
          <table:table-cell office:value-type="string" calcext:value-type="string">
            <text:p>2022-10-13 21:16:15</text:p>
          </table:table-cell>
          <table:table-cell table:number-columns-repeated="5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95" calcext:value-type="float">
            <text:p>340.95</text:p>
          </table:table-cell>
          <table:table-cell office:value-type="string" calcext:value-type="string">
            <text:p>2022-10-13 21:16:48</text:p>
          </table:table-cell>
          <table:table-cell table:number-columns-repeated="5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3" calcext:value-type="float">
            <text:p>341.3</text:p>
          </table:table-cell>
          <table:table-cell office:value-type="string" calcext:value-type="string">
            <text:p>2022-10-13 21:17:22</text:p>
          </table:table-cell>
          <table:table-cell table:number-columns-repeated="5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17:57</text:p>
          </table:table-cell>
          <table:table-cell table:number-columns-repeated="5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35" calcext:value-type="float">
            <text:p>341.35</text:p>
          </table:table-cell>
          <table:table-cell office:value-type="string" calcext:value-type="string">
            <text:p>2022-10-13 21:18:29</text:p>
          </table:table-cell>
          <table:table-cell table:number-columns-repeated="5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96" calcext:value-type="float">
            <text:p>341.96</text:p>
          </table:table-cell>
          <table:table-cell office:value-type="string" calcext:value-type="string">
            <text:p>2022-10-13 21:19:02</text:p>
          </table:table-cell>
          <table:table-cell table:number-columns-repeated="5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83" calcext:value-type="float">
            <text:p>341.83</text:p>
          </table:table-cell>
          <table:table-cell office:value-type="string" calcext:value-type="string">
            <text:p>2022-10-13 21:19:36</text:p>
          </table:table-cell>
          <table:table-cell table:number-columns-repeated="5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20:11</text:p>
          </table:table-cell>
          <table:table-cell table:number-columns-repeated="5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20:43</text:p>
          </table:table-cell>
          <table:table-cell table:number-columns-repeated="5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21:17</text:p>
          </table:table-cell>
          <table:table-cell table:number-columns-repeated="5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76" calcext:value-type="float">
            <text:p>342.76</text:p>
          </table:table-cell>
          <table:table-cell office:value-type="string" calcext:value-type="string">
            <text:p>2022-10-13 21:21:50</text:p>
          </table:table-cell>
          <table:table-cell table:number-columns-repeated="5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76" calcext:value-type="float">
            <text:p>342.76</text:p>
          </table:table-cell>
          <table:table-cell office:value-type="string" calcext:value-type="string">
            <text:p>2022-10-13 21:22:24</text:p>
          </table:table-cell>
          <table:table-cell table:number-columns-repeated="5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3" calcext:value-type="float">
            <text:p>342.63</text:p>
          </table:table-cell>
          <table:table-cell office:value-type="string" calcext:value-type="string">
            <text:p>2022-10-13 21:22:57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3" calcext:value-type="float">
            <text:p>342.63</text:p>
          </table:table-cell>
          <table:table-cell office:value-type="string" calcext:value-type="string">
            <text:p>2022-10-13 21:23:32</text:p>
          </table:table-cell>
          <table:table-cell table:number-columns-repeated="5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6" calcext:value-type="float">
            <text:p>343.16</text:p>
          </table:table-cell>
          <table:table-cell office:value-type="string" calcext:value-type="string">
            <text:p>2022-10-13 21:24:05</text:p>
          </table:table-cell>
          <table:table-cell table:number-columns-repeated="5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76" calcext:value-type="float">
            <text:p>342.76</text:p>
          </table:table-cell>
          <table:table-cell office:value-type="string" calcext:value-type="string">
            <text:p>2022-10-13 21:24:37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1" calcext:value-type="float">
            <text:p>343.11</text:p>
          </table:table-cell>
          <table:table-cell office:value-type="string" calcext:value-type="string">
            <text:p>2022-10-13 21:25:12</text:p>
          </table:table-cell>
          <table:table-cell table:number-columns-repeated="5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6" calcext:value-type="float">
            <text:p>343.16</text:p>
          </table:table-cell>
          <table:table-cell office:value-type="string" calcext:value-type="string">
            <text:p>2022-10-13 21:25:46</text:p>
          </table:table-cell>
          <table:table-cell table:number-columns-repeated="5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26:19</text:p>
          </table:table-cell>
          <table:table-cell table:number-columns-repeated="5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64" calcext:value-type="float">
            <text:p>343.64</text:p>
          </table:table-cell>
          <table:table-cell office:value-type="string" calcext:value-type="string">
            <text:p>2022-10-13 21:26:51</text:p>
          </table:table-cell>
          <table:table-cell table:number-columns-repeated="5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76" calcext:value-type="float">
            <text:p>342.76</text:p>
          </table:table-cell>
          <table:table-cell office:value-type="string" calcext:value-type="string">
            <text:p>2022-10-13 21:27:26</text:p>
          </table:table-cell>
          <table:table-cell table:number-columns-repeated="5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64" calcext:value-type="float">
            <text:p>343.64</text:p>
          </table:table-cell>
          <table:table-cell office:value-type="string" calcext:value-type="string">
            <text:p>2022-10-13 21:28:00</text:p>
          </table:table-cell>
          <table:table-cell table:number-columns-repeated="5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6" calcext:value-type="float">
            <text:p>343.16</text:p>
          </table:table-cell>
          <table:table-cell office:value-type="string" calcext:value-type="string">
            <text:p>2022-10-13 21:28:33</text:p>
          </table:table-cell>
          <table:table-cell table:number-columns-repeated="5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8" calcext:value-type="float">
            <text:p>340.68</text:p>
          </table:table-cell>
          <table:table-cell office:value-type="string" calcext:value-type="string">
            <text:p>2022-10-13 21:29:06</text:p>
          </table:table-cell>
          <table:table-cell table:number-columns-repeated="5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5.06" calcext:value-type="float">
            <text:p>345.06</text:p>
          </table:table-cell>
          <table:table-cell office:value-type="string" calcext:value-type="string">
            <text:p>2022-10-13 21:29:40</text:p>
          </table:table-cell>
          <table:table-cell table:number-columns-repeated="5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8" calcext:value-type="float">
            <text:p>340.68</text:p>
          </table:table-cell>
          <table:table-cell office:value-type="string" calcext:value-type="string">
            <text:p>2022-10-13 21:30:15</text:p>
          </table:table-cell>
          <table:table-cell table:number-columns-repeated="5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32" calcext:value-type="float">
            <text:p>340.32</text:p>
          </table:table-cell>
          <table:table-cell office:value-type="string" calcext:value-type="string">
            <text:p>2022-10-13 21:30:48</text:p>
          </table:table-cell>
          <table:table-cell table:number-columns-repeated="5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2" calcext:value-type="float">
            <text:p>340.72</text:p>
          </table:table-cell>
          <table:table-cell office:value-type="string" calcext:value-type="string">
            <text:p>2022-10-13 21:31:23</text:p>
          </table:table-cell>
          <table:table-cell table:number-columns-repeated="5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3 21:31:56</text:p>
          </table:table-cell>
          <table:table-cell table:number-columns-repeated="5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3" calcext:value-type="float">
            <text:p>342.63</text:p>
          </table:table-cell>
          <table:table-cell office:value-type="string" calcext:value-type="string">
            <text:p>2022-10-13 21:32:28</text:p>
          </table:table-cell>
          <table:table-cell table:number-columns-repeated="5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5.2" calcext:value-type="float">
            <text:p>345.2</text:p>
          </table:table-cell>
          <table:table-cell office:value-type="string" calcext:value-type="string">
            <text:p>2022-10-13 21:33:02</text:p>
          </table:table-cell>
          <table:table-cell table:number-columns-repeated="5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2" calcext:value-type="float">
            <text:p>339.32</text:p>
          </table:table-cell>
          <table:table-cell office:value-type="string" calcext:value-type="string">
            <text:p>2022-10-13 21:33:37</text:p>
          </table:table-cell>
          <table:table-cell table:number-columns-repeated="5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14" calcext:value-type="float">
            <text:p>342.14</text:p>
          </table:table-cell>
          <table:table-cell office:value-type="string" calcext:value-type="string">
            <text:p>2022-10-13 21:34:09</text:p>
          </table:table-cell>
          <table:table-cell table:number-columns-repeated="5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2022-10-13 21:34:42</text:p>
          </table:table-cell>
          <table:table-cell table:number-columns-repeated="5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76" calcext:value-type="float">
            <text:p>342.76</text:p>
          </table:table-cell>
          <table:table-cell office:value-type="string" calcext:value-type="string">
            <text:p>2022-10-13 21:35:16</text:p>
          </table:table-cell>
          <table:table-cell table:number-columns-repeated="5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32" calcext:value-type="float">
            <text:p>340.32</text:p>
          </table:table-cell>
          <table:table-cell office:value-type="string" calcext:value-type="string">
            <text:p>2022-10-13 21:35:51</text:p>
          </table:table-cell>
          <table:table-cell table:number-columns-repeated="5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8" calcext:value-type="float">
            <text:p>342.68</text:p>
          </table:table-cell>
          <table:table-cell office:value-type="string" calcext:value-type="string">
            <text:p>2022-10-13 21:36:23</text:p>
          </table:table-cell>
          <table:table-cell table:number-columns-repeated="5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36:57</text:p>
          </table:table-cell>
          <table:table-cell table:number-columns-repeated="5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6" calcext:value-type="float">
            <text:p>343.16</text:p>
          </table:table-cell>
          <table:table-cell office:value-type="string" calcext:value-type="string">
            <text:p>2022-10-13 21:37:31</text:p>
          </table:table-cell>
          <table:table-cell table:number-columns-repeated="5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38:05</text:p>
          </table:table-cell>
          <table:table-cell table:number-columns-repeated="5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6" calcext:value-type="float">
            <text:p>343.16</text:p>
          </table:table-cell>
          <table:table-cell office:value-type="string" calcext:value-type="string">
            <text:p>2022-10-13 21:38:38</text:p>
          </table:table-cell>
          <table:table-cell table:number-columns-repeated="5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8" calcext:value-type="float">
            <text:p>342.68</text:p>
          </table:table-cell>
          <table:table-cell office:value-type="string" calcext:value-type="string">
            <text:p>2022-10-13 21:39:13</text:p>
          </table:table-cell>
          <table:table-cell table:number-columns-repeated="5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2" calcext:value-type="float">
            <text:p>340.72</text:p>
          </table:table-cell>
          <table:table-cell office:value-type="string" calcext:value-type="string">
            <text:p>2022-10-13 21:39:46</text:p>
          </table:table-cell>
          <table:table-cell table:number-columns-repeated="5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2" calcext:value-type="float">
            <text:p>340.72</text:p>
          </table:table-cell>
          <table:table-cell office:value-type="string" calcext:value-type="string">
            <text:p>2022-10-13 21:40:18</text:p>
          </table:table-cell>
          <table:table-cell table:number-columns-repeated="5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3 21:40:53</text:p>
          </table:table-cell>
          <table:table-cell table:number-columns-repeated="5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2" calcext:value-type="float">
            <text:p>340.72</text:p>
          </table:table-cell>
          <table:table-cell office:value-type="string" calcext:value-type="string">
            <text:p>2022-10-13 21:41:27</text:p>
          </table:table-cell>
          <table:table-cell table:number-columns-repeated="5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" calcext:value-type="float">
            <text:p>341.2</text:p>
          </table:table-cell>
          <table:table-cell office:value-type="string" calcext:value-type="string">
            <text:p>2022-10-13 21:42:00</text:p>
          </table:table-cell>
          <table:table-cell table:number-columns-repeated="5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2" calcext:value-type="float">
            <text:p>340.72</text:p>
          </table:table-cell>
          <table:table-cell office:value-type="string" calcext:value-type="string">
            <text:p>2022-10-13 21:42:32</text:p>
          </table:table-cell>
          <table:table-cell table:number-columns-repeated="5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2022-10-13 21:43:07</text:p>
          </table:table-cell>
          <table:table-cell table:number-columns-repeated="5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2" calcext:value-type="float">
            <text:p>341.2</text:p>
          </table:table-cell>
          <table:table-cell office:value-type="string" calcext:value-type="string">
            <text:p>2022-10-13 21:43:41</text:p>
          </table:table-cell>
          <table:table-cell table:number-columns-repeated="5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5" calcext:value-type="float">
            <text:p>343.15</text:p>
          </table:table-cell>
          <table:table-cell office:value-type="string" calcext:value-type="string">
            <text:p>2022-10-13 21:44:14</text:p>
          </table:table-cell>
          <table:table-cell table:number-columns-repeated="5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72" calcext:value-type="float">
            <text:p>340.72</text:p>
          </table:table-cell>
          <table:table-cell office:value-type="string" calcext:value-type="string">
            <text:p>2022-10-13 21:44:47</text:p>
          </table:table-cell>
          <table:table-cell table:number-columns-repeated="5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3" calcext:value-type="float">
            <text:p>342.23</text:p>
          </table:table-cell>
          <table:table-cell office:value-type="string" calcext:value-type="string">
            <text:p>2022-10-13 21:45:21</text:p>
          </table:table-cell>
          <table:table-cell table:number-columns-repeated="5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2.88" calcext:value-type="float">
            <text:p>352.88</text:p>
          </table:table-cell>
          <table:table-cell office:value-type="string" calcext:value-type="string">
            <text:p>2022-10-13 21:45:56</text:p>
          </table:table-cell>
          <table:table-cell table:number-columns-repeated="5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2" calcext:value-type="float">
            <text:p>360.2</text:p>
          </table:table-cell>
          <table:table-cell office:value-type="string" calcext:value-type="string">
            <text:p>2022-10-13 21:46:29</text:p>
          </table:table-cell>
          <table:table-cell table:number-columns-repeated="5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42975.3" calcext:value-type="float">
            <text:p>42975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6" calcext:value-type="float">
            <text:p>365.6</text:p>
          </table:table-cell>
          <table:table-cell office:value-type="string" calcext:value-type="string">
            <text:p>2022-10-13 21:47:05</text:p>
          </table:table-cell>
          <table:table-cell table:number-columns-repeated="5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59" calcext:value-type="float">
            <text:p>362.59</text:p>
          </table:table-cell>
          <table:table-cell office:value-type="string" calcext:value-type="string">
            <text:p>2022-10-13 21:47:37</text:p>
          </table:table-cell>
          <table:table-cell table:number-columns-repeated="5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.56" calcext:value-type="float">
            <text:p>363.56</text:p>
          </table:table-cell>
          <table:table-cell office:value-type="string" calcext:value-type="string">
            <text:p>2022-10-13 21:48:10</text:p>
          </table:table-cell>
          <table:table-cell table:number-columns-repeated="5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59" calcext:value-type="float">
            <text:p>362.59</text:p>
          </table:table-cell>
          <table:table-cell office:value-type="string" calcext:value-type="string">
            <text:p>2022-10-13 21:48:44</text:p>
          </table:table-cell>
          <table:table-cell table:number-columns-repeated="5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1.82" calcext:value-type="float">
            <text:p>331.82</text:p>
          </table:table-cell>
          <table:table-cell office:value-type="string" calcext:value-type="string">
            <text:p>2022-10-13 21:49:18</text:p>
          </table:table-cell>
          <table:table-cell table:number-columns-repeated="5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2022-10-13 21:49:51</text:p>
          </table:table-cell>
          <table:table-cell table:number-columns-repeated="5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22" calcext:value-type="float">
            <text:p>332.22</text:p>
          </table:table-cell>
          <table:table-cell office:value-type="string" calcext:value-type="string">
            <text:p>2022-10-13 21:50:23</text:p>
          </table:table-cell>
          <table:table-cell table:number-columns-repeated="5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1.24" calcext:value-type="float">
            <text:p>331.24</text:p>
          </table:table-cell>
          <table:table-cell office:value-type="string" calcext:value-type="string">
            <text:p>2022-10-13 21:50:58</text:p>
          </table:table-cell>
          <table:table-cell table:number-columns-repeated="5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0.86" calcext:value-type="float">
            <text:p>330.86</text:p>
          </table:table-cell>
          <table:table-cell office:value-type="string" calcext:value-type="string">
            <text:p>2022-10-13 21:51:33</text:p>
          </table:table-cell>
          <table:table-cell table:number-columns-repeated="5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0.86" calcext:value-type="float">
            <text:p>330.86</text:p>
          </table:table-cell>
          <table:table-cell office:value-type="string" calcext:value-type="string">
            <text:p>2022-10-13 21:52:06</text:p>
          </table:table-cell>
          <table:table-cell table:number-columns-repeated="5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8.81" calcext:value-type="float">
            <text:p>328.81</text:p>
          </table:table-cell>
          <table:table-cell office:value-type="string" calcext:value-type="string">
            <text:p>2022-10-13 21:52:39</text:p>
          </table:table-cell>
          <table:table-cell table:number-columns-repeated="5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9.38" calcext:value-type="float">
            <text:p>329.38</text:p>
          </table:table-cell>
          <table:table-cell office:value-type="string" calcext:value-type="string">
            <text:p>2022-10-13 21:53:13</text:p>
          </table:table-cell>
          <table:table-cell table:number-columns-repeated="5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0.86" calcext:value-type="float">
            <text:p>330.86</text:p>
          </table:table-cell>
          <table:table-cell office:value-type="string" calcext:value-type="string">
            <text:p>2022-10-13 21:53:48</text:p>
          </table:table-cell>
          <table:table-cell table:number-columns-repeated="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7.08" calcext:value-type="float">
            <text:p>327.08</text:p>
          </table:table-cell>
          <table:table-cell office:value-type="string" calcext:value-type="string">
            <text:p>2022-10-13 21:54:21</text:p>
          </table:table-cell>
          <table:table-cell table:number-columns-repeated="5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6.11" calcext:value-type="float">
            <text:p>326.11</text:p>
          </table:table-cell>
          <table:table-cell office:value-type="string" calcext:value-type="string">
            <text:p>2022-10-13 21:54:56</text:p>
          </table:table-cell>
          <table:table-cell table:number-columns-repeated="5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6.11" calcext:value-type="float">
            <text:p>326.11</text:p>
          </table:table-cell>
          <table:table-cell office:value-type="string" calcext:value-type="string">
            <text:p>2022-10-13 21:55:29</text:p>
          </table:table-cell>
          <table:table-cell table:number-columns-repeated="5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7.46" calcext:value-type="float">
            <text:p>327.46</text:p>
          </table:table-cell>
          <table:table-cell office:value-type="string" calcext:value-type="string">
            <text:p>2022-10-13 21:56:02</text:p>
          </table:table-cell>
          <table:table-cell table:number-columns-repeated="5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6.68" calcext:value-type="float">
            <text:p>326.68</text:p>
          </table:table-cell>
          <table:table-cell office:value-type="string" calcext:value-type="string">
            <text:p>2022-10-13 21:56:36</text:p>
          </table:table-cell>
          <table:table-cell table:number-columns-repeated="5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6.13" calcext:value-type="float">
            <text:p>326.13</text:p>
          </table:table-cell>
          <table:table-cell office:value-type="string" calcext:value-type="string">
            <text:p>2022-10-13 21:57:10</text:p>
          </table:table-cell>
          <table:table-cell table:number-columns-repeated="5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8.54" calcext:value-type="float">
            <text:p>328.54</text:p>
          </table:table-cell>
          <table:table-cell office:value-type="string" calcext:value-type="string">
            <text:p>2022-10-13 21:57:43</text:p>
          </table:table-cell>
          <table:table-cell table:number-columns-repeated="5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5.73" calcext:value-type="float">
            <text:p>325.73</text:p>
          </table:table-cell>
          <table:table-cell office:value-type="string" calcext:value-type="string">
            <text:p>2022-10-13 21:58:16</text:p>
          </table:table-cell>
          <table:table-cell table:number-columns-repeated="5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5.92" calcext:value-type="float">
            <text:p>325.92</text:p>
          </table:table-cell>
          <table:table-cell office:value-type="string" calcext:value-type="string">
            <text:p>2022-10-13 21:58:50</text:p>
          </table:table-cell>
          <table:table-cell table:number-columns-repeated="5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9.12" calcext:value-type="float">
            <text:p>329.12</text:p>
          </table:table-cell>
          <table:table-cell office:value-type="string" calcext:value-type="string">
            <text:p>2022-10-13 21:59:25</text:p>
          </table:table-cell>
          <table:table-cell table:number-columns-repeated="5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5.75" calcext:value-type="float">
            <text:p>325.75</text:p>
          </table:table-cell>
          <table:table-cell office:value-type="string" calcext:value-type="string">
            <text:p>2022-10-13 21:59:58</text:p>
          </table:table-cell>
          <table:table-cell table:number-columns-repeated="5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42" calcext:value-type="float">
            <text:p>365.42</text:p>
          </table:table-cell>
          <table:table-cell office:value-type="string" calcext:value-type="string">
            <text:p>2022-10-13 22:00:31</text:p>
          </table:table-cell>
          <table:table-cell table:number-columns-repeated="5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7.44" calcext:value-type="float">
            <text:p>347.44</text:p>
          </table:table-cell>
          <table:table-cell office:value-type="string" calcext:value-type="string">
            <text:p>2022-10-13 22:01:05</text:p>
          </table:table-cell>
          <table:table-cell table:number-columns-repeated="5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19" calcext:value-type="float">
            <text:p>343.19</text:p>
          </table:table-cell>
          <table:table-cell office:value-type="string" calcext:value-type="string">
            <text:p>2022-10-13 22:01:39</text:p>
          </table:table-cell>
          <table:table-cell table:number-columns-repeated="5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7" calcext:value-type="float">
            <text:p>342.67</text:p>
          </table:table-cell>
          <table:table-cell office:value-type="string" calcext:value-type="string">
            <text:p>2022-10-13 22:02:13</text:p>
          </table:table-cell>
          <table:table-cell table:number-columns-repeated="5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7" calcext:value-type="float">
            <text:p>342.67</text:p>
          </table:table-cell>
          <table:table-cell office:value-type="string" calcext:value-type="string">
            <text:p>2022-10-13 22:02:48</text:p>
          </table:table-cell>
          <table:table-cell table:number-columns-repeated="5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7" calcext:value-type="float">
            <text:p>341.77</text:p>
          </table:table-cell>
          <table:table-cell office:value-type="string" calcext:value-type="string">
            <text:p>2022-10-13 22:03:20</text:p>
          </table:table-cell>
          <table:table-cell table:number-columns-repeated="5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4.17" calcext:value-type="float">
            <text:p>344.17</text:p>
          </table:table-cell>
          <table:table-cell office:value-type="string" calcext:value-type="string">
            <text:p>2022-10-13 22:03:53</text:p>
          </table:table-cell>
          <table:table-cell table:number-columns-repeated="5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17" calcext:value-type="float">
            <text:p>342.17</text:p>
          </table:table-cell>
          <table:table-cell office:value-type="string" calcext:value-type="string">
            <text:p>2022-10-13 22:04:27</text:p>
          </table:table-cell>
          <table:table-cell table:number-columns-repeated="5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2" calcext:value-type="float">
            <text:p>342.22</text:p>
          </table:table-cell>
          <table:table-cell office:value-type="string" calcext:value-type="string">
            <text:p>2022-10-13 22:05:02</text:p>
          </table:table-cell>
          <table:table-cell table:number-columns-repeated="5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2" calcext:value-type="float">
            <text:p>342.22</text:p>
          </table:table-cell>
          <table:table-cell office:value-type="string" calcext:value-type="string">
            <text:p>2022-10-13 22:05:34</text:p>
          </table:table-cell>
          <table:table-cell table:number-columns-repeated="5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2" calcext:value-type="float">
            <text:p>342.22</text:p>
          </table:table-cell>
          <table:table-cell office:value-type="string" calcext:value-type="string">
            <text:p>2022-10-13 22:06:07</text:p>
          </table:table-cell>
          <table:table-cell table:number-columns-repeated="5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2" calcext:value-type="float">
            <text:p>342.22</text:p>
          </table:table-cell>
          <table:table-cell office:value-type="string" calcext:value-type="string">
            <text:p>2022-10-13 22:06:41</text:p>
          </table:table-cell>
          <table:table-cell table:number-columns-repeated="5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62" calcext:value-type="float">
            <text:p>342.62</text:p>
          </table:table-cell>
          <table:table-cell office:value-type="string" calcext:value-type="string">
            <text:p>2022-10-13 22:07:16</text:p>
          </table:table-cell>
          <table:table-cell table:number-columns-repeated="5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77" calcext:value-type="float">
            <text:p>341.77</text:p>
          </table:table-cell>
          <table:table-cell office:value-type="string" calcext:value-type="string">
            <text:p>2022-10-13 22:07:49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2" calcext:value-type="float">
            <text:p>342.22</text:p>
          </table:table-cell>
          <table:table-cell office:value-type="string" calcext:value-type="string">
            <text:p>2022-10-13 22:08:22</text:p>
          </table:table-cell>
          <table:table-cell table:number-columns-repeated="5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7" calcext:value-type="float">
            <text:p>339.37</text:p>
          </table:table-cell>
          <table:table-cell office:value-type="string" calcext:value-type="string">
            <text:p>2022-10-13 22:08:56</text:p>
          </table:table-cell>
          <table:table-cell table:number-columns-repeated="5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81" calcext:value-type="float">
            <text:p>339.81</text:p>
          </table:table-cell>
          <table:table-cell office:value-type="string" calcext:value-type="string">
            <text:p>2022-10-13 22:09:32</text:p>
          </table:table-cell>
          <table:table-cell table:number-columns-repeated="5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2.22" calcext:value-type="float">
            <text:p>342.22</text:p>
          </table:table-cell>
          <table:table-cell office:value-type="string" calcext:value-type="string">
            <text:p>2022-10-13 22:10:04</text:p>
          </table:table-cell>
          <table:table-cell table:number-columns-repeated="5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38" calcext:value-type="float">
            <text:p>340.38</text:p>
          </table:table-cell>
          <table:table-cell office:value-type="string" calcext:value-type="string">
            <text:p>2022-10-13 22:10:40</text:p>
          </table:table-cell>
          <table:table-cell table:number-columns-repeated="5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6" calcext:value-type="float">
            <text:p>318.6</text:p>
          </table:table-cell>
          <table:table-cell office:value-type="string" calcext:value-type="string">
            <text:p>2022-10-13 22:11:12</text:p>
          </table:table-cell>
          <table:table-cell table:number-columns-repeated="5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3 22:11:45</text:p>
          </table:table-cell>
          <table:table-cell table:number-columns-repeated="5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3 22:12:19</text:p>
          </table:table-cell>
          <table:table-cell table:number-columns-repeated="5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58" calcext:value-type="float">
            <text:p>320.58</text:p>
          </table:table-cell>
          <table:table-cell office:value-type="string" calcext:value-type="string">
            <text:p>2022-10-13 22:12:53</text:p>
          </table:table-cell>
          <table:table-cell table:number-columns-repeated="5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3 22:13:26</text:p>
          </table:table-cell>
          <table:table-cell table:number-columns-repeated="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1.42" calcext:value-type="float">
            <text:p>321.42</text:p>
          </table:table-cell>
          <table:table-cell office:value-type="string" calcext:value-type="string">
            <text:p>2022-10-13 22:13:58</text:p>
          </table:table-cell>
          <table:table-cell table:number-columns-repeated="5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42975.4" calcext:value-type="float">
            <text:p>42975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1.02" calcext:value-type="float">
            <text:p>321.02</text:p>
          </table:table-cell>
          <table:table-cell office:value-type="string" calcext:value-type="string">
            <text:p>2022-10-13 22:14:33</text:p>
          </table:table-cell>
          <table:table-cell table:number-columns-repeated="5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58" calcext:value-type="float">
            <text:p>320.58</text:p>
          </table:table-cell>
          <table:table-cell office:value-type="string" calcext:value-type="string">
            <text:p>2022-10-13 22:15:07</text:p>
          </table:table-cell>
          <table:table-cell table:number-columns-repeated="5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53" calcext:value-type="float">
            <text:p>320.53</text:p>
          </table:table-cell>
          <table:table-cell office:value-type="string" calcext:value-type="string">
            <text:p>2022-10-13 22:15:40</text:p>
          </table:table-cell>
          <table:table-cell table:number-columns-repeated="5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09" calcext:value-type="float">
            <text:p>320.09</text:p>
          </table:table-cell>
          <table:table-cell office:value-type="string" calcext:value-type="string">
            <text:p>2022-10-13 22:16:13</text:p>
          </table:table-cell>
          <table:table-cell table:number-columns-repeated="5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09" calcext:value-type="float">
            <text:p>320.09</text:p>
          </table:table-cell>
          <table:table-cell office:value-type="string" calcext:value-type="string">
            <text:p>2022-10-13 22:16:46</text:p>
          </table:table-cell>
          <table:table-cell table:number-columns-repeated="5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13" calcext:value-type="float">
            <text:p>320.13</text:p>
          </table:table-cell>
          <table:table-cell office:value-type="string" calcext:value-type="string">
            <text:p>2022-10-13 22:17:20</text:p>
          </table:table-cell>
          <table:table-cell table:number-columns-repeated="5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3 22:17:53</text:p>
          </table:table-cell>
          <table:table-cell table:number-columns-repeated="5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09" calcext:value-type="float">
            <text:p>320.09</text:p>
          </table:table-cell>
          <table:table-cell office:value-type="string" calcext:value-type="string">
            <text:p>2022-10-13 22:18:28</text:p>
          </table:table-cell>
          <table:table-cell table:number-columns-repeated="5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3 22:19:01</text:p>
          </table:table-cell>
          <table:table-cell table:number-columns-repeated="5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8" calcext:value-type="float">
            <text:p>315.28</text:p>
          </table:table-cell>
          <table:table-cell office:value-type="string" calcext:value-type="string">
            <text:p>2022-10-13 22:19:34</text:p>
          </table:table-cell>
          <table:table-cell table:number-columns-repeated="5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3 22:20:08</text:p>
          </table:table-cell>
          <table:table-cell table:number-columns-repeated="5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9" calcext:value-type="float">
            <text:p>316.19</text:p>
          </table:table-cell>
          <table:table-cell office:value-type="string" calcext:value-type="string">
            <text:p>2022-10-13 22:20:42</text:p>
          </table:table-cell>
          <table:table-cell table:number-columns-repeated="5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28" calcext:value-type="float">
            <text:p>356.28</text:p>
          </table:table-cell>
          <table:table-cell office:value-type="string" calcext:value-type="string">
            <text:p>2022-10-13 22:21:15</text:p>
          </table:table-cell>
          <table:table-cell table:number-columns-repeated="5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57" calcext:value-type="float">
            <text:p>359.57</text:p>
          </table:table-cell>
          <table:table-cell office:value-type="string" calcext:value-type="string">
            <text:p>2022-10-13 22:21:48</text:p>
          </table:table-cell>
          <table:table-cell table:number-columns-repeated="5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8" calcext:value-type="float">
            <text:p>359.78</text:p>
          </table:table-cell>
          <table:table-cell office:value-type="string" calcext:value-type="string">
            <text:p>2022-10-13 22:22:22</text:p>
          </table:table-cell>
          <table:table-cell table:number-columns-repeated="5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2022-10-13 22:22:57</text:p>
          </table:table-cell>
          <table:table-cell table:number-columns-repeated="5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57" calcext:value-type="float">
            <text:p>359.57</text:p>
          </table:table-cell>
          <table:table-cell office:value-type="string" calcext:value-type="string">
            <text:p>2022-10-13 22:23:30</text:p>
          </table:table-cell>
          <table:table-cell table:number-columns-repeated="5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66" calcext:value-type="float">
            <text:p>360.66</text:p>
          </table:table-cell>
          <table:table-cell office:value-type="string" calcext:value-type="string">
            <text:p>2022-10-13 22:24:03</text:p>
          </table:table-cell>
          <table:table-cell table:number-columns-repeated="5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76" calcext:value-type="float">
            <text:p>357.76</text:p>
          </table:table-cell>
          <table:table-cell office:value-type="string" calcext:value-type="string">
            <text:p>2022-10-13 22:24:37</text:p>
          </table:table-cell>
          <table:table-cell table:number-columns-repeated="5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56" calcext:value-type="float">
            <text:p>357.56</text:p>
          </table:table-cell>
          <table:table-cell office:value-type="string" calcext:value-type="string">
            <text:p>2022-10-13 22:25:11</text:p>
          </table:table-cell>
          <table:table-cell table:number-columns-repeated="5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76" calcext:value-type="float">
            <text:p>357.76</text:p>
          </table:table-cell>
          <table:table-cell office:value-type="string" calcext:value-type="string">
            <text:p>2022-10-13 22:25:44</text:p>
          </table:table-cell>
          <table:table-cell table:number-columns-repeated="5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24" calcext:value-type="float">
            <text:p>358.24</text:p>
          </table:table-cell>
          <table:table-cell office:value-type="string" calcext:value-type="string">
            <text:p>2022-10-13 22:26:19</text:p>
          </table:table-cell>
          <table:table-cell table:number-columns-repeated="5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56" calcext:value-type="float">
            <text:p>357.56</text:p>
          </table:table-cell>
          <table:table-cell office:value-type="string" calcext:value-type="string">
            <text:p>2022-10-13 22:26:52</text:p>
          </table:table-cell>
          <table:table-cell table:number-columns-repeated="5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2022-10-13 22:27:24</text:p>
          </table:table-cell>
          <table:table-cell table:number-columns-repeated="5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2022-10-13 22:27:59</text:p>
          </table:table-cell>
          <table:table-cell table:number-columns-repeated="5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2022-10-13 22:28:33</text:p>
          </table:table-cell>
          <table:table-cell table:number-columns-repeated="5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2022-10-13 22:29:05</text:p>
          </table:table-cell>
          <table:table-cell table:number-columns-repeated="5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16" calcext:value-type="float">
            <text:p>357.16</text:p>
          </table:table-cell>
          <table:table-cell office:value-type="string" calcext:value-type="string">
            <text:p>2022-10-13 22:29:38</text:p>
          </table:table-cell>
          <table:table-cell table:number-columns-repeated="5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84" calcext:value-type="float">
            <text:p>357.84</text:p>
          </table:table-cell>
          <table:table-cell office:value-type="string" calcext:value-type="string">
            <text:p>2022-10-13 22:30:13</text:p>
          </table:table-cell>
          <table:table-cell table:number-columns-repeated="5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26" calcext:value-type="float">
            <text:p>360.26</text:p>
          </table:table-cell>
          <table:table-cell office:value-type="string" calcext:value-type="string">
            <text:p>2022-10-13 22:30:48</text:p>
          </table:table-cell>
          <table:table-cell table:number-columns-repeated="5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23" calcext:value-type="float">
            <text:p>355.23</text:p>
          </table:table-cell>
          <table:table-cell office:value-type="string" calcext:value-type="string">
            <text:p>2022-10-13 22:31:21</text:p>
          </table:table-cell>
          <table:table-cell table:number-columns-repeated="5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0.01" calcext:value-type="float">
            <text:p>350.01</text:p>
          </table:table-cell>
          <table:table-cell office:value-type="string" calcext:value-type="string">
            <text:p>2022-10-13 22:31:54</text:p>
          </table:table-cell>
          <table:table-cell table:number-columns-repeated="5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96" calcext:value-type="float">
            <text:p>337.96</text:p>
          </table:table-cell>
          <table:table-cell office:value-type="string" calcext:value-type="string">
            <text:p>2022-10-13 22:32:28</text:p>
          </table:table-cell>
          <table:table-cell table:number-columns-repeated="5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2975.5" calcext:value-type="float">
            <text:p>42975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3.73" calcext:value-type="float">
            <text:p>343.73</text:p>
          </table:table-cell>
          <table:table-cell office:value-type="string" calcext:value-type="string">
            <text:p>2022-10-13 22:33:04</text:p>
          </table:table-cell>
          <table:table-cell table:number-columns-repeated="5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2975.6" calcext:value-type="float">
            <text:p>42975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886.62" calcext:value-type="float">
            <text:p>8886.62</text:p>
          </table:table-cell>
          <table:table-cell office:value-type="string" calcext:value-type="string">
            <text:p>2022-10-13 22:33:37</text:p>
          </table:table-cell>
          <table:table-cell table:number-columns-repeated="5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42975.7" calcext:value-type="float">
            <text:p>42975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03.75" calcext:value-type="float">
            <text:p>8903.75</text:p>
          </table:table-cell>
          <table:table-cell office:value-type="string" calcext:value-type="string">
            <text:p>2022-10-13 22:34:12</text:p>
          </table:table-cell>
          <table:table-cell table:number-columns-repeated="5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42975.8" calcext:value-type="float">
            <text:p>42975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11.09" calcext:value-type="float">
            <text:p>8911.09</text:p>
          </table:table-cell>
          <table:table-cell office:value-type="string" calcext:value-type="string">
            <text:p>2022-10-13 22:34:45</text:p>
          </table:table-cell>
          <table:table-cell table:number-columns-repeated="5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42975.8" calcext:value-type="float">
            <text:p>42975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894.43" calcext:value-type="float">
            <text:p>8894.43</text:p>
          </table:table-cell>
          <table:table-cell office:value-type="string" calcext:value-type="string">
            <text:p>2022-10-13 22:35:17</text:p>
          </table:table-cell>
          <table:table-cell table:number-columns-repeated="5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42975.9" calcext:value-type="float">
            <text:p>42975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03.95" calcext:value-type="float">
            <text:p>8903.95</text:p>
          </table:table-cell>
          <table:table-cell office:value-type="string" calcext:value-type="string">
            <text:p>2022-10-13 22:35:52</text:p>
          </table:table-cell>
          <table:table-cell table:number-columns-repeated="5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2976" calcext:value-type="float">
            <text:p>4297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06.35" calcext:value-type="float">
            <text:p>8906.35</text:p>
          </table:table-cell>
          <table:table-cell office:value-type="string" calcext:value-type="string">
            <text:p>2022-10-13 22:36:26</text:p>
          </table:table-cell>
          <table:table-cell table:number-columns-repeated="5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42976.1" calcext:value-type="float">
            <text:p>42976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0.64" calcext:value-type="float">
            <text:p>8920.64</text:p>
          </table:table-cell>
          <table:table-cell office:value-type="string" calcext:value-type="string">
            <text:p>2022-10-13 22:36:59</text:p>
          </table:table-cell>
          <table:table-cell table:number-columns-repeated="5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42976.2" calcext:value-type="float">
            <text:p>42976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11.12" calcext:value-type="float">
            <text:p>8911.12</text:p>
          </table:table-cell>
          <table:table-cell office:value-type="string" calcext:value-type="string">
            <text:p>2022-10-13 22:37:31</text:p>
          </table:table-cell>
          <table:table-cell table:number-columns-repeated="5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2976.2" calcext:value-type="float">
            <text:p>42976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13.52" calcext:value-type="float">
            <text:p>8913.52</text:p>
          </table:table-cell>
          <table:table-cell office:value-type="string" calcext:value-type="string">
            <text:p>2022-10-13 22:38:06</text:p>
          </table:table-cell>
          <table:table-cell table:number-columns-repeated="5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42976.3" calcext:value-type="float">
            <text:p>42976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03.98" calcext:value-type="float">
            <text:p>8903.98</text:p>
          </table:table-cell>
          <table:table-cell office:value-type="string" calcext:value-type="string">
            <text:p>2022-10-13 22:38:40</text:p>
          </table:table-cell>
          <table:table-cell table:number-columns-repeated="5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2976.4" calcext:value-type="float">
            <text:p>42976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01.6" calcext:value-type="float">
            <text:p>8901.6</text:p>
          </table:table-cell>
          <table:table-cell office:value-type="string" calcext:value-type="string">
            <text:p>2022-10-13 22:39:14</text:p>
          </table:table-cell>
          <table:table-cell table:number-columns-repeated="5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42976.5" calcext:value-type="float">
            <text:p>42976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3.6" calcext:value-type="float">
            <text:p>8923.6</text:p>
          </table:table-cell>
          <table:table-cell office:value-type="string" calcext:value-type="string">
            <text:p>2022-10-13 22:39:46</text:p>
          </table:table-cell>
          <table:table-cell table:number-columns-repeated="5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2976.6" calcext:value-type="float">
            <text:p>42976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50.55" calcext:value-type="float">
            <text:p>8950.55</text:p>
          </table:table-cell>
          <table:table-cell office:value-type="string" calcext:value-type="string">
            <text:p>2022-10-13 22:40:20</text:p>
          </table:table-cell>
          <table:table-cell table:number-columns-repeated="5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42976.7" calcext:value-type="float">
            <text:p>42976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5.62" calcext:value-type="float">
            <text:p>8925.62</text:p>
          </table:table-cell>
          <table:table-cell office:value-type="string" calcext:value-type="string">
            <text:p>2022-10-13 22:40:55</text:p>
          </table:table-cell>
          <table:table-cell table:number-columns-repeated="5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42976.8" calcext:value-type="float">
            <text:p>42976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45.65" calcext:value-type="float">
            <text:p>8945.65</text:p>
          </table:table-cell>
          <table:table-cell office:value-type="string" calcext:value-type="string">
            <text:p>2022-10-13 22:41:28</text:p>
          </table:table-cell>
          <table:table-cell table:number-columns-repeated="5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2976.8" calcext:value-type="float">
            <text:p>42976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1.19" calcext:value-type="float">
            <text:p>8921.19</text:p>
          </table:table-cell>
          <table:table-cell office:value-type="string" calcext:value-type="string">
            <text:p>2022-10-13 22:42:03</text:p>
          </table:table-cell>
          <table:table-cell table:number-columns-repeated="5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2976.9" calcext:value-type="float">
            <text:p>42976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13.49" calcext:value-type="float">
            <text:p>8913.49</text:p>
          </table:table-cell>
          <table:table-cell office:value-type="string" calcext:value-type="string">
            <text:p>2022-10-13 22:42:35</text:p>
          </table:table-cell>
          <table:table-cell table:number-columns-repeated="5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42977" calcext:value-type="float">
            <text:p>4297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5.41" calcext:value-type="float">
            <text:p>8925.41</text:p>
          </table:table-cell>
          <table:table-cell office:value-type="string" calcext:value-type="string">
            <text:p>2022-10-13 22:43:08</text:p>
          </table:table-cell>
          <table:table-cell table:number-columns-repeated="5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42977.1" calcext:value-type="float">
            <text:p>42977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8.52" calcext:value-type="float">
            <text:p>8928.52</text:p>
          </table:table-cell>
          <table:table-cell office:value-type="string" calcext:value-type="string">
            <text:p>2022-10-13 22:43:42</text:p>
          </table:table-cell>
          <table:table-cell table:number-columns-repeated="5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42977.2" calcext:value-type="float">
            <text:p>42977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01.55" calcext:value-type="float">
            <text:p>8901.55</text:p>
          </table:table-cell>
          <table:table-cell office:value-type="string" calcext:value-type="string">
            <text:p>2022-10-13 22:44:17</text:p>
          </table:table-cell>
          <table:table-cell table:number-columns-repeated="5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28.33" calcext:value-type="float">
            <text:p>8928.33</text:p>
          </table:table-cell>
          <table:table-cell office:value-type="string" calcext:value-type="string">
            <text:p>2022-10-13 22:44:49</text:p>
          </table:table-cell>
          <table:table-cell table:number-columns-repeated="5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07" calcext:value-type="float">
            <text:p>334.07</text:p>
          </table:table-cell>
          <table:table-cell office:value-type="string" calcext:value-type="string">
            <text:p>2022-10-13 22:45:22</text:p>
          </table:table-cell>
          <table:table-cell table:number-columns-repeated="5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08" calcext:value-type="float">
            <text:p>333.08</text:p>
          </table:table-cell>
          <table:table-cell office:value-type="string" calcext:value-type="string">
            <text:p>2022-10-13 22:45:56</text:p>
          </table:table-cell>
          <table:table-cell table:number-columns-repeated="5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08" calcext:value-type="float">
            <text:p>333.08</text:p>
          </table:table-cell>
          <table:table-cell office:value-type="string" calcext:value-type="string">
            <text:p>2022-10-13 22:46:31</text:p>
          </table:table-cell>
          <table:table-cell table:number-columns-repeated="5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08" calcext:value-type="float">
            <text:p>333.08</text:p>
          </table:table-cell>
          <table:table-cell office:value-type="string" calcext:value-type="string">
            <text:p>2022-10-13 22:47:04</text:p>
          </table:table-cell>
          <table:table-cell table:number-columns-repeated="5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13" calcext:value-type="float">
            <text:p>333.13</text:p>
          </table:table-cell>
          <table:table-cell office:value-type="string" calcext:value-type="string">
            <text:p>2022-10-13 22:47:36</text:p>
          </table:table-cell>
          <table:table-cell table:number-columns-repeated="5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0.74" calcext:value-type="float">
            <text:p>330.74</text:p>
          </table:table-cell>
          <table:table-cell office:value-type="string" calcext:value-type="string">
            <text:p>2022-10-13 22:48:10</text:p>
          </table:table-cell>
          <table:table-cell table:number-columns-repeated="5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022-10-13 22:48:45</text:p>
          </table:table-cell>
          <table:table-cell table:number-columns-repeated="5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3 22:49:18</text:p>
          </table:table-cell>
          <table:table-cell table:number-columns-repeated="5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3 22:49:53</text:p>
          </table:table-cell>
          <table:table-cell table:number-columns-repeated="5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95" calcext:value-type="float">
            <text:p>333.95</text:p>
          </table:table-cell>
          <table:table-cell office:value-type="string" calcext:value-type="string">
            <text:p>2022-10-13 22:50:26</text:p>
          </table:table-cell>
          <table:table-cell table:number-columns-repeated="5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07" calcext:value-type="float">
            <text:p>334.07</text:p>
          </table:table-cell>
          <table:table-cell office:value-type="string" calcext:value-type="string">
            <text:p>2022-10-13 22:50:58</text:p>
          </table:table-cell>
          <table:table-cell table:number-columns-repeated="5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3 22:51:33</text:p>
          </table:table-cell>
          <table:table-cell table:number-columns-repeated="5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9" calcext:value-type="float">
            <text:p>334.59</text:p>
          </table:table-cell>
          <table:table-cell office:value-type="string" calcext:value-type="string">
            <text:p>2022-10-13 22:52:07</text:p>
          </table:table-cell>
          <table:table-cell table:number-columns-repeated="5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3 22:52:39</text:p>
          </table:table-cell>
          <table:table-cell table:number-columns-repeated="5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3 22:53:12</text:p>
          </table:table-cell>
          <table:table-cell table:number-columns-repeated="5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22:53:47</text:p>
          </table:table-cell>
          <table:table-cell table:number-columns-repeated="5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2" calcext:value-type="float">
            <text:p>302.52</text:p>
          </table:table-cell>
          <table:table-cell office:value-type="string" calcext:value-type="string">
            <text:p>2022-10-13 22:54:22</text:p>
          </table:table-cell>
          <table:table-cell table:number-columns-repeated="5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2:54:55</text:p>
          </table:table-cell>
          <table:table-cell table:number-columns-repeated="5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2:55:27</text:p>
          </table:table-cell>
          <table:table-cell table:number-columns-repeated="5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9" calcext:value-type="float">
            <text:p>302.59</text:p>
          </table:table-cell>
          <table:table-cell office:value-type="string" calcext:value-type="string">
            <text:p>2022-10-13 22:56:01</text:p>
          </table:table-cell>
          <table:table-cell table:number-columns-repeated="5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2:56:35</text:p>
          </table:table-cell>
          <table:table-cell table:number-columns-repeated="5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2:57:09</text:p>
          </table:table-cell>
          <table:table-cell table:number-columns-repeated="5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3 22:57:43</text:p>
          </table:table-cell>
          <table:table-cell table:number-columns-repeated="5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2:58:16</text:p>
          </table:table-cell>
          <table:table-cell table:number-columns-repeated="5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2:58:49</text:p>
          </table:table-cell>
          <table:table-cell table:number-columns-repeated="5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2:59:24</text:p>
          </table:table-cell>
          <table:table-cell table:number-columns-repeated="5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2" calcext:value-type="float">
            <text:p>302.12</text:p>
          </table:table-cell>
          <table:table-cell office:value-type="string" calcext:value-type="string">
            <text:p>2022-10-13 22:59:58</text:p>
          </table:table-cell>
          <table:table-cell table:number-columns-repeated="5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82" calcext:value-type="float">
            <text:p>307.82</text:p>
          </table:table-cell>
          <table:table-cell office:value-type="string" calcext:value-type="string">
            <text:p>2022-10-13 23:00:30</text:p>
          </table:table-cell>
          <table:table-cell table:number-columns-repeated="5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23:01:03</text:p>
          </table:table-cell>
          <table:table-cell table:number-columns-repeated="5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01:37</text:p>
          </table:table-cell>
          <table:table-cell table:number-columns-repeated="5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02:12</text:p>
          </table:table-cell>
          <table:table-cell table:number-columns-repeated="5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02:46</text:p>
          </table:table-cell>
          <table:table-cell table:number-columns-repeated="5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42977.3" calcext:value-type="float">
            <text:p>42977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23:03:19</text:p>
          </table:table-cell>
          <table:table-cell table:number-columns-repeated="5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03:53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04:28</text:p>
          </table:table-cell>
          <table:table-cell table:number-columns-repeated="5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23:05:01</text:p>
          </table:table-cell>
          <table:table-cell table:number-columns-repeated="5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3 23:05:36</text:p>
          </table:table-cell>
          <table:table-cell table:number-columns-repeated="5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06:08</text:p>
          </table:table-cell>
          <table:table-cell table:number-columns-repeated="5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23:06:41</text:p>
          </table:table-cell>
          <table:table-cell table:number-columns-repeated="5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23:07:15</text:p>
          </table:table-cell>
          <table:table-cell table:number-columns-repeated="5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07:50</text:p>
          </table:table-cell>
          <table:table-cell table:number-columns-repeated="5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23:08:22</text:p>
          </table:table-cell>
          <table:table-cell table:number-columns-repeated="5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3 23:08:55</text:p>
          </table:table-cell>
          <table:table-cell table:number-columns-repeated="5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23:09:29</text:p>
          </table:table-cell>
          <table:table-cell table:number-columns-repeated="5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23:10:04</text:p>
          </table:table-cell>
          <table:table-cell table:number-columns-repeated="5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0:37</text:p>
          </table:table-cell>
          <table:table-cell table:number-columns-repeated="5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1:10</text:p>
          </table:table-cell>
          <table:table-cell table:number-columns-repeated="5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11:44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2:19</text:p>
          </table:table-cell>
          <table:table-cell table:number-columns-repeated="5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2:51</text:p>
          </table:table-cell>
          <table:table-cell table:number-columns-repeated="5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3 23:13:27</text:p>
          </table:table-cell>
          <table:table-cell table:number-columns-repeated="5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3:59</text:p>
          </table:table-cell>
          <table:table-cell table:number-columns-repeated="5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3 23:14:32</text:p>
          </table:table-cell>
          <table:table-cell table:number-columns-repeated="5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5:06</text:p>
          </table:table-cell>
          <table:table-cell table:number-columns-repeated="5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5:41</text:p>
          </table:table-cell>
          <table:table-cell table:number-columns-repeated="5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3 23:16:14</text:p>
          </table:table-cell>
          <table:table-cell table:number-columns-repeated="5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41" calcext:value-type="float">
            <text:p>302.41</text:p>
          </table:table-cell>
          <table:table-cell office:value-type="string" calcext:value-type="string">
            <text:p>2022-10-13 23:16:46</text:p>
          </table:table-cell>
          <table:table-cell table:number-columns-repeated="5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3 23:17:21</text:p>
          </table:table-cell>
          <table:table-cell table:number-columns-repeated="5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3 23:17:55</text:p>
          </table:table-cell>
          <table:table-cell table:number-columns-repeated="5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23:18:29</text:p>
          </table:table-cell>
          <table:table-cell table:number-columns-repeated="5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48" calcext:value-type="float">
            <text:p>302.48</text:p>
          </table:table-cell>
          <table:table-cell office:value-type="string" calcext:value-type="string">
            <text:p>2022-10-13 23:19:02</text:p>
          </table:table-cell>
          <table:table-cell table:number-columns-repeated="5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19:36</text:p>
          </table:table-cell>
          <table:table-cell table:number-columns-repeated="5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23:20:11</text:p>
          </table:table-cell>
          <table:table-cell table:number-columns-repeated="5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20:43</text:p>
          </table:table-cell>
          <table:table-cell table:number-columns-repeated="5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21:18</text:p>
          </table:table-cell>
          <table:table-cell table:number-columns-repeated="5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23:21:51</text:p>
          </table:table-cell>
          <table:table-cell table:number-columns-repeated="5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23:22:24</text:p>
          </table:table-cell>
          <table:table-cell table:number-columns-repeated="5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22:58</text:p>
          </table:table-cell>
          <table:table-cell table:number-columns-repeated="5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3 23:23:32</text:p>
          </table:table-cell>
          <table:table-cell table:number-columns-repeated="5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24:05</text:p>
          </table:table-cell>
          <table:table-cell table:number-columns-repeated="5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3 23:24:38</text:p>
          </table:table-cell>
          <table:table-cell table:number-columns-repeated="5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3 23:25:12</text:p>
          </table:table-cell>
          <table:table-cell table:number-columns-repeated="5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25:46</text:p>
          </table:table-cell>
          <table:table-cell table:number-columns-repeated="5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3 23:26:19</text:p>
          </table:table-cell>
          <table:table-cell table:number-columns-repeated="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" calcext:value-type="float">
            <text:p>302.9</text:p>
          </table:table-cell>
          <table:table-cell office:value-type="string" calcext:value-type="string">
            <text:p>2022-10-13 23:26:52</text:p>
          </table:table-cell>
          <table:table-cell table:number-columns-repeated="5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3 23:27:26</text:p>
          </table:table-cell>
          <table:table-cell table:number-columns-repeated="5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3 23:28:01</text:p>
          </table:table-cell>
          <table:table-cell table:number-columns-repeated="5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2.26" calcext:value-type="float">
            <text:p>322.26</text:p>
          </table:table-cell>
          <table:table-cell office:value-type="string" calcext:value-type="string">
            <text:p>2022-10-13 23:28:34</text:p>
          </table:table-cell>
          <table:table-cell table:number-columns-repeated="5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27" calcext:value-type="float">
            <text:p>339.27</text:p>
          </table:table-cell>
          <table:table-cell office:value-type="string" calcext:value-type="string">
            <text:p>2022-10-13 23:29:09</text:p>
          </table:table-cell>
          <table:table-cell table:number-columns-repeated="5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2022-10-13 23:29:41</text:p>
          </table:table-cell>
          <table:table-cell table:number-columns-repeated="5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73" calcext:value-type="float">
            <text:p>339.73</text:p>
          </table:table-cell>
          <table:table-cell office:value-type="string" calcext:value-type="string">
            <text:p>2022-10-13 23:30:14</text:p>
          </table:table-cell>
          <table:table-cell table:number-columns-repeated="5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4.66" calcext:value-type="float">
            <text:p>344.66</text:p>
          </table:table-cell>
          <table:table-cell office:value-type="string" calcext:value-type="string">
            <text:p>2022-10-13 23:30:48</text:p>
          </table:table-cell>
          <table:table-cell table:number-columns-repeated="5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23:31:23</text:p>
          </table:table-cell>
          <table:table-cell table:number-columns-repeated="5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23:31:55</text:p>
          </table:table-cell>
          <table:table-cell table:number-columns-repeated="5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23:32:28</text:p>
          </table:table-cell>
          <table:table-cell table:number-columns-repeated="5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23:33:02</text:p>
          </table:table-cell>
          <table:table-cell table:number-columns-repeated="5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23:33:36</text:p>
          </table:table-cell>
          <table:table-cell table:number-columns-repeated="5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2" calcext:value-type="float">
            <text:p>339.2</text:p>
          </table:table-cell>
          <table:table-cell office:value-type="string" calcext:value-type="string">
            <text:p>2022-10-13 23:34:08</text:p>
          </table:table-cell>
          <table:table-cell table:number-columns-repeated="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23:34:41</text:p>
          </table:table-cell>
          <table:table-cell table:number-columns-repeated="5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23:35:15</text:p>
          </table:table-cell>
          <table:table-cell table:number-columns-repeated="5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23:35:50</text:p>
          </table:table-cell>
          <table:table-cell table:number-columns-repeated="5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3 23:36:22</text:p>
          </table:table-cell>
          <table:table-cell table:number-columns-repeated="5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3 23:36:57</text:p>
          </table:table-cell>
          <table:table-cell table:number-columns-repeated="5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23:37:30</text:p>
          </table:table-cell>
          <table:table-cell table:number-columns-repeated="5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33" calcext:value-type="float">
            <text:p>339.33</text:p>
          </table:table-cell>
          <table:table-cell office:value-type="string" calcext:value-type="string">
            <text:p>2022-10-13 23:38:02</text:p>
          </table:table-cell>
          <table:table-cell table:number-columns-repeated="5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89" calcext:value-type="float">
            <text:p>365.89</text:p>
          </table:table-cell>
          <table:table-cell office:value-type="string" calcext:value-type="string">
            <text:p>2022-10-13 23:38:37</text:p>
          </table:table-cell>
          <table:table-cell table:number-columns-repeated="5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98" calcext:value-type="float">
            <text:p>360.98</text:p>
          </table:table-cell>
          <table:table-cell office:value-type="string" calcext:value-type="string">
            <text:p>2022-10-13 23:39:11</text:p>
          </table:table-cell>
          <table:table-cell table:number-columns-repeated="5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56" calcext:value-type="float">
            <text:p>358.56</text:p>
          </table:table-cell>
          <table:table-cell office:value-type="string" calcext:value-type="string">
            <text:p>2022-10-13 23:39:43</text:p>
          </table:table-cell>
          <table:table-cell table:number-columns-repeated="5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23:40:16</text:p>
          </table:table-cell>
          <table:table-cell table:number-columns-repeated="5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2977.4" calcext:value-type="float">
            <text:p>42977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23:40:51</text:p>
          </table:table-cell>
          <table:table-cell table:number-columns-repeated="5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3 23:41:25</text:p>
          </table:table-cell>
          <table:table-cell table:number-columns-repeated="5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05" calcext:value-type="float">
            <text:p>361.05</text:p>
          </table:table-cell>
          <table:table-cell office:value-type="string" calcext:value-type="string">
            <text:p>2022-10-13 23:41:58</text:p>
          </table:table-cell>
          <table:table-cell table:number-columns-repeated="5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2" calcext:value-type="float">
            <text:p>361.2</text:p>
          </table:table-cell>
          <table:table-cell office:value-type="string" calcext:value-type="string">
            <text:p>2022-10-13 23:42:31</text:p>
          </table:table-cell>
          <table:table-cell table:number-columns-repeated="5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3 23:43:05</text:p>
          </table:table-cell>
          <table:table-cell table:number-columns-repeated="5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05" calcext:value-type="float">
            <text:p>361.05</text:p>
          </table:table-cell>
          <table:table-cell office:value-type="string" calcext:value-type="string">
            <text:p>2022-10-13 23:43:40</text:p>
          </table:table-cell>
          <table:table-cell table:number-columns-repeated="5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07" calcext:value-type="float">
            <text:p>362.07</text:p>
          </table:table-cell>
          <table:table-cell office:value-type="string" calcext:value-type="string">
            <text:p>2022-10-13 23:44:12</text:p>
          </table:table-cell>
          <table:table-cell table:number-columns-repeated="5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64" calcext:value-type="float">
            <text:p>359.64</text:p>
          </table:table-cell>
          <table:table-cell office:value-type="string" calcext:value-type="string">
            <text:p>2022-10-13 23:44:48</text:p>
          </table:table-cell>
          <table:table-cell table:number-columns-repeated="5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63" calcext:value-type="float">
            <text:p>358.63</text:p>
          </table:table-cell>
          <table:table-cell office:value-type="string" calcext:value-type="string">
            <text:p>2022-10-13 23:45:20</text:p>
          </table:table-cell>
          <table:table-cell table:number-columns-repeated="5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3 23:45:53</text:p>
          </table:table-cell>
          <table:table-cell table:number-columns-repeated="5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2022-10-13 23:46:28</text:p>
          </table:table-cell>
          <table:table-cell table:number-columns-repeated="5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63" calcext:value-type="float">
            <text:p>358.63</text:p>
          </table:table-cell>
          <table:table-cell office:value-type="string" calcext:value-type="string">
            <text:p>2022-10-13 23:47:02</text:p>
          </table:table-cell>
          <table:table-cell table:number-columns-repeated="5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2022-10-13 23:47:34</text:p>
          </table:table-cell>
          <table:table-cell table:number-columns-repeated="5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3" calcext:value-type="float">
            <text:p>359.03</text:p>
          </table:table-cell>
          <table:table-cell office:value-type="string" calcext:value-type="string">
            <text:p>2022-10-13 23:48:07</text:p>
          </table:table-cell>
          <table:table-cell table:number-columns-repeated="5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63" calcext:value-type="float">
            <text:p>358.63</text:p>
          </table:table-cell>
          <table:table-cell office:value-type="string" calcext:value-type="string">
            <text:p>2022-10-13 23:48:41</text:p>
          </table:table-cell>
          <table:table-cell table:number-columns-repeated="5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24" calcext:value-type="float">
            <text:p>359.24</text:p>
          </table:table-cell>
          <table:table-cell office:value-type="string" calcext:value-type="string">
            <text:p>2022-10-13 23:49:16</text:p>
          </table:table-cell>
          <table:table-cell table:number-columns-repeated="5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63" calcext:value-type="float">
            <text:p>358.63</text:p>
          </table:table-cell>
          <table:table-cell office:value-type="string" calcext:value-type="string">
            <text:p>2022-10-13 23:49:49</text:p>
          </table:table-cell>
          <table:table-cell table:number-columns-repeated="5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3 23:50:22</text:p>
          </table:table-cell>
          <table:table-cell table:number-columns-repeated="5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0:56</text:p>
          </table:table-cell>
          <table:table-cell table:number-columns-repeated="5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1:31</text:p>
          </table:table-cell>
          <table:table-cell table:number-columns-repeated="5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2022-10-13 23:52:03</text:p>
          </table:table-cell>
          <table:table-cell table:number-columns-repeated="5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14" calcext:value-type="float">
            <text:p>355.14</text:p>
          </table:table-cell>
          <table:table-cell office:value-type="string" calcext:value-type="string">
            <text:p>2022-10-13 23:52:39</text:p>
          </table:table-cell>
          <table:table-cell table:number-columns-repeated="5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3:11</text:p>
          </table:table-cell>
          <table:table-cell table:number-columns-repeated="5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21" calcext:value-type="float">
            <text:p>356.21</text:p>
          </table:table-cell>
          <table:table-cell office:value-type="string" calcext:value-type="string">
            <text:p>2022-10-13 23:53:44</text:p>
          </table:table-cell>
          <table:table-cell table:number-columns-repeated="5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21" calcext:value-type="float">
            <text:p>356.21</text:p>
          </table:table-cell>
          <table:table-cell office:value-type="string" calcext:value-type="string">
            <text:p>2022-10-13 23:54:18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21" calcext:value-type="float">
            <text:p>356.21</text:p>
          </table:table-cell>
          <table:table-cell office:value-type="string" calcext:value-type="string">
            <text:p>2022-10-13 23:54:53</text:p>
          </table:table-cell>
          <table:table-cell table:number-columns-repeated="5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5:25</text:p>
          </table:table-cell>
          <table:table-cell table:number-columns-repeated="5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5:58</text:p>
          </table:table-cell>
          <table:table-cell table:number-columns-repeated="5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6:32</text:p>
          </table:table-cell>
          <table:table-cell table:number-columns-repeated="5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7:07</text:p>
          </table:table-cell>
          <table:table-cell table:number-columns-repeated="5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3 23:57:39</text:p>
          </table:table-cell>
          <table:table-cell table:number-columns-repeated="5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34" calcext:value-type="float">
            <text:p>356.34</text:p>
          </table:table-cell>
          <table:table-cell office:value-type="string" calcext:value-type="string">
            <text:p>2022-10-13 23:58:13</text:p>
          </table:table-cell>
          <table:table-cell table:number-columns-repeated="5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08.36" calcext:value-type="float">
            <text:p>408.36</text:p>
          </table:table-cell>
          <table:table-cell office:value-type="string" calcext:value-type="string">
            <text:p>2022-10-13 23:58:47</text:p>
          </table:table-cell>
          <table:table-cell table:number-columns-repeated="5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6643.37" calcext:value-type="float">
            <text:p>6643.37</text:p>
          </table:table-cell>
          <table:table-cell office:value-type="string" calcext:value-type="string">
            <text:p>2022-10-13 23:59:22</text:p>
          </table:table-cell>
          <table:table-cell table:number-columns-repeated="5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42977.5" calcext:value-type="float">
            <text:p>42977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239.19" calcext:value-type="float">
            <text:p>4239.19</text:p>
          </table:table-cell>
          <table:table-cell office:value-type="string" calcext:value-type="string">
            <text:p>2022-10-13 23:59:54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4 00:00:30</text:p>
          </table:table-cell>
          <table:table-cell table:number-columns-repeated="5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4 00:01:02</text:p>
          </table:table-cell>
          <table:table-cell table:number-columns-repeated="5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0.99" calcext:value-type="float">
            <text:p>350.99</text:p>
          </table:table-cell>
          <table:table-cell office:value-type="string" calcext:value-type="string">
            <text:p>2022-10-14 00:01:36</text:p>
          </table:table-cell>
          <table:table-cell table:number-columns-repeated="5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2022-10-14 00:02:12</text:p>
          </table:table-cell>
          <table:table-cell table:number-columns-repeated="5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2022-10-14 00:02:48</text:p>
          </table:table-cell>
          <table:table-cell table:number-columns-repeated="5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2022-10-14 00:03:20</text:p>
          </table:table-cell>
          <table:table-cell table:number-columns-repeated="5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2.43" calcext:value-type="float">
            <text:p>312.43</text:p>
          </table:table-cell>
          <table:table-cell office:value-type="string" calcext:value-type="string">
            <text:p>2022-10-14 00:03:53</text:p>
          </table:table-cell>
          <table:table-cell table:number-columns-repeated="5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47" calcext:value-type="float">
            <text:p>310.47</text:p>
          </table:table-cell>
          <table:table-cell office:value-type="string" calcext:value-type="string">
            <text:p>2022-10-14 00:04:27</text:p>
          </table:table-cell>
          <table:table-cell table:number-columns-repeated="5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89" calcext:value-type="float">
            <text:p>310.89</text:p>
          </table:table-cell>
          <table:table-cell office:value-type="string" calcext:value-type="string">
            <text:p>2022-10-14 00:05:02</text:p>
          </table:table-cell>
          <table:table-cell table:number-columns-repeated="5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2022-10-14 00:05:35</text:p>
          </table:table-cell>
          <table:table-cell table:number-columns-repeated="5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07" calcext:value-type="float">
            <text:p>310.07</text:p>
          </table:table-cell>
          <table:table-cell office:value-type="string" calcext:value-type="string">
            <text:p>2022-10-14 00:06:08</text:p>
          </table:table-cell>
          <table:table-cell table:number-columns-repeated="5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47" calcext:value-type="float">
            <text:p>310.47</text:p>
          </table:table-cell>
          <table:table-cell office:value-type="string" calcext:value-type="string">
            <text:p>2022-10-14 00:06:42</text:p>
          </table:table-cell>
          <table:table-cell table:number-columns-repeated="5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47" calcext:value-type="float">
            <text:p>310.47</text:p>
          </table:table-cell>
          <table:table-cell office:value-type="string" calcext:value-type="string">
            <text:p>2022-10-14 00:07:17</text:p>
          </table:table-cell>
          <table:table-cell table:number-columns-repeated="5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89" calcext:value-type="float">
            <text:p>310.89</text:p>
          </table:table-cell>
          <table:table-cell office:value-type="string" calcext:value-type="string">
            <text:p>2022-10-14 00:07:50</text:p>
          </table:table-cell>
          <table:table-cell table:number-columns-repeated="5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47" calcext:value-type="float">
            <text:p>310.47</text:p>
          </table:table-cell>
          <table:table-cell office:value-type="string" calcext:value-type="string">
            <text:p>2022-10-14 00:08:25</text:p>
          </table:table-cell>
          <table:table-cell table:number-columns-repeated="5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47" calcext:value-type="float">
            <text:p>310.47</text:p>
          </table:table-cell>
          <table:table-cell office:value-type="string" calcext:value-type="string">
            <text:p>2022-10-14 00:08:57</text:p>
          </table:table-cell>
          <table:table-cell table:number-columns-repeated="5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47" calcext:value-type="float">
            <text:p>298.47</text:p>
          </table:table-cell>
          <table:table-cell office:value-type="string" calcext:value-type="string">
            <text:p>2022-10-14 00:09:30</text:p>
          </table:table-cell>
          <table:table-cell table:number-columns-repeated="5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0:10:05</text:p>
          </table:table-cell>
          <table:table-cell table:number-columns-repeated="5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0:10:39</text:p>
          </table:table-cell>
          <table:table-cell table:number-columns-repeated="5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47" calcext:value-type="float">
            <text:p>298.47</text:p>
          </table:table-cell>
          <table:table-cell office:value-type="string" calcext:value-type="string">
            <text:p>2022-10-14 00:11:11</text:p>
          </table:table-cell>
          <table:table-cell table:number-columns-repeated="5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47" calcext:value-type="float">
            <text:p>298.47</text:p>
          </table:table-cell>
          <table:table-cell office:value-type="string" calcext:value-type="string">
            <text:p>2022-10-14 00:11:44</text:p>
          </table:table-cell>
          <table:table-cell table:number-columns-repeated="5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94" calcext:value-type="float">
            <text:p>298.94</text:p>
          </table:table-cell>
          <table:table-cell office:value-type="string" calcext:value-type="string">
            <text:p>2022-10-14 00:12:18</text:p>
          </table:table-cell>
          <table:table-cell table:number-columns-repeated="5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7" calcext:value-type="float">
            <text:p>301.27</text:p>
          </table:table-cell>
          <table:table-cell office:value-type="string" calcext:value-type="string">
            <text:p>2022-10-14 00:12:53</text:p>
          </table:table-cell>
          <table:table-cell table:number-columns-repeated="5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0:13:26</text:p>
          </table:table-cell>
          <table:table-cell table:number-columns-repeated="5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0:14:00</text:p>
          </table:table-cell>
          <table:table-cell table:number-columns-repeated="5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0:14:34</text:p>
          </table:table-cell>
          <table:table-cell table:number-columns-repeated="5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0:15:08</text:p>
          </table:table-cell>
          <table:table-cell table:number-columns-repeated="5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0:15:41</text:p>
          </table:table-cell>
          <table:table-cell table:number-columns-repeated="5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72" calcext:value-type="float">
            <text:p>301.72</text:p>
          </table:table-cell>
          <table:table-cell office:value-type="string" calcext:value-type="string">
            <text:p>2022-10-14 00:16:17</text:p>
          </table:table-cell>
          <table:table-cell table:number-columns-repeated="5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0:16:49</text:p>
          </table:table-cell>
          <table:table-cell table:number-columns-repeated="5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0:17:22</text:p>
          </table:table-cell>
          <table:table-cell table:number-columns-repeated="5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0:17:56</text:p>
          </table:table-cell>
          <table:table-cell table:number-columns-repeated="5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6.9" calcext:value-type="float">
            <text:p>296.9</text:p>
          </table:table-cell>
          <table:table-cell office:value-type="string" calcext:value-type="string">
            <text:p>2022-10-14 00:18:31</text:p>
          </table:table-cell>
          <table:table-cell table:number-columns-repeated="5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0:19:03</text:p>
          </table:table-cell>
          <table:table-cell table:number-columns-repeated="5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0:19:36</text:p>
          </table:table-cell>
          <table:table-cell table:number-columns-repeated="5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0:20:10</text:p>
          </table:table-cell>
          <table:table-cell table:number-columns-repeated="5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4 00:20:45</text:p>
          </table:table-cell>
          <table:table-cell table:number-columns-repeated="5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21:17</text:p>
          </table:table-cell>
          <table:table-cell table:number-columns-repeated="5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4 00:21:50</text:p>
          </table:table-cell>
          <table:table-cell table:number-columns-repeated="5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22:24</text:p>
          </table:table-cell>
          <table:table-cell table:number-columns-repeated="5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22:58</text:p>
          </table:table-cell>
          <table:table-cell table:number-columns-repeated="5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23:31</text:p>
          </table:table-cell>
          <table:table-cell table:number-columns-repeated="5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4 00:24:07</text:p>
          </table:table-cell>
          <table:table-cell table:number-columns-repeated="5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0:24:39</text:p>
          </table:table-cell>
          <table:table-cell table:number-columns-repeated="5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1" calcext:value-type="float">
            <text:p>302.01</text:p>
          </table:table-cell>
          <table:table-cell office:value-type="string" calcext:value-type="string">
            <text:p>2022-10-14 00:25:12</text:p>
          </table:table-cell>
          <table:table-cell table:number-columns-repeated="5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25:46</text:p>
          </table:table-cell>
          <table:table-cell table:number-columns-repeated="5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4 00:26:20</text:p>
          </table:table-cell>
          <table:table-cell table:number-columns-repeated="5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4 00:26:53</text:p>
          </table:table-cell>
          <table:table-cell table:number-columns-repeated="5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27:25</text:p>
          </table:table-cell>
          <table:table-cell table:number-columns-repeated="5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28:00</text:p>
          </table:table-cell>
          <table:table-cell table:number-columns-repeated="5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28:34</text:p>
          </table:table-cell>
          <table:table-cell table:number-columns-repeated="5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29:07</text:p>
          </table:table-cell>
          <table:table-cell table:number-columns-repeated="5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29:40</text:p>
          </table:table-cell>
          <table:table-cell table:number-columns-repeated="5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48" calcext:value-type="float">
            <text:p>302.48</text:p>
          </table:table-cell>
          <table:table-cell office:value-type="string" calcext:value-type="string">
            <text:p>2022-10-14 00:30:14</text:p>
          </table:table-cell>
          <table:table-cell table:number-columns-repeated="5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9.61" calcext:value-type="float">
            <text:p>299.61</text:p>
          </table:table-cell>
          <table:table-cell office:value-type="string" calcext:value-type="string">
            <text:p>2022-10-14 00:30:49</text:p>
          </table:table-cell>
          <table:table-cell table:number-columns-repeated="5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0:31:22</text:p>
          </table:table-cell>
          <table:table-cell table:number-columns-repeated="5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31:57</text:p>
          </table:table-cell>
          <table:table-cell table:number-columns-repeated="5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32:29</text:p>
          </table:table-cell>
          <table:table-cell table:number-columns-repeated="5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42977.6" calcext:value-type="float">
            <text:p>42977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33:02</text:p>
          </table:table-cell>
          <table:table-cell table:number-columns-repeated="5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33:37</text:p>
          </table:table-cell>
          <table:table-cell table:number-columns-repeated="5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34:11</text:p>
          </table:table-cell>
          <table:table-cell table:number-columns-repeated="5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34:43</text:p>
          </table:table-cell>
          <table:table-cell table:number-columns-repeated="5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0:35:16</text:p>
          </table:table-cell>
          <table:table-cell table:number-columns-repeated="5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35:50</text:p>
          </table:table-cell>
          <table:table-cell table:number-columns-repeated="5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5" calcext:value-type="float">
            <text:p>302.5</text:p>
          </table:table-cell>
          <table:table-cell office:value-type="string" calcext:value-type="string">
            <text:p>2022-10-14 00:36:25</text:p>
          </table:table-cell>
          <table:table-cell table:number-columns-repeated="5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98" calcext:value-type="float">
            <text:p>314.98</text:p>
          </table:table-cell>
          <table:table-cell office:value-type="string" calcext:value-type="string">
            <text:p>2022-10-14 00:36:58</text:p>
          </table:table-cell>
          <table:table-cell table:number-columns-repeated="5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58" calcext:value-type="float">
            <text:p>314.58</text:p>
          </table:table-cell>
          <table:table-cell office:value-type="string" calcext:value-type="string">
            <text:p>2022-10-14 00:37:30</text:p>
          </table:table-cell>
          <table:table-cell table:number-columns-repeated="5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4" calcext:value-type="float">
            <text:p>338.4</text:p>
          </table:table-cell>
          <table:table-cell office:value-type="string" calcext:value-type="string">
            <text:p>2022-10-14 00:38:04</text:p>
          </table:table-cell>
          <table:table-cell table:number-columns-repeated="5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4" calcext:value-type="float">
            <text:p>338.4</text:p>
          </table:table-cell>
          <table:table-cell office:value-type="string" calcext:value-type="string">
            <text:p>2022-10-14 00:38:38</text:p>
          </table:table-cell>
          <table:table-cell table:number-columns-repeated="5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4" calcext:value-type="float">
            <text:p>338.4</text:p>
          </table:table-cell>
          <table:table-cell office:value-type="string" calcext:value-type="string">
            <text:p>2022-10-14 00:39:11</text:p>
          </table:table-cell>
          <table:table-cell table:number-columns-repeated="5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9" calcext:value-type="float">
            <text:p>335.99</text:p>
          </table:table-cell>
          <table:table-cell office:value-type="string" calcext:value-type="string">
            <text:p>2022-10-14 00:39:46</text:p>
          </table:table-cell>
          <table:table-cell table:number-columns-repeated="5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9" calcext:value-type="float">
            <text:p>335.99</text:p>
          </table:table-cell>
          <table:table-cell office:value-type="string" calcext:value-type="string">
            <text:p>2022-10-14 00:40:18</text:p>
          </table:table-cell>
          <table:table-cell table:number-columns-repeated="5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93" calcext:value-type="float">
            <text:p>337.93</text:p>
          </table:table-cell>
          <table:table-cell office:value-type="string" calcext:value-type="string">
            <text:p>2022-10-14 00:40:51</text:p>
          </table:table-cell>
          <table:table-cell table:number-columns-repeated="5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33" calcext:value-type="float">
            <text:p>338.33</text:p>
          </table:table-cell>
          <table:table-cell office:value-type="string" calcext:value-type="string">
            <text:p>2022-10-14 00:41:25</text:p>
          </table:table-cell>
          <table:table-cell table:number-columns-repeated="5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4" calcext:value-type="float">
            <text:p>338.4</text:p>
          </table:table-cell>
          <table:table-cell office:value-type="string" calcext:value-type="string">
            <text:p>2022-10-14 00:42:00</text:p>
          </table:table-cell>
          <table:table-cell table:number-columns-repeated="5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93" calcext:value-type="float">
            <text:p>337.93</text:p>
          </table:table-cell>
          <table:table-cell office:value-type="string" calcext:value-type="string">
            <text:p>2022-10-14 00:42:32</text:p>
          </table:table-cell>
          <table:table-cell table:number-columns-repeated="5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4 00:43:05</text:p>
          </table:table-cell>
          <table:table-cell table:number-columns-repeated="5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0:43:39</text:p>
          </table:table-cell>
          <table:table-cell table:number-columns-repeated="5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09" calcext:value-type="float">
            <text:p>334.09</text:p>
          </table:table-cell>
          <table:table-cell office:value-type="string" calcext:value-type="string">
            <text:p>2022-10-14 00:44:14</text:p>
          </table:table-cell>
          <table:table-cell table:number-columns-repeated="5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03" calcext:value-type="float">
            <text:p>336.03</text:p>
          </table:table-cell>
          <table:table-cell office:value-type="string" calcext:value-type="string">
            <text:p>2022-10-14 00:44:47</text:p>
          </table:table-cell>
          <table:table-cell table:number-columns-repeated="5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35" calcext:value-type="float">
            <text:p>341.35</text:p>
          </table:table-cell>
          <table:table-cell office:value-type="string" calcext:value-type="string">
            <text:p>2022-10-14 00:45:20</text:p>
          </table:table-cell>
          <table:table-cell table:number-columns-repeated="5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03" calcext:value-type="float">
            <text:p>336.03</text:p>
          </table:table-cell>
          <table:table-cell office:value-type="string" calcext:value-type="string">
            <text:p>2022-10-14 00:45:54</text:p>
          </table:table-cell>
          <table:table-cell table:number-columns-repeated="5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0:46:29</text:p>
          </table:table-cell>
          <table:table-cell table:number-columns-repeated="5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5" calcext:value-type="float">
            <text:p>336.5</text:p>
          </table:table-cell>
          <table:table-cell office:value-type="string" calcext:value-type="string">
            <text:p>2022-10-14 00:47:02</text:p>
          </table:table-cell>
          <table:table-cell table:number-columns-repeated="5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4 00:47:37</text:p>
          </table:table-cell>
          <table:table-cell table:number-columns-repeated="5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5" calcext:value-type="float">
            <text:p>336.5</text:p>
          </table:table-cell>
          <table:table-cell office:value-type="string" calcext:value-type="string">
            <text:p>2022-10-14 00:48:10</text:p>
          </table:table-cell>
          <table:table-cell table:number-columns-repeated="5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4 00:48:42</text:p>
          </table:table-cell>
          <table:table-cell table:number-columns-repeated="5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49:16</text:p>
          </table:table-cell>
          <table:table-cell table:number-columns-repeated="5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5" calcext:value-type="float">
            <text:p>336.5</text:p>
          </table:table-cell>
          <table:table-cell office:value-type="string" calcext:value-type="string">
            <text:p>2022-10-14 00:49:51</text:p>
          </table:table-cell>
          <table:table-cell table:number-columns-repeated="5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4 00:50:23</text:p>
          </table:table-cell>
          <table:table-cell table:number-columns-repeated="5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50:56</text:p>
          </table:table-cell>
          <table:table-cell table:number-columns-repeated="5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1:31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4 00:52:05</text:p>
          </table:table-cell>
          <table:table-cell table:number-columns-repeated="5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4 00:52:38</text:p>
          </table:table-cell>
          <table:table-cell table:number-columns-repeated="5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53:12</text:p>
          </table:table-cell>
          <table:table-cell table:number-columns-repeated="5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3:46</text:p>
          </table:table-cell>
          <table:table-cell table:number-columns-repeated="5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4:21</text:p>
          </table:table-cell>
          <table:table-cell table:number-columns-repeated="5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54:54</text:p>
          </table:table-cell>
          <table:table-cell table:number-columns-repeated="5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5:28</text:p>
          </table:table-cell>
          <table:table-cell table:number-columns-repeated="5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6:01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56:34</text:p>
          </table:table-cell>
          <table:table-cell table:number-columns-repeated="5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57:08</text:p>
          </table:table-cell>
          <table:table-cell table:number-columns-repeated="5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7:42</text:p>
          </table:table-cell>
          <table:table-cell table:number-columns-repeated="5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8:15</text:p>
          </table:table-cell>
          <table:table-cell table:number-columns-repeated="5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0:58:48</text:p>
          </table:table-cell>
          <table:table-cell table:number-columns-repeated="5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0:59:22</text:p>
          </table:table-cell>
          <table:table-cell table:number-columns-repeated="5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43" calcext:value-type="float">
            <text:p>336.43</text:p>
          </table:table-cell>
          <table:table-cell office:value-type="string" calcext:value-type="string">
            <text:p>2022-10-14 00:59:56</text:p>
          </table:table-cell>
          <table:table-cell table:number-columns-repeated="5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46" calcext:value-type="float">
            <text:p>338.46</text:p>
          </table:table-cell>
          <table:table-cell office:value-type="string" calcext:value-type="string">
            <text:p>2022-10-14 01:00:30</text:p>
          </table:table-cell>
          <table:table-cell table:number-columns-repeated="5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1:01:03</text:p>
          </table:table-cell>
          <table:table-cell table:number-columns-repeated="5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1:01:37</text:p>
          </table:table-cell>
          <table:table-cell table:number-columns-repeated="5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1:02:12</text:p>
          </table:table-cell>
          <table:table-cell table:number-columns-repeated="5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1:02:45</text:p>
          </table:table-cell>
          <table:table-cell table:number-columns-repeated="5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4 01:03:20</text:p>
          </table:table-cell>
          <table:table-cell table:number-columns-repeated="5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03:53</text:p>
          </table:table-cell>
          <table:table-cell table:number-columns-repeated="5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04" calcext:value-type="float">
            <text:p>335.04</text:p>
          </table:table-cell>
          <table:table-cell office:value-type="string" calcext:value-type="string">
            <text:p>2022-10-14 01:04:25</text:p>
          </table:table-cell>
          <table:table-cell table:number-columns-repeated="5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1:05:00</text:p>
          </table:table-cell>
          <table:table-cell table:number-columns-repeated="5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05:34</text:p>
          </table:table-cell>
          <table:table-cell table:number-columns-repeated="5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06:07</text:p>
          </table:table-cell>
          <table:table-cell table:number-columns-repeated="5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42977.7" calcext:value-type="float">
            <text:p>42977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06:39</text:p>
          </table:table-cell>
          <table:table-cell table:number-columns-repeated="5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4 01:07:14</text:p>
          </table:table-cell>
          <table:table-cell table:number-columns-repeated="5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07:49</text:p>
          </table:table-cell>
          <table:table-cell table:number-columns-repeated="5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51" calcext:value-type="float">
            <text:p>335.51</text:p>
          </table:table-cell>
          <table:table-cell office:value-type="string" calcext:value-type="string">
            <text:p>2022-10-14 01:08:22</text:p>
          </table:table-cell>
          <table:table-cell table:number-columns-repeated="5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08:55</text:p>
          </table:table-cell>
          <table:table-cell table:number-columns-repeated="5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4 01:09:29</text:p>
          </table:table-cell>
          <table:table-cell table:number-columns-repeated="5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5" calcext:value-type="float">
            <text:p>333.5</text:p>
          </table:table-cell>
          <table:table-cell office:value-type="string" calcext:value-type="string">
            <text:p>2022-10-14 01:10:04</text:p>
          </table:table-cell>
          <table:table-cell table:number-columns-repeated="5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4 01:10:37</text:p>
          </table:table-cell>
          <table:table-cell table:number-columns-repeated="5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11:13</text:p>
          </table:table-cell>
          <table:table-cell table:number-columns-repeated="5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4 01:11:45</text:p>
          </table:table-cell>
          <table:table-cell table:number-columns-repeated="5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1:12:18</text:p>
          </table:table-cell>
          <table:table-cell table:number-columns-repeated="5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1:12:52</text:p>
          </table:table-cell>
          <table:table-cell table:number-columns-repeated="5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16" calcext:value-type="float">
            <text:p>301.16</text:p>
          </table:table-cell>
          <table:table-cell office:value-type="string" calcext:value-type="string">
            <text:p>2022-10-14 01:13:27</text:p>
          </table:table-cell>
          <table:table-cell table:number-columns-repeated="5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1:13:59</text:p>
          </table:table-cell>
          <table:table-cell table:number-columns-repeated="5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1:14:32</text:p>
          </table:table-cell>
          <table:table-cell table:number-columns-repeated="5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72" calcext:value-type="float">
            <text:p>301.72</text:p>
          </table:table-cell>
          <table:table-cell office:value-type="string" calcext:value-type="string">
            <text:p>2022-10-14 01:15:06</text:p>
          </table:table-cell>
          <table:table-cell table:number-columns-repeated="5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1:15:41</text:p>
          </table:table-cell>
          <table:table-cell table:number-columns-repeated="5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2.94" calcext:value-type="float">
            <text:p>322.94</text:p>
          </table:table-cell>
          <table:table-cell office:value-type="string" calcext:value-type="string">
            <text:p>2022-10-14 01:16:13</text:p>
          </table:table-cell>
          <table:table-cell table:number-columns-repeated="5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1:16:47</text:p>
          </table:table-cell>
          <table:table-cell table:number-columns-repeated="5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4" calcext:value-type="float">
            <text:p>315.24</text:p>
          </table:table-cell>
          <table:table-cell office:value-type="string" calcext:value-type="string">
            <text:p>2022-10-14 01:17:20</text:p>
          </table:table-cell>
          <table:table-cell table:number-columns-repeated="5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68" calcext:value-type="float">
            <text:p>315.68</text:p>
          </table:table-cell>
          <table:table-cell office:value-type="string" calcext:value-type="string">
            <text:p>2022-10-14 01:17:55</text:p>
          </table:table-cell>
          <table:table-cell table:number-columns-repeated="5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1:18:28</text:p>
          </table:table-cell>
          <table:table-cell table:number-columns-repeated="5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1:19:03</text:p>
          </table:table-cell>
          <table:table-cell table:number-columns-repeated="5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5" calcext:value-type="float">
            <text:p>315.25</text:p>
          </table:table-cell>
          <table:table-cell office:value-type="string" calcext:value-type="string">
            <text:p>2022-10-14 01:19:36</text:p>
          </table:table-cell>
          <table:table-cell table:number-columns-repeated="5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7.65" calcext:value-type="float">
            <text:p>317.65</text:p>
          </table:table-cell>
          <table:table-cell office:value-type="string" calcext:value-type="string">
            <text:p>2022-10-14 01:20:08</text:p>
          </table:table-cell>
          <table:table-cell table:number-columns-repeated="5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7.65" calcext:value-type="float">
            <text:p>317.65</text:p>
          </table:table-cell>
          <table:table-cell office:value-type="string" calcext:value-type="string">
            <text:p>2022-10-14 01:20:43</text:p>
          </table:table-cell>
          <table:table-cell table:number-columns-repeated="5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1:21:17</text:p>
          </table:table-cell>
          <table:table-cell table:number-columns-repeated="5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21:50</text:p>
          </table:table-cell>
          <table:table-cell table:number-columns-repeated="5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1:22:22</text:p>
          </table:table-cell>
          <table:table-cell table:number-columns-repeated="5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1:22:57</text:p>
          </table:table-cell>
          <table:table-cell table:number-columns-repeated="5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3.74" calcext:value-type="float">
            <text:p>313.74</text:p>
          </table:table-cell>
          <table:table-cell office:value-type="string" calcext:value-type="string">
            <text:p>2022-10-14 01:23:31</text:p>
          </table:table-cell>
          <table:table-cell table:number-columns-repeated="5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2022-10-14 01:24:05</text:p>
          </table:table-cell>
          <table:table-cell table:number-columns-repeated="5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24:37</text:p>
          </table:table-cell>
          <table:table-cell table:number-columns-repeated="5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55" calcext:value-type="float">
            <text:p>316.55</text:p>
          </table:table-cell>
          <table:table-cell office:value-type="string" calcext:value-type="string">
            <text:p>2022-10-14 01:25:12</text:p>
          </table:table-cell>
          <table:table-cell table:number-columns-repeated="5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4 01:25:47</text:p>
          </table:table-cell>
          <table:table-cell table:number-columns-repeated="5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5" calcext:value-type="float">
            <text:p>316.15</text:p>
          </table:table-cell>
          <table:table-cell office:value-type="string" calcext:value-type="string">
            <text:p>2022-10-14 01:26:20</text:p>
          </table:table-cell>
          <table:table-cell table:number-columns-repeated="5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5" calcext:value-type="float">
            <text:p>316.15</text:p>
          </table:table-cell>
          <table:table-cell office:value-type="string" calcext:value-type="string">
            <text:p>2022-10-14 01:26:54</text:p>
          </table:table-cell>
          <table:table-cell table:number-columns-repeated="5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5" calcext:value-type="float">
            <text:p>316.15</text:p>
          </table:table-cell>
          <table:table-cell office:value-type="string" calcext:value-type="string">
            <text:p>2022-10-14 01:27:27</text:p>
          </table:table-cell>
          <table:table-cell table:number-columns-repeated="5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27:59</text:p>
          </table:table-cell>
          <table:table-cell table:number-columns-repeated="5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28:34</text:p>
          </table:table-cell>
          <table:table-cell table:number-columns-repeated="5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29:08</text:p>
          </table:table-cell>
          <table:table-cell table:number-columns-repeated="5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29:41</text:p>
          </table:table-cell>
          <table:table-cell table:number-columns-repeated="5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1:30:13</text:p>
          </table:table-cell>
          <table:table-cell table:number-columns-repeated="5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87" calcext:value-type="float">
            <text:p>314.87</text:p>
          </table:table-cell>
          <table:table-cell office:value-type="string" calcext:value-type="string">
            <text:p>2022-10-14 01:30:48</text:p>
          </table:table-cell>
          <table:table-cell table:number-columns-repeated="5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2977.8" calcext:value-type="float">
            <text:p>42977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623.12" calcext:value-type="float">
            <text:p>8623.12</text:p>
          </table:table-cell>
          <table:table-cell office:value-type="string" calcext:value-type="string">
            <text:p>2022-10-14 01:31:22</text:p>
          </table:table-cell>
          <table:table-cell table:number-columns-repeated="5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42977.9" calcext:value-type="float">
            <text:p>42977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67.28" calcext:value-type="float">
            <text:p>8967.28</text:p>
          </table:table-cell>
          <table:table-cell office:value-type="string" calcext:value-type="string">
            <text:p>2022-10-14 01:31:56</text:p>
          </table:table-cell>
          <table:table-cell table:number-columns-repeated="5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42978" calcext:value-type="float">
            <text:p>4297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84.65" calcext:value-type="float">
            <text:p>8984.65</text:p>
          </table:table-cell>
          <table:table-cell office:value-type="string" calcext:value-type="string">
            <text:p>2022-10-14 01:32:29</text:p>
          </table:table-cell>
          <table:table-cell table:number-columns-repeated="5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42978.1" calcext:value-type="float">
            <text:p>42978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84.64" calcext:value-type="float">
            <text:p>8984.64</text:p>
          </table:table-cell>
          <table:table-cell office:value-type="string" calcext:value-type="string">
            <text:p>2022-10-14 01:33:02</text:p>
          </table:table-cell>
          <table:table-cell table:number-columns-repeated="5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2978.2" calcext:value-type="float">
            <text:p>42978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69.67" calcext:value-type="float">
            <text:p>8969.67</text:p>
          </table:table-cell>
          <table:table-cell office:value-type="string" calcext:value-type="string">
            <text:p>2022-10-14 01:33:37</text:p>
          </table:table-cell>
          <table:table-cell table:number-columns-repeated="5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42978.2" calcext:value-type="float">
            <text:p>42978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9.23" calcext:value-type="float">
            <text:p>8979.23</text:p>
          </table:table-cell>
          <table:table-cell office:value-type="string" calcext:value-type="string">
            <text:p>2022-10-14 01:34:10</text:p>
          </table:table-cell>
          <table:table-cell table:number-columns-repeated="5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2978.3" calcext:value-type="float">
            <text:p>42978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2.06" calcext:value-type="float">
            <text:p>8972.06</text:p>
          </table:table-cell>
          <table:table-cell office:value-type="string" calcext:value-type="string">
            <text:p>2022-10-14 01:34:45</text:p>
          </table:table-cell>
          <table:table-cell table:number-columns-repeated="5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42978.4" calcext:value-type="float">
            <text:p>42978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6.84" calcext:value-type="float">
            <text:p>8976.84</text:p>
          </table:table-cell>
          <table:table-cell office:value-type="string" calcext:value-type="string">
            <text:p>2022-10-14 01:35:17</text:p>
          </table:table-cell>
          <table:table-cell table:number-columns-repeated="5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2978.5" calcext:value-type="float">
            <text:p>42978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87.04" calcext:value-type="float">
            <text:p>8987.04</text:p>
          </table:table-cell>
          <table:table-cell office:value-type="string" calcext:value-type="string">
            <text:p>2022-10-14 01:35:50</text:p>
          </table:table-cell>
          <table:table-cell table:number-columns-repeated="5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42978.6" calcext:value-type="float">
            <text:p>42978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84.01" calcext:value-type="float">
            <text:p>8984.01</text:p>
          </table:table-cell>
          <table:table-cell office:value-type="string" calcext:value-type="string">
            <text:p>2022-10-14 01:36:24</text:p>
          </table:table-cell>
          <table:table-cell table:number-columns-repeated="5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2978.7" calcext:value-type="float">
            <text:p>42978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9002.14" calcext:value-type="float">
            <text:p>9002.14</text:p>
          </table:table-cell>
          <table:table-cell office:value-type="string" calcext:value-type="string">
            <text:p>2022-10-14 01:36:59</text:p>
          </table:table-cell>
          <table:table-cell table:number-columns-repeated="5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42978.7" calcext:value-type="float">
            <text:p>42978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87.04" calcext:value-type="float">
            <text:p>8987.04</text:p>
          </table:table-cell>
          <table:table-cell office:value-type="string" calcext:value-type="string">
            <text:p>2022-10-14 01:37:31</text:p>
          </table:table-cell>
          <table:table-cell table:number-columns-repeated="5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42978.8" calcext:value-type="float">
            <text:p>42978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9.87" calcext:value-type="float">
            <text:p>8979.87</text:p>
          </table:table-cell>
          <table:table-cell office:value-type="string" calcext:value-type="string">
            <text:p>2022-10-14 01:38:05</text:p>
          </table:table-cell>
          <table:table-cell table:number-columns-repeated="5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8.91" calcext:value-type="float">
            <text:p>308.91</text:p>
          </table:table-cell>
          <table:table-cell office:value-type="string" calcext:value-type="string">
            <text:p>2022-10-14 01:38:39</text:p>
          </table:table-cell>
          <table:table-cell table:number-columns-repeated="5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3.3" calcext:value-type="float">
            <text:p>313.3</text:p>
          </table:table-cell>
          <table:table-cell office:value-type="string" calcext:value-type="string">
            <text:p>2022-10-14 01:39:13</text:p>
          </table:table-cell>
          <table:table-cell table:number-columns-repeated="5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89" calcext:value-type="float">
            <text:p>310.89</text:p>
          </table:table-cell>
          <table:table-cell office:value-type="string" calcext:value-type="string">
            <text:p>2022-10-14 01:39:46</text:p>
          </table:table-cell>
          <table:table-cell table:number-columns-repeated="5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71" calcext:value-type="float">
            <text:p>311.71</text:p>
          </table:table-cell>
          <table:table-cell office:value-type="string" calcext:value-type="string">
            <text:p>2022-10-14 01:40:19</text:p>
          </table:table-cell>
          <table:table-cell table:number-columns-repeated="5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31" calcext:value-type="float">
            <text:p>311.31</text:p>
          </table:table-cell>
          <table:table-cell office:value-type="string" calcext:value-type="string">
            <text:p>2022-10-14 01:40:53</text:p>
          </table:table-cell>
          <table:table-cell table:number-columns-repeated="5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6" calcext:value-type="float">
            <text:p>314.6</text:p>
          </table:table-cell>
          <table:table-cell office:value-type="string" calcext:value-type="string">
            <text:p>2022-10-14 01:41:27</text:p>
          </table:table-cell>
          <table:table-cell table:number-columns-repeated="5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13" calcext:value-type="float">
            <text:p>314.13</text:p>
          </table:table-cell>
          <table:table-cell office:value-type="string" calcext:value-type="string">
            <text:p>2022-10-14 01:42:01</text:p>
          </table:table-cell>
          <table:table-cell table:number-columns-repeated="5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71" calcext:value-type="float">
            <text:p>311.71</text:p>
          </table:table-cell>
          <table:table-cell office:value-type="string" calcext:value-type="string">
            <text:p>2022-10-14 01:42:37</text:p>
          </table:table-cell>
          <table:table-cell table:number-columns-repeated="5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2.18" calcext:value-type="float">
            <text:p>312.18</text:p>
          </table:table-cell>
          <table:table-cell office:value-type="string" calcext:value-type="string">
            <text:p>2022-10-14 01:43:09</text:p>
          </table:table-cell>
          <table:table-cell table:number-columns-repeated="5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0.89" calcext:value-type="float">
            <text:p>310.89</text:p>
          </table:table-cell>
          <table:table-cell office:value-type="string" calcext:value-type="string">
            <text:p>2022-10-14 01:43:42</text:p>
          </table:table-cell>
          <table:table-cell table:number-columns-repeated="5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6" calcext:value-type="float">
            <text:p>314.6</text:p>
          </table:table-cell>
          <table:table-cell office:value-type="string" calcext:value-type="string">
            <text:p>2022-10-14 01:44:16</text:p>
          </table:table-cell>
          <table:table-cell table:number-columns-repeated="5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29" calcext:value-type="float">
            <text:p>311.29</text:p>
          </table:table-cell>
          <table:table-cell office:value-type="string" calcext:value-type="string">
            <text:p>2022-10-14 01:44:51</text:p>
          </table:table-cell>
          <table:table-cell table:number-columns-repeated="5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71" calcext:value-type="float">
            <text:p>311.71</text:p>
          </table:table-cell>
          <table:table-cell office:value-type="string" calcext:value-type="string">
            <text:p>2022-10-14 01:45:23</text:p>
          </table:table-cell>
          <table:table-cell table:number-columns-repeated="5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29" calcext:value-type="float">
            <text:p>311.29</text:p>
          </table:table-cell>
          <table:table-cell office:value-type="string" calcext:value-type="string">
            <text:p>2022-10-14 01:45:56</text:p>
          </table:table-cell>
          <table:table-cell table:number-columns-repeated="5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34" calcext:value-type="float">
            <text:p>355.34</text:p>
          </table:table-cell>
          <table:table-cell office:value-type="string" calcext:value-type="string">
            <text:p>2022-10-14 01:46:30</text:p>
          </table:table-cell>
          <table:table-cell table:number-columns-repeated="5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4" calcext:value-type="float">
            <text:p>338.4</text:p>
          </table:table-cell>
          <table:table-cell office:value-type="string" calcext:value-type="string">
            <text:p>2022-10-14 01:47:04</text:p>
          </table:table-cell>
          <table:table-cell table:number-columns-repeated="5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9" calcext:value-type="float">
            <text:p>335.99</text:p>
          </table:table-cell>
          <table:table-cell office:value-type="string" calcext:value-type="string">
            <text:p>2022-10-14 01:47:37</text:p>
          </table:table-cell>
          <table:table-cell table:number-columns-repeated="5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4 01:48:10</text:p>
          </table:table-cell>
          <table:table-cell table:number-columns-repeated="5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2022-10-14 01:48:44</text:p>
          </table:table-cell>
          <table:table-cell table:number-columns-repeated="5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4 01:49:19</text:p>
          </table:table-cell>
          <table:table-cell table:number-columns-repeated="5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2022-10-14 01:49:52</text:p>
          </table:table-cell>
          <table:table-cell table:number-columns-repeated="5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8" calcext:value-type="float">
            <text:p>335.98</text:p>
          </table:table-cell>
          <table:table-cell office:value-type="string" calcext:value-type="string">
            <text:p>2022-10-14 01:50:27</text:p>
          </table:table-cell>
          <table:table-cell table:number-columns-repeated="5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91" calcext:value-type="float">
            <text:p>335.91</text:p>
          </table:table-cell>
          <table:table-cell office:value-type="string" calcext:value-type="string">
            <text:p>2022-10-14 01:50:59</text:p>
          </table:table-cell>
          <table:table-cell table:number-columns-repeated="5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42978.9" calcext:value-type="float">
            <text:p>42978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96" calcext:value-type="float">
            <text:p>333.96</text:p>
          </table:table-cell>
          <table:table-cell office:value-type="string" calcext:value-type="string">
            <text:p>2022-10-14 01:51:32</text:p>
          </table:table-cell>
          <table:table-cell table:number-columns-repeated="5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33" calcext:value-type="float">
            <text:p>338.33</text:p>
          </table:table-cell>
          <table:table-cell office:value-type="string" calcext:value-type="string">
            <text:p>2022-10-14 01:52:07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3.57" calcext:value-type="float">
            <text:p>333.57</text:p>
          </table:table-cell>
          <table:table-cell office:value-type="string" calcext:value-type="string">
            <text:p>2022-10-14 01:52:41</text:p>
          </table:table-cell>
          <table:table-cell table:number-columns-repeated="5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86" calcext:value-type="float">
            <text:p>335.86</text:p>
          </table:table-cell>
          <table:table-cell office:value-type="string" calcext:value-type="string">
            <text:p>2022-10-14 01:53:13</text:p>
          </table:table-cell>
          <table:table-cell table:number-columns-repeated="5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1:53:46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4 01:54:21</text:p>
          </table:table-cell>
          <table:table-cell table:number-columns-repeated="5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54:55</text:p>
          </table:table-cell>
          <table:table-cell table:number-columns-repeated="5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87" calcext:value-type="float">
            <text:p>334.87</text:p>
          </table:table-cell>
          <table:table-cell office:value-type="string" calcext:value-type="string">
            <text:p>2022-10-14 01:55:28</text:p>
          </table:table-cell>
          <table:table-cell table:number-columns-repeated="5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56:02</text:p>
          </table:table-cell>
          <table:table-cell table:number-columns-repeated="5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4 01:56:36</text:p>
          </table:table-cell>
          <table:table-cell table:number-columns-repeated="5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57:10</text:p>
          </table:table-cell>
          <table:table-cell table:number-columns-repeated="5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57:43</text:p>
          </table:table-cell>
          <table:table-cell table:number-columns-repeated="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4 01:58:18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58:51</text:p>
          </table:table-cell>
          <table:table-cell table:number-columns-repeated="5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1:59:24</text:p>
          </table:table-cell>
          <table:table-cell table:number-columns-repeated="5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1:59:58</text:p>
          </table:table-cell>
          <table:table-cell table:number-columns-repeated="5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4" calcext:value-type="float">
            <text:p>337.4</text:p>
          </table:table-cell>
          <table:table-cell office:value-type="string" calcext:value-type="string">
            <text:p>2022-10-14 02:00:33</text:p>
          </table:table-cell>
          <table:table-cell table:number-columns-repeated="5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4 02:01:05</text:p>
          </table:table-cell>
          <table:table-cell table:number-columns-repeated="5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4 02:01:38</text:p>
          </table:table-cell>
          <table:table-cell table:number-columns-repeated="5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4 02:02:13</text:p>
          </table:table-cell>
          <table:table-cell table:number-columns-repeated="5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5.39" calcext:value-type="float">
            <text:p>335.39</text:p>
          </table:table-cell>
          <table:table-cell office:value-type="string" calcext:value-type="string">
            <text:p>2022-10-14 02:02:47</text:p>
          </table:table-cell>
          <table:table-cell table:number-columns-repeated="5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87" calcext:value-type="float">
            <text:p>334.87</text:p>
          </table:table-cell>
          <table:table-cell office:value-type="string" calcext:value-type="string">
            <text:p>2022-10-14 02:03:20</text:p>
          </table:table-cell>
          <table:table-cell table:number-columns-repeated="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022-10-14 02:03:53</text:p>
          </table:table-cell>
          <table:table-cell table:number-columns-repeated="5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12" calcext:value-type="float">
            <text:p>332.12</text:p>
          </table:table-cell>
          <table:table-cell office:value-type="string" calcext:value-type="string">
            <text:p>2022-10-14 02:04:27</text:p>
          </table:table-cell>
          <table:table-cell table:number-columns-repeated="5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1.6" calcext:value-type="float">
            <text:p>331.6</text:p>
          </table:table-cell>
          <table:table-cell office:value-type="string" calcext:value-type="string">
            <text:p>2022-10-14 02:05:02</text:p>
          </table:table-cell>
          <table:table-cell table:number-columns-repeated="5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1.66" calcext:value-type="float">
            <text:p>331.66</text:p>
          </table:table-cell>
          <table:table-cell office:value-type="string" calcext:value-type="string">
            <text:p>2022-10-14 02:05:34</text:p>
          </table:table-cell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06" calcext:value-type="float">
            <text:p>332.06</text:p>
          </table:table-cell>
          <table:table-cell office:value-type="string" calcext:value-type="string">
            <text:p>2022-10-14 02:06:10</text:p>
          </table:table-cell>
          <table:table-cell table:number-columns-repeated="5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022-10-14 02:06:42</text:p>
          </table:table-cell>
          <table:table-cell table:number-columns-repeated="5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4 02:07:15</text:p>
          </table:table-cell>
          <table:table-cell table:number-columns-repeated="5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07:49</text:p>
          </table:table-cell>
          <table:table-cell table:number-columns-repeated="5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06" calcext:value-type="float">
            <text:p>332.06</text:p>
          </table:table-cell>
          <table:table-cell office:value-type="string" calcext:value-type="string">
            <text:p>2022-10-14 02:08:23</text:p>
          </table:table-cell>
          <table:table-cell table:number-columns-repeated="5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2:08:56</text:p>
          </table:table-cell>
          <table:table-cell table:number-columns-repeated="5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4 02:09:28</text:p>
          </table:table-cell>
          <table:table-cell table:number-columns-repeated="5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4 02:10:03</text:p>
          </table:table-cell>
          <table:table-cell table:number-columns-repeated="5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2:10:38</text:p>
          </table:table-cell>
          <table:table-cell table:number-columns-repeated="5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52" calcext:value-type="float">
            <text:p>334.52</text:p>
          </table:table-cell>
          <table:table-cell office:value-type="string" calcext:value-type="string">
            <text:p>2022-10-14 02:11:11</text:p>
          </table:table-cell>
          <table:table-cell table:number-columns-repeated="5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2:11:44</text:p>
          </table:table-cell>
          <table:table-cell table:number-columns-repeated="5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12:19</text:p>
          </table:table-cell>
          <table:table-cell table:number-columns-repeated="5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12:53</text:p>
          </table:table-cell>
          <table:table-cell table:number-columns-repeated="5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06" calcext:value-type="float">
            <text:p>332.06</text:p>
          </table:table-cell>
          <table:table-cell office:value-type="string" calcext:value-type="string">
            <text:p>2022-10-14 02:13:26</text:p>
          </table:table-cell>
          <table:table-cell table:number-columns-repeated="5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14:01</text:p>
          </table:table-cell>
          <table:table-cell table:number-columns-repeated="5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14:33</text:p>
          </table:table-cell>
          <table:table-cell table:number-columns-repeated="5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15:06</text:p>
          </table:table-cell>
          <table:table-cell table:number-columns-repeated="5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022-10-14 02:15:41</text:p>
          </table:table-cell>
          <table:table-cell table:number-columns-repeated="5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2:16:15</text:p>
          </table:table-cell>
          <table:table-cell table:number-columns-repeated="5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47" calcext:value-type="float">
            <text:p>334.47</text:p>
          </table:table-cell>
          <table:table-cell office:value-type="string" calcext:value-type="string">
            <text:p>2022-10-14 02:16:48</text:p>
          </table:table-cell>
          <table:table-cell table:number-columns-repeated="5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4 02:17:20</text:p>
          </table:table-cell>
          <table:table-cell table:number-columns-repeated="5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.99" calcext:value-type="float">
            <text:p>334.99</text:p>
          </table:table-cell>
          <table:table-cell office:value-type="string" calcext:value-type="string">
            <text:p>2022-10-14 02:17:55</text:p>
          </table:table-cell>
          <table:table-cell table:number-columns-repeated="5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022-10-14 02:18:29</text:p>
          </table:table-cell>
          <table:table-cell table:number-columns-repeated="5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2022-10-14 02:19:02</text:p>
          </table:table-cell>
          <table:table-cell table:number-columns-repeated="5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58" calcext:value-type="float">
            <text:p>332.58</text:p>
          </table:table-cell>
          <table:table-cell office:value-type="string" calcext:value-type="string">
            <text:p>2022-10-14 02:19:36</text:p>
          </table:table-cell>
          <table:table-cell table:number-columns-repeated="5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2.12" calcext:value-type="float">
            <text:p>332.12</text:p>
          </table:table-cell>
          <table:table-cell office:value-type="string" calcext:value-type="string">
            <text:p>2022-10-14 02:20:10</text:p>
          </table:table-cell>
          <table:table-cell table:number-columns-repeated="5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37" calcext:value-type="float">
            <text:p>298.37</text:p>
          </table:table-cell>
          <table:table-cell office:value-type="string" calcext:value-type="string">
            <text:p>2022-10-14 02:20:44</text:p>
          </table:table-cell>
          <table:table-cell table:number-columns-repeated="5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21:17</text:p>
          </table:table-cell>
          <table:table-cell table:number-columns-repeated="5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6.06" calcext:value-type="float">
            <text:p>296.06</text:p>
          </table:table-cell>
          <table:table-cell office:value-type="string" calcext:value-type="string">
            <text:p>2022-10-14 02:21:52</text:p>
          </table:table-cell>
          <table:table-cell table:number-columns-repeated="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2:22:25</text:p>
          </table:table-cell>
          <table:table-cell table:number-columns-repeated="5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22:57</text:p>
          </table:table-cell>
          <table:table-cell table:number-columns-repeated="5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23:32</text:p>
          </table:table-cell>
          <table:table-cell table:number-columns-repeated="5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18" calcext:value-type="float">
            <text:p>301.18</text:p>
          </table:table-cell>
          <table:table-cell office:value-type="string" calcext:value-type="string">
            <text:p>2022-10-14 02:24:06</text:p>
          </table:table-cell>
          <table:table-cell table:number-columns-repeated="5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24:39</text:p>
          </table:table-cell>
          <table:table-cell table:number-columns-repeated="5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42979" calcext:value-type="float">
            <text:p>4297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78" calcext:value-type="float">
            <text:p>300.78</text:p>
          </table:table-cell>
          <table:table-cell office:value-type="string" calcext:value-type="string">
            <text:p>2022-10-14 02:25:11</text:p>
          </table:table-cell>
          <table:table-cell table:number-columns-repeated="5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25:46</text:p>
          </table:table-cell>
          <table:table-cell table:number-columns-repeated="5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26:20</text:p>
          </table:table-cell>
          <table:table-cell table:number-columns-repeated="5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9.24" calcext:value-type="float">
            <text:p>299.24</text:p>
          </table:table-cell>
          <table:table-cell office:value-type="string" calcext:value-type="string">
            <text:p>2022-10-14 02:26:53</text:p>
          </table:table-cell>
          <table:table-cell table:number-columns-repeated="5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2:27:26</text:p>
          </table:table-cell>
          <table:table-cell table:number-columns-repeated="5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78" calcext:value-type="float">
            <text:p>300.78</text:p>
          </table:table-cell>
          <table:table-cell office:value-type="string" calcext:value-type="string">
            <text:p>2022-10-14 02:28:00</text:p>
          </table:table-cell>
          <table:table-cell table:number-columns-repeated="5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2:28:35</text:p>
          </table:table-cell>
          <table:table-cell table:number-columns-repeated="5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2:29:08</text:p>
          </table:table-cell>
          <table:table-cell table:number-columns-repeated="5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4 02:29:43</text:p>
          </table:table-cell>
          <table:table-cell table:number-columns-repeated="5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07" calcext:value-type="float">
            <text:p>306.07</text:p>
          </table:table-cell>
          <table:table-cell office:value-type="string" calcext:value-type="string">
            <text:p>2022-10-14 02:30:15</text:p>
          </table:table-cell>
          <table:table-cell table:number-columns-repeated="5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30:48</text:p>
          </table:table-cell>
          <table:table-cell table:number-columns-repeated="5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31:23</text:p>
          </table:table-cell>
          <table:table-cell table:number-columns-repeated="5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78" calcext:value-type="float">
            <text:p>300.78</text:p>
          </table:table-cell>
          <table:table-cell office:value-type="string" calcext:value-type="string">
            <text:p>2022-10-14 02:31:57</text:p>
          </table:table-cell>
          <table:table-cell table:number-columns-repeated="5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32:29</text:p>
          </table:table-cell>
          <table:table-cell table:number-columns-repeated="5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66" calcext:value-type="float">
            <text:p>303.66</text:p>
          </table:table-cell>
          <table:table-cell office:value-type="string" calcext:value-type="string">
            <text:p>2022-10-14 02:33:02</text:p>
          </table:table-cell>
          <table:table-cell table:number-columns-repeated="5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37" calcext:value-type="float">
            <text:p>298.37</text:p>
          </table:table-cell>
          <table:table-cell office:value-type="string" calcext:value-type="string">
            <text:p>2022-10-14 02:33:37</text:p>
          </table:table-cell>
          <table:table-cell table:number-columns-repeated="5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34:11</text:p>
          </table:table-cell>
          <table:table-cell table:number-columns-repeated="5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5.2" calcext:value-type="float">
            <text:p>295.2</text:p>
          </table:table-cell>
          <table:table-cell office:value-type="string" calcext:value-type="string">
            <text:p>2022-10-14 02:34:44</text:p>
          </table:table-cell>
          <table:table-cell table:number-columns-repeated="5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7.54" calcext:value-type="float">
            <text:p>297.54</text:p>
          </table:table-cell>
          <table:table-cell office:value-type="string" calcext:value-type="string">
            <text:p>2022-10-14 02:35:17</text:p>
          </table:table-cell>
          <table:table-cell table:number-columns-repeated="5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7.54" calcext:value-type="float">
            <text:p>297.54</text:p>
          </table:table-cell>
          <table:table-cell office:value-type="string" calcext:value-type="string">
            <text:p>2022-10-14 02:35:51</text:p>
          </table:table-cell>
          <table:table-cell table:number-columns-repeated="5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38" calcext:value-type="float">
            <text:p>300.38</text:p>
          </table:table-cell>
          <table:table-cell office:value-type="string" calcext:value-type="string">
            <text:p>2022-10-14 02:36:26</text:p>
          </table:table-cell>
          <table:table-cell table:number-columns-repeated="5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7.6" calcext:value-type="float">
            <text:p>297.6</text:p>
          </table:table-cell>
          <table:table-cell office:value-type="string" calcext:value-type="string">
            <text:p>2022-10-14 02:36:59</text:p>
          </table:table-cell>
          <table:table-cell table:number-columns-repeated="5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5.97" calcext:value-type="float">
            <text:p>295.97</text:p>
          </table:table-cell>
          <table:table-cell office:value-type="string" calcext:value-type="string">
            <text:p>2022-10-14 02:37:34</text:p>
          </table:table-cell>
          <table:table-cell table:number-columns-repeated="5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2022-10-14 02:38:06</text:p>
          </table:table-cell>
          <table:table-cell table:number-columns-repeated="5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7.6" calcext:value-type="float">
            <text:p>297.6</text:p>
          </table:table-cell>
          <table:table-cell office:value-type="string" calcext:value-type="string">
            <text:p>2022-10-14 02:38:39</text:p>
          </table:table-cell>
          <table:table-cell table:number-columns-repeated="5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7.6" calcext:value-type="float">
            <text:p>297.6</text:p>
          </table:table-cell>
          <table:table-cell office:value-type="string" calcext:value-type="string">
            <text:p>2022-10-14 02:39:14</text:p>
          </table:table-cell>
          <table:table-cell table:number-columns-repeated="5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2:39:48</text:p>
          </table:table-cell>
          <table:table-cell table:number-columns-repeated="5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2:40:20</text:p>
          </table:table-cell>
          <table:table-cell table:number-columns-repeated="5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40:53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2022-10-14 02:41:28</text:p>
          </table:table-cell>
          <table:table-cell table:number-columns-repeated="5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37" calcext:value-type="float">
            <text:p>298.37</text:p>
          </table:table-cell>
          <table:table-cell office:value-type="string" calcext:value-type="string">
            <text:p>2022-10-14 02:42:02</text:p>
          </table:table-cell>
          <table:table-cell table:number-columns-repeated="5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42:35</text:p>
          </table:table-cell>
          <table:table-cell table:number-columns-repeated="5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2:43:09</text:p>
          </table:table-cell>
          <table:table-cell table:number-columns-repeated="5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43:43</text:p>
          </table:table-cell>
          <table:table-cell table:number-columns-repeated="5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0.87" calcext:value-type="float">
            <text:p>300.87</text:p>
          </table:table-cell>
          <table:table-cell office:value-type="string" calcext:value-type="string">
            <text:p>2022-10-14 02:44:18</text:p>
          </table:table-cell>
          <table:table-cell table:number-columns-repeated="5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44:51</text:p>
          </table:table-cell>
          <table:table-cell table:number-columns-repeated="5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45:26</text:p>
          </table:table-cell>
          <table:table-cell table:number-columns-repeated="5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45:58</text:p>
          </table:table-cell>
          <table:table-cell table:number-columns-repeated="5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46:31</text:p>
          </table:table-cell>
          <table:table-cell table:number-columns-repeated="5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298.84" calcext:value-type="float">
            <text:p>298.84</text:p>
          </table:table-cell>
          <table:table-cell office:value-type="string" calcext:value-type="string">
            <text:p>2022-10-14 02:47:06</text:p>
          </table:table-cell>
          <table:table-cell table:number-columns-repeated="5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47:40</text:p>
          </table:table-cell>
          <table:table-cell table:number-columns-repeated="5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25" calcext:value-type="float">
            <text:p>301.25</text:p>
          </table:table-cell>
          <table:table-cell office:value-type="string" calcext:value-type="string">
            <text:p>2022-10-14 02:48:12</text:p>
          </table:table-cell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2:48:45</text:p>
          </table:table-cell>
          <table:table-cell table:number-columns-repeated="5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2:49:20</text:p>
          </table:table-cell>
          <table:table-cell table:number-columns-repeated="5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4 02:49:54</text:p>
          </table:table-cell>
          <table:table-cell table:number-columns-repeated="5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2:50:27</text:p>
          </table:table-cell>
          <table:table-cell table:number-columns-repeated="5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2:51:00</text:p>
          </table:table-cell>
          <table:table-cell table:number-columns-repeated="5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2:51:34</text:p>
          </table:table-cell>
          <table:table-cell table:number-columns-repeated="5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2:52:08</text:p>
          </table:table-cell>
          <table:table-cell table:number-columns-repeated="5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" calcext:value-type="float">
            <text:p>302.1</text:p>
          </table:table-cell>
          <table:table-cell office:value-type="string" calcext:value-type="string">
            <text:p>2022-10-14 02:52:41</text:p>
          </table:table-cell>
          <table:table-cell table:number-columns-repeated="5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5" calcext:value-type="float">
            <text:p>301.65</text:p>
          </table:table-cell>
          <table:table-cell office:value-type="string" calcext:value-type="string">
            <text:p>2022-10-14 02:53:16</text:p>
          </table:table-cell>
          <table:table-cell table:number-columns-repeated="5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12" calcext:value-type="float">
            <text:p>302.12</text:p>
          </table:table-cell>
          <table:table-cell office:value-type="string" calcext:value-type="string">
            <text:p>2022-10-14 02:53:48</text:p>
          </table:table-cell>
          <table:table-cell table:number-columns-repeated="5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54" calcext:value-type="float">
            <text:p>318.54</text:p>
          </table:table-cell>
          <table:table-cell office:value-type="string" calcext:value-type="string">
            <text:p>2022-10-14 02:54:21</text:p>
          </table:table-cell>
          <table:table-cell table:number-columns-repeated="5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88" calcext:value-type="float">
            <text:p>323.88</text:p>
          </table:table-cell>
          <table:table-cell office:value-type="string" calcext:value-type="string">
            <text:p>2022-10-14 02:54:56</text:p>
          </table:table-cell>
          <table:table-cell table:number-columns-repeated="5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97" calcext:value-type="float">
            <text:p>361.97</text:p>
          </table:table-cell>
          <table:table-cell office:value-type="string" calcext:value-type="string">
            <text:p>2022-10-14 02:55:31</text:p>
          </table:table-cell>
          <table:table-cell table:number-columns-repeated="5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4 02:56:03</text:p>
          </table:table-cell>
          <table:table-cell table:number-columns-repeated="5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13" calcext:value-type="float">
            <text:p>362.13</text:p>
          </table:table-cell>
          <table:table-cell office:value-type="string" calcext:value-type="string">
            <text:p>2022-10-14 02:56:36</text:p>
          </table:table-cell>
          <table:table-cell table:number-columns-repeated="5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6" calcext:value-type="float">
            <text:p>362.6</text:p>
          </table:table-cell>
          <table:table-cell office:value-type="string" calcext:value-type="string">
            <text:p>2022-10-14 02:57:10</text:p>
          </table:table-cell>
          <table:table-cell table:number-columns-repeated="5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6" calcext:value-type="float">
            <text:p>362.6</text:p>
          </table:table-cell>
          <table:table-cell office:value-type="string" calcext:value-type="string">
            <text:p>2022-10-14 02:57:44</text:p>
          </table:table-cell>
          <table:table-cell table:number-columns-repeated="5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2.53" calcext:value-type="float">
            <text:p>362.53</text:p>
          </table:table-cell>
          <table:table-cell office:value-type="string" calcext:value-type="string">
            <text:p>2022-10-14 02:58:17</text:p>
          </table:table-cell>
          <table:table-cell table:number-columns-repeated="5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4 02:58:50</text:p>
          </table:table-cell>
          <table:table-cell table:number-columns-repeated="5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022-10-14 02:59:25</text:p>
          </table:table-cell>
          <table:table-cell table:number-columns-repeated="5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4 03:00:00</text:p>
          </table:table-cell>
          <table:table-cell table:number-columns-repeated="5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3:00:33</text:p>
          </table:table-cell>
          <table:table-cell table:number-columns-repeated="5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3:01:08</text:p>
          </table:table-cell>
          <table:table-cell table:number-columns-repeated="5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4 03:01:40</text:p>
          </table:table-cell>
          <table:table-cell table:number-columns-repeated="5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42979.1" calcext:value-type="float">
            <text:p>42979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4 03:02:13</text:p>
          </table:table-cell>
          <table:table-cell table:number-columns-repeated="5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8" calcext:value-type="float">
            <text:p>360.18</text:p>
          </table:table-cell>
          <table:table-cell office:value-type="string" calcext:value-type="string">
            <text:p>2022-10-14 03:02:48</text:p>
          </table:table-cell>
          <table:table-cell table:number-columns-repeated="5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3:03:23</text:p>
          </table:table-cell>
          <table:table-cell table:number-columns-repeated="5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3:03:55</text:p>
          </table:table-cell>
          <table:table-cell table:number-columns-repeated="5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4 03:04:28</text:p>
          </table:table-cell>
          <table:table-cell table:number-columns-repeated="5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4 03:05:02</text:p>
          </table:table-cell>
          <table:table-cell table:number-columns-repeated="5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3:05:37</text:p>
          </table:table-cell>
          <table:table-cell table:number-columns-repeated="5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3" calcext:value-type="float">
            <text:p>358.3</text:p>
          </table:table-cell>
          <table:table-cell office:value-type="string" calcext:value-type="string">
            <text:p>2022-10-14 03:06:10</text:p>
          </table:table-cell>
          <table:table-cell table:number-columns-repeated="5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3:06:44</text:p>
          </table:table-cell>
          <table:table-cell table:number-columns-repeated="5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3:07:17</text:p>
          </table:table-cell>
          <table:table-cell table:number-columns-repeated="5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3:07:52</text:p>
          </table:table-cell>
          <table:table-cell table:number-columns-repeated="5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3:08:25</text:p>
          </table:table-cell>
          <table:table-cell table:number-columns-repeated="5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3:09:01</text:p>
          </table:table-cell>
          <table:table-cell table:number-columns-repeated="5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27" calcext:value-type="float">
            <text:p>355.27</text:p>
          </table:table-cell>
          <table:table-cell office:value-type="string" calcext:value-type="string">
            <text:p>2022-10-14 03:09:33</text:p>
          </table:table-cell>
          <table:table-cell table:number-columns-repeated="5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3:10:06</text:p>
          </table:table-cell>
          <table:table-cell table:number-columns-repeated="5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87" calcext:value-type="float">
            <text:p>355.87</text:p>
          </table:table-cell>
          <table:table-cell office:value-type="string" calcext:value-type="string">
            <text:p>2022-10-14 03:10:40</text:p>
          </table:table-cell>
          <table:table-cell table:number-columns-repeated="5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4 03:11:15</text:p>
          </table:table-cell>
          <table:table-cell table:number-columns-repeated="5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94" calcext:value-type="float">
            <text:p>355.94</text:p>
          </table:table-cell>
          <table:table-cell office:value-type="string" calcext:value-type="string">
            <text:p>2022-10-14 03:11:47</text:p>
          </table:table-cell>
          <table:table-cell table:number-columns-repeated="5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4 03:12:20</text:p>
          </table:table-cell>
          <table:table-cell table:number-columns-repeated="5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2022-10-14 03:12:54</text:p>
          </table:table-cell>
          <table:table-cell table:number-columns-repeated="5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74" calcext:value-type="float">
            <text:p>355.74</text:p>
          </table:table-cell>
          <table:table-cell office:value-type="string" calcext:value-type="string">
            <text:p>2022-10-14 03:13:29</text:p>
          </table:table-cell>
          <table:table-cell table:number-columns-repeated="5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74" calcext:value-type="float">
            <text:p>356.74</text:p>
          </table:table-cell>
          <table:table-cell office:value-type="string" calcext:value-type="string">
            <text:p>2022-10-14 03:14:02</text:p>
          </table:table-cell>
          <table:table-cell table:number-columns-repeated="5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4 03:14:35</text:p>
          </table:table-cell>
          <table:table-cell table:number-columns-repeated="5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14" calcext:value-type="float">
            <text:p>356.14</text:p>
          </table:table-cell>
          <table:table-cell office:value-type="string" calcext:value-type="string">
            <text:p>2022-10-14 03:15:08</text:p>
          </table:table-cell>
          <table:table-cell table:number-columns-repeated="5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34" calcext:value-type="float">
            <text:p>356.34</text:p>
          </table:table-cell>
          <table:table-cell office:value-type="string" calcext:value-type="string">
            <text:p>2022-10-14 03:15:43</text:p>
          </table:table-cell>
          <table:table-cell table:number-columns-repeated="5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3.32" calcext:value-type="float">
            <text:p>353.32</text:p>
          </table:table-cell>
          <table:table-cell office:value-type="string" calcext:value-type="string">
            <text:p>2022-10-14 03:16:16</text:p>
          </table:table-cell>
          <table:table-cell table:number-columns-repeated="5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4 03:16:50</text:p>
          </table:table-cell>
          <table:table-cell table:number-columns-repeated="5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4 03:17:23</text:p>
          </table:table-cell>
          <table:table-cell table:number-columns-repeated="5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38" calcext:value-type="float">
            <text:p>354.38</text:p>
          </table:table-cell>
          <table:table-cell office:value-type="string" calcext:value-type="string">
            <text:p>2022-10-14 03:17:56</text:p>
          </table:table-cell>
          <table:table-cell table:number-columns-repeated="5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4 03:18:30</text:p>
          </table:table-cell>
          <table:table-cell table:number-columns-repeated="5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4 03:19:04</text:p>
          </table:table-cell>
          <table:table-cell table:number-columns-repeated="5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4 03:19:37</text:p>
          </table:table-cell>
          <table:table-cell table:number-columns-repeated="5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4 03:20:10</text:p>
          </table:table-cell>
          <table:table-cell table:number-columns-repeated="5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19" calcext:value-type="float">
            <text:p>354.19</text:p>
          </table:table-cell>
          <table:table-cell office:value-type="string" calcext:value-type="string">
            <text:p>2022-10-14 03:20:44</text:p>
          </table:table-cell>
          <table:table-cell table:number-columns-repeated="5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4 03:21:18</text:p>
          </table:table-cell>
          <table:table-cell table:number-columns-repeated="5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3.72" calcext:value-type="float">
            <text:p>353.72</text:p>
          </table:table-cell>
          <table:table-cell office:value-type="string" calcext:value-type="string">
            <text:p>2022-10-14 03:21:51</text:p>
          </table:table-cell>
          <table:table-cell table:number-columns-repeated="5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4 03:22:25</text:p>
          </table:table-cell>
          <table:table-cell table:number-columns-repeated="5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31" calcext:value-type="float">
            <text:p>354.31</text:p>
          </table:table-cell>
          <table:table-cell office:value-type="string" calcext:value-type="string">
            <text:p>2022-10-14 03:22:58</text:p>
          </table:table-cell>
          <table:table-cell table:number-columns-repeated="5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4 03:23:33</text:p>
          </table:table-cell>
          <table:table-cell table:number-columns-repeated="5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3.79" calcext:value-type="float">
            <text:p>353.79</text:p>
          </table:table-cell>
          <table:table-cell office:value-type="string" calcext:value-type="string">
            <text:p>2022-10-14 03:24:06</text:p>
          </table:table-cell>
          <table:table-cell table:number-columns-repeated="5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78" calcext:value-type="float">
            <text:p>354.78</text:p>
          </table:table-cell>
          <table:table-cell office:value-type="string" calcext:value-type="string">
            <text:p>2022-10-14 03:24:41</text:p>
          </table:table-cell>
          <table:table-cell table:number-columns-repeated="5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19" calcext:value-type="float">
            <text:p>354.19</text:p>
          </table:table-cell>
          <table:table-cell office:value-type="string" calcext:value-type="string">
            <text:p>2022-10-14 03:25:13</text:p>
          </table:table-cell>
          <table:table-cell table:number-columns-repeated="5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3:25:46</text:p>
          </table:table-cell>
          <table:table-cell table:number-columns-repeated="5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3:26:21</text:p>
          </table:table-cell>
          <table:table-cell table:number-columns-repeated="5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3:26:55</text:p>
          </table:table-cell>
          <table:table-cell table:number-columns-repeated="5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3:27:27</text:p>
          </table:table-cell>
          <table:table-cell table:number-columns-repeated="5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9" calcext:value-type="float">
            <text:p>336.9</text:p>
          </table:table-cell>
          <table:table-cell office:value-type="string" calcext:value-type="string">
            <text:p>2022-10-14 03:28:00</text:p>
          </table:table-cell>
          <table:table-cell table:number-columns-repeated="5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88" calcext:value-type="float">
            <text:p>302.88</text:p>
          </table:table-cell>
          <table:table-cell office:value-type="string" calcext:value-type="string">
            <text:p>2022-10-14 03:28:35</text:p>
          </table:table-cell>
          <table:table-cell table:number-columns-repeated="5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29:09</text:p>
          </table:table-cell>
          <table:table-cell table:number-columns-repeated="5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29:43</text:p>
          </table:table-cell>
          <table:table-cell table:number-columns-repeated="5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42979.2" calcext:value-type="float">
            <text:p>42979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18" calcext:value-type="float">
            <text:p>306.18</text:p>
          </table:table-cell>
          <table:table-cell office:value-type="string" calcext:value-type="string">
            <text:p>2022-10-14 03:30:16</text:p>
          </table:table-cell>
          <table:table-cell table:number-columns-repeated="5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5" calcext:value-type="float">
            <text:p>303.35</text:p>
          </table:table-cell>
          <table:table-cell office:value-type="string" calcext:value-type="string">
            <text:p>2022-10-14 03:30:50</text:p>
          </table:table-cell>
          <table:table-cell table:number-columns-repeated="5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31:25</text:p>
          </table:table-cell>
          <table:table-cell table:number-columns-repeated="5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1:58</text:p>
          </table:table-cell>
          <table:table-cell table:number-columns-repeated="5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2:33</text:p>
          </table:table-cell>
          <table:table-cell table:number-columns-repeated="5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97" calcext:value-type="float">
            <text:p>302.97</text:p>
          </table:table-cell>
          <table:table-cell office:value-type="string" calcext:value-type="string">
            <text:p>2022-10-14 03:33:06</text:p>
          </table:table-cell>
          <table:table-cell table:number-columns-repeated="5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3:39</text:p>
          </table:table-cell>
          <table:table-cell table:number-columns-repeated="5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4:13</text:p>
          </table:table-cell>
          <table:table-cell table:number-columns-repeated="5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4:47</text:p>
          </table:table-cell>
          <table:table-cell table:number-columns-repeated="5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7" calcext:value-type="float">
            <text:p>303.37</text:p>
          </table:table-cell>
          <table:table-cell office:value-type="string" calcext:value-type="string">
            <text:p>2022-10-14 03:35:20</text:p>
          </table:table-cell>
          <table:table-cell table:number-columns-repeated="5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5:53</text:p>
          </table:table-cell>
          <table:table-cell table:number-columns-repeated="5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36:27</text:p>
          </table:table-cell>
          <table:table-cell table:number-columns-repeated="5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4 03:37:01</text:p>
          </table:table-cell>
          <table:table-cell table:number-columns-repeated="5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7:34</text:p>
          </table:table-cell>
          <table:table-cell table:number-columns-repeated="5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38:07</text:p>
          </table:table-cell>
          <table:table-cell table:number-columns-repeated="5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38:41</text:p>
          </table:table-cell>
          <table:table-cell table:number-columns-repeated="5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39:16</text:p>
          </table:table-cell>
          <table:table-cell table:number-columns-repeated="5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39:49</text:p>
          </table:table-cell>
          <table:table-cell table:number-columns-repeated="5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66" calcext:value-type="float">
            <text:p>303.66</text:p>
          </table:table-cell>
          <table:table-cell office:value-type="string" calcext:value-type="string">
            <text:p>2022-10-14 03:40:24</text:p>
          </table:table-cell>
          <table:table-cell table:number-columns-repeated="5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3" calcext:value-type="float">
            <text:p>304.13</text:p>
          </table:table-cell>
          <table:table-cell office:value-type="string" calcext:value-type="string">
            <text:p>2022-10-14 03:40:56</text:p>
          </table:table-cell>
          <table:table-cell table:number-columns-repeated="5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41:29</text:p>
          </table:table-cell>
          <table:table-cell table:number-columns-repeated="5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42:03</text:p>
          </table:table-cell>
          <table:table-cell table:number-columns-repeated="5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4 03:42:38</text:p>
          </table:table-cell>
          <table:table-cell table:number-columns-repeated="5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4 03:43:10</text:p>
          </table:table-cell>
          <table:table-cell table:number-columns-repeated="5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3" calcext:value-type="float">
            <text:p>304.13</text:p>
          </table:table-cell>
          <table:table-cell office:value-type="string" calcext:value-type="string">
            <text:p>2022-10-14 03:43:43</text:p>
          </table:table-cell>
          <table:table-cell table:number-columns-repeated="5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44:17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53" calcext:value-type="float">
            <text:p>304.53</text:p>
          </table:table-cell>
          <table:table-cell office:value-type="string" calcext:value-type="string">
            <text:p>2022-10-14 03:44:52</text:p>
          </table:table-cell>
          <table:table-cell table:number-columns-repeated="5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45:26</text:p>
          </table:table-cell>
          <table:table-cell table:number-columns-repeated="5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45:59</text:p>
          </table:table-cell>
          <table:table-cell table:number-columns-repeated="5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46:33</text:p>
          </table:table-cell>
          <table:table-cell table:number-columns-repeated="5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47:08</text:p>
          </table:table-cell>
          <table:table-cell table:number-columns-repeated="5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47:40</text:p>
          </table:table-cell>
          <table:table-cell table:number-columns-repeated="5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48:15</text:p>
          </table:table-cell>
          <table:table-cell table:number-columns-repeated="5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4 03:48:48</text:p>
          </table:table-cell>
          <table:table-cell table:number-columns-repeated="5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3" calcext:value-type="float">
            <text:p>304.13</text:p>
          </table:table-cell>
          <table:table-cell office:value-type="string" calcext:value-type="string">
            <text:p>2022-10-14 03:49:21</text:p>
          </table:table-cell>
          <table:table-cell table:number-columns-repeated="5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49:55</text:p>
          </table:table-cell>
          <table:table-cell table:number-columns-repeated="5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50:30</text:p>
          </table:table-cell>
          <table:table-cell table:number-columns-repeated="5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51:03</text:p>
          </table:table-cell>
          <table:table-cell table:number-columns-repeated="5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1:35</text:p>
          </table:table-cell>
          <table:table-cell table:number-columns-repeated="5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2:10</text:p>
          </table:table-cell>
          <table:table-cell table:number-columns-repeated="5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52:44</text:p>
          </table:table-cell>
          <table:table-cell table:number-columns-repeated="5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3:17</text:p>
          </table:table-cell>
          <table:table-cell table:number-columns-repeated="5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3" calcext:value-type="float">
            <text:p>304.13</text:p>
          </table:table-cell>
          <table:table-cell office:value-type="string" calcext:value-type="string">
            <text:p>2022-10-14 03:53:50</text:p>
          </table:table-cell>
          <table:table-cell table:number-columns-repeated="5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4:23</text:p>
          </table:table-cell>
          <table:table-cell table:number-columns-repeated="5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54:58</text:p>
          </table:table-cell>
          <table:table-cell table:number-columns-repeated="5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5:31</text:p>
          </table:table-cell>
          <table:table-cell table:number-columns-repeated="5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6:06</text:p>
          </table:table-cell>
          <table:table-cell table:number-columns-repeated="5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6:38</text:p>
          </table:table-cell>
          <table:table-cell table:number-columns-repeated="5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57:11</text:p>
          </table:table-cell>
          <table:table-cell table:number-columns-repeated="5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3" calcext:value-type="float">
            <text:p>303.3</text:p>
          </table:table-cell>
          <table:table-cell office:value-type="string" calcext:value-type="string">
            <text:p>2022-10-14 03:57:46</text:p>
          </table:table-cell>
          <table:table-cell table:number-columns-repeated="5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8:20</text:p>
          </table:table-cell>
          <table:table-cell table:number-columns-repeated="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3:58:53</text:p>
          </table:table-cell>
          <table:table-cell table:number-columns-repeated="5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3:59:25</text:p>
          </table:table-cell>
          <table:table-cell table:number-columns-repeated="5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28" calcext:value-type="float">
            <text:p>303.28</text:p>
          </table:table-cell>
          <table:table-cell office:value-type="string" calcext:value-type="string">
            <text:p>2022-10-14 04:00:00</text:p>
          </table:table-cell>
          <table:table-cell table:number-columns-repeated="5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18" calcext:value-type="float">
            <text:p>306.18</text:p>
          </table:table-cell>
          <table:table-cell office:value-type="string" calcext:value-type="string">
            <text:p>2022-10-14 04:00:34</text:p>
          </table:table-cell>
          <table:table-cell table:number-columns-repeated="5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4:01:07</text:p>
          </table:table-cell>
          <table:table-cell table:number-columns-repeated="5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2022-10-14 04:01:40</text:p>
          </table:table-cell>
          <table:table-cell table:number-columns-repeated="5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15" calcext:value-type="float">
            <text:p>304.15</text:p>
          </table:table-cell>
          <table:table-cell office:value-type="string" calcext:value-type="string">
            <text:p>2022-10-14 04:02:14</text:p>
          </table:table-cell>
          <table:table-cell table:number-columns-repeated="5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" calcext:value-type="float">
            <text:p>340.6</text:p>
          </table:table-cell>
          <table:table-cell office:value-type="string" calcext:value-type="string">
            <text:p>2022-10-14 04:02:49</text:p>
          </table:table-cell>
          <table:table-cell table:number-columns-repeated="5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6" calcext:value-type="float">
            <text:p>340.6</text:p>
          </table:table-cell>
          <table:table-cell office:value-type="string" calcext:value-type="string">
            <text:p>2022-10-14 04:03:22</text:p>
          </table:table-cell>
          <table:table-cell table:number-columns-repeated="5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4 04:03:57</text:p>
          </table:table-cell>
          <table:table-cell table:number-columns-repeated="5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4 04:04:29</text:p>
          </table:table-cell>
          <table:table-cell table:number-columns-repeated="5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4 04:05:02</text:p>
          </table:table-cell>
          <table:table-cell table:number-columns-repeated="5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4 04:05:36</text:p>
          </table:table-cell>
          <table:table-cell table:number-columns-repeated="5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38" calcext:value-type="float">
            <text:p>336.38</text:p>
          </table:table-cell>
          <table:table-cell office:value-type="string" calcext:value-type="string">
            <text:p>2022-10-14 04:06:10</text:p>
          </table:table-cell>
          <table:table-cell table:number-columns-repeated="5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6.78" calcext:value-type="float">
            <text:p>336.78</text:p>
          </table:table-cell>
          <table:table-cell office:value-type="string" calcext:value-type="string">
            <text:p>2022-10-14 04:06:43</text:p>
          </table:table-cell>
          <table:table-cell table:number-columns-repeated="5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2" calcext:value-type="float">
            <text:p>339.2</text:p>
          </table:table-cell>
          <table:table-cell office:value-type="string" calcext:value-type="string">
            <text:p>2022-10-14 04:07:15</text:p>
          </table:table-cell>
          <table:table-cell table:number-columns-repeated="5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25" calcext:value-type="float">
            <text:p>337.25</text:p>
          </table:table-cell>
          <table:table-cell office:value-type="string" calcext:value-type="string">
            <text:p>2022-10-14 04:07:50</text:p>
          </table:table-cell>
          <table:table-cell table:number-columns-repeated="5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42979.3" calcext:value-type="float">
            <text:p>42979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4 04:08:24</text:p>
          </table:table-cell>
          <table:table-cell table:number-columns-repeated="5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2022-10-14 04:08:57</text:p>
          </table:table-cell>
          <table:table-cell table:number-columns-repeated="5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2" calcext:value-type="float">
            <text:p>340.2</text:p>
          </table:table-cell>
          <table:table-cell office:value-type="string" calcext:value-type="string">
            <text:p>2022-10-14 04:09:30</text:p>
          </table:table-cell>
          <table:table-cell table:number-columns-repeated="5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4:10:03</text:p>
          </table:table-cell>
          <table:table-cell table:number-columns-repeated="5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4:10:38</text:p>
          </table:table-cell>
          <table:table-cell table:number-columns-repeated="5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4:11:11</text:p>
          </table:table-cell>
          <table:table-cell table:number-columns-repeated="5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4 04:11:47</text:p>
          </table:table-cell>
          <table:table-cell table:number-columns-repeated="5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4:12:19</text:p>
          </table:table-cell>
          <table:table-cell table:number-columns-repeated="5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4 04:12:52</text:p>
          </table:table-cell>
          <table:table-cell table:number-columns-repeated="5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82" calcext:value-type="float">
            <text:p>337.82</text:p>
          </table:table-cell>
          <table:table-cell office:value-type="string" calcext:value-type="string">
            <text:p>2022-10-14 04:13:26</text:p>
          </table:table-cell>
          <table:table-cell table:number-columns-repeated="5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7.77" calcext:value-type="float">
            <text:p>337.77</text:p>
          </table:table-cell>
          <table:table-cell office:value-type="string" calcext:value-type="string">
            <text:p>2022-10-14 04:14:00</text:p>
          </table:table-cell>
          <table:table-cell table:number-columns-repeated="5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14:33</text:p>
          </table:table-cell>
          <table:table-cell table:number-columns-repeated="5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6" calcext:value-type="float">
            <text:p>341.6</text:p>
          </table:table-cell>
          <table:table-cell office:value-type="string" calcext:value-type="string">
            <text:p>2022-10-14 04:15:06</text:p>
          </table:table-cell>
          <table:table-cell table:number-columns-repeated="5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1.13" calcext:value-type="float">
            <text:p>341.13</text:p>
          </table:table-cell>
          <table:table-cell office:value-type="string" calcext:value-type="string">
            <text:p>2022-10-14 04:15:40</text:p>
          </table:table-cell>
          <table:table-cell table:number-columns-repeated="5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76" calcext:value-type="float">
            <text:p>338.76</text:p>
          </table:table-cell>
          <table:table-cell office:value-type="string" calcext:value-type="string">
            <text:p>2022-10-14 04:16:14</text:p>
          </table:table-cell>
          <table:table-cell table:number-columns-repeated="5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16:47</text:p>
          </table:table-cell>
          <table:table-cell table:number-columns-repeated="5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17:21</text:p>
          </table:table-cell>
          <table:table-cell table:number-columns-repeated="5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17:54</text:p>
          </table:table-cell>
          <table:table-cell table:number-columns-repeated="5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18:29</text:p>
          </table:table-cell>
          <table:table-cell table:number-columns-repeated="5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19:02</text:p>
          </table:table-cell>
          <table:table-cell table:number-columns-repeated="5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19:38</text:p>
          </table:table-cell>
          <table:table-cell table:number-columns-repeated="5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68" calcext:value-type="float">
            <text:p>339.68</text:p>
          </table:table-cell>
          <table:table-cell office:value-type="string" calcext:value-type="string">
            <text:p>2022-10-14 04:20:10</text:p>
          </table:table-cell>
          <table:table-cell table:number-columns-repeated="5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68" calcext:value-type="float">
            <text:p>339.68</text:p>
          </table:table-cell>
          <table:table-cell office:value-type="string" calcext:value-type="string">
            <text:p>2022-10-14 04:20:43</text:p>
          </table:table-cell>
          <table:table-cell table:number-columns-repeated="5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21" calcext:value-type="float">
            <text:p>339.21</text:p>
          </table:table-cell>
          <table:table-cell office:value-type="string" calcext:value-type="string">
            <text:p>2022-10-14 04:21:17</text:p>
          </table:table-cell>
          <table:table-cell table:number-columns-repeated="5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21:52</text:p>
          </table:table-cell>
          <table:table-cell table:number-columns-repeated="5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21" calcext:value-type="float">
            <text:p>339.21</text:p>
          </table:table-cell>
          <table:table-cell office:value-type="string" calcext:value-type="string">
            <text:p>2022-10-14 04:22:24</text:p>
          </table:table-cell>
          <table:table-cell table:number-columns-repeated="5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22:57</text:p>
          </table:table-cell>
          <table:table-cell table:number-columns-repeated="5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23:32</text:p>
          </table:table-cell>
          <table:table-cell table:number-columns-repeated="5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24:07</text:p>
          </table:table-cell>
          <table:table-cell table:number-columns-repeated="5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08" calcext:value-type="float">
            <text:p>340.08</text:p>
          </table:table-cell>
          <table:table-cell office:value-type="string" calcext:value-type="string">
            <text:p>2022-10-14 04:24:40</text:p>
          </table:table-cell>
          <table:table-cell table:number-columns-repeated="5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40.08" calcext:value-type="float">
            <text:p>340.08</text:p>
          </table:table-cell>
          <table:table-cell office:value-type="string" calcext:value-type="string">
            <text:p>2022-10-14 04:25:13</text:p>
          </table:table-cell>
          <table:table-cell table:number-columns-repeated="5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25:47</text:p>
          </table:table-cell>
          <table:table-cell table:number-columns-repeated="5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26:22</text:p>
          </table:table-cell>
          <table:table-cell table:number-columns-repeated="5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26:55</text:p>
          </table:table-cell>
          <table:table-cell table:number-columns-repeated="5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9.16" calcext:value-type="float">
            <text:p>339.16</text:p>
          </table:table-cell>
          <table:table-cell office:value-type="string" calcext:value-type="string">
            <text:p>2022-10-14 04:27:30</text:p>
          </table:table-cell>
          <table:table-cell table:number-columns-repeated="5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4 04:28:02</text:p>
          </table:table-cell>
          <table:table-cell table:number-columns-repeated="5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4 04:28:35</text:p>
          </table:table-cell>
          <table:table-cell table:number-columns-repeated="5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4 04:29:09</text:p>
          </table:table-cell>
          <table:table-cell table:number-columns-repeated="5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4 04:29:44</text:p>
          </table:table-cell>
          <table:table-cell table:number-columns-repeated="5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4 04:30:16</text:p>
          </table:table-cell>
          <table:table-cell table:number-columns-repeated="5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30:49</text:p>
          </table:table-cell>
          <table:table-cell table:number-columns-repeated="5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4 04:31:24</text:p>
          </table:table-cell>
          <table:table-cell table:number-columns-repeated="5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29" calcext:value-type="float">
            <text:p>338.29</text:p>
          </table:table-cell>
          <table:table-cell office:value-type="string" calcext:value-type="string">
            <text:p>2022-10-14 04:31:58</text:p>
          </table:table-cell>
          <table:table-cell table:number-columns-repeated="5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69" calcext:value-type="float">
            <text:p>338.69</text:p>
          </table:table-cell>
          <table:table-cell office:value-type="string" calcext:value-type="string">
            <text:p>2022-10-14 04:32:31</text:p>
          </table:table-cell>
          <table:table-cell table:number-columns-repeated="5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8.17" calcext:value-type="float">
            <text:p>338.17</text:p>
          </table:table-cell>
          <table:table-cell office:value-type="string" calcext:value-type="string">
            <text:p>2022-10-14 04:33:04</text:p>
          </table:table-cell>
          <table:table-cell table:number-columns-repeated="5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6.93" calcext:value-type="float">
            <text:p>366.93</text:p>
          </table:table-cell>
          <table:table-cell office:value-type="string" calcext:value-type="string">
            <text:p>2022-10-14 04:33:38</text:p>
          </table:table-cell>
          <table:table-cell table:number-columns-repeated="5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53" calcext:value-type="float">
            <text:p>365.53</text:p>
          </table:table-cell>
          <table:table-cell office:value-type="string" calcext:value-type="string">
            <text:p>2022-10-14 04:34:12</text:p>
          </table:table-cell>
          <table:table-cell table:number-columns-repeated="5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12" calcext:value-type="float">
            <text:p>361.12</text:p>
          </table:table-cell>
          <table:table-cell office:value-type="string" calcext:value-type="string">
            <text:p>2022-10-14 04:34:45</text:p>
          </table:table-cell>
          <table:table-cell table:number-columns-repeated="5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65" calcext:value-type="float">
            <text:p>360.65</text:p>
          </table:table-cell>
          <table:table-cell office:value-type="string" calcext:value-type="string">
            <text:p>2022-10-14 04:35:20</text:p>
          </table:table-cell>
          <table:table-cell table:number-columns-repeated="5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1" calcext:value-type="float">
            <text:p>360.51</text:p>
          </table:table-cell>
          <table:table-cell office:value-type="string" calcext:value-type="string">
            <text:p>2022-10-14 04:35:53</text:p>
          </table:table-cell>
          <table:table-cell table:number-columns-repeated="5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4.52" calcext:value-type="float">
            <text:p>324.52</text:p>
          </table:table-cell>
          <table:table-cell office:value-type="string" calcext:value-type="string">
            <text:p>2022-10-14 04:36:25</text:p>
          </table:table-cell>
          <table:table-cell table:number-columns-repeated="5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4.05" calcext:value-type="float">
            <text:p>324.05</text:p>
          </table:table-cell>
          <table:table-cell office:value-type="string" calcext:value-type="string">
            <text:p>2022-10-14 04:37:00</text:p>
          </table:table-cell>
          <table:table-cell table:number-columns-repeated="5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4.52" calcext:value-type="float">
            <text:p>324.52</text:p>
          </table:table-cell>
          <table:table-cell office:value-type="string" calcext:value-type="string">
            <text:p>2022-10-14 04:37:34</text:p>
          </table:table-cell>
          <table:table-cell table:number-columns-repeated="5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8.93" calcext:value-type="float">
            <text:p>328.93</text:p>
          </table:table-cell>
          <table:table-cell office:value-type="string" calcext:value-type="string">
            <text:p>2022-10-14 04:38:06</text:p>
          </table:table-cell>
          <table:table-cell table:number-columns-repeated="5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9.4" calcext:value-type="float">
            <text:p>329.4</text:p>
          </table:table-cell>
          <table:table-cell office:value-type="string" calcext:value-type="string">
            <text:p>2022-10-14 04:38:39</text:p>
          </table:table-cell>
          <table:table-cell table:number-columns-repeated="5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8.45" calcext:value-type="float">
            <text:p>328.45</text:p>
          </table:table-cell>
          <table:table-cell office:value-type="string" calcext:value-type="string">
            <text:p>2022-10-14 04:39:14</text:p>
          </table:table-cell>
          <table:table-cell table:number-columns-repeated="5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9.4" calcext:value-type="float">
            <text:p>329.4</text:p>
          </table:table-cell>
          <table:table-cell office:value-type="string" calcext:value-type="string">
            <text:p>2022-10-14 04:39:49</text:p>
          </table:table-cell>
          <table:table-cell table:number-columns-repeated="5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42979.4" calcext:value-type="float">
            <text:p>42979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8.77" calcext:value-type="float">
            <text:p>538.77</text:p>
          </table:table-cell>
          <table:table-cell office:value-type="string" calcext:value-type="string">
            <text:p>2022-10-14 04:40:22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9.24" calcext:value-type="float">
            <text:p>539.24</text:p>
          </table:table-cell>
          <table:table-cell office:value-type="string" calcext:value-type="string">
            <text:p>2022-10-14 04:40:55</text:p>
          </table:table-cell>
          <table:table-cell table:number-columns-repeated="5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2022-10-14 04:41:29</text:p>
          </table:table-cell>
          <table:table-cell table:number-columns-repeated="5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5.47" calcext:value-type="float">
            <text:p>535.47</text:p>
          </table:table-cell>
          <table:table-cell office:value-type="string" calcext:value-type="string">
            <text:p>2022-10-14 04:42:04</text:p>
          </table:table-cell>
          <table:table-cell table:number-columns-repeated="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2022-10-14 04:42:37</text:p>
          </table:table-cell>
          <table:table-cell table:number-columns-repeated="5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6.33" calcext:value-type="float">
            <text:p>536.33</text:p>
          </table:table-cell>
          <table:table-cell office:value-type="string" calcext:value-type="string">
            <text:p>2022-10-14 04:43:12</text:p>
          </table:table-cell>
          <table:table-cell table:number-columns-repeated="5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6.33" calcext:value-type="float">
            <text:p>536.33</text:p>
          </table:table-cell>
          <table:table-cell office:value-type="string" calcext:value-type="string">
            <text:p>2022-10-14 04:43:45</text:p>
          </table:table-cell>
          <table:table-cell table:number-columns-repeated="5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52.53" calcext:value-type="float">
            <text:p>552.53</text:p>
          </table:table-cell>
          <table:table-cell office:value-type="string" calcext:value-type="string">
            <text:p>2022-10-14 04:44:18</text:p>
          </table:table-cell>
          <table:table-cell table:number-columns-repeated="5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6.8" calcext:value-type="float">
            <text:p>536.8</text:p>
          </table:table-cell>
          <table:table-cell office:value-type="string" calcext:value-type="string">
            <text:p>2022-10-14 04:44:52</text:p>
          </table:table-cell>
          <table:table-cell table:number-columns-repeated="5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3.04" calcext:value-type="float">
            <text:p>533.04</text:p>
          </table:table-cell>
          <table:table-cell office:value-type="string" calcext:value-type="string">
            <text:p>2022-10-14 04:45:26</text:p>
          </table:table-cell>
          <table:table-cell table:number-columns-repeated="5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2.57" calcext:value-type="float">
            <text:p>532.57</text:p>
          </table:table-cell>
          <table:table-cell office:value-type="string" calcext:value-type="string">
            <text:p>2022-10-14 04:45:59</text:p>
          </table:table-cell>
          <table:table-cell table:number-columns-repeated="5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2.57" calcext:value-type="float">
            <text:p>532.57</text:p>
          </table:table-cell>
          <table:table-cell office:value-type="string" calcext:value-type="string">
            <text:p>2022-10-14 04:46:32</text:p>
          </table:table-cell>
          <table:table-cell table:number-columns-repeated="5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3.89" calcext:value-type="float">
            <text:p>533.89</text:p>
          </table:table-cell>
          <table:table-cell office:value-type="string" calcext:value-type="string">
            <text:p>2022-10-14 04:47:06</text:p>
          </table:table-cell>
          <table:table-cell table:number-columns-repeated="5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3.89" calcext:value-type="float">
            <text:p>533.89</text:p>
          </table:table-cell>
          <table:table-cell office:value-type="string" calcext:value-type="string">
            <text:p>2022-10-14 04:47:40</text:p>
          </table:table-cell>
          <table:table-cell table:number-columns-repeated="5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2.57" calcext:value-type="float">
            <text:p>532.57</text:p>
          </table:table-cell>
          <table:table-cell office:value-type="string" calcext:value-type="string">
            <text:p>2022-10-14 04:48:13</text:p>
          </table:table-cell>
          <table:table-cell table:number-columns-repeated="5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3.89" calcext:value-type="float">
            <text:p>533.89</text:p>
          </table:table-cell>
          <table:table-cell office:value-type="string" calcext:value-type="string">
            <text:p>2022-10-14 04:48:46</text:p>
          </table:table-cell>
          <table:table-cell table:number-columns-repeated="5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3.89" calcext:value-type="float">
            <text:p>533.89</text:p>
          </table:table-cell>
          <table:table-cell office:value-type="string" calcext:value-type="string">
            <text:p>2022-10-14 04:49:20</text:p>
          </table:table-cell>
          <table:table-cell table:number-columns-repeated="5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2.57" calcext:value-type="float">
            <text:p>532.57</text:p>
          </table:table-cell>
          <table:table-cell office:value-type="string" calcext:value-type="string">
            <text:p>2022-10-14 04:49:55</text:p>
          </table:table-cell>
          <table:table-cell table:number-columns-repeated="5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4.36" calcext:value-type="float">
            <text:p>534.36</text:p>
          </table:table-cell>
          <table:table-cell office:value-type="string" calcext:value-type="string">
            <text:p>2022-10-14 04:50:28</text:p>
          </table:table-cell>
          <table:table-cell table:number-columns-repeated="5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1.45" calcext:value-type="float">
            <text:p>531.45</text:p>
          </table:table-cell>
          <table:table-cell office:value-type="string" calcext:value-type="string">
            <text:p>2022-10-14 04:51:03</text:p>
          </table:table-cell>
          <table:table-cell table:number-columns-repeated="5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1.05" calcext:value-type="float">
            <text:p>531.05</text:p>
          </table:table-cell>
          <table:table-cell office:value-type="string" calcext:value-type="string">
            <text:p>2022-10-14 04:51:35</text:p>
          </table:table-cell>
          <table:table-cell table:number-columns-repeated="5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3.89" calcext:value-type="float">
            <text:p>533.89</text:p>
          </table:table-cell>
          <table:table-cell office:value-type="string" calcext:value-type="string">
            <text:p>2022-10-14 04:52:08</text:p>
          </table:table-cell>
          <table:table-cell table:number-columns-repeated="5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1.52" calcext:value-type="float">
            <text:p>531.52</text:p>
          </table:table-cell>
          <table:table-cell office:value-type="string" calcext:value-type="string">
            <text:p>2022-10-14 04:52:43</text:p>
          </table:table-cell>
          <table:table-cell table:number-columns-repeated="5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1.05" calcext:value-type="float">
            <text:p>531.05</text:p>
          </table:table-cell>
          <table:table-cell office:value-type="string" calcext:value-type="string">
            <text:p>2022-10-14 04:53:17</text:p>
          </table:table-cell>
          <table:table-cell table:number-columns-repeated="5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42979.5" calcext:value-type="float">
            <text:p>42979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0.14" calcext:value-type="float">
            <text:p>530.14</text:p>
          </table:table-cell>
          <table:table-cell office:value-type="string" calcext:value-type="string">
            <text:p>2022-10-14 04:53:49</text:p>
          </table:table-cell>
          <table:table-cell table:number-columns-repeated="5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29.01" calcext:value-type="float">
            <text:p>529.01</text:p>
          </table:table-cell>
          <table:table-cell office:value-type="string" calcext:value-type="string">
            <text:p>2022-10-14 04:54:22</text:p>
          </table:table-cell>
          <table:table-cell table:number-columns-repeated="5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1.05" calcext:value-type="float">
            <text:p>531.05</text:p>
          </table:table-cell>
          <table:table-cell office:value-type="string" calcext:value-type="string">
            <text:p>2022-10-14 04:54:57</text:p>
          </table:table-cell>
          <table:table-cell table:number-columns-repeated="5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30.14" calcext:value-type="float">
            <text:p>530.14</text:p>
          </table:table-cell>
          <table:table-cell office:value-type="string" calcext:value-type="string">
            <text:p>2022-10-14 04:55:32</text:p>
          </table:table-cell>
          <table:table-cell table:number-columns-repeated="5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26.84" calcext:value-type="float">
            <text:p>526.84</text:p>
          </table:table-cell>
          <table:table-cell office:value-type="string" calcext:value-type="string">
            <text:p>2022-10-14 04:56:04</text:p>
          </table:table-cell>
          <table:table-cell table:number-columns-repeated="5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28.61" calcext:value-type="float">
            <text:p>528.61</text:p>
          </table:table-cell>
          <table:table-cell office:value-type="string" calcext:value-type="string">
            <text:p>2022-10-14 04:56:38</text:p>
          </table:table-cell>
          <table:table-cell table:number-columns-repeated="5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28.54" calcext:value-type="float">
            <text:p>528.54</text:p>
          </table:table-cell>
          <table:table-cell office:value-type="string" calcext:value-type="string">
            <text:p>2022-10-14 04:57:11</text:p>
          </table:table-cell>
          <table:table-cell table:number-columns-repeated="5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526.84" calcext:value-type="float">
            <text:p>526.84</text:p>
          </table:table-cell>
          <table:table-cell office:value-type="string" calcext:value-type="string">
            <text:p>2022-10-14 04:57:46</text:p>
          </table:table-cell>
          <table:table-cell table:number-columns-repeated="5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59" calcext:value-type="float">
            <text:p>323.59</text:p>
          </table:table-cell>
          <table:table-cell office:value-type="string" calcext:value-type="string">
            <text:p>2022-10-14 04:58:19</text:p>
          </table:table-cell>
          <table:table-cell table:number-columns-repeated="5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4.05" calcext:value-type="float">
            <text:p>324.05</text:p>
          </table:table-cell>
          <table:table-cell office:value-type="string" calcext:value-type="string">
            <text:p>2022-10-14 04:58:53</text:p>
          </table:table-cell>
          <table:table-cell table:number-columns-repeated="5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59" calcext:value-type="float">
            <text:p>323.59</text:p>
          </table:table-cell>
          <table:table-cell office:value-type="string" calcext:value-type="string">
            <text:p>2022-10-14 04:59:26</text:p>
          </table:table-cell>
          <table:table-cell table:number-columns-repeated="5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65" calcext:value-type="float">
            <text:p>323.65</text:p>
          </table:table-cell>
          <table:table-cell office:value-type="string" calcext:value-type="string">
            <text:p>2022-10-14 04:59:58</text:p>
          </table:table-cell>
          <table:table-cell table:number-columns-repeated="5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5.14" calcext:value-type="float">
            <text:p>325.14</text:p>
          </table:table-cell>
          <table:table-cell office:value-type="string" calcext:value-type="string">
            <text:p>2022-10-14 05:00:33</text:p>
          </table:table-cell>
          <table:table-cell table:number-columns-repeated="5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19" calcext:value-type="float">
            <text:p>323.19</text:p>
          </table:table-cell>
          <table:table-cell office:value-type="string" calcext:value-type="string">
            <text:p>2022-10-14 05:01:07</text:p>
          </table:table-cell>
          <table:table-cell table:number-columns-repeated="5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2.72" calcext:value-type="float">
            <text:p>322.72</text:p>
          </table:table-cell>
          <table:table-cell office:value-type="string" calcext:value-type="string">
            <text:p>2022-10-14 05:01:40</text:p>
          </table:table-cell>
          <table:table-cell table:number-columns-repeated="5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2.26" calcext:value-type="float">
            <text:p>322.26</text:p>
          </table:table-cell>
          <table:table-cell office:value-type="string" calcext:value-type="string">
            <text:p>2022-10-14 05:02:12</text:p>
          </table:table-cell>
          <table:table-cell table:number-columns-repeated="5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76" calcext:value-type="float">
            <text:p>320.76</text:p>
          </table:table-cell>
          <table:table-cell office:value-type="string" calcext:value-type="string">
            <text:p>2022-10-14 05:02:47</text:p>
          </table:table-cell>
          <table:table-cell table:number-columns-repeated="5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29" calcext:value-type="float">
            <text:p>320.29</text:p>
          </table:table-cell>
          <table:table-cell office:value-type="string" calcext:value-type="string">
            <text:p>2022-10-14 05:03:21</text:p>
          </table:table-cell>
          <table:table-cell table:number-columns-repeated="5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0.29" calcext:value-type="float">
            <text:p>320.29</text:p>
          </table:table-cell>
          <table:table-cell office:value-type="string" calcext:value-type="string">
            <text:p>2022-10-14 05:03:55</text:p>
          </table:table-cell>
          <table:table-cell table:number-columns-repeated="5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8.14" calcext:value-type="float">
            <text:p>308.14</text:p>
          </table:table-cell>
          <table:table-cell office:value-type="string" calcext:value-type="string">
            <text:p>2022-10-14 05:04:28</text:p>
          </table:table-cell>
          <table:table-cell table:number-columns-repeated="5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8.14" calcext:value-type="float">
            <text:p>308.14</text:p>
          </table:table-cell>
          <table:table-cell office:value-type="string" calcext:value-type="string">
            <text:p>2022-10-14 05:05:02</text:p>
          </table:table-cell>
          <table:table-cell table:number-columns-repeated="5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8.14" calcext:value-type="float">
            <text:p>308.14</text:p>
          </table:table-cell>
          <table:table-cell office:value-type="string" calcext:value-type="string">
            <text:p>2022-10-14 05:05:36</text:p>
          </table:table-cell>
          <table:table-cell table:number-columns-repeated="5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5.71" calcext:value-type="float">
            <text:p>305.71</text:p>
          </table:table-cell>
          <table:table-cell office:value-type="string" calcext:value-type="string">
            <text:p>2022-10-14 05:06:09</text:p>
          </table:table-cell>
          <table:table-cell table:number-columns-repeated="5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74" calcext:value-type="float">
            <text:p>307.74</text:p>
          </table:table-cell>
          <table:table-cell office:value-type="string" calcext:value-type="string">
            <text:p>2022-10-14 05:06:43</text:p>
          </table:table-cell>
          <table:table-cell table:number-columns-repeated="5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4 05:07:16</text:p>
          </table:table-cell>
          <table:table-cell table:number-columns-repeated="5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4 05:07:49</text:p>
          </table:table-cell>
          <table:table-cell table:number-columns-repeated="5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4.92" calcext:value-type="float">
            <text:p>304.92</text:p>
          </table:table-cell>
          <table:table-cell office:value-type="string" calcext:value-type="string">
            <text:p>2022-10-14 05:08:23</text:p>
          </table:table-cell>
          <table:table-cell table:number-columns-repeated="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4 05:08:57</text:p>
          </table:table-cell>
          <table:table-cell table:number-columns-repeated="5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74" calcext:value-type="float">
            <text:p>307.74</text:p>
          </table:table-cell>
          <table:table-cell office:value-type="string" calcext:value-type="string">
            <text:p>2022-10-14 05:09:30</text:p>
          </table:table-cell>
          <table:table-cell table:number-columns-repeated="5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34" calcext:value-type="float">
            <text:p>307.34</text:p>
          </table:table-cell>
          <table:table-cell office:value-type="string" calcext:value-type="string">
            <text:p>2022-10-14 05:10:03</text:p>
          </table:table-cell>
          <table:table-cell table:number-columns-repeated="5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34" calcext:value-type="float">
            <text:p>307.34</text:p>
          </table:table-cell>
          <table:table-cell office:value-type="string" calcext:value-type="string">
            <text:p>2022-10-14 05:10:37</text:p>
          </table:table-cell>
          <table:table-cell table:number-columns-repeated="5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6.87" calcext:value-type="float">
            <text:p>306.87</text:p>
          </table:table-cell>
          <table:table-cell office:value-type="string" calcext:value-type="string">
            <text:p>2022-10-14 05:11:12</text:p>
          </table:table-cell>
          <table:table-cell table:number-columns-repeated="5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74" calcext:value-type="float">
            <text:p>307.74</text:p>
          </table:table-cell>
          <table:table-cell office:value-type="string" calcext:value-type="string">
            <text:p>2022-10-14 05:11:45</text:p>
          </table:table-cell>
          <table:table-cell table:number-columns-repeated="5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7.34" calcext:value-type="float">
            <text:p>307.34</text:p>
          </table:table-cell>
          <table:table-cell office:value-type="string" calcext:value-type="string">
            <text:p>2022-10-14 05:12:18</text:p>
          </table:table-cell>
          <table:table-cell table:number-columns-repeated="5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5:12:52</text:p>
          </table:table-cell>
          <table:table-cell table:number-columns-repeated="5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1.63" calcext:value-type="float">
            <text:p>301.63</text:p>
          </table:table-cell>
          <table:table-cell office:value-type="string" calcext:value-type="string">
            <text:p>2022-10-14 05:13:26</text:p>
          </table:table-cell>
          <table:table-cell table:number-columns-repeated="5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5.13" calcext:value-type="float">
            <text:p>385.13</text:p>
          </table:table-cell>
          <table:table-cell office:value-type="string" calcext:value-type="string">
            <text:p>2022-10-14 05:13:59</text:p>
          </table:table-cell>
          <table:table-cell table:number-columns-repeated="5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63" calcext:value-type="float">
            <text:p>360.63</text:p>
          </table:table-cell>
          <table:table-cell office:value-type="string" calcext:value-type="string">
            <text:p>2022-10-14 05:14:34</text:p>
          </table:table-cell>
          <table:table-cell table:number-columns-repeated="5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85" calcext:value-type="float">
            <text:p>365.85</text:p>
          </table:table-cell>
          <table:table-cell office:value-type="string" calcext:value-type="string">
            <text:p>2022-10-14 05:15:06</text:p>
          </table:table-cell>
          <table:table-cell table:number-columns-repeated="5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8.26" calcext:value-type="float">
            <text:p>368.26</text:p>
          </table:table-cell>
          <table:table-cell office:value-type="string" calcext:value-type="string">
            <text:p>2022-10-14 05:15:39</text:p>
          </table:table-cell>
          <table:table-cell table:number-columns-repeated="5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7.86" calcext:value-type="float">
            <text:p>367.86</text:p>
          </table:table-cell>
          <table:table-cell office:value-type="string" calcext:value-type="string">
            <text:p>2022-10-14 05:16:14</text:p>
          </table:table-cell>
          <table:table-cell table:number-columns-repeated="5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8.73" calcext:value-type="float">
            <text:p>368.73</text:p>
          </table:table-cell>
          <table:table-cell office:value-type="string" calcext:value-type="string">
            <text:p>2022-10-14 05:16:48</text:p>
          </table:table-cell>
          <table:table-cell table:number-columns-repeated="5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2.4" calcext:value-type="float">
            <text:p>372.4</text:p>
          </table:table-cell>
          <table:table-cell office:value-type="string" calcext:value-type="string">
            <text:p>2022-10-14 05:17:20</text:p>
          </table:table-cell>
          <table:table-cell table:number-columns-repeated="5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7.9" calcext:value-type="float">
            <text:p>377.9</text:p>
          </table:table-cell>
          <table:table-cell office:value-type="string" calcext:value-type="string">
            <text:p>2022-10-14 05:17:53</text:p>
          </table:table-cell>
          <table:table-cell table:number-columns-repeated="5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7.51" calcext:value-type="float">
            <text:p>377.51</text:p>
          </table:table-cell>
          <table:table-cell office:value-type="string" calcext:value-type="string">
            <text:p>2022-10-14 05:18:27</text:p>
          </table:table-cell>
          <table:table-cell table:number-columns-repeated="5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7.9" calcext:value-type="float">
            <text:p>377.9</text:p>
          </table:table-cell>
          <table:table-cell office:value-type="string" calcext:value-type="string">
            <text:p>2022-10-14 05:19:02</text:p>
          </table:table-cell>
          <table:table-cell table:number-columns-repeated="5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9.6" calcext:value-type="float">
            <text:p>379.6</text:p>
          </table:table-cell>
          <table:table-cell office:value-type="string" calcext:value-type="string">
            <text:p>2022-10-14 05:19:35</text:p>
          </table:table-cell>
          <table:table-cell table:number-columns-repeated="5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9.6" calcext:value-type="float">
            <text:p>379.6</text:p>
          </table:table-cell>
          <table:table-cell office:value-type="string" calcext:value-type="string">
            <text:p>2022-10-14 05:20:08</text:p>
          </table:table-cell>
          <table:table-cell table:number-columns-repeated="5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2022-10-14 05:20:42</text:p>
          </table:table-cell>
          <table:table-cell table:number-columns-repeated="5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42979.6" calcext:value-type="float">
            <text:p>42979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5.13" calcext:value-type="float">
            <text:p>385.13</text:p>
          </table:table-cell>
          <table:table-cell office:value-type="string" calcext:value-type="string">
            <text:p>2022-10-14 05:21:16</text:p>
          </table:table-cell>
          <table:table-cell table:number-columns-repeated="5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2.33" calcext:value-type="float">
            <text:p>382.33</text:p>
          </table:table-cell>
          <table:table-cell office:value-type="string" calcext:value-type="string">
            <text:p>2022-10-14 05:21:49</text:p>
          </table:table-cell>
          <table:table-cell table:number-columns-repeated="5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2022-10-14 05:22:25</text:p>
          </table:table-cell>
          <table:table-cell table:number-columns-repeated="5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8.88" calcext:value-type="float">
            <text:p>388.88</text:p>
          </table:table-cell>
          <table:table-cell office:value-type="string" calcext:value-type="string">
            <text:p>2022-10-14 05:22:57</text:p>
          </table:table-cell>
          <table:table-cell table:number-columns-repeated="5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73" calcext:value-type="float">
            <text:p>386.73</text:p>
          </table:table-cell>
          <table:table-cell office:value-type="string" calcext:value-type="string">
            <text:p>2022-10-14 05:23:30</text:p>
          </table:table-cell>
          <table:table-cell table:number-columns-repeated="5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6.47" calcext:value-type="float">
            <text:p>386.47</text:p>
          </table:table-cell>
          <table:table-cell office:value-type="string" calcext:value-type="string">
            <text:p>2022-10-14 05:24:04</text:p>
          </table:table-cell>
          <table:table-cell table:number-columns-repeated="5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3.59" calcext:value-type="float">
            <text:p>383.59</text:p>
          </table:table-cell>
          <table:table-cell office:value-type="string" calcext:value-type="string">
            <text:p>2022-10-14 05:24:39</text:p>
          </table:table-cell>
          <table:table-cell table:number-columns-repeated="5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1.18" calcext:value-type="float">
            <text:p>381.18</text:p>
          </table:table-cell>
          <table:table-cell office:value-type="string" calcext:value-type="string">
            <text:p>2022-10-14 05:25:11</text:p>
          </table:table-cell>
          <table:table-cell table:number-columns-repeated="5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81.18" calcext:value-type="float">
            <text:p>381.18</text:p>
          </table:table-cell>
          <table:table-cell office:value-type="string" calcext:value-type="string">
            <text:p>2022-10-14 05:25:44</text:p>
          </table:table-cell>
          <table:table-cell table:number-columns-repeated="5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9.24" calcext:value-type="float">
            <text:p>379.24</text:p>
          </table:table-cell>
          <table:table-cell office:value-type="string" calcext:value-type="string">
            <text:p>2022-10-14 05:26:18</text:p>
          </table:table-cell>
          <table:table-cell table:number-columns-repeated="5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6.36" calcext:value-type="float">
            <text:p>376.36</text:p>
          </table:table-cell>
          <table:table-cell office:value-type="string" calcext:value-type="string">
            <text:p>2022-10-14 05:26:53</text:p>
          </table:table-cell>
          <table:table-cell table:number-columns-repeated="5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3.95" calcext:value-type="float">
            <text:p>373.95</text:p>
          </table:table-cell>
          <table:table-cell office:value-type="string" calcext:value-type="string">
            <text:p>2022-10-14 05:27:27</text:p>
          </table:table-cell>
          <table:table-cell table:number-columns-repeated="5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3.95" calcext:value-type="float">
            <text:p>373.95</text:p>
          </table:table-cell>
          <table:table-cell office:value-type="string" calcext:value-type="string">
            <text:p>2022-10-14 05:28:00</text:p>
          </table:table-cell>
          <table:table-cell table:number-columns-repeated="5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2.01" calcext:value-type="float">
            <text:p>372.01</text:p>
          </table:table-cell>
          <table:table-cell office:value-type="string" calcext:value-type="string">
            <text:p>2022-10-14 05:28:34</text:p>
          </table:table-cell>
          <table:table-cell table:number-columns-repeated="5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1.54" calcext:value-type="float">
            <text:p>371.54</text:p>
          </table:table-cell>
          <table:table-cell office:value-type="string" calcext:value-type="string">
            <text:p>2022-10-14 05:29:08</text:p>
          </table:table-cell>
          <table:table-cell table:number-columns-repeated="5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0.26" calcext:value-type="float">
            <text:p>370.26</text:p>
          </table:table-cell>
          <table:table-cell office:value-type="string" calcext:value-type="string">
            <text:p>2022-10-14 05:29:41</text:p>
          </table:table-cell>
          <table:table-cell table:number-columns-repeated="5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9.6" calcext:value-type="float">
            <text:p>369.6</text:p>
          </table:table-cell>
          <table:table-cell office:value-type="string" calcext:value-type="string">
            <text:p>2022-10-14 05:30:16</text:p>
          </table:table-cell>
          <table:table-cell table:number-columns-repeated="5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6.72" calcext:value-type="float">
            <text:p>366.72</text:p>
          </table:table-cell>
          <table:table-cell office:value-type="string" calcext:value-type="string">
            <text:p>2022-10-14 05:30:49</text:p>
          </table:table-cell>
          <table:table-cell table:number-columns-repeated="5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7.44" calcext:value-type="float">
            <text:p>367.44</text:p>
          </table:table-cell>
          <table:table-cell office:value-type="string" calcext:value-type="string">
            <text:p>2022-10-14 05:31:22</text:p>
          </table:table-cell>
          <table:table-cell table:number-columns-repeated="5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7.84" calcext:value-type="float">
            <text:p>367.84</text:p>
          </table:table-cell>
          <table:table-cell office:value-type="string" calcext:value-type="string">
            <text:p>2022-10-14 05:31:56</text:p>
          </table:table-cell>
          <table:table-cell table:number-columns-repeated="5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7.37" calcext:value-type="float">
            <text:p>367.37</text:p>
          </table:table-cell>
          <table:table-cell office:value-type="string" calcext:value-type="string">
            <text:p>2022-10-14 05:32:30</text:p>
          </table:table-cell>
          <table:table-cell table:number-columns-repeated="5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4.31" calcext:value-type="float">
            <text:p>364.31</text:p>
          </table:table-cell>
          <table:table-cell office:value-type="string" calcext:value-type="string">
            <text:p>2022-10-14 05:33:03</text:p>
          </table:table-cell>
          <table:table-cell table:number-columns-repeated="5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7.19" calcext:value-type="float">
            <text:p>367.19</text:p>
          </table:table-cell>
          <table:table-cell office:value-type="string" calcext:value-type="string">
            <text:p>2022-10-14 05:33:36</text:p>
          </table:table-cell>
          <table:table-cell table:number-columns-repeated="5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.91" calcext:value-type="float">
            <text:p>363.91</text:p>
          </table:table-cell>
          <table:table-cell office:value-type="string" calcext:value-type="string">
            <text:p>2022-10-14 05:34:10</text:p>
          </table:table-cell>
          <table:table-cell table:number-columns-repeated="5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4.31" calcext:value-type="float">
            <text:p>364.31</text:p>
          </table:table-cell>
          <table:table-cell office:value-type="string" calcext:value-type="string">
            <text:p>2022-10-14 05:34:44</text:p>
          </table:table-cell>
          <table:table-cell table:number-columns-repeated="5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4.38" calcext:value-type="float">
            <text:p>364.38</text:p>
          </table:table-cell>
          <table:table-cell office:value-type="string" calcext:value-type="string">
            <text:p>2022-10-14 05:35:17</text:p>
          </table:table-cell>
          <table:table-cell table:number-columns-repeated="5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5.02" calcext:value-type="float">
            <text:p>365.02</text:p>
          </table:table-cell>
          <table:table-cell office:value-type="string" calcext:value-type="string">
            <text:p>2022-10-14 05:35:50</text:p>
          </table:table-cell>
          <table:table-cell table:number-columns-repeated="5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.91" calcext:value-type="float">
            <text:p>363.91</text:p>
          </table:table-cell>
          <table:table-cell office:value-type="string" calcext:value-type="string">
            <text:p>2022-10-14 05:36:23</text:p>
          </table:table-cell>
          <table:table-cell table:number-columns-repeated="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3.91" calcext:value-type="float">
            <text:p>363.91</text:p>
          </table:table-cell>
          <table:table-cell office:value-type="string" calcext:value-type="string">
            <text:p>2022-10-14 05:36:58</text:p>
          </table:table-cell>
          <table:table-cell table:number-columns-repeated="5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2022-10-14 05:37:31</text:p>
          </table:table-cell>
          <table:table-cell table:number-columns-repeated="5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2022-10-14 05:38:06</text:p>
          </table:table-cell>
          <table:table-cell table:number-columns-repeated="5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87" calcext:value-type="float">
            <text:p>360.87</text:p>
          </table:table-cell>
          <table:table-cell office:value-type="string" calcext:value-type="string">
            <text:p>2022-10-14 05:38:38</text:p>
          </table:table-cell>
          <table:table-cell table:number-columns-repeated="5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87" calcext:value-type="float">
            <text:p>360.87</text:p>
          </table:table-cell>
          <table:table-cell office:value-type="string" calcext:value-type="string">
            <text:p>2022-10-14 05:39:11</text:p>
          </table:table-cell>
          <table:table-cell table:number-columns-repeated="5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9" calcext:value-type="float">
            <text:p>361.9</text:p>
          </table:table-cell>
          <table:table-cell office:value-type="string" calcext:value-type="string">
            <text:p>2022-10-14 05:39:46</text:p>
          </table:table-cell>
          <table:table-cell table:number-columns-repeated="5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2022-10-14 05:40:21</text:p>
          </table:table-cell>
          <table:table-cell table:number-columns-repeated="5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2022-10-14 05:40:53</text:p>
          </table:table-cell>
          <table:table-cell table:number-columns-repeated="5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2022-10-14 05:41:26</text:p>
          </table:table-cell>
          <table:table-cell table:number-columns-repeated="5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9" calcext:value-type="float">
            <text:p>359.09</text:p>
          </table:table-cell>
          <table:table-cell office:value-type="string" calcext:value-type="string">
            <text:p>2022-10-14 05:42:00</text:p>
          </table:table-cell>
          <table:table-cell table:number-columns-repeated="5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4 05:42:34</text:p>
          </table:table-cell>
          <table:table-cell table:number-columns-repeated="5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9" calcext:value-type="float">
            <text:p>359.09</text:p>
          </table:table-cell>
          <table:table-cell office:value-type="string" calcext:value-type="string">
            <text:p>2022-10-14 05:43:08</text:p>
          </table:table-cell>
          <table:table-cell table:number-columns-repeated="5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5:43:41</text:p>
          </table:table-cell>
          <table:table-cell table:number-columns-repeated="5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5:44:15</text:p>
          </table:table-cell>
          <table:table-cell table:number-columns-repeated="5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4 05:44:50</text:p>
          </table:table-cell>
          <table:table-cell table:number-columns-repeated="5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71" calcext:value-type="float">
            <text:p>359.71</text:p>
          </table:table-cell>
          <table:table-cell office:value-type="string" calcext:value-type="string">
            <text:p>2022-10-14 05:45:23</text:p>
          </table:table-cell>
          <table:table-cell table:number-columns-repeated="5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8" calcext:value-type="float">
            <text:p>360.18</text:p>
          </table:table-cell>
          <table:table-cell office:value-type="string" calcext:value-type="string">
            <text:p>2022-10-14 05:45:58</text:p>
          </table:table-cell>
          <table:table-cell table:number-columns-repeated="5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9" calcext:value-type="float">
            <text:p>359.09</text:p>
          </table:table-cell>
          <table:table-cell office:value-type="string" calcext:value-type="string">
            <text:p>2022-10-14 05:46:30</text:p>
          </table:table-cell>
          <table:table-cell table:number-columns-repeated="5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9" calcext:value-type="float">
            <text:p>359.09</text:p>
          </table:table-cell>
          <table:table-cell office:value-type="string" calcext:value-type="string">
            <text:p>2022-10-14 05:47:03</text:p>
          </table:table-cell>
          <table:table-cell table:number-columns-repeated="5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4 05:47:38</text:p>
          </table:table-cell>
          <table:table-cell table:number-columns-repeated="5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4 05:48:12</text:p>
          </table:table-cell>
          <table:table-cell table:number-columns-repeated="5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4 05:48:45</text:p>
          </table:table-cell>
          <table:table-cell table:number-columns-repeated="5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42979.7" calcext:value-type="float">
            <text:p>42979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4 05:49:17</text:p>
          </table:table-cell>
          <table:table-cell table:number-columns-repeated="5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49:52</text:p>
          </table:table-cell>
          <table:table-cell table:number-columns-repeated="5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09" calcext:value-type="float">
            <text:p>359.09</text:p>
          </table:table-cell>
          <table:table-cell office:value-type="string" calcext:value-type="string">
            <text:p>2022-10-14 05:50:26</text:p>
          </table:table-cell>
          <table:table-cell table:number-columns-repeated="5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68" calcext:value-type="float">
            <text:p>356.68</text:p>
          </table:table-cell>
          <table:table-cell office:value-type="string" calcext:value-type="string">
            <text:p>2022-10-14 05:51:00</text:p>
          </table:table-cell>
          <table:table-cell table:number-columns-repeated="5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9.49" calcext:value-type="float">
            <text:p>359.49</text:p>
          </table:table-cell>
          <table:table-cell office:value-type="string" calcext:value-type="string">
            <text:p>2022-10-14 05:51:33</text:p>
          </table:table-cell>
          <table:table-cell table:number-columns-repeated="5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4 05:52:07</text:p>
          </table:table-cell>
          <table:table-cell table:number-columns-repeated="5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95" calcext:value-type="float">
            <text:p>357.95</text:p>
          </table:table-cell>
          <table:table-cell office:value-type="string" calcext:value-type="string">
            <text:p>2022-10-14 05:52:42</text:p>
          </table:table-cell>
          <table:table-cell table:number-columns-repeated="5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3:15</text:p>
          </table:table-cell>
          <table:table-cell table:number-columns-repeated="5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3:50</text:p>
          </table:table-cell>
          <table:table-cell table:number-columns-repeated="5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58" calcext:value-type="float">
            <text:p>360.58</text:p>
          </table:table-cell>
          <table:table-cell office:value-type="string" calcext:value-type="string">
            <text:p>2022-10-14 05:54:22</text:p>
          </table:table-cell>
          <table:table-cell table:number-columns-repeated="5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0.11" calcext:value-type="float">
            <text:p>360.11</text:p>
          </table:table-cell>
          <table:table-cell office:value-type="string" calcext:value-type="string">
            <text:p>2022-10-14 05:54:56</text:p>
          </table:table-cell>
          <table:table-cell table:number-columns-repeated="5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5:30</text:p>
          </table:table-cell>
          <table:table-cell table:number-columns-repeated="5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2022-10-14 05:56:04</text:p>
          </table:table-cell>
          <table:table-cell table:number-columns-repeated="5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2022-10-14 05:56:37</text:p>
          </table:table-cell>
          <table:table-cell table:number-columns-repeated="5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7:10</text:p>
          </table:table-cell>
          <table:table-cell table:number-columns-repeated="5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7:44</text:p>
          </table:table-cell>
          <table:table-cell table:number-columns-repeated="5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5:58:18</text:p>
          </table:table-cell>
          <table:table-cell table:number-columns-repeated="5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8:51</text:p>
          </table:table-cell>
          <table:table-cell table:number-columns-repeated="5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9:24</text:p>
          </table:table-cell>
          <table:table-cell table:number-columns-repeated="5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5:59:58</text:p>
          </table:table-cell>
          <table:table-cell table:number-columns-repeated="5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0:33</text:p>
          </table:table-cell>
          <table:table-cell table:number-columns-repeated="5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1:06</text:p>
          </table:table-cell>
          <table:table-cell table:number-columns-repeated="5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6:01:40</text:p>
          </table:table-cell>
          <table:table-cell table:number-columns-repeated="5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6:02:13</text:p>
          </table:table-cell>
          <table:table-cell table:number-columns-repeated="5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6:02:46</text:p>
          </table:table-cell>
          <table:table-cell table:number-columns-repeated="5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6:03:20</text:p>
          </table:table-cell>
          <table:table-cell table:number-columns-repeated="5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3:54</text:p>
          </table:table-cell>
          <table:table-cell table:number-columns-repeated="5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48" calcext:value-type="float">
            <text:p>357.48</text:p>
          </table:table-cell>
          <table:table-cell office:value-type="string" calcext:value-type="string">
            <text:p>2022-10-14 06:04:27</text:p>
          </table:table-cell>
          <table:table-cell table:number-columns-repeated="5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5:00</text:p>
          </table:table-cell>
          <table:table-cell table:number-columns-repeated="5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6:05:34</text:p>
          </table:table-cell>
          <table:table-cell table:number-columns-repeated="5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6:06:08</text:p>
          </table:table-cell>
          <table:table-cell table:number-columns-repeated="5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8.16" calcext:value-type="float">
            <text:p>358.16</text:p>
          </table:table-cell>
          <table:table-cell office:value-type="string" calcext:value-type="string">
            <text:p>2022-10-14 06:06:42</text:p>
          </table:table-cell>
          <table:table-cell table:number-columns-repeated="5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6:07:15</text:p>
          </table:table-cell>
          <table:table-cell table:number-columns-repeated="5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7:49</text:p>
          </table:table-cell>
          <table:table-cell table:number-columns-repeated="5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8:23</text:p>
          </table:table-cell>
          <table:table-cell table:number-columns-repeated="5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4 06:08:56</text:p>
          </table:table-cell>
          <table:table-cell table:number-columns-repeated="5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09:32</text:p>
          </table:table-cell>
          <table:table-cell table:number-columns-repeated="5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08" calcext:value-type="float">
            <text:p>357.08</text:p>
          </table:table-cell>
          <table:table-cell office:value-type="string" calcext:value-type="string">
            <text:p>2022-10-14 06:10:04</text:p>
          </table:table-cell>
          <table:table-cell table:number-columns-repeated="5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10:37</text:p>
          </table:table-cell>
          <table:table-cell table:number-columns-repeated="5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2022-10-14 06:11:11</text:p>
          </table:table-cell>
          <table:table-cell table:number-columns-repeated="5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7.69" calcext:value-type="float">
            <text:p>357.69</text:p>
          </table:table-cell>
          <table:table-cell office:value-type="string" calcext:value-type="string">
            <text:p>2022-10-14 06:11:46</text:p>
          </table:table-cell>
          <table:table-cell table:number-columns-repeated="5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2.03" calcext:value-type="float">
            <text:p>302.03</text:p>
          </table:table-cell>
          <table:table-cell office:value-type="string" calcext:value-type="string">
            <text:p>2022-10-14 06:12:18</text:p>
          </table:table-cell>
          <table:table-cell table:number-columns-repeated="5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81" calcext:value-type="float">
            <text:p>323.81</text:p>
          </table:table-cell>
          <table:table-cell office:value-type="string" calcext:value-type="string">
            <text:p>2022-10-14 06:12:51</text:p>
          </table:table-cell>
          <table:table-cell table:number-columns-repeated="5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3.34" calcext:value-type="float">
            <text:p>323.34</text:p>
          </table:table-cell>
          <table:table-cell office:value-type="string" calcext:value-type="string">
            <text:p>2022-10-14 06:13:25</text:p>
          </table:table-cell>
          <table:table-cell table:number-columns-repeated="5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52" calcext:value-type="float">
            <text:p>318.52</text:p>
          </table:table-cell>
          <table:table-cell office:value-type="string" calcext:value-type="string">
            <text:p>2022-10-14 06:14:00</text:p>
          </table:table-cell>
          <table:table-cell table:number-columns-repeated="5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4 06:14:33</text:p>
          </table:table-cell>
          <table:table-cell table:number-columns-repeated="5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05" calcext:value-type="float">
            <text:p>318.05</text:p>
          </table:table-cell>
          <table:table-cell office:value-type="string" calcext:value-type="string">
            <text:p>2022-10-14 06:15:06</text:p>
          </table:table-cell>
          <table:table-cell table:number-columns-repeated="5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52" calcext:value-type="float">
            <text:p>318.52</text:p>
          </table:table-cell>
          <table:table-cell office:value-type="string" calcext:value-type="string">
            <text:p>2022-10-14 06:15:40</text:p>
          </table:table-cell>
          <table:table-cell table:number-columns-repeated="5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52" calcext:value-type="float">
            <text:p>318.52</text:p>
          </table:table-cell>
          <table:table-cell office:value-type="string" calcext:value-type="string">
            <text:p>2022-10-14 06:16:15</text:p>
          </table:table-cell>
          <table:table-cell table:number-columns-repeated="5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7.65" calcext:value-type="float">
            <text:p>317.65</text:p>
          </table:table-cell>
          <table:table-cell office:value-type="string" calcext:value-type="string">
            <text:p>2022-10-14 06:16:48</text:p>
          </table:table-cell>
          <table:table-cell table:number-columns-repeated="5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7.65" calcext:value-type="float">
            <text:p>317.65</text:p>
          </table:table-cell>
          <table:table-cell office:value-type="string" calcext:value-type="string">
            <text:p>2022-10-14 06:17:23</text:p>
          </table:table-cell>
          <table:table-cell table:number-columns-repeated="5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6:17:55</text:p>
          </table:table-cell>
          <table:table-cell table:number-columns-repeated="5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12" calcext:value-type="float">
            <text:p>318.12</text:p>
          </table:table-cell>
          <table:table-cell office:value-type="string" calcext:value-type="string">
            <text:p>2022-10-14 06:18:28</text:p>
          </table:table-cell>
          <table:table-cell table:number-columns-repeated="5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7.65" calcext:value-type="float">
            <text:p>317.65</text:p>
          </table:table-cell>
          <table:table-cell office:value-type="string" calcext:value-type="string">
            <text:p>2022-10-14 06:19:02</text:p>
          </table:table-cell>
          <table:table-cell table:number-columns-repeated="5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42979.8" calcext:value-type="float">
            <text:p>42979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7.65" calcext:value-type="float">
            <text:p>317.65</text:p>
          </table:table-cell>
          <table:table-cell office:value-type="string" calcext:value-type="string">
            <text:p>2022-10-14 06:19:37</text:p>
          </table:table-cell>
          <table:table-cell table:number-columns-repeated="5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8.03" calcext:value-type="float">
            <text:p>318.03</text:p>
          </table:table-cell>
          <table:table-cell office:value-type="string" calcext:value-type="string">
            <text:p>2022-10-14 06:20:09</text:p>
          </table:table-cell>
          <table:table-cell table:number-columns-repeated="5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4" calcext:value-type="float">
            <text:p>315.24</text:p>
          </table:table-cell>
          <table:table-cell office:value-type="string" calcext:value-type="string">
            <text:p>2022-10-14 06:20:42</text:p>
          </table:table-cell>
          <table:table-cell table:number-columns-repeated="5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6.11" calcext:value-type="float">
            <text:p>316.11</text:p>
          </table:table-cell>
          <table:table-cell office:value-type="string" calcext:value-type="string">
            <text:p>2022-10-14 06:21:17</text:p>
          </table:table-cell>
          <table:table-cell table:number-columns-repeated="5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8" calcext:value-type="float">
            <text:p>314.8</text:p>
          </table:table-cell>
          <table:table-cell office:value-type="string" calcext:value-type="string">
            <text:p>2022-10-14 06:21:51</text:p>
          </table:table-cell>
          <table:table-cell table:number-columns-repeated="5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4" calcext:value-type="float">
            <text:p>315.24</text:p>
          </table:table-cell>
          <table:table-cell office:value-type="string" calcext:value-type="string">
            <text:p>2022-10-14 06:22:24</text:p>
          </table:table-cell>
          <table:table-cell table:number-columns-repeated="5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8" calcext:value-type="float">
            <text:p>314.8</text:p>
          </table:table-cell>
          <table:table-cell office:value-type="string" calcext:value-type="string">
            <text:p>2022-10-14 06:22:57</text:p>
          </table:table-cell>
          <table:table-cell table:number-columns-repeated="5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4" calcext:value-type="float">
            <text:p>314.4</text:p>
          </table:table-cell>
          <table:table-cell office:value-type="string" calcext:value-type="string">
            <text:p>2022-10-14 06:23:30</text:p>
          </table:table-cell>
          <table:table-cell table:number-columns-repeated="5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6:24:04</text:p>
          </table:table-cell>
          <table:table-cell table:number-columns-repeated="5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64" calcext:value-type="float">
            <text:p>315.64</text:p>
          </table:table-cell>
          <table:table-cell office:value-type="string" calcext:value-type="string">
            <text:p>2022-10-14 06:24:37</text:p>
          </table:table-cell>
          <table:table-cell table:number-columns-repeated="5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6:25:12</text:p>
          </table:table-cell>
          <table:table-cell table:number-columns-repeated="5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4" calcext:value-type="float">
            <text:p>315.24</text:p>
          </table:table-cell>
          <table:table-cell office:value-type="string" calcext:value-type="string">
            <text:p>2022-10-14 06:25:44</text:p>
          </table:table-cell>
          <table:table-cell table:number-columns-repeated="5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6:26:17</text:p>
          </table:table-cell>
          <table:table-cell table:number-columns-repeated="5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6:26:52</text:p>
          </table:table-cell>
          <table:table-cell table:number-columns-repeated="5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6:27:26</text:p>
          </table:table-cell>
          <table:table-cell table:number-columns-repeated="5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71" calcext:value-type="float">
            <text:p>315.71</text:p>
          </table:table-cell>
          <table:table-cell office:value-type="string" calcext:value-type="string">
            <text:p>2022-10-14 06:27:58</text:p>
          </table:table-cell>
          <table:table-cell table:number-columns-repeated="5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4" calcext:value-type="float">
            <text:p>315.24</text:p>
          </table:table-cell>
          <table:table-cell office:value-type="string" calcext:value-type="string">
            <text:p>2022-10-14 06:28:31</text:p>
          </table:table-cell>
          <table:table-cell table:number-columns-repeated="5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77" calcext:value-type="float">
            <text:p>314.77</text:p>
          </table:table-cell>
          <table:table-cell office:value-type="string" calcext:value-type="string">
            <text:p>2022-10-14 06:29:06</text:p>
          </table:table-cell>
          <table:table-cell table:number-columns-repeated="5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84" calcext:value-type="float">
            <text:p>314.84</text:p>
          </table:table-cell>
          <table:table-cell office:value-type="string" calcext:value-type="string">
            <text:p>2022-10-14 06:29:41</text:p>
          </table:table-cell>
          <table:table-cell table:number-columns-repeated="5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1" calcext:value-type="float">
            <text:p>315.21</text:p>
          </table:table-cell>
          <table:table-cell office:value-type="string" calcext:value-type="string">
            <text:p>2022-10-14 06:30:14</text:p>
          </table:table-cell>
          <table:table-cell table:number-columns-repeated="5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81" calcext:value-type="float">
            <text:p>314.81</text:p>
          </table:table-cell>
          <table:table-cell office:value-type="string" calcext:value-type="string">
            <text:p>2022-10-14 06:30:47</text:p>
          </table:table-cell>
          <table:table-cell table:number-columns-repeated="5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2.82" calcext:value-type="float">
            <text:p>312.82</text:p>
          </table:table-cell>
          <table:table-cell office:value-type="string" calcext:value-type="string">
            <text:p>2022-10-14 06:31:21</text:p>
          </table:table-cell>
          <table:table-cell table:number-columns-repeated="5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98" calcext:value-type="float">
            <text:p>311.98</text:p>
          </table:table-cell>
          <table:table-cell office:value-type="string" calcext:value-type="string">
            <text:p>2022-10-14 06:31:56</text:p>
          </table:table-cell>
          <table:table-cell table:number-columns-repeated="5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5.24" calcext:value-type="float">
            <text:p>315.24</text:p>
          </table:table-cell>
          <table:table-cell office:value-type="string" calcext:value-type="string">
            <text:p>2022-10-14 06:32:29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2.47" calcext:value-type="float">
            <text:p>312.47</text:p>
          </table:table-cell>
          <table:table-cell office:value-type="string" calcext:value-type="string">
            <text:p>2022-10-14 06:33:04</text:p>
          </table:table-cell>
          <table:table-cell table:number-columns-repeated="5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2.43" calcext:value-type="float">
            <text:p>312.43</text:p>
          </table:table-cell>
          <table:table-cell office:value-type="string" calcext:value-type="string">
            <text:p>2022-10-14 06:33:36</text:p>
          </table:table-cell>
          <table:table-cell table:number-columns-repeated="5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09.14" calcext:value-type="float">
            <text:p>309.14</text:p>
          </table:table-cell>
          <table:table-cell office:value-type="string" calcext:value-type="string">
            <text:p>2022-10-14 06:34:09</text:p>
          </table:table-cell>
          <table:table-cell table:number-columns-repeated="5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53" calcext:value-type="float">
            <text:p>311.53</text:p>
          </table:table-cell>
          <table:table-cell office:value-type="string" calcext:value-type="string">
            <text:p>2022-10-14 06:34:44</text:p>
          </table:table-cell>
          <table:table-cell table:number-columns-repeated="5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1.53" calcext:value-type="float">
            <text:p>311.53</text:p>
          </table:table-cell>
          <table:table-cell office:value-type="string" calcext:value-type="string">
            <text:p>2022-10-14 06:35:18</text:p>
          </table:table-cell>
          <table:table-cell table:number-columns-repeated="5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14.4" calcext:value-type="float">
            <text:p>314.4</text:p>
          </table:table-cell>
          <table:table-cell office:value-type="string" calcext:value-type="string">
            <text:p>2022-10-14 06:35:50</text:p>
          </table:table-cell>
          <table:table-cell table:number-columns-repeated="5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8.37" calcext:value-type="float">
            <text:p>328.37</text:p>
          </table:table-cell>
          <table:table-cell office:value-type="string" calcext:value-type="string">
            <text:p>2022-10-14 06:36:24</text:p>
          </table:table-cell>
          <table:table-cell table:number-columns-repeated="5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8.37" calcext:value-type="float">
            <text:p>328.37</text:p>
          </table:table-cell>
          <table:table-cell office:value-type="string" calcext:value-type="string">
            <text:p>2022-10-14 06:36:58</text:p>
          </table:table-cell>
          <table:table-cell table:number-columns-repeated="5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7.94" calcext:value-type="float">
            <text:p>327.94</text:p>
          </table:table-cell>
          <table:table-cell office:value-type="string" calcext:value-type="string">
            <text:p>2022-10-14 06:37:32</text:p>
          </table:table-cell>
          <table:table-cell table:number-columns-repeated="5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27.83" calcext:value-type="float">
            <text:p>327.83</text:p>
          </table:table-cell>
          <table:table-cell office:value-type="string" calcext:value-type="string">
            <text:p>2022-10-14 06:38:05</text:p>
          </table:table-cell>
          <table:table-cell table:number-columns-repeated="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0.74" calcext:value-type="float">
            <text:p>330.74</text:p>
          </table:table-cell>
          <table:table-cell office:value-type="string" calcext:value-type="string">
            <text:p>2022-10-14 06:38:38</text:p>
          </table:table-cell>
          <table:table-cell table:number-columns-repeated="5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1.6" calcext:value-type="float">
            <text:p>331.6</text:p>
          </table:table-cell>
          <table:table-cell office:value-type="string" calcext:value-type="string">
            <text:p>2022-10-14 06:39:12</text:p>
          </table:table-cell>
          <table:table-cell table:number-columns-repeated="5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31.17" calcext:value-type="float">
            <text:p>331.17</text:p>
          </table:table-cell>
          <table:table-cell office:value-type="string" calcext:value-type="string">
            <text:p>2022-10-14 06:39:46</text:p>
          </table:table-cell>
          <table:table-cell table:number-columns-repeated="5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42979.9" calcext:value-type="float">
            <text:p>42979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65.66" calcext:value-type="float">
            <text:p>8965.66</text:p>
          </table:table-cell>
          <table:table-cell office:value-type="string" calcext:value-type="string">
            <text:p>2022-10-14 06:40:19</text:p>
          </table:table-cell>
          <table:table-cell table:number-columns-repeated="5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42980" calcext:value-type="float">
            <text:p>42980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69.13" calcext:value-type="float">
            <text:p>8969.13</text:p>
          </table:table-cell>
          <table:table-cell office:value-type="string" calcext:value-type="string">
            <text:p>2022-10-14 06:40:55</text:p>
          </table:table-cell>
          <table:table-cell table:number-columns-repeated="5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42980.1" calcext:value-type="float">
            <text:p>42980.1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1.51" calcext:value-type="float">
            <text:p>8971.51</text:p>
          </table:table-cell>
          <table:table-cell office:value-type="string" calcext:value-type="string">
            <text:p>2022-10-14 06:41:27</text:p>
          </table:table-cell>
          <table:table-cell table:number-columns-repeated="5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42980.2" calcext:value-type="float">
            <text:p>42980.2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66.24" calcext:value-type="float">
            <text:p>8966.24</text:p>
          </table:table-cell>
          <table:table-cell office:value-type="string" calcext:value-type="string">
            <text:p>2022-10-14 06:42:00</text:p>
          </table:table-cell>
          <table:table-cell table:number-columns-repeated="5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42980.3" calcext:value-type="float">
            <text:p>42980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3.89" calcext:value-type="float">
            <text:p>8973.89</text:p>
          </table:table-cell>
          <table:table-cell office:value-type="string" calcext:value-type="string">
            <text:p>2022-10-14 06:42:34</text:p>
          </table:table-cell>
          <table:table-cell table:number-columns-repeated="5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42980.3" calcext:value-type="float">
            <text:p>42980.3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48.8" calcext:value-type="float">
            <text:p>8948.8</text:p>
          </table:table-cell>
          <table:table-cell office:value-type="string" calcext:value-type="string">
            <text:p>2022-10-14 06:43:09</text:p>
          </table:table-cell>
          <table:table-cell table:number-columns-repeated="5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42980.4" calcext:value-type="float">
            <text:p>42980.4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59.11" calcext:value-type="float">
            <text:p>8959.11</text:p>
          </table:table-cell>
          <table:table-cell office:value-type="string" calcext:value-type="string">
            <text:p>2022-10-14 06:43:41</text:p>
          </table:table-cell>
          <table:table-cell table:number-columns-repeated="5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2980.5" calcext:value-type="float">
            <text:p>42980.5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1.54" calcext:value-type="float">
            <text:p>8971.54</text:p>
          </table:table-cell>
          <table:table-cell office:value-type="string" calcext:value-type="string">
            <text:p>2022-10-14 06:44:14</text:p>
          </table:table-cell>
          <table:table-cell table:number-columns-repeated="5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42980.6" calcext:value-type="float">
            <text:p>42980.6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8.7" calcext:value-type="float">
            <text:p>8978.7</text:p>
          </table:table-cell>
          <table:table-cell office:value-type="string" calcext:value-type="string">
            <text:p>2022-10-14 06:44:49</text:p>
          </table:table-cell>
          <table:table-cell table:number-columns-repeated="5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42980.7" calcext:value-type="float">
            <text:p>42980.7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78.76" calcext:value-type="float">
            <text:p>8978.76</text:p>
          </table:table-cell>
          <table:table-cell office:value-type="string" calcext:value-type="string">
            <text:p>2022-10-14 06:45:24</text:p>
          </table:table-cell>
          <table:table-cell table:number-columns-repeated="5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8988.79" calcext:value-type="float">
            <text:p>8988.79</text:p>
          </table:table-cell>
          <table:table-cell office:value-type="string" calcext:value-type="string">
            <text:p>2022-10-14 06:45:57</text:p>
          </table:table-cell>
          <table:table-cell table:number-columns-repeated="5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6.13" calcext:value-type="float">
            <text:p>356.13</text:p>
          </table:table-cell>
          <table:table-cell office:value-type="string" calcext:value-type="string">
            <text:p>2022-10-14 06:46:30</text:p>
          </table:table-cell>
          <table:table-cell table:number-columns-repeated="5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6" calcext:value-type="float">
            <text:p>355.6</text:p>
          </table:table-cell>
          <table:table-cell office:value-type="string" calcext:value-type="string">
            <text:p>2022-10-14 06:47:04</text:p>
          </table:table-cell>
          <table:table-cell table:number-columns-repeated="5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4 06:47:39</text:p>
          </table:table-cell>
          <table:table-cell table:number-columns-repeated="5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12" calcext:value-type="float">
            <text:p>354.12</text:p>
          </table:table-cell>
          <table:table-cell office:value-type="string" calcext:value-type="string">
            <text:p>2022-10-14 06:48:12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4 06:48:48</text:p>
          </table:table-cell>
          <table:table-cell table:number-columns-repeated="5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2.8" calcext:value-type="float">
            <text:p>352.8</text:p>
          </table:table-cell>
          <table:table-cell office:value-type="string" calcext:value-type="string">
            <text:p>2022-10-14 06:49:20</text:p>
          </table:table-cell>
          <table:table-cell table:number-columns-repeated="5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5.2" calcext:value-type="float">
            <text:p>355.2</text:p>
          </table:table-cell>
          <table:table-cell office:value-type="string" calcext:value-type="string">
            <text:p>2022-10-14 06:49:53</text:p>
          </table:table-cell>
          <table:table-cell table:number-columns-repeated="5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25" calcext:value-type="float">
            <text:p>354.25</text:p>
          </table:table-cell>
          <table:table-cell office:value-type="string" calcext:value-type="string">
            <text:p>2022-10-14 06:50:27</text:p>
          </table:table-cell>
          <table:table-cell table:number-columns-repeated="5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66.8" calcext:value-type="float">
            <text:p>366.8</text:p>
          </table:table-cell>
          <table:table-cell office:value-type="string" calcext:value-type="string">
            <text:p>2022-10-14 06:51:01</text:p>
          </table:table-cell>
          <table:table-cell table:number-columns-repeated="5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67" calcext:value-type="float">
            <text:p>354.67</text:p>
          </table:table-cell>
          <table:table-cell office:value-type="string" calcext:value-type="string">
            <text:p>2022-10-14 06:51:34</text:p>
          </table:table-cell>
          <table:table-cell table:number-columns-repeated="5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27" calcext:value-type="float">
            <text:p>354.27</text:p>
          </table:table-cell>
          <table:table-cell office:value-type="string" calcext:value-type="string">
            <text:p>2022-10-14 06:52:06</text:p>
          </table:table-cell>
          <table:table-cell table:number-columns-repeated="5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4.12" calcext:value-type="float">
            <text:p>354.12</text:p>
          </table:table-cell>
          <table:table-cell office:value-type="string" calcext:value-type="string">
            <text:p>2022-10-14 06:52:41</text:p>
          </table:table-cell>
          <table:table-cell table:number-columns-repeated="5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51.33" calcext:value-type="float">
            <text:p>351.33</text:p>
          </table:table-cell>
          <table:table-cell office:value-type="string" calcext:value-type="string">
            <text:p>2022-10-14 06:53:16</text:p>
          </table:table-cell>
          <table:table-cell table:number-columns-repeated="5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2.84" calcext:value-type="float">
            <text:p>372.84</text:p>
          </table:table-cell>
          <table:table-cell office:value-type="string" calcext:value-type="string">
            <text:p>2022-10-14 06:53:49</text:p>
          </table:table-cell>
          <table:table-cell table:number-columns-repeated="5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371.68" calcext:value-type="float">
            <text:p>371.68</text:p>
          </table:table-cell>
          <table:table-cell office:value-type="string" calcext:value-type="string">
            <text:p>2022-10-14 06:54:22</text:p>
          </table:table-cell>
          <table:table-cell table:number-columns-repeated="5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2.26" calcext:value-type="float">
            <text:p>412.26</text:p>
          </table:table-cell>
          <table:table-cell office:value-type="string" calcext:value-type="string">
            <text:p>2022-10-14 06:54:56</text:p>
          </table:table-cell>
          <table:table-cell table:number-columns-repeated="5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15.05" calcext:value-type="float">
            <text:p>415.05</text:p>
          </table:table-cell>
          <table:table-cell office:value-type="string" calcext:value-type="string">
            <text:p>2022-10-14 06:55:31</text:p>
          </table:table-cell>
          <table:table-cell table:number-columns-repeated="5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42980.8" calcext:value-type="float">
            <text:p>42980.8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20.4" calcext:value-type="float">
            <text:p>420.4</text:p>
          </table:table-cell>
          <table:table-cell office:value-type="string" calcext:value-type="string">
            <text:p>2022-10-14 06:56:04</text:p>
          </table:table-cell>
          <table:table-cell table:number-columns-repeated="5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42980.9" calcext:value-type="float">
            <text:p>42980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21.75" calcext:value-type="float">
            <text:p>421.75</text:p>
          </table:table-cell>
          <table:table-cell office:value-type="string" calcext:value-type="string">
            <text:p>2022-10-14 06:56:39</text:p>
          </table:table-cell>
          <table:table-cell table:number-columns-repeated="5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42980.9" calcext:value-type="float">
            <text:p>42980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22.15" calcext:value-type="float">
            <text:p>422.15</text:p>
          </table:table-cell>
          <table:table-cell office:value-type="string" calcext:value-type="string">
            <text:p>2022-10-14 06:57:11</text:p>
          </table:table-cell>
          <table:table-cell table:number-columns-repeated="5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42980.9" calcext:value-type="float">
            <text:p>42980.9</text:p>
          </table:table-cell>
          <table:table-cell office:value-type="float" office:value="18618.3" calcext:value-type="float">
            <text:p>18618.3</text:p>
          </table:table-cell>
          <table:table-cell office:value-type="float" office:value="447.7" calcext:value-type="float">
            <text:p>447.7</text:p>
          </table:table-cell>
          <table:table-cell office:value-type="string" calcext:value-type="string">
            <text:p>2022-10-14 06:57:47</text:p>
          </table:table-cell>
          <table:table-cell table:number-columns-repeated="5"/>
        </table:table-row>
        <table:table-row table:style-name="ro1" table:number-rows-repeated="10450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10-14T22:59:05.002000000</dc:date>
    <meta:editing-duration>PT51M1S</meta:editing-duration>
    <meta:editing-cycles>1</meta:editing-cycles>
    <meta:document-statistic meta:table-count="1" meta:cell-count="17722" meta:object-count="0"/>
  </office:meta>
</office:document-meta>
</file>